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4598in"/>
    </style:style>
    <style:style style:name="co8" style:family="table-column">
      <style:table-column-properties fo:break-before="auto" style:column-width="2.5854in"/>
    </style:style>
    <style:style style:name="co9" style:family="table-column">
      <style:table-column-properties fo:break-before="auto" style:column-width="1.7909in"/>
    </style:style>
    <style:style style:name="co10" style:family="table-column">
      <style:table-column-properties fo:break-before="auto" style:column-width="1.4571in"/>
    </style:style>
    <style:style style:name="co11" style:family="table-column">
      <style:table-column-properties fo:break-before="auto" style:column-width="1.5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color="#0000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0035in" svg:height="4.6217in" svg:x="17.3453in" svg:y="118.237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43148.472" calcext:value-type="float">
            <text:p>1739043148.472</text:p>
          </table:table-cell>
          <table:table-cell office:value-type="float" office:value="1739043149.101" calcext:value-type="float">
            <text:p>1739043149.1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]-[.A2]" office:value-type="float" office:value="0.629000186920166" calcext:value-type="float">
            <text:p>0.629000186920166</text:p>
          </table:table-cell>
          <table:table-cell/>
          <table:table-cell table:formula="of:=[.H2] - [.$I$720]" office:value-type="float" office:value="0.241000175476074" calcext:value-type="float">
            <text:p>0.2410001754760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48.506" calcext:value-type="float">
            <text:p>1739043148.506</text:p>
          </table:table-cell>
          <table:table-cell office:value-type="float" office:value="1739043149.186" calcext:value-type="float">
            <text:p>1739043149.1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]-[.A3]" office:value-type="float" office:value="0.680000066757202" calcext:value-type="float">
            <text:p>0.680000066757202</text:p>
          </table:table-cell>
          <table:table-cell/>
          <table:table-cell table:formula="of:=[.H3] - [.$I$720]" office:value-type="float" office:value="0.29200005531311" calcext:value-type="float">
            <text:p>0.2920000553131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48.539" calcext:value-type="float">
            <text:p>1739043148.539</text:p>
          </table:table-cell>
          <table:table-cell office:value-type="float" office:value="1739043149.211" calcext:value-type="float">
            <text:p>1739043149.2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]-[.A4]" office:value-type="float" office:value="0.671999931335449" calcext:value-type="float">
            <text:p>0.671999931335449</text:p>
          </table:table-cell>
          <table:table-cell/>
          <table:table-cell table:formula="of:=[.H4] - [.$I$720]" office:value-type="float" office:value="0.283999919891357" calcext:value-type="float">
            <text:p>0.28399991989135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48.572" calcext:value-type="float">
            <text:p>1739043148.572</text:p>
          </table:table-cell>
          <table:table-cell office:value-type="float" office:value="1739043149.306" calcext:value-type="float">
            <text:p>1739043149.3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]-[.A5]" office:value-type="float" office:value="0.733999967575073" calcext:value-type="float">
            <text:p>0.733999967575073</text:p>
          </table:table-cell>
          <table:table-cell/>
          <table:table-cell table:formula="of:=[.H5] - [.$I$720]" office:value-type="float" office:value="0.345999956130981" calcext:value-type="float">
            <text:p>0.3459999561309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48.639" calcext:value-type="float">
            <text:p>1739043148.639</text:p>
          </table:table-cell>
          <table:table-cell office:value-type="float" office:value="1739043149.753" calcext:value-type="float">
            <text:p>1739043149.7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]-[.A6]" office:value-type="float" office:value="1.11400008201599" calcext:value-type="float">
            <text:p>1.11400008201599</text:p>
          </table:table-cell>
          <table:table-cell/>
          <table:table-cell table:formula="of:=[.H6] - [.$I$720]" office:value-type="float" office:value="0.726000070571899" calcext:value-type="float">
            <text:p>0.72600007057189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48.839" calcext:value-type="float">
            <text:p>1739043148.839</text:p>
          </table:table-cell>
          <table:table-cell office:value-type="float" office:value="1739043150.748" calcext:value-type="float">
            <text:p>1739043150.7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]-[.A7]" office:value-type="float" office:value="1.90899991989136" calcext:value-type="float">
            <text:p>1.90899991989136</text:p>
          </table:table-cell>
          <table:table-cell/>
          <table:table-cell table:formula="of:=[.H7] - [.$I$720]" office:value-type="float" office:value="1.52099990844727" calcext:value-type="float">
            <text:p>1.5209999084472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49.472" calcext:value-type="float">
            <text:p>1739043149.472</text:p>
          </table:table-cell>
          <table:table-cell office:value-type="float" office:value="1739043150.845" calcext:value-type="float">
            <text:p>1739043150.8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]-[.A8]" office:value-type="float" office:value="1.3730001449585" calcext:value-type="float">
            <text:p>1.3730001449585</text:p>
          </table:table-cell>
          <table:table-cell/>
          <table:table-cell table:formula="of:=[.H8] - [.$I$720]" office:value-type="float" office:value="0.985000133514404" calcext:value-type="float">
            <text:p>0.98500013351440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49.539" calcext:value-type="float">
            <text:p>1739043149.539</text:p>
          </table:table-cell>
          <table:table-cell office:value-type="float" office:value="1739043150.97" calcext:value-type="float">
            <text:p>1739043150.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]-[.A9]" office:value-type="float" office:value="1.43099999427795" calcext:value-type="float">
            <text:p>1.43099999427795</text:p>
          </table:table-cell>
          <table:table-cell/>
          <table:table-cell table:formula="of:=[.H9] - [.$I$720]" office:value-type="float" office:value="1.04299998283386" calcext:value-type="float">
            <text:p>1.042999982833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49.706" calcext:value-type="float">
            <text:p>1739043149.706</text:p>
          </table:table-cell>
          <table:table-cell office:value-type="float" office:value="1739043151.986" calcext:value-type="float">
            <text:p>1739043151.9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]-[.A10]" office:value-type="float" office:value="2.27999997138977" calcext:value-type="float">
            <text:p>2.27999997138977</text:p>
          </table:table-cell>
          <table:table-cell/>
          <table:table-cell table:formula="of:=[.H10] - [.$I$720]" office:value-type="float" office:value="1.89199995994568" calcext:value-type="float">
            <text:p>1.8919999599456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49.972" calcext:value-type="float">
            <text:p>1739043149.972</text:p>
          </table:table-cell>
          <table:table-cell office:value-type="float" office:value="1739043152.108" calcext:value-type="float">
            <text:p>1739043152.1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]-[.A11]" office:value-type="float" office:value="2.13600015640259" calcext:value-type="float">
            <text:p>2.13600015640259</text:p>
          </table:table-cell>
          <table:table-cell/>
          <table:table-cell table:formula="of:=[.H11] - [.$I$720]" office:value-type="float" office:value="1.7480001449585" calcext:value-type="float">
            <text:p>1.748000144958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0.972" calcext:value-type="float">
            <text:p>1739043150.972</text:p>
          </table:table-cell>
          <table:table-cell office:value-type="float" office:value="1739043152.789" calcext:value-type="float">
            <text:p>1739043152.7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]-[.A12]" office:value-type="float" office:value="1.81700015068054" calcext:value-type="float">
            <text:p>1.81700015068054</text:p>
          </table:table-cell>
          <table:table-cell/>
          <table:table-cell table:formula="of:=[.H12] - [.$I$720]" office:value-type="float" office:value="1.42900013923645" calcext:value-type="float">
            <text:p>1.4290001392364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4.239" calcext:value-type="float">
            <text:p>1739043154.239</text:p>
          </table:table-cell>
          <table:table-cell office:value-type="float" office:value="1739043155.698" calcext:value-type="float">
            <text:p>1739043155.6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]-[.A13]" office:value-type="float" office:value="1.45899987220764" calcext:value-type="float">
            <text:p>1.45899987220764</text:p>
          </table:table-cell>
          <table:table-cell/>
          <table:table-cell table:formula="of:=[.H13] - [.$I$720]" office:value-type="float" office:value="1.07099986076355" calcext:value-type="float">
            <text:p>1.0709998607635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4.672" calcext:value-type="float">
            <text:p>1739043154.672</text:p>
          </table:table-cell>
          <table:table-cell office:value-type="float" office:value="1739043156.444" calcext:value-type="float">
            <text:p>1739043156.4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]-[.A14]" office:value-type="float" office:value="1.7720000743866" calcext:value-type="float">
            <text:p>1.7720000743866</text:p>
          </table:table-cell>
          <table:table-cell/>
          <table:table-cell table:formula="of:=[.H14] - [.$I$720]" office:value-type="float" office:value="1.3840000629425" calcext:value-type="float">
            <text:p>1.38400006294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5.172" calcext:value-type="float">
            <text:p>1739043155.172</text:p>
          </table:table-cell>
          <table:table-cell office:value-type="float" office:value="1739043156.696" calcext:value-type="float">
            <text:p>1739043156.6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]-[.A15]" office:value-type="float" office:value="1.52400016784668" calcext:value-type="float">
            <text:p>1.52400016784668</text:p>
          </table:table-cell>
          <table:table-cell/>
          <table:table-cell table:formula="of:=[.H15] - [.$I$720]" office:value-type="float" office:value="1.13600015640259" calcext:value-type="float">
            <text:p>1.136000156402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5.206" calcext:value-type="float">
            <text:p>1739043155.206</text:p>
          </table:table-cell>
          <table:table-cell office:value-type="float" office:value="1739043156.798" calcext:value-type="float">
            <text:p>1739043156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]-[.A16]" office:value-type="float" office:value="1.59200000762939" calcext:value-type="float">
            <text:p>1.59200000762939</text:p>
          </table:table-cell>
          <table:table-cell/>
          <table:table-cell table:formula="of:=[.H16] - [.$I$720]" office:value-type="float" office:value="1.2039999961853" calcext:value-type="float">
            <text:p>1.203999996185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5.339" calcext:value-type="float">
            <text:p>1739043155.339</text:p>
          </table:table-cell>
          <table:table-cell office:value-type="float" office:value="1739043156.954" calcext:value-type="float">
            <text:p>1739043156.9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]-[.A17]" office:value-type="float" office:value="1.61500000953674" calcext:value-type="float">
            <text:p>1.61500000953674</text:p>
          </table:table-cell>
          <table:table-cell/>
          <table:table-cell table:formula="of:=[.H17] - [.$I$720]" office:value-type="float" office:value="1.22699999809265" calcext:value-type="float">
            <text:p>1.2269999980926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5.406" calcext:value-type="float">
            <text:p>1739043155.406</text:p>
          </table:table-cell>
          <table:table-cell office:value-type="float" office:value="1739043157.057" calcext:value-type="float">
            <text:p>1739043157.0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]-[.A18]" office:value-type="float" office:value="1.65100002288818" calcext:value-type="float">
            <text:p>1.65100002288818</text:p>
          </table:table-cell>
          <table:table-cell/>
          <table:table-cell table:formula="of:=[.H18] - [.$I$720]" office:value-type="float" office:value="1.26300001144409" calcext:value-type="float">
            <text:p>1.263000011444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9.039" calcext:value-type="float">
            <text:p>1739043159.039</text:p>
          </table:table-cell>
          <table:table-cell office:value-type="float" office:value="1739043160.629" calcext:value-type="float">
            <text:p>1739043160.6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]-[.A19]" office:value-type="float" office:value="1.58999991416931" calcext:value-type="float">
            <text:p>1.58999991416931</text:p>
          </table:table-cell>
          <table:table-cell/>
          <table:table-cell table:formula="of:=[.H19] - [.$I$720]" office:value-type="float" office:value="1.20199990272522" calcext:value-type="float">
            <text:p>1.2019999027252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9.239" calcext:value-type="float">
            <text:p>1739043159.239</text:p>
          </table:table-cell>
          <table:table-cell office:value-type="float" office:value="1739043160.72" calcext:value-type="float">
            <text:p>1739043160.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]-[.A20]" office:value-type="float" office:value="1.48099994659424" calcext:value-type="float">
            <text:p>1.48099994659424</text:p>
          </table:table-cell>
          <table:table-cell/>
          <table:table-cell table:formula="of:=[.H20] - [.$I$720]" office:value-type="float" office:value="1.09299993515015" calcext:value-type="float">
            <text:p>1.092999935150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9.439" calcext:value-type="float">
            <text:p>1739043159.439</text:p>
          </table:table-cell>
          <table:table-cell office:value-type="float" office:value="1739043160.843" calcext:value-type="float">
            <text:p>1739043160.8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]-[.A21]" office:value-type="float" office:value="1.40400004386902" calcext:value-type="float">
            <text:p>1.40400004386902</text:p>
          </table:table-cell>
          <table:table-cell/>
          <table:table-cell table:formula="of:=[.H21] - [.$I$720]" office:value-type="float" office:value="1.01600003242493" calcext:value-type="float">
            <text:p>1.0160000324249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9.472" calcext:value-type="float">
            <text:p>1739043159.472</text:p>
          </table:table-cell>
          <table:table-cell office:value-type="float" office:value="1739043160.981" calcext:value-type="float">
            <text:p>1739043160.9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]-[.A22]" office:value-type="float" office:value="1.50900006294251" calcext:value-type="float">
            <text:p>1.50900006294251</text:p>
          </table:table-cell>
          <table:table-cell/>
          <table:table-cell table:formula="of:=[.H22] - [.$I$720]" office:value-type="float" office:value="1.12100005149841" calcext:value-type="float">
            <text:p>1.1210000514984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9.606" calcext:value-type="float">
            <text:p>1739043159.606</text:p>
          </table:table-cell>
          <table:table-cell office:value-type="float" office:value="1739043161.08" calcext:value-type="float">
            <text:p>1739043161.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]-[.A23]" office:value-type="float" office:value="1.47399997711182" calcext:value-type="float">
            <text:p>1.47399997711182</text:p>
          </table:table-cell>
          <table:table-cell/>
          <table:table-cell table:formula="of:=[.H23] - [.$I$720]" office:value-type="float" office:value="1.08599996566772" calcext:value-type="float">
            <text:p>1.0859999656677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9.772" calcext:value-type="float">
            <text:p>1739043159.772</text:p>
          </table:table-cell>
          <table:table-cell office:value-type="float" office:value="1739043161.244" calcext:value-type="float">
            <text:p>1739043161.2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]-[.A24]" office:value-type="float" office:value="1.47199988365173" calcext:value-type="float">
            <text:p>1.47199988365173</text:p>
          </table:table-cell>
          <table:table-cell/>
          <table:table-cell table:formula="of:=[.H24] - [.$I$720]" office:value-type="float" office:value="1.08399987220764" calcext:value-type="float">
            <text:p>1.0839998722076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59.972" calcext:value-type="float">
            <text:p>1739043159.972</text:p>
          </table:table-cell>
          <table:table-cell office:value-type="float" office:value="1739043161.348" calcext:value-type="float">
            <text:p>1739043161.3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]-[.A25]" office:value-type="float" office:value="1.37600016593933" calcext:value-type="float">
            <text:p>1.37600016593933</text:p>
          </table:table-cell>
          <table:table-cell/>
          <table:table-cell table:formula="of:=[.H25] - [.$I$720]" office:value-type="float" office:value="0.988000154495239" calcext:value-type="float">
            <text:p>0.9880001544952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0.006" calcext:value-type="float">
            <text:p>1739043160.006</text:p>
          </table:table-cell>
          <table:table-cell office:value-type="float" office:value="1739043161.439" calcext:value-type="float">
            <text:p>1739043161.4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]-[.A26]" office:value-type="float" office:value="1.43299984931946" calcext:value-type="float">
            <text:p>1.43299984931946</text:p>
          </table:table-cell>
          <table:table-cell/>
          <table:table-cell table:formula="of:=[.H26] - [.$I$720]" office:value-type="float" office:value="1.04499983787537" calcext:value-type="float">
            <text:p>1.0449998378753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0.172" calcext:value-type="float">
            <text:p>1739043160.172</text:p>
          </table:table-cell>
          <table:table-cell office:value-type="float" office:value="1739043161.897" calcext:value-type="float">
            <text:p>1739043161.8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]-[.A27]" office:value-type="float" office:value="1.72500014305115" calcext:value-type="float">
            <text:p>1.72500014305115</text:p>
          </table:table-cell>
          <table:table-cell/>
          <table:table-cell table:formula="of:=[.H27] - [.$I$720]" office:value-type="float" office:value="1.33700013160706" calcext:value-type="float">
            <text:p>1.3370001316070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0.472" calcext:value-type="float">
            <text:p>1739043160.472</text:p>
          </table:table-cell>
          <table:table-cell office:value-type="float" office:value="1739043161.997" calcext:value-type="float">
            <text:p>1739043161.9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]-[.A28]" office:value-type="float" office:value="1.52500009536743" calcext:value-type="float">
            <text:p>1.52500009536743</text:p>
          </table:table-cell>
          <table:table-cell/>
          <table:table-cell table:formula="of:=[.H28] - [.$I$720]" office:value-type="float" office:value="1.13700008392334" calcext:value-type="float">
            <text:p>1.137000083923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table:style-name="ce1" office:value-type="float" office:value="1739043161.372" calcext:value-type="float">
            <text:p>1739043161.372</text:p>
          </table:table-cell>
          <table:table-cell table:style-name="ce1" office:value-type="float" office:value="1739043165.473" calcext:value-type="float">
            <text:p>1739043165.473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14400" calcext:value-type="float">
            <text:p>614400</text:p>
          </table:table-cell>
          <table:table-cell table:style-name="ce1"/>
          <table:table-cell table:style-name="ce1" table:formula="of:=[.B29]-[.A29]" office:value-type="float" office:value="4.1010000705719" calcext:value-type="float">
            <text:p>4.1010000705719</text:p>
          </table:table-cell>
          <table:table-cell table:style-name="ce1"/>
          <table:table-cell table:style-name="ce3" table:formula="of:=[.H29] - [.$I$720]" office:value-type="float" office:value="3.71300005912781" calcext:value-type="float">
            <text:p>3.71300005912781</text:p>
          </table:table-cell>
          <table:table-cell table:style-name="ce3" table:formula="of:=[.$J$719]" office:value-type="float" office:value="1.05900001525879" calcext:value-type="float">
            <text:p>1.05900001525879</text:p>
          </table:table-cell>
          <table:table-cell table:style-name="ce1" table:number-columns-repeated="1013"/>
        </table:table-row>
        <table:table-row table:style-name="ro1">
          <table:table-cell office:value-type="float" office:value="1739043161.439" calcext:value-type="float">
            <text:p>1739043161.439</text:p>
          </table:table-cell>
          <table:table-cell office:value-type="float" office:value="1739043165.578" calcext:value-type="float">
            <text:p>1739043165.5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]-[.A30]" office:value-type="float" office:value="4.13900017738342" calcext:value-type="float">
            <text:p>4.13900017738342</text:p>
          </table:table-cell>
          <table:table-cell/>
          <table:table-cell table:formula="of:=[.H30] - [.$I$720]" office:value-type="float" office:value="3.75100016593933" calcext:value-type="float">
            <text:p>3.7510001659393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4.506" calcext:value-type="float">
            <text:p>1739043164.506</text:p>
          </table:table-cell>
          <table:table-cell office:value-type="float" office:value="1739043166.778" calcext:value-type="float">
            <text:p>1739043166.7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]-[.A31]" office:value-type="float" office:value="2.2720000743866" calcext:value-type="float">
            <text:p>2.2720000743866</text:p>
          </table:table-cell>
          <table:table-cell/>
          <table:table-cell table:formula="of:=[.H31] - [.$I$720]" office:value-type="float" office:value="1.8840000629425" calcext:value-type="float">
            <text:p>1.88400006294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5.572" calcext:value-type="float">
            <text:p>1739043165.572</text:p>
          </table:table-cell>
          <table:table-cell office:value-type="float" office:value="1739043166.881" calcext:value-type="float">
            <text:p>1739043166.8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]-[.A32]" office:value-type="float" office:value="1.30900001525879" calcext:value-type="float">
            <text:p>1.30900001525879</text:p>
          </table:table-cell>
          <table:table-cell/>
          <table:table-cell table:formula="of:=[.H32] - [.$I$720]" office:value-type="float" office:value="0.921000003814697" calcext:value-type="float">
            <text:p>0.92100000381469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5.606" calcext:value-type="float">
            <text:p>1739043165.606</text:p>
          </table:table-cell>
          <table:table-cell office:value-type="float" office:value="1739043166.99" calcext:value-type="float">
            <text:p>1739043166.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]-[.A33]" office:value-type="float" office:value="1.3840000629425" calcext:value-type="float">
            <text:p>1.3840000629425</text:p>
          </table:table-cell>
          <table:table-cell/>
          <table:table-cell table:formula="of:=[.H33] - [.$I$720]" office:value-type="float" office:value="0.996000051498413" calcext:value-type="float">
            <text:p>0.99600005149841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5.939" calcext:value-type="float">
            <text:p>1739043165.939</text:p>
          </table:table-cell>
          <table:table-cell office:value-type="float" office:value="1739043167.825" calcext:value-type="float">
            <text:p>1739043167.8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]-[.A34]" office:value-type="float" office:value="1.88600015640259" calcext:value-type="float">
            <text:p>1.88600015640259</text:p>
          </table:table-cell>
          <table:table-cell/>
          <table:table-cell table:formula="of:=[.H34] - [.$I$720]" office:value-type="float" office:value="1.4980001449585" calcext:value-type="float">
            <text:p>1.498000144958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5.972" calcext:value-type="float">
            <text:p>1739043165.972</text:p>
          </table:table-cell>
          <table:table-cell office:value-type="float" office:value="1739043167.933" calcext:value-type="float">
            <text:p>1739043167.9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]-[.A35]" office:value-type="float" office:value="1.9610002040863" calcext:value-type="float">
            <text:p>1.9610002040863</text:p>
          </table:table-cell>
          <table:table-cell/>
          <table:table-cell table:formula="of:=[.H35] - [.$I$720]" office:value-type="float" office:value="1.57300019264221" calcext:value-type="float">
            <text:p>1.5730001926422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6.472" calcext:value-type="float">
            <text:p>1739043166.472</text:p>
          </table:table-cell>
          <table:table-cell office:value-type="float" office:value="1739043168.033" calcext:value-type="float">
            <text:p>1739043168.0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]-[.A36]" office:value-type="float" office:value="1.56100010871887" calcext:value-type="float">
            <text:p>1.56100010871887</text:p>
          </table:table-cell>
          <table:table-cell/>
          <table:table-cell table:formula="of:=[.H36] - [.$I$720]" office:value-type="float" office:value="1.17300009727478" calcext:value-type="float">
            <text:p>1.1730000972747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6.739" calcext:value-type="float">
            <text:p>1739043166.739</text:p>
          </table:table-cell>
          <table:table-cell office:value-type="float" office:value="1739043168.137" calcext:value-type="float">
            <text:p>1739043168.1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]-[.A37]" office:value-type="float" office:value="1.39800000190735" calcext:value-type="float">
            <text:p>1.39800000190735</text:p>
          </table:table-cell>
          <table:table-cell/>
          <table:table-cell table:formula="of:=[.H37] - [.$I$720]" office:value-type="float" office:value="1.00999999046326" calcext:value-type="float">
            <text:p>1.0099999904632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6.772" calcext:value-type="float">
            <text:p>1739043166.772</text:p>
          </table:table-cell>
          <table:table-cell office:value-type="float" office:value="1739043168.248" calcext:value-type="float">
            <text:p>1739043168.2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]-[.A38]" office:value-type="float" office:value="1.47599983215332" calcext:value-type="float">
            <text:p>1.47599983215332</text:p>
          </table:table-cell>
          <table:table-cell/>
          <table:table-cell table:formula="of:=[.H38] - [.$I$720]" office:value-type="float" office:value="1.08799982070923" calcext:value-type="float">
            <text:p>1.0879998207092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6.972" calcext:value-type="float">
            <text:p>1739043166.972</text:p>
          </table:table-cell>
          <table:table-cell office:value-type="float" office:value="1739043168.515" calcext:value-type="float">
            <text:p>1739043168.5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]-[.A39]" office:value-type="float" office:value="1.54300022125244" calcext:value-type="float">
            <text:p>1.54300022125244</text:p>
          </table:table-cell>
          <table:table-cell/>
          <table:table-cell table:formula="of:=[.H39] - [.$I$720]" office:value-type="float" office:value="1.15500020980835" calcext:value-type="float">
            <text:p>1.1550002098083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7.739" calcext:value-type="float">
            <text:p>1739043167.739</text:p>
          </table:table-cell>
          <table:table-cell office:value-type="float" office:value="1739043170.187" calcext:value-type="float">
            <text:p>1739043170.1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]-[.A40]" office:value-type="float" office:value="2.44799995422363" calcext:value-type="float">
            <text:p>2.44799995422363</text:p>
          </table:table-cell>
          <table:table-cell/>
          <table:table-cell table:formula="of:=[.H40] - [.$I$720]" office:value-type="float" office:value="2.05999994277954" calcext:value-type="float">
            <text:p>2.0599999427795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8.939" calcext:value-type="float">
            <text:p>1739043168.939</text:p>
          </table:table-cell>
          <table:table-cell office:value-type="float" office:value="1739043170.316" calcext:value-type="float">
            <text:p>1739043170.3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]-[.A41]" office:value-type="float" office:value="1.37700009346008" calcext:value-type="float">
            <text:p>1.37700009346008</text:p>
          </table:table-cell>
          <table:table-cell/>
          <table:table-cell table:formula="of:=[.H41] - [.$I$720]" office:value-type="float" office:value="0.989000082015991" calcext:value-type="float">
            <text:p>0.9890000820159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9.039" calcext:value-type="float">
            <text:p>1739043169.039</text:p>
          </table:table-cell>
          <table:table-cell office:value-type="float" office:value="1739043170.489" calcext:value-type="float">
            <text:p>1739043170.4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]-[.A42]" office:value-type="float" office:value="1.45000004768372" calcext:value-type="float">
            <text:p>1.45000004768372</text:p>
          </table:table-cell>
          <table:table-cell/>
          <table:table-cell table:formula="of:=[.H42] - [.$I$720]" office:value-type="float" office:value="1.06200003623962" calcext:value-type="float">
            <text:p>1.0620000362396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9.139" calcext:value-type="float">
            <text:p>1739043169.139</text:p>
          </table:table-cell>
          <table:table-cell office:value-type="float" office:value="1739043170.609" calcext:value-type="float">
            <text:p>1739043170.6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]-[.A43]" office:value-type="float" office:value="1.47000002861023" calcext:value-type="float">
            <text:p>1.47000002861023</text:p>
          </table:table-cell>
          <table:table-cell/>
          <table:table-cell table:formula="of:=[.H43] - [.$I$720]" office:value-type="float" office:value="1.08200001716614" calcext:value-type="float">
            <text:p>1.0820000171661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69.272" calcext:value-type="float">
            <text:p>1739043169.272</text:p>
          </table:table-cell>
          <table:table-cell office:value-type="float" office:value="1739043170.957" calcext:value-type="float">
            <text:p>1739043170.9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]-[.A44]" office:value-type="float" office:value="1.68499994277954" calcext:value-type="float">
            <text:p>1.68499994277954</text:p>
          </table:table-cell>
          <table:table-cell/>
          <table:table-cell table:formula="of:=[.H44] - [.$I$720]" office:value-type="float" office:value="1.29699993133545" calcext:value-type="float">
            <text:p>1.2969999313354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0.139" calcext:value-type="float">
            <text:p>1739043170.139</text:p>
          </table:table-cell>
          <table:table-cell office:value-type="float" office:value="1739043171.994" calcext:value-type="float">
            <text:p>1739043171.9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]-[.A45]" office:value-type="float" office:value="1.85500001907349" calcext:value-type="float">
            <text:p>1.85500001907349</text:p>
          </table:table-cell>
          <table:table-cell/>
          <table:table-cell table:formula="of:=[.H45] - [.$I$720]" office:value-type="float" office:value="1.46700000762939" calcext:value-type="float">
            <text:p>1.467000007629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1.606" calcext:value-type="float">
            <text:p>1739043171.606</text:p>
          </table:table-cell>
          <table:table-cell office:value-type="float" office:value="1739043173.189" calcext:value-type="float">
            <text:p>1739043173.1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]-[.A46]" office:value-type="float" office:value="1.58299994468689" calcext:value-type="float">
            <text:p>1.58299994468689</text:p>
          </table:table-cell>
          <table:table-cell/>
          <table:table-cell table:formula="of:=[.H46] - [.$I$720]" office:value-type="float" office:value="1.1949999332428" calcext:value-type="float">
            <text:p>1.194999933242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2.072" calcext:value-type="float">
            <text:p>1739043172.072</text:p>
          </table:table-cell>
          <table:table-cell office:value-type="float" office:value="1739043174.02" calcext:value-type="float">
            <text:p>1739043174.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]-[.A47]" office:value-type="float" office:value="1.94799995422363" calcext:value-type="float">
            <text:p>1.94799995422363</text:p>
          </table:table-cell>
          <table:table-cell/>
          <table:table-cell table:formula="of:=[.H47] - [.$I$720]" office:value-type="float" office:value="1.55999994277954" calcext:value-type="float">
            <text:p>1.5599999427795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2.306" calcext:value-type="float">
            <text:p>1739043172.306</text:p>
          </table:table-cell>
          <table:table-cell office:value-type="float" office:value="1739043174.423" calcext:value-type="float">
            <text:p>1739043174.4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]-[.A48]" office:value-type="float" office:value="2.11700010299683" calcext:value-type="float">
            <text:p>2.11700010299683</text:p>
          </table:table-cell>
          <table:table-cell/>
          <table:table-cell table:formula="of:=[.H48] - [.$I$720]" office:value-type="float" office:value="1.72900009155273" calcext:value-type="float">
            <text:p>1.7290000915527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2.339" calcext:value-type="float">
            <text:p>1739043172.339</text:p>
          </table:table-cell>
          <table:table-cell office:value-type="float" office:value="1739043174.476" calcext:value-type="float">
            <text:p>1739043174.4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]-[.A49]" office:value-type="float" office:value="2.13700008392334" calcext:value-type="float">
            <text:p>2.13700008392334</text:p>
          </table:table-cell>
          <table:table-cell/>
          <table:table-cell table:formula="of:=[.H49] - [.$I$720]" office:value-type="float" office:value="1.74900007247925" calcext:value-type="float">
            <text:p>1.749000072479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2.872" calcext:value-type="float">
            <text:p>1739043172.872</text:p>
          </table:table-cell>
          <table:table-cell office:value-type="float" office:value="1739043174.986" calcext:value-type="float">
            <text:p>1739043174.9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]-[.A50]" office:value-type="float" office:value="2.11400008201599" calcext:value-type="float">
            <text:p>2.11400008201599</text:p>
          </table:table-cell>
          <table:table-cell/>
          <table:table-cell table:formula="of:=[.H50] - [.$I$720]" office:value-type="float" office:value="1.7260000705719" calcext:value-type="float">
            <text:p>1.72600007057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3.772" calcext:value-type="float">
            <text:p>1739043173.772</text:p>
          </table:table-cell>
          <table:table-cell office:value-type="float" office:value="1739043175.087" calcext:value-type="float">
            <text:p>1739043175.0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]-[.A51]" office:value-type="float" office:value="1.31499981880188" calcext:value-type="float">
            <text:p>1.31499981880188</text:p>
          </table:table-cell>
          <table:table-cell/>
          <table:table-cell table:formula="of:=[.H51] - [.$I$720]" office:value-type="float" office:value="0.926999807357788" calcext:value-type="float">
            <text:p>0.92699980735778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3.839" calcext:value-type="float">
            <text:p>1739043173.839</text:p>
          </table:table-cell>
          <table:table-cell office:value-type="float" office:value="1739043175.248" calcext:value-type="float">
            <text:p>1739043175.2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]-[.A52]" office:value-type="float" office:value="1.40899991989136" calcext:value-type="float">
            <text:p>1.40899991989136</text:p>
          </table:table-cell>
          <table:table-cell/>
          <table:table-cell table:formula="of:=[.H52] - [.$I$720]" office:value-type="float" office:value="1.02099990844727" calcext:value-type="float">
            <text:p>1.0209999084472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4.172" calcext:value-type="float">
            <text:p>1739043174.172</text:p>
          </table:table-cell>
          <table:table-cell office:value-type="float" office:value="1739043175.668" calcext:value-type="float">
            <text:p>1739043175.6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]-[.A53]" office:value-type="float" office:value="1.49600005149841" calcext:value-type="float">
            <text:p>1.49600005149841</text:p>
          </table:table-cell>
          <table:table-cell/>
          <table:table-cell table:formula="of:=[.H53] - [.$I$720]" office:value-type="float" office:value="1.10800004005432" calcext:value-type="float">
            <text:p>1.1080000400543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4.239" calcext:value-type="float">
            <text:p>1739043174.239</text:p>
          </table:table-cell>
          <table:table-cell office:value-type="float" office:value="1739043175.782" calcext:value-type="float">
            <text:p>1739043175.7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]-[.A54]" office:value-type="float" office:value="1.54299998283386" calcext:value-type="float">
            <text:p>1.54299998283386</text:p>
          </table:table-cell>
          <table:table-cell/>
          <table:table-cell table:formula="of:=[.H54] - [.$I$720]" office:value-type="float" office:value="1.15499997138977" calcext:value-type="float">
            <text:p>1.1549999713897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4.339" calcext:value-type="float">
            <text:p>1739043174.339</text:p>
          </table:table-cell>
          <table:table-cell office:value-type="float" office:value="1739043175.887" calcext:value-type="float">
            <text:p>1739043175.8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]-[.A55]" office:value-type="float" office:value="1.54800009727478" calcext:value-type="float">
            <text:p>1.54800009727478</text:p>
          </table:table-cell>
          <table:table-cell/>
          <table:table-cell table:formula="of:=[.H55] - [.$I$720]" office:value-type="float" office:value="1.16000008583069" calcext:value-type="float">
            <text:p>1.1600000858306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4.472" calcext:value-type="float">
            <text:p>1739043174.472</text:p>
          </table:table-cell>
          <table:table-cell office:value-type="float" office:value="1739043175.994" calcext:value-type="float">
            <text:p>1739043175.9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]-[.A56]" office:value-type="float" office:value="1.5220000743866" calcext:value-type="float">
            <text:p>1.5220000743866</text:p>
          </table:table-cell>
          <table:table-cell/>
          <table:table-cell table:formula="of:=[.H56] - [.$I$720]" office:value-type="float" office:value="1.1340000629425" calcext:value-type="float">
            <text:p>1.13400006294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4.606" calcext:value-type="float">
            <text:p>1739043174.606</text:p>
          </table:table-cell>
          <table:table-cell office:value-type="float" office:value="1739043176.107" calcext:value-type="float">
            <text:p>1739043176.1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]-[.A57]" office:value-type="float" office:value="1.50100016593933" calcext:value-type="float">
            <text:p>1.50100016593933</text:p>
          </table:table-cell>
          <table:table-cell/>
          <table:table-cell table:formula="of:=[.H57] - [.$I$720]" office:value-type="float" office:value="1.11300015449524" calcext:value-type="float">
            <text:p>1.1130001544952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4.772" calcext:value-type="float">
            <text:p>1739043174.772</text:p>
          </table:table-cell>
          <table:table-cell office:value-type="float" office:value="1739043176.197" calcext:value-type="float">
            <text:p>1739043176.1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]-[.A58]" office:value-type="float" office:value="1.42499995231628" calcext:value-type="float">
            <text:p>1.42499995231628</text:p>
          </table:table-cell>
          <table:table-cell/>
          <table:table-cell table:formula="of:=[.H58] - [.$I$720]" office:value-type="float" office:value="1.03699994087219" calcext:value-type="float">
            <text:p>1.036999940872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4.939" calcext:value-type="float">
            <text:p>1739043174.939</text:p>
          </table:table-cell>
          <table:table-cell office:value-type="float" office:value="1739043176.465" calcext:value-type="float">
            <text:p>1739043176.4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]-[.A59]" office:value-type="float" office:value="1.52600002288818" calcext:value-type="float">
            <text:p>1.52600002288818</text:p>
          </table:table-cell>
          <table:table-cell/>
          <table:table-cell table:formula="of:=[.H59] - [.$I$720]" office:value-type="float" office:value="1.13800001144409" calcext:value-type="float">
            <text:p>1.138000011444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5.206" calcext:value-type="float">
            <text:p>1739043175.206</text:p>
          </table:table-cell>
          <table:table-cell office:value-type="float" office:value="1739043176.629" calcext:value-type="float">
            <text:p>1739043176.6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]-[.A60]" office:value-type="float" office:value="1.4229998588562" calcext:value-type="float">
            <text:p>1.4229998588562</text:p>
          </table:table-cell>
          <table:table-cell/>
          <table:table-cell table:formula="of:=[.H60] - [.$I$720]" office:value-type="float" office:value="1.03499984741211" calcext:value-type="float">
            <text:p>1.0349998474121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5.439" calcext:value-type="float">
            <text:p>1739043175.439</text:p>
          </table:table-cell>
          <table:table-cell office:value-type="float" office:value="1739043178.266" calcext:value-type="float">
            <text:p>1739043178.2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]-[.A61]" office:value-type="float" office:value="2.8270001411438" calcext:value-type="float">
            <text:p>2.8270001411438</text:p>
          </table:table-cell>
          <table:table-cell/>
          <table:table-cell table:formula="of:=[.H61] - [.$I$720]" office:value-type="float" office:value="2.43900012969971" calcext:value-type="float">
            <text:p>2.4390001296997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5.706" calcext:value-type="float">
            <text:p>1739043175.706</text:p>
          </table:table-cell>
          <table:table-cell office:value-type="float" office:value="1739043178.375" calcext:value-type="float">
            <text:p>1739043178.3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]-[.A62]" office:value-type="float" office:value="2.66899991035461" calcext:value-type="float">
            <text:p>2.66899991035461</text:p>
          </table:table-cell>
          <table:table-cell/>
          <table:table-cell table:formula="of:=[.H62] - [.$I$720]" office:value-type="float" office:value="2.28099989891052" calcext:value-type="float">
            <text:p>2.2809998989105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5.839" calcext:value-type="float">
            <text:p>1739043175.839</text:p>
          </table:table-cell>
          <table:table-cell office:value-type="float" office:value="1739043178.478" calcext:value-type="float">
            <text:p>1739043178.4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]-[.A63]" office:value-type="float" office:value="2.63899993896484" calcext:value-type="float">
            <text:p>2.63899993896484</text:p>
          </table:table-cell>
          <table:table-cell/>
          <table:table-cell table:formula="of:=[.H63] - [.$I$720]" office:value-type="float" office:value="2.25099992752075" calcext:value-type="float">
            <text:p>2.2509999275207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7.239" calcext:value-type="float">
            <text:p>1739043177.239</text:p>
          </table:table-cell>
          <table:table-cell office:value-type="float" office:value="1739043178.583" calcext:value-type="float">
            <text:p>1739043178.5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]-[.A64]" office:value-type="float" office:value="1.3439998626709" calcext:value-type="float">
            <text:p>1.3439998626709</text:p>
          </table:table-cell>
          <table:table-cell/>
          <table:table-cell table:formula="of:=[.H64] - [.$I$720]" office:value-type="float" office:value="0.955999851226806" calcext:value-type="float">
            <text:p>0.95599985122680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7.372" calcext:value-type="float">
            <text:p>1739043177.372</text:p>
          </table:table-cell>
          <table:table-cell office:value-type="float" office:value="1739043178.685" calcext:value-type="float">
            <text:p>1739043178.6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]-[.A65]" office:value-type="float" office:value="1.31299996376038" calcext:value-type="float">
            <text:p>1.31299996376038</text:p>
          </table:table-cell>
          <table:table-cell/>
          <table:table-cell table:formula="of:=[.H65] - [.$I$720]" office:value-type="float" office:value="0.924999952316284" calcext:value-type="float">
            <text:p>0.92499995231628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7.406" calcext:value-type="float">
            <text:p>1739043177.406</text:p>
          </table:table-cell>
          <table:table-cell office:value-type="float" office:value="1739043178.793" calcext:value-type="float">
            <text:p>1739043178.7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]-[.A66]" office:value-type="float" office:value="1.38700008392334" calcext:value-type="float">
            <text:p>1.38700008392334</text:p>
          </table:table-cell>
          <table:table-cell/>
          <table:table-cell table:formula="of:=[.H66] - [.$I$720]" office:value-type="float" office:value="0.999000072479248" calcext:value-type="float">
            <text:p>0.9990000724792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7.539" calcext:value-type="float">
            <text:p>1739043177.539</text:p>
          </table:table-cell>
          <table:table-cell office:value-type="float" office:value="1739043178.951" calcext:value-type="float">
            <text:p>1739043178.9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]-[.A67]" office:value-type="float" office:value="1.41199994087219" calcext:value-type="float">
            <text:p>1.41199994087219</text:p>
          </table:table-cell>
          <table:table-cell/>
          <table:table-cell table:formula="of:=[.H67] - [.$I$720]" office:value-type="float" office:value="1.0239999294281" calcext:value-type="float">
            <text:p>1.02399992942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7.706" calcext:value-type="float">
            <text:p>1739043177.706</text:p>
          </table:table-cell>
          <table:table-cell office:value-type="float" office:value="1739043180.084" calcext:value-type="float">
            <text:p>1739043180.0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]-[.A68]" office:value-type="float" office:value="2.37800002098083" calcext:value-type="float">
            <text:p>2.37800002098083</text:p>
          </table:table-cell>
          <table:table-cell/>
          <table:table-cell table:formula="of:=[.H68] - [.$I$720]" office:value-type="float" office:value="1.99000000953674" calcext:value-type="float">
            <text:p>1.990000009536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8.939" calcext:value-type="float">
            <text:p>1739043178.939</text:p>
          </table:table-cell>
          <table:table-cell office:value-type="float" office:value="1739043180.244" calcext:value-type="float">
            <text:p>1739043180.2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]-[.A69]" office:value-type="float" office:value="1.3050000667572" calcext:value-type="float">
            <text:p>1.3050000667572</text:p>
          </table:table-cell>
          <table:table-cell/>
          <table:table-cell table:formula="of:=[.H69] - [.$I$720]" office:value-type="float" office:value="0.91700005531311" calcext:value-type="float">
            <text:p>0.9170000553131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8.972" calcext:value-type="float">
            <text:p>1739043178.972</text:p>
          </table:table-cell>
          <table:table-cell office:value-type="float" office:value="1739043180.345" calcext:value-type="float">
            <text:p>1739043180.3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]-[.A70]" office:value-type="float" office:value="1.3730001449585" calcext:value-type="float">
            <text:p>1.3730001449585</text:p>
          </table:table-cell>
          <table:table-cell/>
          <table:table-cell table:formula="of:=[.H70] - [.$I$720]" office:value-type="float" office:value="0.985000133514404" calcext:value-type="float">
            <text:p>0.98500013351440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79.039" calcext:value-type="float">
            <text:p>1739043179.039</text:p>
          </table:table-cell>
          <table:table-cell office:value-type="float" office:value="1739043180.483" calcext:value-type="float">
            <text:p>1739043180.4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]-[.A71]" office:value-type="float" office:value="1.44400000572205" calcext:value-type="float">
            <text:p>1.44400000572205</text:p>
          </table:table-cell>
          <table:table-cell/>
          <table:table-cell table:formula="of:=[.H71] - [.$I$720]" office:value-type="float" office:value="1.05599999427795" calcext:value-type="float">
            <text:p>1.055999994277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0.606" calcext:value-type="float">
            <text:p>1739043180.606</text:p>
          </table:table-cell>
          <table:table-cell office:value-type="float" office:value="1739043182.086" calcext:value-type="float">
            <text:p>1739043182.0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]-[.A72]" office:value-type="float" office:value="1.48000001907349" calcext:value-type="float">
            <text:p>1.48000001907349</text:p>
          </table:table-cell>
          <table:table-cell/>
          <table:table-cell table:formula="of:=[.H72] - [.$I$720]" office:value-type="float" office:value="1.09200000762939" calcext:value-type="float">
            <text:p>1.092000007629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0.872" calcext:value-type="float">
            <text:p>1739043180.872</text:p>
          </table:table-cell>
          <table:table-cell office:value-type="float" office:value="1739043182.2" calcext:value-type="float">
            <text:p>1739043182.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]-[.A73]" office:value-type="float" office:value="1.32800006866455" calcext:value-type="float">
            <text:p>1.32800006866455</text:p>
          </table:table-cell>
          <table:table-cell/>
          <table:table-cell table:formula="of:=[.H73] - [.$I$720]" office:value-type="float" office:value="0.940000057220459" calcext:value-type="float">
            <text:p>0.9400000572204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0.972" calcext:value-type="float">
            <text:p>1739043180.972</text:p>
          </table:table-cell>
          <table:table-cell office:value-type="float" office:value="1739043182.41" calcext:value-type="float">
            <text:p>1739043182.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]-[.A74]" office:value-type="float" office:value="1.43800020217896" calcext:value-type="float">
            <text:p>1.43800020217896</text:p>
          </table:table-cell>
          <table:table-cell/>
          <table:table-cell table:formula="of:=[.H74] - [.$I$720]" office:value-type="float" office:value="1.05000019073486" calcext:value-type="float">
            <text:p>1.050000190734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1.372" calcext:value-type="float">
            <text:p>1739043181.372</text:p>
          </table:table-cell>
          <table:table-cell office:value-type="float" office:value="1739043182.743" calcext:value-type="float">
            <text:p>1739043182.7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]-[.A75]" office:value-type="float" office:value="1.37100005149841" calcext:value-type="float">
            <text:p>1.37100005149841</text:p>
          </table:table-cell>
          <table:table-cell/>
          <table:table-cell table:formula="of:=[.H75] - [.$I$720]" office:value-type="float" office:value="0.983000040054321" calcext:value-type="float">
            <text:p>0.98300004005432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1.406" calcext:value-type="float">
            <text:p>1739043181.406</text:p>
          </table:table-cell>
          <table:table-cell office:value-type="float" office:value="1739043182.891" calcext:value-type="float">
            <text:p>1739043182.8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]-[.A76]" office:value-type="float" office:value="1.4850001335144" calcext:value-type="float">
            <text:p>1.4850001335144</text:p>
          </table:table-cell>
          <table:table-cell/>
          <table:table-cell table:formula="of:=[.H76] - [.$I$720]" office:value-type="float" office:value="1.09700012207031" calcext:value-type="float">
            <text:p>1.0970001220703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1.972" calcext:value-type="float">
            <text:p>1739043181.972</text:p>
          </table:table-cell>
          <table:table-cell office:value-type="float" office:value="1739043183.397" calcext:value-type="float">
            <text:p>1739043183.3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7]-[.A77]" office:value-type="float" office:value="1.42500019073486" calcext:value-type="float">
            <text:p>1.42500019073486</text:p>
          </table:table-cell>
          <table:table-cell/>
          <table:table-cell table:formula="of:=[.H77] - [.$I$720]" office:value-type="float" office:value="1.03700017929077" calcext:value-type="float">
            <text:p>1.0370001792907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2.372" calcext:value-type="float">
            <text:p>1739043182.372</text:p>
          </table:table-cell>
          <table:table-cell office:value-type="float" office:value="1739043184.974" calcext:value-type="float">
            <text:p>1739043184.9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8]-[.A78]" office:value-type="float" office:value="2.60199999809265" calcext:value-type="float">
            <text:p>2.60199999809265</text:p>
          </table:table-cell>
          <table:table-cell/>
          <table:table-cell table:formula="of:=[.H78] - [.$I$720]" office:value-type="float" office:value="2.21399998664856" calcext:value-type="float">
            <text:p>2.2139999866485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2.406" calcext:value-type="float">
            <text:p>1739043182.406</text:p>
          </table:table-cell>
          <table:table-cell office:value-type="float" office:value="1739043185.075" calcext:value-type="float">
            <text:p>1739043185.0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9]-[.A79]" office:value-type="float" office:value="2.66900014877319" calcext:value-type="float">
            <text:p>2.66900014877319</text:p>
          </table:table-cell>
          <table:table-cell/>
          <table:table-cell table:formula="of:=[.H79] - [.$I$720]" office:value-type="float" office:value="2.2810001373291" calcext:value-type="float">
            <text:p>2.28100013732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2.572" calcext:value-type="float">
            <text:p>1739043182.572</text:p>
          </table:table-cell>
          <table:table-cell office:value-type="float" office:value="1739043185.209" calcext:value-type="float">
            <text:p>1739043185.2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0]-[.A80]" office:value-type="float" office:value="2.63700008392334" calcext:value-type="float">
            <text:p>2.63700008392334</text:p>
          </table:table-cell>
          <table:table-cell/>
          <table:table-cell table:formula="of:=[.H80] - [.$I$720]" office:value-type="float" office:value="2.24900007247925" calcext:value-type="float">
            <text:p>2.249000072479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3.672" calcext:value-type="float">
            <text:p>1739043183.672</text:p>
          </table:table-cell>
          <table:table-cell office:value-type="float" office:value="1739043185.307" calcext:value-type="float">
            <text:p>1739043185.3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1]-[.A81]" office:value-type="float" office:value="1.63499999046326" calcext:value-type="float">
            <text:p>1.63499999046326</text:p>
          </table:table-cell>
          <table:table-cell/>
          <table:table-cell table:formula="of:=[.H81] - [.$I$720]" office:value-type="float" office:value="1.24699997901916" calcext:value-type="float">
            <text:p>1.2469999790191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4.106" calcext:value-type="float">
            <text:p>1739043184.106</text:p>
          </table:table-cell>
          <table:table-cell office:value-type="float" office:value="1739043185.417" calcext:value-type="float">
            <text:p>1739043185.4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2]-[.A82]" office:value-type="float" office:value="1.31100010871887" calcext:value-type="float">
            <text:p>1.31100010871887</text:p>
          </table:table-cell>
          <table:table-cell/>
          <table:table-cell table:formula="of:=[.H82] - [.$I$720]" office:value-type="float" office:value="0.92300009727478" calcext:value-type="float">
            <text:p>0.9230000972747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4.139" calcext:value-type="float">
            <text:p>1739043184.139</text:p>
          </table:table-cell>
          <table:table-cell office:value-type="float" office:value="1739043185.528" calcext:value-type="float">
            <text:p>1739043185.5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3]-[.A83]" office:value-type="float" office:value="1.38900017738342" calcext:value-type="float">
            <text:p>1.38900017738342</text:p>
          </table:table-cell>
          <table:table-cell/>
          <table:table-cell table:formula="of:=[.H83] - [.$I$720]" office:value-type="float" office:value="1.00100016593933" calcext:value-type="float">
            <text:p>1.0010001659393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4.339" calcext:value-type="float">
            <text:p>1739043184.339</text:p>
          </table:table-cell>
          <table:table-cell office:value-type="float" office:value="1739043185.798" calcext:value-type="float">
            <text:p>1739043185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4]-[.A84]" office:value-type="float" office:value="1.45900011062622" calcext:value-type="float">
            <text:p>1.45900011062622</text:p>
          </table:table-cell>
          <table:table-cell/>
          <table:table-cell table:formula="of:=[.H84] - [.$I$720]" office:value-type="float" office:value="1.07100009918213" calcext:value-type="float">
            <text:p>1.0710000991821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4.472" calcext:value-type="float">
            <text:p>1739043184.472</text:p>
          </table:table-cell>
          <table:table-cell office:value-type="float" office:value="1739043185.902" calcext:value-type="float">
            <text:p>1739043185.9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5]-[.A85]" office:value-type="float" office:value="1.4300000667572" calcext:value-type="float">
            <text:p>1.4300000667572</text:p>
          </table:table-cell>
          <table:table-cell/>
          <table:table-cell table:formula="of:=[.H85] - [.$I$720]" office:value-type="float" office:value="1.04200005531311" calcext:value-type="float">
            <text:p>1.0420000553131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4.606" calcext:value-type="float">
            <text:p>1739043184.606</text:p>
          </table:table-cell>
          <table:table-cell office:value-type="float" office:value="1739043186.169" calcext:value-type="float">
            <text:p>1739043186.1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6]-[.A86]" office:value-type="float" office:value="1.56299996376038" calcext:value-type="float">
            <text:p>1.56299996376038</text:p>
          </table:table-cell>
          <table:table-cell/>
          <table:table-cell table:formula="of:=[.H86] - [.$I$720]" office:value-type="float" office:value="1.17499995231628" calcext:value-type="float">
            <text:p>1.1749999523162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6.839" calcext:value-type="float">
            <text:p>1739043186.839</text:p>
          </table:table-cell>
          <table:table-cell office:value-type="float" office:value="1739043188.324" calcext:value-type="float">
            <text:p>1739043188.3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7]-[.A87]" office:value-type="float" office:value="1.48499989509583" calcext:value-type="float">
            <text:p>1.48499989509583</text:p>
          </table:table-cell>
          <table:table-cell/>
          <table:table-cell table:formula="of:=[.H87] - [.$I$720]" office:value-type="float" office:value="1.09699988365173" calcext:value-type="float">
            <text:p>1.0969998836517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6.906" calcext:value-type="float">
            <text:p>1739043186.906</text:p>
          </table:table-cell>
          <table:table-cell office:value-type="float" office:value="1739043188.428" calcext:value-type="float">
            <text:p>1739043188.4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8]-[.A88]" office:value-type="float" office:value="1.5220000743866" calcext:value-type="float">
            <text:p>1.5220000743866</text:p>
          </table:table-cell>
          <table:table-cell/>
          <table:table-cell table:formula="of:=[.H88] - [.$I$720]" office:value-type="float" office:value="1.1340000629425" calcext:value-type="float">
            <text:p>1.13400006294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7.372" calcext:value-type="float">
            <text:p>1739043187.372</text:p>
          </table:table-cell>
          <table:table-cell office:value-type="float" office:value="1739043188.914" calcext:value-type="float">
            <text:p>1739043188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9]-[.A89]" office:value-type="float" office:value="1.54200005531311" calcext:value-type="float">
            <text:p>1.54200005531311</text:p>
          </table:table-cell>
          <table:table-cell/>
          <table:table-cell table:formula="of:=[.H89] - [.$I$720]" office:value-type="float" office:value="1.15400004386902" calcext:value-type="float">
            <text:p>1.1540000438690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7.606" calcext:value-type="float">
            <text:p>1739043187.606</text:p>
          </table:table-cell>
          <table:table-cell office:value-type="float" office:value="1739043189.069" calcext:value-type="float">
            <text:p>1739043189.0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0]-[.A90]" office:value-type="float" office:value="1.46300005912781" calcext:value-type="float">
            <text:p>1.46300005912781</text:p>
          </table:table-cell>
          <table:table-cell/>
          <table:table-cell table:formula="of:=[.H90] - [.$I$720]" office:value-type="float" office:value="1.07500004768372" calcext:value-type="float">
            <text:p>1.0750000476837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7.806" calcext:value-type="float">
            <text:p>1739043187.806</text:p>
          </table:table-cell>
          <table:table-cell office:value-type="float" office:value="1739043189.193" calcext:value-type="float">
            <text:p>1739043189.1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1]-[.A91]" office:value-type="float" office:value="1.38700008392334" calcext:value-type="float">
            <text:p>1.38700008392334</text:p>
          </table:table-cell>
          <table:table-cell/>
          <table:table-cell table:formula="of:=[.H91] - [.$I$720]" office:value-type="float" office:value="0.999000072479248" calcext:value-type="float">
            <text:p>0.9990000724792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87.839" calcext:value-type="float">
            <text:p>1739043187.839</text:p>
          </table:table-cell>
          <table:table-cell office:value-type="float" office:value="1739043189.291" calcext:value-type="float">
            <text:p>1739043189.2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2]-[.A92]" office:value-type="float" office:value="1.45199990272522" calcext:value-type="float">
            <text:p>1.45199990272522</text:p>
          </table:table-cell>
          <table:table-cell/>
          <table:table-cell table:formula="of:=[.H92] - [.$I$720]" office:value-type="float" office:value="1.06399989128113" calcext:value-type="float">
            <text:p>1.0639998912811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2.106" calcext:value-type="float">
            <text:p>1739043192.106</text:p>
          </table:table-cell>
          <table:table-cell office:value-type="float" office:value="1739043193.974" calcext:value-type="float">
            <text:p>1739043193.9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3]-[.A93]" office:value-type="float" office:value="1.86800003051758" calcext:value-type="float">
            <text:p>1.86800003051758</text:p>
          </table:table-cell>
          <table:table-cell/>
          <table:table-cell table:formula="of:=[.H93] - [.$I$720]" office:value-type="float" office:value="1.48000001907349" calcext:value-type="float">
            <text:p>1.4800000190734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2.939" calcext:value-type="float">
            <text:p>1739043192.939</text:p>
          </table:table-cell>
          <table:table-cell office:value-type="float" office:value="1739043194.496" calcext:value-type="float">
            <text:p>1739043194.4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4]-[.A94]" office:value-type="float" office:value="1.55700016021729" calcext:value-type="float">
            <text:p>1.55700016021729</text:p>
          </table:table-cell>
          <table:table-cell/>
          <table:table-cell table:formula="of:=[.H94] - [.$I$720]" office:value-type="float" office:value="1.16900014877319" calcext:value-type="float">
            <text:p>1.169000148773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3.072" calcext:value-type="float">
            <text:p>1739043193.072</text:p>
          </table:table-cell>
          <table:table-cell office:value-type="float" office:value="1739043195.525" calcext:value-type="float">
            <text:p>1739043195.5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5]-[.A95]" office:value-type="float" office:value="2.45300006866455" calcext:value-type="float">
            <text:p>2.45300006866455</text:p>
          </table:table-cell>
          <table:table-cell/>
          <table:table-cell table:formula="of:=[.H95] - [.$I$720]" office:value-type="float" office:value="2.06500005722046" calcext:value-type="float">
            <text:p>2.0650000572204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3.406" calcext:value-type="float">
            <text:p>1739043193.406</text:p>
          </table:table-cell>
          <table:table-cell office:value-type="float" office:value="1739043195.628" calcext:value-type="float">
            <text:p>1739043195.6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6]-[.A96]" office:value-type="float" office:value="2.22200012207031" calcext:value-type="float">
            <text:p>2.22200012207031</text:p>
          </table:table-cell>
          <table:table-cell/>
          <table:table-cell table:formula="of:=[.H96] - [.$I$720]" office:value-type="float" office:value="1.83400011062622" calcext:value-type="float">
            <text:p>1.8340001106262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4.439" calcext:value-type="float">
            <text:p>1739043194.439</text:p>
          </table:table-cell>
          <table:table-cell office:value-type="float" office:value="1739043197.93" calcext:value-type="float">
            <text:p>1739043197.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7]-[.A97]" office:value-type="float" office:value="3.49100017547607" calcext:value-type="float">
            <text:p>3.49100017547607</text:p>
          </table:table-cell>
          <table:table-cell/>
          <table:table-cell table:formula="of:=[.H97] - [.$I$720]" office:value-type="float" office:value="3.10300016403198" calcext:value-type="float">
            <text:p>3.1030001640319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6.606" calcext:value-type="float">
            <text:p>1739043196.606</text:p>
          </table:table-cell>
          <table:table-cell office:value-type="float" office:value="1739043197.984" calcext:value-type="float">
            <text:p>1739043197.9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8]-[.A98]" office:value-type="float" office:value="1.37800002098084" calcext:value-type="float">
            <text:p>1.37800002098084</text:p>
          </table:table-cell>
          <table:table-cell/>
          <table:table-cell table:formula="of:=[.H98] - [.$I$720]" office:value-type="float" office:value="0.990000009536743" calcext:value-type="float">
            <text:p>0.99000000953674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6.639" calcext:value-type="float">
            <text:p>1739043196.639</text:p>
          </table:table-cell>
          <table:table-cell office:value-type="float" office:value="1739043197.985" calcext:value-type="float">
            <text:p>1739043197.9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9]-[.A99]" office:value-type="float" office:value="1.34599995613098" calcext:value-type="float">
            <text:p>1.34599995613098</text:p>
          </table:table-cell>
          <table:table-cell/>
          <table:table-cell table:formula="of:=[.H99] - [.$I$720]" office:value-type="float" office:value="0.957999944686889" calcext:value-type="float">
            <text:p>0.95799994468688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6.939" calcext:value-type="float">
            <text:p>1739043196.939</text:p>
          </table:table-cell>
          <table:table-cell office:value-type="float" office:value="1739043198.072" calcext:value-type="float">
            <text:p>1739043198.0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0]-[.A100]" office:value-type="float" office:value="1.13300013542175" calcext:value-type="float">
            <text:p>1.13300013542175</text:p>
          </table:table-cell>
          <table:table-cell/>
          <table:table-cell table:formula="of:=[.H100] - [.$I$720]" office:value-type="float" office:value="0.745000123977661" calcext:value-type="float">
            <text:p>0.74500012397766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7.006" calcext:value-type="float">
            <text:p>1739043197.006</text:p>
          </table:table-cell>
          <table:table-cell office:value-type="float" office:value="1739043198.182" calcext:value-type="float">
            <text:p>1739043198.1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1]-[.A101]" office:value-type="float" office:value="1.17599987983704" calcext:value-type="float">
            <text:p>1.17599987983704</text:p>
          </table:table-cell>
          <table:table-cell/>
          <table:table-cell table:formula="of:=[.H101] - [.$I$720]" office:value-type="float" office:value="0.787999868392944" calcext:value-type="float">
            <text:p>0.78799986839294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7.039" calcext:value-type="float">
            <text:p>1739043197.039</text:p>
          </table:table-cell>
          <table:table-cell office:value-type="float" office:value="1739043198.291" calcext:value-type="float">
            <text:p>1739043198.2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2]-[.A102]" office:value-type="float" office:value="1.2519998550415" calcext:value-type="float">
            <text:p>1.2519998550415</text:p>
          </table:table-cell>
          <table:table-cell/>
          <table:table-cell table:formula="of:=[.H102] - [.$I$720]" office:value-type="float" office:value="0.863999843597412" calcext:value-type="float">
            <text:p>0.86399984359741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7.072" calcext:value-type="float">
            <text:p>1739043197.072</text:p>
          </table:table-cell>
          <table:table-cell office:value-type="float" office:value="1739043198.396" calcext:value-type="float">
            <text:p>1739043198.3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3]-[.A103]" office:value-type="float" office:value="1.32399988174438" calcext:value-type="float">
            <text:p>1.32399988174438</text:p>
          </table:table-cell>
          <table:table-cell/>
          <table:table-cell table:formula="of:=[.H103] - [.$I$720]" office:value-type="float" office:value="0.935999870300293" calcext:value-type="float">
            <text:p>0.93599987030029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7.172" calcext:value-type="float">
            <text:p>1739043197.172</text:p>
          </table:table-cell>
          <table:table-cell office:value-type="float" office:value="1739043198.51" calcext:value-type="float">
            <text:p>1739043198.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4]-[.A104]" office:value-type="float" office:value="1.33800005912781" calcext:value-type="float">
            <text:p>1.33800005912781</text:p>
          </table:table-cell>
          <table:table-cell/>
          <table:table-cell table:formula="of:=[.H104] - [.$I$720]" office:value-type="float" office:value="0.950000047683715" calcext:value-type="float">
            <text:p>0.9500000476837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7.206" calcext:value-type="float">
            <text:p>1739043197.206</text:p>
          </table:table-cell>
          <table:table-cell office:value-type="float" office:value="1739043198.614" calcext:value-type="float">
            <text:p>1739043198.6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5]-[.A105]" office:value-type="float" office:value="1.40799999237061" calcext:value-type="float">
            <text:p>1.40799999237061</text:p>
          </table:table-cell>
          <table:table-cell/>
          <table:table-cell table:formula="of:=[.H105] - [.$I$720]" office:value-type="float" office:value="1.01999998092651" calcext:value-type="float">
            <text:p>1.0199999809265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7.239" calcext:value-type="float">
            <text:p>1739043197.239</text:p>
          </table:table-cell>
          <table:table-cell office:value-type="float" office:value="1739043198.718" calcext:value-type="float">
            <text:p>1739043198.7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6]-[.A106]" office:value-type="float" office:value="1.47899985313416" calcext:value-type="float">
            <text:p>1.47899985313416</text:p>
          </table:table-cell>
          <table:table-cell/>
          <table:table-cell table:formula="of:=[.H106] - [.$I$720]" office:value-type="float" office:value="1.09099984169006" calcext:value-type="float">
            <text:p>1.0909998416900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7.506" calcext:value-type="float">
            <text:p>1739043197.506</text:p>
          </table:table-cell>
          <table:table-cell office:value-type="float" office:value="1739043198.824" calcext:value-type="float">
            <text:p>1739043198.8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7]-[.A107]" office:value-type="float" office:value="1.31799983978271" calcext:value-type="float">
            <text:p>1.31799983978271</text:p>
          </table:table-cell>
          <table:table-cell/>
          <table:table-cell table:formula="of:=[.H107] - [.$I$720]" office:value-type="float" office:value="0.929999828338623" calcext:value-type="float">
            <text:p>0.92999982833862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7.539" calcext:value-type="float">
            <text:p>1739043197.539</text:p>
          </table:table-cell>
          <table:table-cell office:value-type="float" office:value="1739043199.139" calcext:value-type="float">
            <text:p>1739043199.1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8]-[.A108]" office:value-type="float" office:value="1.59999990463257" calcext:value-type="float">
            <text:p>1.59999990463257</text:p>
          </table:table-cell>
          <table:table-cell/>
          <table:table-cell table:formula="of:=[.H108] - [.$I$720]" office:value-type="float" office:value="1.21199989318848" calcext:value-type="float">
            <text:p>1.211999893188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8.572" calcext:value-type="float">
            <text:p>1739043198.572</text:p>
          </table:table-cell>
          <table:table-cell office:value-type="float" office:value="1739043200.123" calcext:value-type="float">
            <text:p>1739043200.1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9]-[.A109]" office:value-type="float" office:value="1.55099987983704" calcext:value-type="float">
            <text:p>1.55099987983704</text:p>
          </table:table-cell>
          <table:table-cell/>
          <table:table-cell table:formula="of:=[.H109] - [.$I$720]" office:value-type="float" office:value="1.16299986839294" calcext:value-type="float">
            <text:p>1.162999868392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8.672" calcext:value-type="float">
            <text:p>1739043198.672</text:p>
          </table:table-cell>
          <table:table-cell office:value-type="float" office:value="1739043200.224" calcext:value-type="float">
            <text:p>1739043200.2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0]-[.A110]" office:value-type="float" office:value="1.55200004577637" calcext:value-type="float">
            <text:p>1.55200004577637</text:p>
          </table:table-cell>
          <table:table-cell/>
          <table:table-cell table:formula="of:=[.H110] - [.$I$720]" office:value-type="float" office:value="1.16400003433228" calcext:value-type="float">
            <text:p>1.1640000343322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198.972" calcext:value-type="float">
            <text:p>1739043198.972</text:p>
          </table:table-cell>
          <table:table-cell office:value-type="float" office:value="1739043202.886" calcext:value-type="float">
            <text:p>1739043202.8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1]-[.A111]" office:value-type="float" office:value="3.91400003433228" calcext:value-type="float">
            <text:p>3.91400003433228</text:p>
          </table:table-cell>
          <table:table-cell/>
          <table:table-cell table:formula="of:=[.H111] - [.$I$720]" office:value-type="float" office:value="3.52600002288818" calcext:value-type="float">
            <text:p>3.5260000228881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1.539" calcext:value-type="float">
            <text:p>1739043201.539</text:p>
          </table:table-cell>
          <table:table-cell office:value-type="float" office:value="1739043202.893" calcext:value-type="float">
            <text:p>1739043202.8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2]-[.A112]" office:value-type="float" office:value="1.35399985313416" calcext:value-type="float">
            <text:p>1.35399985313416</text:p>
          </table:table-cell>
          <table:table-cell/>
          <table:table-cell table:formula="of:=[.H112] - [.$I$720]" office:value-type="float" office:value="0.965999841690063" calcext:value-type="float">
            <text:p>0.96599984169006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1.572" calcext:value-type="float">
            <text:p>1739043201.572</text:p>
          </table:table-cell>
          <table:table-cell office:value-type="float" office:value="1739043203" calcext:value-type="float">
            <text:p>17390432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3]-[.A113]" office:value-type="float" office:value="1.42799997329712" calcext:value-type="float">
            <text:p>1.42799997329712</text:p>
          </table:table-cell>
          <table:table-cell/>
          <table:table-cell table:formula="of:=[.H113] - [.$I$720]" office:value-type="float" office:value="1.03999996185303" calcext:value-type="float">
            <text:p>1.0399999618530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1.806" calcext:value-type="float">
            <text:p>1739043201.806</text:p>
          </table:table-cell>
          <table:table-cell office:value-type="float" office:value="1739043203.266" calcext:value-type="float">
            <text:p>1739043203.2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4]-[.A114]" office:value-type="float" office:value="1.46000003814697" calcext:value-type="float">
            <text:p>1.46000003814697</text:p>
          </table:table-cell>
          <table:table-cell/>
          <table:table-cell table:formula="of:=[.H114] - [.$I$720]" office:value-type="float" office:value="1.07200002670288" calcext:value-type="float">
            <text:p>1.0720000267028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2.206" calcext:value-type="float">
            <text:p>1739043202.206</text:p>
          </table:table-cell>
          <table:table-cell office:value-type="float" office:value="1739043203.684" calcext:value-type="float">
            <text:p>1739043203.6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5]-[.A115]" office:value-type="float" office:value="1.4779999256134" calcext:value-type="float">
            <text:p>1.4779999256134</text:p>
          </table:table-cell>
          <table:table-cell/>
          <table:table-cell table:formula="of:=[.H115] - [.$I$720]" office:value-type="float" office:value="1.08999991416931" calcext:value-type="float">
            <text:p>1.0899999141693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3.672" calcext:value-type="float">
            <text:p>1739043203.672</text:p>
          </table:table-cell>
          <table:table-cell office:value-type="float" office:value="1739043205.058" calcext:value-type="float">
            <text:p>1739043205.0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6]-[.A116]" office:value-type="float" office:value="1.38600015640259" calcext:value-type="float">
            <text:p>1.38600015640259</text:p>
          </table:table-cell>
          <table:table-cell/>
          <table:table-cell table:formula="of:=[.H116] - [.$I$720]" office:value-type="float" office:value="0.998000144958496" calcext:value-type="float">
            <text:p>0.99800014495849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3.706" calcext:value-type="float">
            <text:p>1739043203.706</text:p>
          </table:table-cell>
          <table:table-cell office:value-type="float" office:value="1739043205.173" calcext:value-type="float">
            <text:p>1739043205.1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7]-[.A117]" office:value-type="float" office:value="1.46700000762939" calcext:value-type="float">
            <text:p>1.46700000762939</text:p>
          </table:table-cell>
          <table:table-cell/>
          <table:table-cell table:formula="of:=[.H117] - [.$I$720]" office:value-type="float" office:value="1.0789999961853" calcext:value-type="float">
            <text:p>1.078999996185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4.072" calcext:value-type="float">
            <text:p>1739043204.072</text:p>
          </table:table-cell>
          <table:table-cell office:value-type="float" office:value="1739043206.44" calcext:value-type="float">
            <text:p>1739043206.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8]-[.A118]" office:value-type="float" office:value="2.36800003051758" calcext:value-type="float">
            <text:p>2.36800003051758</text:p>
          </table:table-cell>
          <table:table-cell/>
          <table:table-cell table:formula="of:=[.H118] - [.$I$720]" office:value-type="float" office:value="1.98000001907349" calcext:value-type="float">
            <text:p>1.9800000190734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4.406" calcext:value-type="float">
            <text:p>1739043204.406</text:p>
          </table:table-cell>
          <table:table-cell office:value-type="float" office:value="1739043206.559" calcext:value-type="float">
            <text:p>1739043206.5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9]-[.A119]" office:value-type="float" office:value="2.15300011634827" calcext:value-type="float">
            <text:p>2.15300011634827</text:p>
          </table:table-cell>
          <table:table-cell/>
          <table:table-cell table:formula="of:=[.H119] - [.$I$720]" office:value-type="float" office:value="1.76500010490417" calcext:value-type="float">
            <text:p>1.7650001049041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5.206" calcext:value-type="float">
            <text:p>1739043205.206</text:p>
          </table:table-cell>
          <table:table-cell office:value-type="float" office:value="1739043206.706" calcext:value-type="float">
            <text:p>1739043206.7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0]-[.A120]" office:value-type="float" office:value="1.5" calcext:value-type="float">
            <text:p>1.5</text:p>
          </table:table-cell>
          <table:table-cell/>
          <table:table-cell table:formula="of:=[.H120] - [.$I$720]" office:value-type="float" office:value="1.11199998855591" calcext:value-type="float">
            <text:p>1.111999988555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5.306" calcext:value-type="float">
            <text:p>1739043205.306</text:p>
          </table:table-cell>
          <table:table-cell office:value-type="float" office:value="1739043208.18" calcext:value-type="float">
            <text:p>1739043208.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1]-[.A121]" office:value-type="float" office:value="2.87400007247925" calcext:value-type="float">
            <text:p>2.87400007247925</text:p>
          </table:table-cell>
          <table:table-cell/>
          <table:table-cell table:formula="of:=[.H121] - [.$I$720]" office:value-type="float" office:value="2.48600006103516" calcext:value-type="float">
            <text:p>2.4860000610351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5.539" calcext:value-type="float">
            <text:p>1739043205.539</text:p>
          </table:table-cell>
          <table:table-cell office:value-type="float" office:value="1739043208.28" calcext:value-type="float">
            <text:p>1739043208.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2]-[.A122]" office:value-type="float" office:value="2.7409999370575" calcext:value-type="float">
            <text:p>2.7409999370575</text:p>
          </table:table-cell>
          <table:table-cell/>
          <table:table-cell table:formula="of:=[.H122] - [.$I$720]" office:value-type="float" office:value="2.3529999256134" calcext:value-type="float">
            <text:p>2.35299992561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6.806" calcext:value-type="float">
            <text:p>1739043206.806</text:p>
          </table:table-cell>
          <table:table-cell office:value-type="float" office:value="1739043208.399" calcext:value-type="float">
            <text:p>1739043208.3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3]-[.A123]" office:value-type="float" office:value="1.59299993515015" calcext:value-type="float">
            <text:p>1.59299993515015</text:p>
          </table:table-cell>
          <table:table-cell/>
          <table:table-cell table:formula="of:=[.H123] - [.$I$720]" office:value-type="float" office:value="1.20499992370605" calcext:value-type="float">
            <text:p>1.2049999237060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6.972" calcext:value-type="float">
            <text:p>1739043206.972</text:p>
          </table:table-cell>
          <table:table-cell office:value-type="float" office:value="1739043208.499" calcext:value-type="float">
            <text:p>1739043208.4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4]-[.A124]" office:value-type="float" office:value="1.52700018882751" calcext:value-type="float">
            <text:p>1.52700018882751</text:p>
          </table:table-cell>
          <table:table-cell/>
          <table:table-cell table:formula="of:=[.H124] - [.$I$720]" office:value-type="float" office:value="1.13900017738342" calcext:value-type="float">
            <text:p>1.1390001773834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8.272" calcext:value-type="float">
            <text:p>1739043208.272</text:p>
          </table:table-cell>
          <table:table-cell office:value-type="float" office:value="1739043210.403" calcext:value-type="float">
            <text:p>1739043210.4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5]-[.A125]" office:value-type="float" office:value="2.13100004196167" calcext:value-type="float">
            <text:p>2.13100004196167</text:p>
          </table:table-cell>
          <table:table-cell/>
          <table:table-cell table:formula="of:=[.H125] - [.$I$720]" office:value-type="float" office:value="1.74300003051758" calcext:value-type="float">
            <text:p>1.7430000305175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8.939" calcext:value-type="float">
            <text:p>1739043208.939</text:p>
          </table:table-cell>
          <table:table-cell office:value-type="float" office:value="1739043210.502" calcext:value-type="float">
            <text:p>1739043210.5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6]-[.A126]" office:value-type="float" office:value="1.56300020217896" calcext:value-type="float">
            <text:p>1.56300020217896</text:p>
          </table:table-cell>
          <table:table-cell/>
          <table:table-cell table:formula="of:=[.H126] - [.$I$720]" office:value-type="float" office:value="1.17500019073486" calcext:value-type="float">
            <text:p>1.175000190734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9.239" calcext:value-type="float">
            <text:p>1739043209.239</text:p>
          </table:table-cell>
          <table:table-cell office:value-type="float" office:value="1739043210.603" calcext:value-type="float">
            <text:p>1739043210.6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7]-[.A127]" office:value-type="float" office:value="1.36399984359741" calcext:value-type="float">
            <text:p>1.36399984359741</text:p>
          </table:table-cell>
          <table:table-cell/>
          <table:table-cell table:formula="of:=[.H127] - [.$I$720]" office:value-type="float" office:value="0.97599983215332" calcext:value-type="float">
            <text:p>0.9759998321533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9.339" calcext:value-type="float">
            <text:p>1739043209.339</text:p>
          </table:table-cell>
          <table:table-cell office:value-type="float" office:value="1739043210.941" calcext:value-type="float">
            <text:p>1739043210.9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8]-[.A128]" office:value-type="float" office:value="1.60199999809265" calcext:value-type="float">
            <text:p>1.60199999809265</text:p>
          </table:table-cell>
          <table:table-cell/>
          <table:table-cell table:formula="of:=[.H128] - [.$I$720]" office:value-type="float" office:value="1.21399998664856" calcext:value-type="float">
            <text:p>1.2139999866485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9.439" calcext:value-type="float">
            <text:p>1739043209.439</text:p>
          </table:table-cell>
          <table:table-cell office:value-type="float" office:value="1739043211.071" calcext:value-type="float">
            <text:p>1739043211.0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9]-[.A129]" office:value-type="float" office:value="1.632000207901" calcext:value-type="float">
            <text:p>1.632000207901</text:p>
          </table:table-cell>
          <table:table-cell/>
          <table:table-cell table:formula="of:=[.H129] - [.$I$720]" office:value-type="float" office:value="1.24400019645691" calcext:value-type="float">
            <text:p>1.244000196456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09.606" calcext:value-type="float">
            <text:p>1739043209.606</text:p>
          </table:table-cell>
          <table:table-cell office:value-type="float" office:value="1739043211.188" calcext:value-type="float">
            <text:p>1739043211.1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0]-[.A130]" office:value-type="float" office:value="1.58200001716614" calcext:value-type="float">
            <text:p>1.58200001716614</text:p>
          </table:table-cell>
          <table:table-cell/>
          <table:table-cell table:formula="of:=[.H130] - [.$I$720]" office:value-type="float" office:value="1.19400000572205" calcext:value-type="float">
            <text:p>1.1940000057220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10.372" calcext:value-type="float">
            <text:p>1739043210.372</text:p>
          </table:table-cell>
          <table:table-cell office:value-type="float" office:value="1739043211.792" calcext:value-type="float">
            <text:p>1739043211.7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1]-[.A131]" office:value-type="float" office:value="1.42000007629395" calcext:value-type="float">
            <text:p>1.42000007629395</text:p>
          </table:table-cell>
          <table:table-cell/>
          <table:table-cell table:formula="of:=[.H131] - [.$I$720]" office:value-type="float" office:value="1.03200006484985" calcext:value-type="float">
            <text:p>1.0320000648498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13.506" calcext:value-type="float">
            <text:p>1739043213.506</text:p>
          </table:table-cell>
          <table:table-cell office:value-type="float" office:value="1739043215.533" calcext:value-type="float">
            <text:p>1739043215.5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2]-[.A132]" office:value-type="float" office:value="2.02699995040894" calcext:value-type="float">
            <text:p>2.02699995040894</text:p>
          </table:table-cell>
          <table:table-cell/>
          <table:table-cell table:formula="of:=[.H132] - [.$I$720]" office:value-type="float" office:value="1.63899993896484" calcext:value-type="float">
            <text:p>1.6389999389648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13.772" calcext:value-type="float">
            <text:p>1739043213.772</text:p>
          </table:table-cell>
          <table:table-cell office:value-type="float" office:value="1739043215.666" calcext:value-type="float">
            <text:p>1739043215.6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3]-[.A133]" office:value-type="float" office:value="1.89399981498718" calcext:value-type="float">
            <text:p>1.89399981498718</text:p>
          </table:table-cell>
          <table:table-cell/>
          <table:table-cell table:formula="of:=[.H133] - [.$I$720]" office:value-type="float" office:value="1.50599980354309" calcext:value-type="float">
            <text:p>1.505999803543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14.172" calcext:value-type="float">
            <text:p>1739043214.172</text:p>
          </table:table-cell>
          <table:table-cell office:value-type="float" office:value="1739043215.784" calcext:value-type="float">
            <text:p>1739043215.7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4]-[.A134]" office:value-type="float" office:value="1.61199998855591" calcext:value-type="float">
            <text:p>1.61199998855591</text:p>
          </table:table-cell>
          <table:table-cell/>
          <table:table-cell table:formula="of:=[.H134] - [.$I$720]" office:value-type="float" office:value="1.22399997711182" calcext:value-type="float">
            <text:p>1.2239999771118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14.539" calcext:value-type="float">
            <text:p>1739043214.539</text:p>
          </table:table-cell>
          <table:table-cell office:value-type="float" office:value="1739043216.198" calcext:value-type="float">
            <text:p>1739043216.1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5]-[.A135]" office:value-type="float" office:value="1.65899991989136" calcext:value-type="float">
            <text:p>1.65899991989136</text:p>
          </table:table-cell>
          <table:table-cell/>
          <table:table-cell table:formula="of:=[.H135] - [.$I$720]" office:value-type="float" office:value="1.27099990844727" calcext:value-type="float">
            <text:p>1.2709999084472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14.839" calcext:value-type="float">
            <text:p>1739043214.839</text:p>
          </table:table-cell>
          <table:table-cell office:value-type="float" office:value="1739043216.26" calcext:value-type="float">
            <text:p>1739043216.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6]-[.A136]" office:value-type="float" office:value="1.4210000038147" calcext:value-type="float">
            <text:p>1.4210000038147</text:p>
          </table:table-cell>
          <table:table-cell/>
          <table:table-cell table:formula="of:=[.H136] - [.$I$720]" office:value-type="float" office:value="1.03299999237061" calcext:value-type="float">
            <text:p>1.0329999923706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15.206" calcext:value-type="float">
            <text:p>1739043215.206</text:p>
          </table:table-cell>
          <table:table-cell office:value-type="float" office:value="1739043218.816" calcext:value-type="float">
            <text:p>1739043218.8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7]-[.A137]" office:value-type="float" office:value="3.60999989509583" calcext:value-type="float">
            <text:p>3.60999989509583</text:p>
          </table:table-cell>
          <table:table-cell/>
          <table:table-cell table:formula="of:=[.H137] - [.$I$720]" office:value-type="float" office:value="3.22199988365173" calcext:value-type="float">
            <text:p>3.2219998836517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17.639" calcext:value-type="float">
            <text:p>1739043217.639</text:p>
          </table:table-cell>
          <table:table-cell office:value-type="float" office:value="1739043219.337" calcext:value-type="float">
            <text:p>1739043219.3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8]-[.A138]" office:value-type="float" office:value="1.69799995422363" calcext:value-type="float">
            <text:p>1.69799995422363</text:p>
          </table:table-cell>
          <table:table-cell/>
          <table:table-cell table:formula="of:=[.H138] - [.$I$720]" office:value-type="float" office:value="1.30999994277954" calcext:value-type="float">
            <text:p>1.3099999427795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18.106" calcext:value-type="float">
            <text:p>1739043218.106</text:p>
          </table:table-cell>
          <table:table-cell office:value-type="float" office:value="1739043219.447" calcext:value-type="float">
            <text:p>1739043219.4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9]-[.A139]" office:value-type="float" office:value="1.34100008010864" calcext:value-type="float">
            <text:p>1.34100008010864</text:p>
          </table:table-cell>
          <table:table-cell/>
          <table:table-cell table:formula="of:=[.H139] - [.$I$720]" office:value-type="float" office:value="0.95300006866455" calcext:value-type="float">
            <text:p>0.9530000686645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18.406" calcext:value-type="float">
            <text:p>1739043218.406</text:p>
          </table:table-cell>
          <table:table-cell office:value-type="float" office:value="1739043221.174" calcext:value-type="float">
            <text:p>1739043221.1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0]-[.A140]" office:value-type="float" office:value="2.76800012588501" calcext:value-type="float">
            <text:p>2.76800012588501</text:p>
          </table:table-cell>
          <table:table-cell/>
          <table:table-cell table:formula="of:=[.H140] - [.$I$720]" office:value-type="float" office:value="2.38000011444092" calcext:value-type="float">
            <text:p>2.3800001144409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19.906" calcext:value-type="float">
            <text:p>1739043219.906</text:p>
          </table:table-cell>
          <table:table-cell office:value-type="float" office:value="1739043221.286" calcext:value-type="float">
            <text:p>1739043221.2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1]-[.A141]" office:value-type="float" office:value="1.38000011444092" calcext:value-type="float">
            <text:p>1.38000011444092</text:p>
          </table:table-cell>
          <table:table-cell/>
          <table:table-cell table:formula="of:=[.H141] - [.$I$720]" office:value-type="float" office:value="0.992000102996826" calcext:value-type="float">
            <text:p>0.99200010299682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0.072" calcext:value-type="float">
            <text:p>1739043220.072</text:p>
          </table:table-cell>
          <table:table-cell office:value-type="float" office:value="1739043221.643" calcext:value-type="float">
            <text:p>1739043221.6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2]-[.A142]" office:value-type="float" office:value="1.57099986076355" calcext:value-type="float">
            <text:p>1.57099986076355</text:p>
          </table:table-cell>
          <table:table-cell/>
          <table:table-cell table:formula="of:=[.H142] - [.$I$720]" office:value-type="float" office:value="1.18299984931946" calcext:value-type="float">
            <text:p>1.1829998493194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0.872" calcext:value-type="float">
            <text:p>1739043220.872</text:p>
          </table:table-cell>
          <table:table-cell office:value-type="float" office:value="1739043222.611" calcext:value-type="float">
            <text:p>1739043222.6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3]-[.A143]" office:value-type="float" office:value="1.73900008201599" calcext:value-type="float">
            <text:p>1.73900008201599</text:p>
          </table:table-cell>
          <table:table-cell/>
          <table:table-cell table:formula="of:=[.H143] - [.$I$720]" office:value-type="float" office:value="1.3510000705719" calcext:value-type="float">
            <text:p>1.35100007057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1.272" calcext:value-type="float">
            <text:p>1739043221.272</text:p>
          </table:table-cell>
          <table:table-cell office:value-type="float" office:value="1739043222.712" calcext:value-type="float">
            <text:p>1739043222.7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4]-[.A144]" office:value-type="float" office:value="1.43999981880188" calcext:value-type="float">
            <text:p>1.43999981880188</text:p>
          </table:table-cell>
          <table:table-cell/>
          <table:table-cell table:formula="of:=[.H144] - [.$I$720]" office:value-type="float" office:value="1.05199980735779" calcext:value-type="float">
            <text:p>1.0519998073577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1.606" calcext:value-type="float">
            <text:p>1739043221.606</text:p>
          </table:table-cell>
          <table:table-cell office:value-type="float" office:value="1739043223.069" calcext:value-type="float">
            <text:p>1739043223.0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5]-[.A145]" office:value-type="float" office:value="1.46300005912781" calcext:value-type="float">
            <text:p>1.46300005912781</text:p>
          </table:table-cell>
          <table:table-cell/>
          <table:table-cell table:formula="of:=[.H145] - [.$I$720]" office:value-type="float" office:value="1.07500004768372" calcext:value-type="float">
            <text:p>1.0750000476837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2.039" calcext:value-type="float">
            <text:p>1739043222.039</text:p>
          </table:table-cell>
          <table:table-cell office:value-type="float" office:value="1739043223.968" calcext:value-type="float">
            <text:p>1739043223.9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6]-[.A146]" office:value-type="float" office:value="1.92899990081787" calcext:value-type="float">
            <text:p>1.92899990081787</text:p>
          </table:table-cell>
          <table:table-cell/>
          <table:table-cell table:formula="of:=[.H146] - [.$I$720]" office:value-type="float" office:value="1.54099988937378" calcext:value-type="float">
            <text:p>1.5409998893737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2.206" calcext:value-type="float">
            <text:p>1739043222.206</text:p>
          </table:table-cell>
          <table:table-cell office:value-type="float" office:value="1739043223.968" calcext:value-type="float">
            <text:p>1739043223.9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7]-[.A147]" office:value-type="float" office:value="1.76199984550476" calcext:value-type="float">
            <text:p>1.76199984550476</text:p>
          </table:table-cell>
          <table:table-cell/>
          <table:table-cell table:formula="of:=[.H147] - [.$I$720]" office:value-type="float" office:value="1.37399983406067" calcext:value-type="float">
            <text:p>1.3739998340606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2.939" calcext:value-type="float">
            <text:p>1739043222.939</text:p>
          </table:table-cell>
          <table:table-cell office:value-type="float" office:value="1739043224.079" calcext:value-type="float">
            <text:p>1739043224.0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8]-[.A148]" office:value-type="float" office:value="1.14000010490417" calcext:value-type="float">
            <text:p>1.14000010490417</text:p>
          </table:table-cell>
          <table:table-cell/>
          <table:table-cell table:formula="of:=[.H148] - [.$I$720]" office:value-type="float" office:value="0.752000093460083" calcext:value-type="float">
            <text:p>0.7520000934600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2.972" calcext:value-type="float">
            <text:p>1739043222.972</text:p>
          </table:table-cell>
          <table:table-cell office:value-type="float" office:value="1739043224.226" calcext:value-type="float">
            <text:p>1739043224.2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9]-[.A149]" office:value-type="float" office:value="1.25400018692017" calcext:value-type="float">
            <text:p>1.25400018692017</text:p>
          </table:table-cell>
          <table:table-cell/>
          <table:table-cell table:formula="of:=[.H149] - [.$I$720]" office:value-type="float" office:value="0.866000175476074" calcext:value-type="float">
            <text:p>0.8660001754760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3.272" calcext:value-type="float">
            <text:p>1739043223.272</text:p>
          </table:table-cell>
          <table:table-cell office:value-type="float" office:value="1739043225.312" calcext:value-type="float">
            <text:p>1739043225.3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0]-[.A150]" office:value-type="float" office:value="2.03999996185303" calcext:value-type="float">
            <text:p>2.03999996185303</text:p>
          </table:table-cell>
          <table:table-cell/>
          <table:table-cell table:formula="of:=[.H150] - [.$I$720]" office:value-type="float" office:value="1.65199995040894" calcext:value-type="float">
            <text:p>1.651999950408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3.306" calcext:value-type="float">
            <text:p>1739043223.306</text:p>
          </table:table-cell>
          <table:table-cell office:value-type="float" office:value="1739043225.426" calcext:value-type="float">
            <text:p>1739043225.4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1]-[.A151]" office:value-type="float" office:value="2.12000012397766" calcext:value-type="float">
            <text:p>2.12000012397766</text:p>
          </table:table-cell>
          <table:table-cell/>
          <table:table-cell table:formula="of:=[.H151] - [.$I$720]" office:value-type="float" office:value="1.73200011253357" calcext:value-type="float">
            <text:p>1.7320001125335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4.272" calcext:value-type="float">
            <text:p>1739043224.272</text:p>
          </table:table-cell>
          <table:table-cell office:value-type="float" office:value="1739043225.575" calcext:value-type="float">
            <text:p>1739043225.5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2]-[.A152]" office:value-type="float" office:value="1.30299997329712" calcext:value-type="float">
            <text:p>1.30299997329712</text:p>
          </table:table-cell>
          <table:table-cell/>
          <table:table-cell table:formula="of:=[.H152] - [.$I$720]" office:value-type="float" office:value="0.914999961853027" calcext:value-type="float">
            <text:p>0.91499996185302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4.339" calcext:value-type="float">
            <text:p>1739043224.339</text:p>
          </table:table-cell>
          <table:table-cell office:value-type="float" office:value="1739043227.166" calcext:value-type="float">
            <text:p>1739043227.1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3]-[.A153]" office:value-type="float" office:value="2.82699990272522" calcext:value-type="float">
            <text:p>2.82699990272522</text:p>
          </table:table-cell>
          <table:table-cell/>
          <table:table-cell table:formula="of:=[.H153] - [.$I$720]" office:value-type="float" office:value="2.43899989128113" calcext:value-type="float">
            <text:p>2.4389998912811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5.906" calcext:value-type="float">
            <text:p>1739043225.906</text:p>
          </table:table-cell>
          <table:table-cell office:value-type="float" office:value="1739043227.303" calcext:value-type="float">
            <text:p>1739043227.3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4]-[.A154]" office:value-type="float" office:value="1.3970000743866" calcext:value-type="float">
            <text:p>1.3970000743866</text:p>
          </table:table-cell>
          <table:table-cell/>
          <table:table-cell table:formula="of:=[.H154] - [.$I$720]" office:value-type="float" office:value="1.0090000629425" calcext:value-type="float">
            <text:p>1.00900006294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6.106" calcext:value-type="float">
            <text:p>1739043226.106</text:p>
          </table:table-cell>
          <table:table-cell office:value-type="float" office:value="1739043229.017" calcext:value-type="float">
            <text:p>1739043229.0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5]-[.A155]" office:value-type="float" office:value="2.91100001335144" calcext:value-type="float">
            <text:p>2.91100001335144</text:p>
          </table:table-cell>
          <table:table-cell/>
          <table:table-cell table:formula="of:=[.H155] - [.$I$720]" office:value-type="float" office:value="2.52300000190735" calcext:value-type="float">
            <text:p>2.5230000019073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6.372" calcext:value-type="float">
            <text:p>1739043226.372</text:p>
          </table:table-cell>
          <table:table-cell office:value-type="float" office:value="1739043229.125" calcext:value-type="float">
            <text:p>1739043229.1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6]-[.A156]" office:value-type="float" office:value="2.75300002098083" calcext:value-type="float">
            <text:p>2.75300002098083</text:p>
          </table:table-cell>
          <table:table-cell/>
          <table:table-cell table:formula="of:=[.H156] - [.$I$720]" office:value-type="float" office:value="2.36500000953674" calcext:value-type="float">
            <text:p>2.365000009536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9.539" calcext:value-type="float">
            <text:p>1739043229.539</text:p>
          </table:table-cell>
          <table:table-cell office:value-type="float" office:value="1739043231.262" calcext:value-type="float">
            <text:p>1739043231.2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7]-[.A157]" office:value-type="float" office:value="1.72300004959106" calcext:value-type="float">
            <text:p>1.72300004959106</text:p>
          </table:table-cell>
          <table:table-cell/>
          <table:table-cell table:formula="of:=[.H157] - [.$I$720]" office:value-type="float" office:value="1.33500003814697" calcext:value-type="float">
            <text:p>1.3350000381469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29.672" calcext:value-type="float">
            <text:p>1739043229.672</text:p>
          </table:table-cell>
          <table:table-cell office:value-type="float" office:value="1739043231.369" calcext:value-type="float">
            <text:p>1739043231.3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8]-[.A158]" office:value-type="float" office:value="1.69700002670288" calcext:value-type="float">
            <text:p>1.69700002670288</text:p>
          </table:table-cell>
          <table:table-cell/>
          <table:table-cell table:formula="of:=[.H158] - [.$I$720]" office:value-type="float" office:value="1.30900001525879" calcext:value-type="float">
            <text:p>1.3090000152587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0.339" calcext:value-type="float">
            <text:p>1739043230.339</text:p>
          </table:table-cell>
          <table:table-cell office:value-type="float" office:value="1739043231.632" calcext:value-type="float">
            <text:p>1739043231.6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9]-[.A159]" office:value-type="float" office:value="1.29299998283386" calcext:value-type="float">
            <text:p>1.29299998283386</text:p>
          </table:table-cell>
          <table:table-cell/>
          <table:table-cell table:formula="of:=[.H159] - [.$I$720]" office:value-type="float" office:value="0.90499997138977" calcext:value-type="float">
            <text:p>0.9049999713897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0.406" calcext:value-type="float">
            <text:p>1739043230.406</text:p>
          </table:table-cell>
          <table:table-cell office:value-type="float" office:value="1739043231.736" calcext:value-type="float">
            <text:p>1739043231.7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0]-[.A160]" office:value-type="float" office:value="1.33000016212463" calcext:value-type="float">
            <text:p>1.33000016212463</text:p>
          </table:table-cell>
          <table:table-cell/>
          <table:table-cell table:formula="of:=[.H160] - [.$I$720]" office:value-type="float" office:value="0.942000150680542" calcext:value-type="float">
            <text:p>0.94200015068054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0.539" calcext:value-type="float">
            <text:p>1739043230.539</text:p>
          </table:table-cell>
          <table:table-cell office:value-type="float" office:value="1739043231.836" calcext:value-type="float">
            <text:p>1739043231.8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1]-[.A161]" office:value-type="float" office:value="1.29699993133545" calcext:value-type="float">
            <text:p>1.29699993133545</text:p>
          </table:table-cell>
          <table:table-cell/>
          <table:table-cell table:formula="of:=[.H161] - [.$I$720]" office:value-type="float" office:value="0.908999919891357" calcext:value-type="float">
            <text:p>0.90899991989135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0.572" calcext:value-type="float">
            <text:p>1739043230.572</text:p>
          </table:table-cell>
          <table:table-cell office:value-type="float" office:value="1739043231.929" calcext:value-type="float">
            <text:p>1739043231.9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2]-[.A162]" office:value-type="float" office:value="1.35699987411499" calcext:value-type="float">
            <text:p>1.35699987411499</text:p>
          </table:table-cell>
          <table:table-cell/>
          <table:table-cell table:formula="of:=[.H162] - [.$I$720]" office:value-type="float" office:value="0.968999862670898" calcext:value-type="float">
            <text:p>0.96899986267089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0.772" calcext:value-type="float">
            <text:p>1739043230.772</text:p>
          </table:table-cell>
          <table:table-cell office:value-type="float" office:value="1739043232.658" calcext:value-type="float">
            <text:p>1739043232.6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3]-[.A163]" office:value-type="float" office:value="1.88599991798401" calcext:value-type="float">
            <text:p>1.88599991798401</text:p>
          </table:table-cell>
          <table:table-cell/>
          <table:table-cell table:formula="of:=[.H163] - [.$I$720]" office:value-type="float" office:value="1.49799990653992" calcext:value-type="float">
            <text:p>1.4979999065399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1.206" calcext:value-type="float">
            <text:p>1739043231.206</text:p>
          </table:table-cell>
          <table:table-cell office:value-type="float" office:value="1739043232.761" calcext:value-type="float">
            <text:p>1739043232.7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4]-[.A164]" office:value-type="float" office:value="1.55499982833862" calcext:value-type="float">
            <text:p>1.55499982833862</text:p>
          </table:table-cell>
          <table:table-cell/>
          <table:table-cell table:formula="of:=[.H164] - [.$I$720]" office:value-type="float" office:value="1.16699981689453" calcext:value-type="float">
            <text:p>1.1669998168945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1.239" calcext:value-type="float">
            <text:p>1739043231.239</text:p>
          </table:table-cell>
          <table:table-cell office:value-type="float" office:value="1739043232.868" calcext:value-type="float">
            <text:p>1739043232.8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5]-[.A165]" office:value-type="float" office:value="1.62899994850159" calcext:value-type="float">
            <text:p>1.62899994850159</text:p>
          </table:table-cell>
          <table:table-cell/>
          <table:table-cell table:formula="of:=[.H165] - [.$I$720]" office:value-type="float" office:value="1.2409999370575" calcext:value-type="float">
            <text:p>1.240999937057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1.639" calcext:value-type="float">
            <text:p>1739043231.639</text:p>
          </table:table-cell>
          <table:table-cell office:value-type="float" office:value="1739043233.03" calcext:value-type="float">
            <text:p>1739043233.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6]-[.A166]" office:value-type="float" office:value="1.39100003242493" calcext:value-type="float">
            <text:p>1.39100003242493</text:p>
          </table:table-cell>
          <table:table-cell/>
          <table:table-cell table:formula="of:=[.H166] - [.$I$720]" office:value-type="float" office:value="1.00300002098083" calcext:value-type="float">
            <text:p>1.003000020980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1.672" calcext:value-type="float">
            <text:p>1739043231.672</text:p>
          </table:table-cell>
          <table:table-cell office:value-type="float" office:value="1739043233.128" calcext:value-type="float">
            <text:p>1739043233.1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7]-[.A167]" office:value-type="float" office:value="1.45600008964539" calcext:value-type="float">
            <text:p>1.45600008964539</text:p>
          </table:table-cell>
          <table:table-cell/>
          <table:table-cell table:formula="of:=[.H167] - [.$I$720]" office:value-type="float" office:value="1.06800007820129" calcext:value-type="float">
            <text:p>1.0680000782012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2.406" calcext:value-type="float">
            <text:p>1739043232.406</text:p>
          </table:table-cell>
          <table:table-cell office:value-type="float" office:value="1739043233.907" calcext:value-type="float">
            <text:p>1739043233.9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8]-[.A168]" office:value-type="float" office:value="1.50100016593933" calcext:value-type="float">
            <text:p>1.50100016593933</text:p>
          </table:table-cell>
          <table:table-cell/>
          <table:table-cell table:formula="of:=[.H168] - [.$I$720]" office:value-type="float" office:value="1.11300015449524" calcext:value-type="float">
            <text:p>1.1130001544952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2.606" calcext:value-type="float">
            <text:p>1739043232.606</text:p>
          </table:table-cell>
          <table:table-cell office:value-type="float" office:value="1739043234.013" calcext:value-type="float">
            <text:p>1739043234.0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9]-[.A169]" office:value-type="float" office:value="1.40700006484985" calcext:value-type="float">
            <text:p>1.40700006484985</text:p>
          </table:table-cell>
          <table:table-cell/>
          <table:table-cell table:formula="of:=[.H169] - [.$I$720]" office:value-type="float" office:value="1.01900005340576" calcext:value-type="float">
            <text:p>1.0190000534057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2.672" calcext:value-type="float">
            <text:p>1739043232.672</text:p>
          </table:table-cell>
          <table:table-cell office:value-type="float" office:value="1739043234.113" calcext:value-type="float">
            <text:p>1739043234.1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0]-[.A170]" office:value-type="float" office:value="1.44099998474121" calcext:value-type="float">
            <text:p>1.44099998474121</text:p>
          </table:table-cell>
          <table:table-cell/>
          <table:table-cell table:formula="of:=[.H170] - [.$I$720]" office:value-type="float" office:value="1.05299997329712" calcext:value-type="float">
            <text:p>1.0529999732971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3.339" calcext:value-type="float">
            <text:p>1739043233.339</text:p>
          </table:table-cell>
          <table:table-cell office:value-type="float" office:value="1739043235.283" calcext:value-type="float">
            <text:p>1739043235.2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1]-[.A171]" office:value-type="float" office:value="1.94400000572205" calcext:value-type="float">
            <text:p>1.94400000572205</text:p>
          </table:table-cell>
          <table:table-cell/>
          <table:table-cell table:formula="of:=[.H171] - [.$I$720]" office:value-type="float" office:value="1.55599999427795" calcext:value-type="float">
            <text:p>1.555999994277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4.739" calcext:value-type="float">
            <text:p>1739043234.739</text:p>
          </table:table-cell>
          <table:table-cell office:value-type="float" office:value="1739043236.315" calcext:value-type="float">
            <text:p>1739043236.3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2]-[.A172]" office:value-type="float" office:value="1.57599997520447" calcext:value-type="float">
            <text:p>1.57599997520447</text:p>
          </table:table-cell>
          <table:table-cell/>
          <table:table-cell table:formula="of:=[.H172] - [.$I$720]" office:value-type="float" office:value="1.18799996376038" calcext:value-type="float">
            <text:p>1.1879999637603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5.039" calcext:value-type="float">
            <text:p>1739043235.039</text:p>
          </table:table-cell>
          <table:table-cell office:value-type="float" office:value="1739043236.426" calcext:value-type="float">
            <text:p>1739043236.4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3]-[.A173]" office:value-type="float" office:value="1.38700008392334" calcext:value-type="float">
            <text:p>1.38700008392334</text:p>
          </table:table-cell>
          <table:table-cell/>
          <table:table-cell table:formula="of:=[.H173] - [.$I$720]" office:value-type="float" office:value="0.999000072479248" calcext:value-type="float">
            <text:p>0.9990000724792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5.072" calcext:value-type="float">
            <text:p>1739043235.072</text:p>
          </table:table-cell>
          <table:table-cell office:value-type="float" office:value="1739043236.64" calcext:value-type="float">
            <text:p>1739043236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4]-[.A174]" office:value-type="float" office:value="1.56800007820129" calcext:value-type="float">
            <text:p>1.56800007820129</text:p>
          </table:table-cell>
          <table:table-cell/>
          <table:table-cell table:formula="of:=[.H174] - [.$I$720]" office:value-type="float" office:value="1.1800000667572" calcext:value-type="float">
            <text:p>1.180000066757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5.206" calcext:value-type="float">
            <text:p>1739043235.206</text:p>
          </table:table-cell>
          <table:table-cell office:value-type="float" office:value="1739043236.885" calcext:value-type="float">
            <text:p>1739043236.8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5]-[.A175]" office:value-type="float" office:value="1.67899990081787" calcext:value-type="float">
            <text:p>1.67899990081787</text:p>
          </table:table-cell>
          <table:table-cell/>
          <table:table-cell table:formula="of:=[.H175] - [.$I$720]" office:value-type="float" office:value="1.29099988937378" calcext:value-type="float">
            <text:p>1.2909998893737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5.639" calcext:value-type="float">
            <text:p>1739043235.639</text:p>
          </table:table-cell>
          <table:table-cell office:value-type="float" office:value="1739043237.072" calcext:value-type="float">
            <text:p>1739043237.0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6]-[.A176]" office:value-type="float" office:value="1.43300008773804" calcext:value-type="float">
            <text:p>1.43300008773804</text:p>
          </table:table-cell>
          <table:table-cell/>
          <table:table-cell table:formula="of:=[.H176] - [.$I$720]" office:value-type="float" office:value="1.04500007629395" calcext:value-type="float">
            <text:p>1.045000076293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5.806" calcext:value-type="float">
            <text:p>1739043235.806</text:p>
          </table:table-cell>
          <table:table-cell office:value-type="float" office:value="1739043237.171" calcext:value-type="float">
            <text:p>1739043237.1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7]-[.A177]" office:value-type="float" office:value="1.36500000953674" calcext:value-type="float">
            <text:p>1.36500000953674</text:p>
          </table:table-cell>
          <table:table-cell/>
          <table:table-cell table:formula="of:=[.H177] - [.$I$720]" office:value-type="float" office:value="0.976999998092651" calcext:value-type="float">
            <text:p>0.97699999809265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5.906" calcext:value-type="float">
            <text:p>1739043235.906</text:p>
          </table:table-cell>
          <table:table-cell office:value-type="float" office:value="1739043237.293" calcext:value-type="float">
            <text:p>1739043237.2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8]-[.A178]" office:value-type="float" office:value="1.38700008392334" calcext:value-type="float">
            <text:p>1.38700008392334</text:p>
          </table:table-cell>
          <table:table-cell/>
          <table:table-cell table:formula="of:=[.H178] - [.$I$720]" office:value-type="float" office:value="0.999000072479248" calcext:value-type="float">
            <text:p>0.9990000724792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6.006" calcext:value-type="float">
            <text:p>1739043236.006</text:p>
          </table:table-cell>
          <table:table-cell office:value-type="float" office:value="1739043238.311" calcext:value-type="float">
            <text:p>1739043238.3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9]-[.A179]" office:value-type="float" office:value="2.3050000667572" calcext:value-type="float">
            <text:p>2.3050000667572</text:p>
          </table:table-cell>
          <table:table-cell/>
          <table:table-cell table:formula="of:=[.H179] - [.$I$720]" office:value-type="float" office:value="1.91700005531311" calcext:value-type="float">
            <text:p>1.9170000553131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7.006" calcext:value-type="float">
            <text:p>1739043237.006</text:p>
          </table:table-cell>
          <table:table-cell office:value-type="float" office:value="1739043238.408" calcext:value-type="float">
            <text:p>1739043238.4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0]-[.A180]" office:value-type="float" office:value="1.40199995040894" calcext:value-type="float">
            <text:p>1.40199995040894</text:p>
          </table:table-cell>
          <table:table-cell/>
          <table:table-cell table:formula="of:=[.H180] - [.$I$720]" office:value-type="float" office:value="1.01399993896484" calcext:value-type="float">
            <text:p>1.0139999389648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7.172" calcext:value-type="float">
            <text:p>1739043237.172</text:p>
          </table:table-cell>
          <table:table-cell office:value-type="float" office:value="1739043238.514" calcext:value-type="float">
            <text:p>1739043238.5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1]-[.A181]" office:value-type="float" office:value="1.34200000762939" calcext:value-type="float">
            <text:p>1.34200000762939</text:p>
          </table:table-cell>
          <table:table-cell/>
          <table:table-cell table:formula="of:=[.H181] - [.$I$720]" office:value-type="float" office:value="0.953999996185302" calcext:value-type="float">
            <text:p>0.95399999618530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7.239" calcext:value-type="float">
            <text:p>1739043237.239</text:p>
          </table:table-cell>
          <table:table-cell office:value-type="float" office:value="1739043238.616" calcext:value-type="float">
            <text:p>1739043238.6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2]-[.A182]" office:value-type="float" office:value="1.3769998550415" calcext:value-type="float">
            <text:p>1.3769998550415</text:p>
          </table:table-cell>
          <table:table-cell/>
          <table:table-cell table:formula="of:=[.H182] - [.$I$720]" office:value-type="float" office:value="0.988999843597412" calcext:value-type="float">
            <text:p>0.98899984359741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7.306" calcext:value-type="float">
            <text:p>1739043237.306</text:p>
          </table:table-cell>
          <table:table-cell office:value-type="float" office:value="1739043238.711" calcext:value-type="float">
            <text:p>1739043238.7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3]-[.A183]" office:value-type="float" office:value="1.40499997138977" calcext:value-type="float">
            <text:p>1.40499997138977</text:p>
          </table:table-cell>
          <table:table-cell/>
          <table:table-cell table:formula="of:=[.H183] - [.$I$720]" office:value-type="float" office:value="1.01699995994568" calcext:value-type="float">
            <text:p>1.0169999599456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7.339" calcext:value-type="float">
            <text:p>1739043237.339</text:p>
          </table:table-cell>
          <table:table-cell office:value-type="float" office:value="1739043238.813" calcext:value-type="float">
            <text:p>1739043238.8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4]-[.A184]" office:value-type="float" office:value="1.47399997711182" calcext:value-type="float">
            <text:p>1.47399997711182</text:p>
          </table:table-cell>
          <table:table-cell/>
          <table:table-cell table:formula="of:=[.H184] - [.$I$720]" office:value-type="float" office:value="1.08599996566772" calcext:value-type="float">
            <text:p>1.0859999656677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7.572" calcext:value-type="float">
            <text:p>1739043237.572</text:p>
          </table:table-cell>
          <table:table-cell office:value-type="float" office:value="1739043238.971" calcext:value-type="float">
            <text:p>1739043238.9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5]-[.A185]" office:value-type="float" office:value="1.3989999294281" calcext:value-type="float">
            <text:p>1.3989999294281</text:p>
          </table:table-cell>
          <table:table-cell/>
          <table:table-cell table:formula="of:=[.H185] - [.$I$720]" office:value-type="float" office:value="1.01099991798401" calcext:value-type="float">
            <text:p>1.0109999179840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7.639" calcext:value-type="float">
            <text:p>1739043237.639</text:p>
          </table:table-cell>
          <table:table-cell office:value-type="float" office:value="1739043239.126" calcext:value-type="float">
            <text:p>1739043239.1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6]-[.A186]" office:value-type="float" office:value="1.48699998855591" calcext:value-type="float">
            <text:p>1.48699998855591</text:p>
          </table:table-cell>
          <table:table-cell/>
          <table:table-cell table:formula="of:=[.H186] - [.$I$720]" office:value-type="float" office:value="1.09899997711182" calcext:value-type="float">
            <text:p>1.0989999771118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7.739" calcext:value-type="float">
            <text:p>1739043237.739</text:p>
          </table:table-cell>
          <table:table-cell office:value-type="float" office:value="1739043239.239" calcext:value-type="float">
            <text:p>1739043239.2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7]-[.A187]" office:value-type="float" office:value="1.5" calcext:value-type="float">
            <text:p>1.5</text:p>
          </table:table-cell>
          <table:table-cell/>
          <table:table-cell table:formula="of:=[.H187] - [.$I$720]" office:value-type="float" office:value="1.11199998855591" calcext:value-type="float">
            <text:p>1.111999988555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7.939" calcext:value-type="float">
            <text:p>1739043237.939</text:p>
          </table:table-cell>
          <table:table-cell office:value-type="float" office:value="1739043239.341" calcext:value-type="float">
            <text:p>1739043239.3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8]-[.A188]" office:value-type="float" office:value="1.40200018882751" calcext:value-type="float">
            <text:p>1.40200018882751</text:p>
          </table:table-cell>
          <table:table-cell/>
          <table:table-cell table:formula="of:=[.H188] - [.$I$720]" office:value-type="float" office:value="1.01400017738342" calcext:value-type="float">
            <text:p>1.0140001773834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39.839" calcext:value-type="float">
            <text:p>1739043239.839</text:p>
          </table:table-cell>
          <table:table-cell office:value-type="float" office:value="1739043241.526" calcext:value-type="float">
            <text:p>1739043241.5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9]-[.A189]" office:value-type="float" office:value="1.68700003623962" calcext:value-type="float">
            <text:p>1.68700003623962</text:p>
          </table:table-cell>
          <table:table-cell/>
          <table:table-cell table:formula="of:=[.H189] - [.$I$720]" office:value-type="float" office:value="1.29900002479553" calcext:value-type="float">
            <text:p>1.2990000247955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0.672" calcext:value-type="float">
            <text:p>1739043240.672</text:p>
          </table:table-cell>
          <table:table-cell office:value-type="float" office:value="1739043242.134" calcext:value-type="float">
            <text:p>1739043242.1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0]-[.A190]" office:value-type="float" office:value="1.46200013160706" calcext:value-type="float">
            <text:p>1.46200013160706</text:p>
          </table:table-cell>
          <table:table-cell/>
          <table:table-cell table:formula="of:=[.H190] - [.$I$720]" office:value-type="float" office:value="1.07400012016296" calcext:value-type="float">
            <text:p>1.0740001201629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3.306" calcext:value-type="float">
            <text:p>1739043243.306</text:p>
          </table:table-cell>
          <table:table-cell office:value-type="float" office:value="1739043244.594" calcext:value-type="float">
            <text:p>1739043244.5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1]-[.A191]" office:value-type="float" office:value="1.28800010681152" calcext:value-type="float">
            <text:p>1.28800010681152</text:p>
          </table:table-cell>
          <table:table-cell/>
          <table:table-cell table:formula="of:=[.H191] - [.$I$720]" office:value-type="float" office:value="0.900000095367431" calcext:value-type="float">
            <text:p>0.90000009536743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3.672" calcext:value-type="float">
            <text:p>1739043243.672</text:p>
          </table:table-cell>
          <table:table-cell office:value-type="float" office:value="1739043247.248" calcext:value-type="float">
            <text:p>1739043247.2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2]-[.A192]" office:value-type="float" office:value="3.57599997520447" calcext:value-type="float">
            <text:p>3.57599997520447</text:p>
          </table:table-cell>
          <table:table-cell/>
          <table:table-cell table:formula="of:=[.H192] - [.$I$720]" office:value-type="float" office:value="3.18799996376038" calcext:value-type="float">
            <text:p>3.1879999637603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3.806" calcext:value-type="float">
            <text:p>1739043243.806</text:p>
          </table:table-cell>
          <table:table-cell office:value-type="float" office:value="1739043247.341" calcext:value-type="float">
            <text:p>1739043247.3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3]-[.A193]" office:value-type="float" office:value="3.53500008583069" calcext:value-type="float">
            <text:p>3.53500008583069</text:p>
          </table:table-cell>
          <table:table-cell/>
          <table:table-cell table:formula="of:=[.H193] - [.$I$720]" office:value-type="float" office:value="3.1470000743866" calcext:value-type="float">
            <text:p>3.147000074386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5.939" calcext:value-type="float">
            <text:p>1739043245.939</text:p>
          </table:table-cell>
          <table:table-cell office:value-type="float" office:value="1739043247.448" calcext:value-type="float">
            <text:p>1739043247.4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4]-[.A194]" office:value-type="float" office:value="1.50900006294251" calcext:value-type="float">
            <text:p>1.50900006294251</text:p>
          </table:table-cell>
          <table:table-cell/>
          <table:table-cell table:formula="of:=[.H194] - [.$I$720]" office:value-type="float" office:value="1.12100005149841" calcext:value-type="float">
            <text:p>1.1210000514984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6.272" calcext:value-type="float">
            <text:p>1739043246.272</text:p>
          </table:table-cell>
          <table:table-cell office:value-type="float" office:value="1739043247.564" calcext:value-type="float">
            <text:p>1739043247.5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5]-[.A195]" office:value-type="float" office:value="1.29199981689453" calcext:value-type="float">
            <text:p>1.29199981689453</text:p>
          </table:table-cell>
          <table:table-cell/>
          <table:table-cell table:formula="of:=[.H195] - [.$I$720]" office:value-type="float" office:value="0.903999805450439" calcext:value-type="float">
            <text:p>0.9039998054504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6.306" calcext:value-type="float">
            <text:p>1739043246.306</text:p>
          </table:table-cell>
          <table:table-cell office:value-type="float" office:value="1739043247.707" calcext:value-type="float">
            <text:p>1739043247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6]-[.A196]" office:value-type="float" office:value="1.40100002288818" calcext:value-type="float">
            <text:p>1.40100002288818</text:p>
          </table:table-cell>
          <table:table-cell/>
          <table:table-cell table:formula="of:=[.H196] - [.$I$720]" office:value-type="float" office:value="1.01300001144409" calcext:value-type="float">
            <text:p>1.013000011444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6.339" calcext:value-type="float">
            <text:p>1739043246.339</text:p>
          </table:table-cell>
          <table:table-cell office:value-type="float" office:value="1739043247.812" calcext:value-type="float">
            <text:p>1739043247.8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7]-[.A197]" office:value-type="float" office:value="1.47300004959106" calcext:value-type="float">
            <text:p>1.47300004959106</text:p>
          </table:table-cell>
          <table:table-cell/>
          <table:table-cell table:formula="of:=[.H197] - [.$I$720]" office:value-type="float" office:value="1.08500003814697" calcext:value-type="float">
            <text:p>1.0850000381469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9.272" calcext:value-type="float">
            <text:p>1739043249.272</text:p>
          </table:table-cell>
          <table:table-cell office:value-type="float" office:value="1739043250.874" calcext:value-type="float">
            <text:p>1739043250.8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8]-[.A198]" office:value-type="float" office:value="1.60199999809265" calcext:value-type="float">
            <text:p>1.60199999809265</text:p>
          </table:table-cell>
          <table:table-cell/>
          <table:table-cell table:formula="of:=[.H198] - [.$I$720]" office:value-type="float" office:value="1.21399998664856" calcext:value-type="float">
            <text:p>1.2139999866485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9.339" calcext:value-type="float">
            <text:p>1739043249.339</text:p>
          </table:table-cell>
          <table:table-cell office:value-type="float" office:value="1739043250.987" calcext:value-type="float">
            <text:p>1739043250.9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9]-[.A199]" office:value-type="float" office:value="1.64800000190735" calcext:value-type="float">
            <text:p>1.64800000190735</text:p>
          </table:table-cell>
          <table:table-cell/>
          <table:table-cell table:formula="of:=[.H199] - [.$I$720]" office:value-type="float" office:value="1.25999999046326" calcext:value-type="float">
            <text:p>1.2599999904632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9.672" calcext:value-type="float">
            <text:p>1739043249.672</text:p>
          </table:table-cell>
          <table:table-cell office:value-type="float" office:value="1739043251.094" calcext:value-type="float">
            <text:p>1739043251.0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0]-[.A200]" office:value-type="float" office:value="1.42200016975403" calcext:value-type="float">
            <text:p>1.42200016975403</text:p>
          </table:table-cell>
          <table:table-cell/>
          <table:table-cell table:formula="of:=[.H200] - [.$I$720]" office:value-type="float" office:value="1.03400015830994" calcext:value-type="float">
            <text:p>1.034000158309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49.972" calcext:value-type="float">
            <text:p>1739043249.972</text:p>
          </table:table-cell>
          <table:table-cell office:value-type="float" office:value="1739043251.353" calcext:value-type="float">
            <text:p>1739043251.3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1]-[.A201]" office:value-type="float" office:value="1.38100004196167" calcext:value-type="float">
            <text:p>1.38100004196167</text:p>
          </table:table-cell>
          <table:table-cell/>
          <table:table-cell table:formula="of:=[.H201] - [.$I$720]" office:value-type="float" office:value="0.993000030517578" calcext:value-type="float">
            <text:p>0.99300003051757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0.106" calcext:value-type="float">
            <text:p>1739043250.106</text:p>
          </table:table-cell>
          <table:table-cell office:value-type="float" office:value="1739043251.507" calcext:value-type="float">
            <text:p>1739043251.5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2]-[.A202]" office:value-type="float" office:value="1.40100002288818" calcext:value-type="float">
            <text:p>1.40100002288818</text:p>
          </table:table-cell>
          <table:table-cell/>
          <table:table-cell table:formula="of:=[.H202] - [.$I$720]" office:value-type="float" office:value="1.01300001144409" calcext:value-type="float">
            <text:p>1.013000011444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0.172" calcext:value-type="float">
            <text:p>1739043250.172</text:p>
          </table:table-cell>
          <table:table-cell office:value-type="float" office:value="1739043251.614" calcext:value-type="float">
            <text:p>1739043251.6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3]-[.A203]" office:value-type="float" office:value="1.44200015068054" calcext:value-type="float">
            <text:p>1.44200015068054</text:p>
          </table:table-cell>
          <table:table-cell/>
          <table:table-cell table:formula="of:=[.H203] - [.$I$720]" office:value-type="float" office:value="1.05400013923645" calcext:value-type="float">
            <text:p>1.0540001392364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0.339" calcext:value-type="float">
            <text:p>1739043250.339</text:p>
          </table:table-cell>
          <table:table-cell office:value-type="float" office:value="1739043251.717" calcext:value-type="float">
            <text:p>1739043251.7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4]-[.A204]" office:value-type="float" office:value="1.37800002098084" calcext:value-type="float">
            <text:p>1.37800002098084</text:p>
          </table:table-cell>
          <table:table-cell/>
          <table:table-cell table:formula="of:=[.H204] - [.$I$720]" office:value-type="float" office:value="0.990000009536743" calcext:value-type="float">
            <text:p>0.99000000953674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0.406" calcext:value-type="float">
            <text:p>1739043250.406</text:p>
          </table:table-cell>
          <table:table-cell office:value-type="float" office:value="1739043251.836" calcext:value-type="float">
            <text:p>1739043251.8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5]-[.A205]" office:value-type="float" office:value="1.4300000667572" calcext:value-type="float">
            <text:p>1.4300000667572</text:p>
          </table:table-cell>
          <table:table-cell/>
          <table:table-cell table:formula="of:=[.H205] - [.$I$720]" office:value-type="float" office:value="1.04200005531311" calcext:value-type="float">
            <text:p>1.0420000553131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0.439" calcext:value-type="float">
            <text:p>1739043250.439</text:p>
          </table:table-cell>
          <table:table-cell office:value-type="float" office:value="1739043251.936" calcext:value-type="float">
            <text:p>1739043251.9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6]-[.A206]" office:value-type="float" office:value="1.49700021743774" calcext:value-type="float">
            <text:p>1.49700021743774</text:p>
          </table:table-cell>
          <table:table-cell/>
          <table:table-cell table:formula="of:=[.H206] - [.$I$720]" office:value-type="float" office:value="1.10900020599365" calcext:value-type="float">
            <text:p>1.1090002059936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0.539" calcext:value-type="float">
            <text:p>1739043250.539</text:p>
          </table:table-cell>
          <table:table-cell office:value-type="float" office:value="1739043252.052" calcext:value-type="float">
            <text:p>1739043252.0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7]-[.A207]" office:value-type="float" office:value="1.51300001144409" calcext:value-type="float">
            <text:p>1.51300001144409</text:p>
          </table:table-cell>
          <table:table-cell/>
          <table:table-cell table:formula="of:=[.H207] - [.$I$720]" office:value-type="float" office:value="1.125" calcext:value-type="float">
            <text:p>1.1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0.739" calcext:value-type="float">
            <text:p>1739043250.739</text:p>
          </table:table-cell>
          <table:table-cell office:value-type="float" office:value="1739043252.155" calcext:value-type="float">
            <text:p>1739043252.1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8]-[.A208]" office:value-type="float" office:value="1.41599988937378" calcext:value-type="float">
            <text:p>1.41599988937378</text:p>
          </table:table-cell>
          <table:table-cell/>
          <table:table-cell table:formula="of:=[.H208] - [.$I$720]" office:value-type="float" office:value="1.02799987792969" calcext:value-type="float">
            <text:p>1.0279998779296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0.806" calcext:value-type="float">
            <text:p>1739043250.806</text:p>
          </table:table-cell>
          <table:table-cell office:value-type="float" office:value="1739043252.262" calcext:value-type="float">
            <text:p>1739043252.2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9]-[.A209]" office:value-type="float" office:value="1.45600008964539" calcext:value-type="float">
            <text:p>1.45600008964539</text:p>
          </table:table-cell>
          <table:table-cell/>
          <table:table-cell table:formula="of:=[.H209] - [.$I$720]" office:value-type="float" office:value="1.06800007820129" calcext:value-type="float">
            <text:p>1.0680000782012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1.139" calcext:value-type="float">
            <text:p>1739043251.139</text:p>
          </table:table-cell>
          <table:table-cell office:value-type="float" office:value="1739043253.914" calcext:value-type="float">
            <text:p>1739043253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0]-[.A210]" office:value-type="float" office:value="2.77500009536743" calcext:value-type="float">
            <text:p>2.77500009536743</text:p>
          </table:table-cell>
          <table:table-cell/>
          <table:table-cell table:formula="of:=[.H210] - [.$I$720]" office:value-type="float" office:value="2.38700008392334" calcext:value-type="float">
            <text:p>2.387000083923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2.572" calcext:value-type="float">
            <text:p>1739043252.572</text:p>
          </table:table-cell>
          <table:table-cell office:value-type="float" office:value="1739043254.246" calcext:value-type="float">
            <text:p>1739043254.2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1]-[.A211]" office:value-type="float" office:value="1.67400002479553" calcext:value-type="float">
            <text:p>1.67400002479553</text:p>
          </table:table-cell>
          <table:table-cell/>
          <table:table-cell table:formula="of:=[.H211] - [.$I$720]" office:value-type="float" office:value="1.28600001335144" calcext:value-type="float">
            <text:p>1.2860000133514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2.873" calcext:value-type="float">
            <text:p>1739043252.873</text:p>
          </table:table-cell>
          <table:table-cell office:value-type="float" office:value="1739043254.365" calcext:value-type="float">
            <text:p>1739043254.3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2]-[.A212]" office:value-type="float" office:value="1.49200010299683" calcext:value-type="float">
            <text:p>1.49200010299683</text:p>
          </table:table-cell>
          <table:table-cell/>
          <table:table-cell table:formula="of:=[.H212] - [.$I$720]" office:value-type="float" office:value="1.10400009155273" calcext:value-type="float">
            <text:p>1.1040000915527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3.739" calcext:value-type="float">
            <text:p>1739043253.739</text:p>
          </table:table-cell>
          <table:table-cell office:value-type="float" office:value="1739043255.176" calcext:value-type="float">
            <text:p>1739043255.1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3]-[.A213]" office:value-type="float" office:value="1.43700003623962" calcext:value-type="float">
            <text:p>1.43700003623962</text:p>
          </table:table-cell>
          <table:table-cell/>
          <table:table-cell table:formula="of:=[.H213] - [.$I$720]" office:value-type="float" office:value="1.04900002479553" calcext:value-type="float">
            <text:p>1.0490000247955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4.072" calcext:value-type="float">
            <text:p>1739043254.072</text:p>
          </table:table-cell>
          <table:table-cell office:value-type="float" office:value="1739043255.938" calcext:value-type="float">
            <text:p>1739043255.9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4]-[.A214]" office:value-type="float" office:value="1.8659999370575" calcext:value-type="float">
            <text:p>1.8659999370575</text:p>
          </table:table-cell>
          <table:table-cell/>
          <table:table-cell table:formula="of:=[.H214] - [.$I$720]" office:value-type="float" office:value="1.4779999256134" calcext:value-type="float">
            <text:p>1.47799992561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4.606" calcext:value-type="float">
            <text:p>1739043254.606</text:p>
          </table:table-cell>
          <table:table-cell office:value-type="float" office:value="1739043256.076" calcext:value-type="float">
            <text:p>1739043256.0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5]-[.A215]" office:value-type="float" office:value="1.47000002861023" calcext:value-type="float">
            <text:p>1.47000002861023</text:p>
          </table:table-cell>
          <table:table-cell/>
          <table:table-cell table:formula="of:=[.H215] - [.$I$720]" office:value-type="float" office:value="1.08200001716614" calcext:value-type="float">
            <text:p>1.0820000171661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4.906" calcext:value-type="float">
            <text:p>1739043254.906</text:p>
          </table:table-cell>
          <table:table-cell office:value-type="float" office:value="1739043256.191" calcext:value-type="float">
            <text:p>1739043256.1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6]-[.A216]" office:value-type="float" office:value="1.28500008583069" calcext:value-type="float">
            <text:p>1.28500008583069</text:p>
          </table:table-cell>
          <table:table-cell/>
          <table:table-cell table:formula="of:=[.H216] - [.$I$720]" office:value-type="float" office:value="0.897000074386596" calcext:value-type="float">
            <text:p>0.89700007438659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4.939" calcext:value-type="float">
            <text:p>1739043254.939</text:p>
          </table:table-cell>
          <table:table-cell office:value-type="float" office:value="1739043256.294" calcext:value-type="float">
            <text:p>1739043256.2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7]-[.A217]" office:value-type="float" office:value="1.35500001907349" calcext:value-type="float">
            <text:p>1.35500001907349</text:p>
          </table:table-cell>
          <table:table-cell/>
          <table:table-cell table:formula="of:=[.H217] - [.$I$720]" office:value-type="float" office:value="0.967000007629394" calcext:value-type="float">
            <text:p>0.9670000076293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5.573" calcext:value-type="float">
            <text:p>1739043255.573</text:p>
          </table:table-cell>
          <table:table-cell office:value-type="float" office:value="1739043257.126" calcext:value-type="float">
            <text:p>1739043257.1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8]-[.A218]" office:value-type="float" office:value="1.55299997329712" calcext:value-type="float">
            <text:p>1.55299997329712</text:p>
          </table:table-cell>
          <table:table-cell/>
          <table:table-cell table:formula="of:=[.H218] - [.$I$720]" office:value-type="float" office:value="1.16499996185303" calcext:value-type="float">
            <text:p>1.1649999618530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6.439" calcext:value-type="float">
            <text:p>1739043256.439</text:p>
          </table:table-cell>
          <table:table-cell office:value-type="float" office:value="1739043257.739" calcext:value-type="float">
            <text:p>1739043257.7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9]-[.A219]" office:value-type="float" office:value="1.30000019073486" calcext:value-type="float">
            <text:p>1.30000019073486</text:p>
          </table:table-cell>
          <table:table-cell/>
          <table:table-cell table:formula="of:=[.H219] - [.$I$720]" office:value-type="float" office:value="0.912000179290771" calcext:value-type="float">
            <text:p>0.91200017929077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6.473" calcext:value-type="float">
            <text:p>1739043256.473</text:p>
          </table:table-cell>
          <table:table-cell office:value-type="float" office:value="1739043257.744" calcext:value-type="float">
            <text:p>1739043257.7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0]-[.A220]" office:value-type="float" office:value="1.27099990844727" calcext:value-type="float">
            <text:p>1.27099990844727</text:p>
          </table:table-cell>
          <table:table-cell/>
          <table:table-cell table:formula="of:=[.H220] - [.$I$720]" office:value-type="float" office:value="0.882999897003174" calcext:value-type="float">
            <text:p>0.8829998970031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6.539" calcext:value-type="float">
            <text:p>1739043256.539</text:p>
          </table:table-cell>
          <table:table-cell office:value-type="float" office:value="1739043258.331" calcext:value-type="float">
            <text:p>1739043258.3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1]-[.A221]" office:value-type="float" office:value="1.79200005531311" calcext:value-type="float">
            <text:p>1.79200005531311</text:p>
          </table:table-cell>
          <table:table-cell/>
          <table:table-cell table:formula="of:=[.H221] - [.$I$720]" office:value-type="float" office:value="1.40400004386902" calcext:value-type="float">
            <text:p>1.4040000438690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6.806" calcext:value-type="float">
            <text:p>1739043256.806</text:p>
          </table:table-cell>
          <table:table-cell office:value-type="float" office:value="1739043258.434" calcext:value-type="float">
            <text:p>1739043258.4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2]-[.A222]" office:value-type="float" office:value="1.62800002098084" calcext:value-type="float">
            <text:p>1.62800002098084</text:p>
          </table:table-cell>
          <table:table-cell/>
          <table:table-cell table:formula="of:=[.H222] - [.$I$720]" office:value-type="float" office:value="1.24000000953674" calcext:value-type="float">
            <text:p>1.240000009536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8.039" calcext:value-type="float">
            <text:p>1739043258.039</text:p>
          </table:table-cell>
          <table:table-cell office:value-type="float" office:value="1739043259.477" calcext:value-type="float">
            <text:p>1739043259.4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3]-[.A223]" office:value-type="float" office:value="1.43799996376038" calcext:value-type="float">
            <text:p>1.43799996376038</text:p>
          </table:table-cell>
          <table:table-cell/>
          <table:table-cell table:formula="of:=[.H223] - [.$I$720]" office:value-type="float" office:value="1.04999995231628" calcext:value-type="float">
            <text:p>1.0499999523162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8.106" calcext:value-type="float">
            <text:p>1739043258.106</text:p>
          </table:table-cell>
          <table:table-cell office:value-type="float" office:value="1739043259.583" calcext:value-type="float">
            <text:p>1739043259.5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4]-[.A224]" office:value-type="float" office:value="1.47699999809265" calcext:value-type="float">
            <text:p>1.47699999809265</text:p>
          </table:table-cell>
          <table:table-cell/>
          <table:table-cell table:formula="of:=[.H224] - [.$I$720]" office:value-type="float" office:value="1.08899998664856" calcext:value-type="float">
            <text:p>1.0889999866485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8.206" calcext:value-type="float">
            <text:p>1739043258.206</text:p>
          </table:table-cell>
          <table:table-cell office:value-type="float" office:value="1739043259.687" calcext:value-type="float">
            <text:p>1739043259.6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5]-[.A225]" office:value-type="float" office:value="1.48099994659424" calcext:value-type="float">
            <text:p>1.48099994659424</text:p>
          </table:table-cell>
          <table:table-cell/>
          <table:table-cell table:formula="of:=[.H225] - [.$I$720]" office:value-type="float" office:value="1.09299993515015" calcext:value-type="float">
            <text:p>1.092999935150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8.339" calcext:value-type="float">
            <text:p>1739043258.339</text:p>
          </table:table-cell>
          <table:table-cell office:value-type="float" office:value="1739043259.79" calcext:value-type="float">
            <text:p>1739043259.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6]-[.A226]" office:value-type="float" office:value="1.45099997520447" calcext:value-type="float">
            <text:p>1.45099997520447</text:p>
          </table:table-cell>
          <table:table-cell/>
          <table:table-cell table:formula="of:=[.H226] - [.$I$720]" office:value-type="float" office:value="1.06299996376038" calcext:value-type="float">
            <text:p>1.0629999637603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8.406" calcext:value-type="float">
            <text:p>1739043258.406</text:p>
          </table:table-cell>
          <table:table-cell office:value-type="float" office:value="1739043259.887" calcext:value-type="float">
            <text:p>1739043259.8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7]-[.A227]" office:value-type="float" office:value="1.48100018501282" calcext:value-type="float">
            <text:p>1.48100018501282</text:p>
          </table:table-cell>
          <table:table-cell/>
          <table:table-cell table:formula="of:=[.H227] - [.$I$720]" office:value-type="float" office:value="1.09300017356873" calcext:value-type="float">
            <text:p>1.0930001735687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58.473" calcext:value-type="float">
            <text:p>1739043258.473</text:p>
          </table:table-cell>
          <table:table-cell office:value-type="float" office:value="1739043259.99" calcext:value-type="float">
            <text:p>1739043259.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8]-[.A228]" office:value-type="float" office:value="1.51699995994568" calcext:value-type="float">
            <text:p>1.51699995994568</text:p>
          </table:table-cell>
          <table:table-cell/>
          <table:table-cell table:formula="of:=[.H228] - [.$I$720]" office:value-type="float" office:value="1.12899994850159" calcext:value-type="float">
            <text:p>1.128999948501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2.306" calcext:value-type="float">
            <text:p>1739043262.306</text:p>
          </table:table-cell>
          <table:table-cell office:value-type="float" office:value="1739043264.239" calcext:value-type="float">
            <text:p>1739043264.2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9]-[.A229]" office:value-type="float" office:value="1.93300008773804" calcext:value-type="float">
            <text:p>1.93300008773804</text:p>
          </table:table-cell>
          <table:table-cell/>
          <table:table-cell table:formula="of:=[.H229] - [.$I$720]" office:value-type="float" office:value="1.54500007629395" calcext:value-type="float">
            <text:p>1.545000076293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3.306" calcext:value-type="float">
            <text:p>1739043263.306</text:p>
          </table:table-cell>
          <table:table-cell office:value-type="float" office:value="1739043264.892" calcext:value-type="float">
            <text:p>1739043264.8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0]-[.A230]" office:value-type="float" office:value="1.58599996566772" calcext:value-type="float">
            <text:p>1.58599996566772</text:p>
          </table:table-cell>
          <table:table-cell/>
          <table:table-cell table:formula="of:=[.H230] - [.$I$720]" office:value-type="float" office:value="1.19799995422363" calcext:value-type="float">
            <text:p>1.1979999542236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3.339" calcext:value-type="float">
            <text:p>1739043263.339</text:p>
          </table:table-cell>
          <table:table-cell office:value-type="float" office:value="1739043264.897" calcext:value-type="float">
            <text:p>1739043264.8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1]-[.A231]" office:value-type="float" office:value="1.55800008773804" calcext:value-type="float">
            <text:p>1.55800008773804</text:p>
          </table:table-cell>
          <table:table-cell/>
          <table:table-cell table:formula="of:=[.H231] - [.$I$720]" office:value-type="float" office:value="1.17000007629395" calcext:value-type="float">
            <text:p>1.170000076293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3.539" calcext:value-type="float">
            <text:p>1739043263.539</text:p>
          </table:table-cell>
          <table:table-cell office:value-type="float" office:value="1739043264.903" calcext:value-type="float">
            <text:p>1739043264.9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2]-[.A232]" office:value-type="float" office:value="1.36400008201599" calcext:value-type="float">
            <text:p>1.36400008201599</text:p>
          </table:table-cell>
          <table:table-cell/>
          <table:table-cell table:formula="of:=[.H232] - [.$I$720]" office:value-type="float" office:value="0.976000070571899" calcext:value-type="float">
            <text:p>0.97600007057189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3.572" calcext:value-type="float">
            <text:p>1739043263.572</text:p>
          </table:table-cell>
          <table:table-cell office:value-type="float" office:value="1739043265.086" calcext:value-type="float">
            <text:p>1739043265.0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3]-[.A233]" office:value-type="float" office:value="1.51399993896484" calcext:value-type="float">
            <text:p>1.51399993896484</text:p>
          </table:table-cell>
          <table:table-cell/>
          <table:table-cell table:formula="of:=[.H233] - [.$I$720]" office:value-type="float" office:value="1.12599992752075" calcext:value-type="float">
            <text:p>1.1259999275207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4.239" calcext:value-type="float">
            <text:p>1739043264.239</text:p>
          </table:table-cell>
          <table:table-cell office:value-type="float" office:value="1739043266.353" calcext:value-type="float">
            <text:p>1739043266.3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4]-[.A234]" office:value-type="float" office:value="2.11399984359741" calcext:value-type="float">
            <text:p>2.11399984359741</text:p>
          </table:table-cell>
          <table:table-cell/>
          <table:table-cell table:formula="of:=[.H234] - [.$I$720]" office:value-type="float" office:value="1.72599983215332" calcext:value-type="float">
            <text:p>1.7259998321533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4.272" calcext:value-type="float">
            <text:p>1739043264.272</text:p>
          </table:table-cell>
          <table:table-cell office:value-type="float" office:value="1739043266.456" calcext:value-type="float">
            <text:p>1739043266.4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5]-[.A235]" office:value-type="float" office:value="2.18400001525879" calcext:value-type="float">
            <text:p>2.18400001525879</text:p>
          </table:table-cell>
          <table:table-cell/>
          <table:table-cell table:formula="of:=[.H235] - [.$I$720]" office:value-type="float" office:value="1.7960000038147" calcext:value-type="float">
            <text:p>1.796000003814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5.206" calcext:value-type="float">
            <text:p>1739043265.206</text:p>
          </table:table-cell>
          <table:table-cell office:value-type="float" office:value="1739043266.561" calcext:value-type="float">
            <text:p>1739043266.5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6]-[.A236]" office:value-type="float" office:value="1.35500001907349" calcext:value-type="float">
            <text:p>1.35500001907349</text:p>
          </table:table-cell>
          <table:table-cell/>
          <table:table-cell table:formula="of:=[.H236] - [.$I$720]" office:value-type="float" office:value="0.967000007629394" calcext:value-type="float">
            <text:p>0.9670000076293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5.239" calcext:value-type="float">
            <text:p>1739043265.239</text:p>
          </table:table-cell>
          <table:table-cell office:value-type="float" office:value="1739043266.67" calcext:value-type="float">
            <text:p>1739043266.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7]-[.A237]" office:value-type="float" office:value="1.43099999427795" calcext:value-type="float">
            <text:p>1.43099999427795</text:p>
          </table:table-cell>
          <table:table-cell/>
          <table:table-cell table:formula="of:=[.H237] - [.$I$720]" office:value-type="float" office:value="1.04299998283386" calcext:value-type="float">
            <text:p>1.042999982833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5.372" calcext:value-type="float">
            <text:p>1739043265.372</text:p>
          </table:table-cell>
          <table:table-cell office:value-type="float" office:value="1739043266.772" calcext:value-type="float">
            <text:p>1739043266.7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8]-[.A238]" office:value-type="float" office:value="1.40000009536743" calcext:value-type="float">
            <text:p>1.40000009536743</text:p>
          </table:table-cell>
          <table:table-cell/>
          <table:table-cell table:formula="of:=[.H238] - [.$I$720]" office:value-type="float" office:value="1.01200008392334" calcext:value-type="float">
            <text:p>1.012000083923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5.606" calcext:value-type="float">
            <text:p>1739043265.606</text:p>
          </table:table-cell>
          <table:table-cell office:value-type="float" office:value="1739043266.872" calcext:value-type="float">
            <text:p>1739043266.8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9]-[.A239]" office:value-type="float" office:value="1.26600003242493" calcext:value-type="float">
            <text:p>1.26600003242493</text:p>
          </table:table-cell>
          <table:table-cell/>
          <table:table-cell table:formula="of:=[.H239] - [.$I$720]" office:value-type="float" office:value="0.878000020980835" calcext:value-type="float">
            <text:p>0.87800002098083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5.639" calcext:value-type="float">
            <text:p>1739043265.639</text:p>
          </table:table-cell>
          <table:table-cell office:value-type="float" office:value="1739043267.059" calcext:value-type="float">
            <text:p>1739043267.0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0]-[.A240]" office:value-type="float" office:value="1.42000007629395" calcext:value-type="float">
            <text:p>1.42000007629395</text:p>
          </table:table-cell>
          <table:table-cell/>
          <table:table-cell table:formula="of:=[.H240] - [.$I$720]" office:value-type="float" office:value="1.03200006484985" calcext:value-type="float">
            <text:p>1.0320000648498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5.772" calcext:value-type="float">
            <text:p>1739043265.772</text:p>
          </table:table-cell>
          <table:table-cell office:value-type="float" office:value="1739043267.204" calcext:value-type="float">
            <text:p>1739043267.2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1]-[.A241]" office:value-type="float" office:value="1.43199992179871" calcext:value-type="float">
            <text:p>1.43199992179871</text:p>
          </table:table-cell>
          <table:table-cell/>
          <table:table-cell table:formula="of:=[.H241] - [.$I$720]" office:value-type="float" office:value="1.04399991035461" calcext:value-type="float">
            <text:p>1.0439999103546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5.839" calcext:value-type="float">
            <text:p>1739043265.839</text:p>
          </table:table-cell>
          <table:table-cell office:value-type="float" office:value="1739043267.314" calcext:value-type="float">
            <text:p>1739043267.3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2]-[.A242]" office:value-type="float" office:value="1.47499990463257" calcext:value-type="float">
            <text:p>1.47499990463257</text:p>
          </table:table-cell>
          <table:table-cell/>
          <table:table-cell table:formula="of:=[.H242] - [.$I$720]" office:value-type="float" office:value="1.08699989318848" calcext:value-type="float">
            <text:p>1.086999893188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5.972" calcext:value-type="float">
            <text:p>1739043265.972</text:p>
          </table:table-cell>
          <table:table-cell office:value-type="float" office:value="1739043267.491" calcext:value-type="float">
            <text:p>1739043267.4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3]-[.A243]" office:value-type="float" office:value="1.51900005340576" calcext:value-type="float">
            <text:p>1.51900005340576</text:p>
          </table:table-cell>
          <table:table-cell/>
          <table:table-cell table:formula="of:=[.H243] - [.$I$720]" office:value-type="float" office:value="1.13100004196167" calcext:value-type="float">
            <text:p>1.1310000419616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6.006" calcext:value-type="float">
            <text:p>1739043266.006</text:p>
          </table:table-cell>
          <table:table-cell office:value-type="float" office:value="1739043267.601" calcext:value-type="float">
            <text:p>1739043267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4]-[.A244]" office:value-type="float" office:value="1.59500002861023" calcext:value-type="float">
            <text:p>1.59500002861023</text:p>
          </table:table-cell>
          <table:table-cell/>
          <table:table-cell table:formula="of:=[.H244] - [.$I$720]" office:value-type="float" office:value="1.20700001716614" calcext:value-type="float">
            <text:p>1.2070000171661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6.206" calcext:value-type="float">
            <text:p>1739043266.206</text:p>
          </table:table-cell>
          <table:table-cell office:value-type="float" office:value="1739043267.704" calcext:value-type="float">
            <text:p>1739043267.7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5]-[.A245]" office:value-type="float" office:value="1.49799990653992" calcext:value-type="float">
            <text:p>1.49799990653992</text:p>
          </table:table-cell>
          <table:table-cell/>
          <table:table-cell table:formula="of:=[.H245] - [.$I$720]" office:value-type="float" office:value="1.10999989509583" calcext:value-type="float">
            <text:p>1.109999895095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6.239" calcext:value-type="float">
            <text:p>1739043266.239</text:p>
          </table:table-cell>
          <table:table-cell office:value-type="float" office:value="1739043267.821" calcext:value-type="float">
            <text:p>1739043267.8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6]-[.A246]" office:value-type="float" office:value="1.58200001716614" calcext:value-type="float">
            <text:p>1.58200001716614</text:p>
          </table:table-cell>
          <table:table-cell/>
          <table:table-cell table:formula="of:=[.H246] - [.$I$720]" office:value-type="float" office:value="1.19400000572205" calcext:value-type="float">
            <text:p>1.1940000057220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6.706" calcext:value-type="float">
            <text:p>1739043266.706</text:p>
          </table:table-cell>
          <table:table-cell office:value-type="float" office:value="1739043267.961" calcext:value-type="float">
            <text:p>1739043267.9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7]-[.A247]" office:value-type="float" office:value="1.25499987602234" calcext:value-type="float">
            <text:p>1.25499987602234</text:p>
          </table:table-cell>
          <table:table-cell/>
          <table:table-cell table:formula="of:=[.H247] - [.$I$720]" office:value-type="float" office:value="0.866999864578247" calcext:value-type="float">
            <text:p>0.86699986457824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7.106" calcext:value-type="float">
            <text:p>1739043267.106</text:p>
          </table:table-cell>
          <table:table-cell office:value-type="float" office:value="1739043268.69" calcext:value-type="float">
            <text:p>1739043268.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8]-[.A248]" office:value-type="float" office:value="1.58400011062622" calcext:value-type="float">
            <text:p>1.58400011062622</text:p>
          </table:table-cell>
          <table:table-cell/>
          <table:table-cell table:formula="of:=[.H248] - [.$I$720]" office:value-type="float" office:value="1.19600009918213" calcext:value-type="float">
            <text:p>1.1960000991821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7.139" calcext:value-type="float">
            <text:p>1739043267.139</text:p>
          </table:table-cell>
          <table:table-cell office:value-type="float" office:value="1739043268.804" calcext:value-type="float">
            <text:p>1739043268.8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9]-[.A249]" office:value-type="float" office:value="1.66499996185303" calcext:value-type="float">
            <text:p>1.66499996185303</text:p>
          </table:table-cell>
          <table:table-cell/>
          <table:table-cell table:formula="of:=[.H249] - [.$I$720]" office:value-type="float" office:value="1.27699995040894" calcext:value-type="float">
            <text:p>1.276999950408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7.606" calcext:value-type="float">
            <text:p>1739043267.606</text:p>
          </table:table-cell>
          <table:table-cell office:value-type="float" office:value="1739043270.536" calcext:value-type="float">
            <text:p>1739043270.5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0]-[.A250]" office:value-type="float" office:value="2.9300000667572" calcext:value-type="float">
            <text:p>2.9300000667572</text:p>
          </table:table-cell>
          <table:table-cell/>
          <table:table-cell table:formula="of:=[.H250] - [.$I$720]" office:value-type="float" office:value="2.54200005531311" calcext:value-type="float">
            <text:p>2.5420000553131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9.172" calcext:value-type="float">
            <text:p>1739043269.172</text:p>
          </table:table-cell>
          <table:table-cell office:value-type="float" office:value="1739043270.652" calcext:value-type="float">
            <text:p>1739043270.6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1]-[.A251]" office:value-type="float" office:value="1.48000001907349" calcext:value-type="float">
            <text:p>1.48000001907349</text:p>
          </table:table-cell>
          <table:table-cell/>
          <table:table-cell table:formula="of:=[.H251] - [.$I$720]" office:value-type="float" office:value="1.09200000762939" calcext:value-type="float">
            <text:p>1.092000007629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9.506" calcext:value-type="float">
            <text:p>1739043269.506</text:p>
          </table:table-cell>
          <table:table-cell office:value-type="float" office:value="1739043273.929" calcext:value-type="float">
            <text:p>1739043273.9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2]-[.A252]" office:value-type="float" office:value="4.4229998588562" calcext:value-type="float">
            <text:p>4.4229998588562</text:p>
          </table:table-cell>
          <table:table-cell/>
          <table:table-cell table:formula="of:=[.H252] - [.$I$720]" office:value-type="float" office:value="4.03499984741211" calcext:value-type="float">
            <text:p>4.0349998474121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69.572" calcext:value-type="float">
            <text:p>1739043269.572</text:p>
          </table:table-cell>
          <table:table-cell office:value-type="float" office:value="1739043274.049" calcext:value-type="float">
            <text:p>1739043274.0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3]-[.A253]" office:value-type="float" office:value="4.47699999809265" calcext:value-type="float">
            <text:p>4.47699999809265</text:p>
          </table:table-cell>
          <table:table-cell/>
          <table:table-cell table:formula="of:=[.H253] - [.$I$720]" office:value-type="float" office:value="4.08899998664856" calcext:value-type="float">
            <text:p>4.0889999866485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2.873" calcext:value-type="float">
            <text:p>1739043272.873</text:p>
          </table:table-cell>
          <table:table-cell office:value-type="float" office:value="1739043274.159" calcext:value-type="float">
            <text:p>1739043274.1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4]-[.A254]" office:value-type="float" office:value="1.28600001335144" calcext:value-type="float">
            <text:p>1.28600001335144</text:p>
          </table:table-cell>
          <table:table-cell/>
          <table:table-cell table:formula="of:=[.H254] - [.$I$720]" office:value-type="float" office:value="0.898000001907348" calcext:value-type="float">
            <text:p>0.8980000019073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4.806" calcext:value-type="float">
            <text:p>1739043274.806</text:p>
          </table:table-cell>
          <table:table-cell office:value-type="float" office:value="1739043277.533" calcext:value-type="float">
            <text:p>1739043277.5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5]-[.A255]" office:value-type="float" office:value="2.72699999809265" calcext:value-type="float">
            <text:p>2.72699999809265</text:p>
          </table:table-cell>
          <table:table-cell/>
          <table:table-cell table:formula="of:=[.H255] - [.$I$720]" office:value-type="float" office:value="2.33899998664856" calcext:value-type="float">
            <text:p>2.3389999866485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6.406" calcext:value-type="float">
            <text:p>1739043276.406</text:p>
          </table:table-cell>
          <table:table-cell office:value-type="float" office:value="1739043277.685" calcext:value-type="float">
            <text:p>1739043277.6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6]-[.A256]" office:value-type="float" office:value="1.27900004386902" calcext:value-type="float">
            <text:p>1.27900004386902</text:p>
          </table:table-cell>
          <table:table-cell/>
          <table:table-cell table:formula="of:=[.H256] - [.$I$720]" office:value-type="float" office:value="0.891000032424926" calcext:value-type="float">
            <text:p>0.89100003242492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6.439" calcext:value-type="float">
            <text:p>1739043276.439</text:p>
          </table:table-cell>
          <table:table-cell office:value-type="float" office:value="1739043277.805" calcext:value-type="float">
            <text:p>1739043277.8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7]-[.A257]" office:value-type="float" office:value="1.36600017547607" calcext:value-type="float">
            <text:p>1.36600017547607</text:p>
          </table:table-cell>
          <table:table-cell/>
          <table:table-cell table:formula="of:=[.H257] - [.$I$720]" office:value-type="float" office:value="0.978000164031982" calcext:value-type="float">
            <text:p>0.97800016403198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6.639" calcext:value-type="float">
            <text:p>1739043276.639</text:p>
          </table:table-cell>
          <table:table-cell office:value-type="float" office:value="1739043277.956" calcext:value-type="float">
            <text:p>1739043277.9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8]-[.A258]" office:value-type="float" office:value="1.31700015068054" calcext:value-type="float">
            <text:p>1.31700015068054</text:p>
          </table:table-cell>
          <table:table-cell/>
          <table:table-cell table:formula="of:=[.H258] - [.$I$720]" office:value-type="float" office:value="0.92900013923645" calcext:value-type="float">
            <text:p>0.9290001392364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6.673" calcext:value-type="float">
            <text:p>1739043276.673</text:p>
          </table:table-cell>
          <table:table-cell office:value-type="float" office:value="1739043278.066" calcext:value-type="float">
            <text:p>1739043278.0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9]-[.A259]" office:value-type="float" office:value="1.39299988746643" calcext:value-type="float">
            <text:p>1.39299988746643</text:p>
          </table:table-cell>
          <table:table-cell/>
          <table:table-cell table:formula="of:=[.H259] - [.$I$720]" office:value-type="float" office:value="1.00499987602234" calcext:value-type="float">
            <text:p>1.004999876022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6.706" calcext:value-type="float">
            <text:p>1739043276.706</text:p>
          </table:table-cell>
          <table:table-cell office:value-type="float" office:value="1739043278.169" calcext:value-type="float">
            <text:p>1739043278.1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0]-[.A260]" office:value-type="float" office:value="1.46299982070923" calcext:value-type="float">
            <text:p>1.46299982070923</text:p>
          </table:table-cell>
          <table:table-cell/>
          <table:table-cell table:formula="of:=[.H260] - [.$I$720]" office:value-type="float" office:value="1.07499980926514" calcext:value-type="float">
            <text:p>1.0749998092651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6.806" calcext:value-type="float">
            <text:p>1739043276.806</text:p>
          </table:table-cell>
          <table:table-cell office:value-type="float" office:value="1739043278.325" calcext:value-type="float">
            <text:p>1739043278.3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1]-[.A261]" office:value-type="float" office:value="1.51900005340576" calcext:value-type="float">
            <text:p>1.51900005340576</text:p>
          </table:table-cell>
          <table:table-cell/>
          <table:table-cell table:formula="of:=[.H261] - [.$I$720]" office:value-type="float" office:value="1.13100004196167" calcext:value-type="float">
            <text:p>1.1310000419616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7.006" calcext:value-type="float">
            <text:p>1739043277.006</text:p>
          </table:table-cell>
          <table:table-cell office:value-type="float" office:value="1739043278.484" calcext:value-type="float">
            <text:p>1739043278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2]-[.A262]" office:value-type="float" office:value="1.4779999256134" calcext:value-type="float">
            <text:p>1.4779999256134</text:p>
          </table:table-cell>
          <table:table-cell/>
          <table:table-cell table:formula="of:=[.H262] - [.$I$720]" office:value-type="float" office:value="1.08999991416931" calcext:value-type="float">
            <text:p>1.0899999141693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9.273" calcext:value-type="float">
            <text:p>1739043279.273</text:p>
          </table:table-cell>
          <table:table-cell office:value-type="float" office:value="1739043280.663" calcext:value-type="float">
            <text:p>1739043280.6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3]-[.A263]" office:value-type="float" office:value="1.39000010490417" calcext:value-type="float">
            <text:p>1.39000010490417</text:p>
          </table:table-cell>
          <table:table-cell/>
          <table:table-cell table:formula="of:=[.H263] - [.$I$720]" office:value-type="float" office:value="1.00200009346008" calcext:value-type="float">
            <text:p>1.0020000934600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9.306" calcext:value-type="float">
            <text:p>1739043279.306</text:p>
          </table:table-cell>
          <table:table-cell office:value-type="float" office:value="1739043280.828" calcext:value-type="float">
            <text:p>1739043280.8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4]-[.A264]" office:value-type="float" office:value="1.5220000743866" calcext:value-type="float">
            <text:p>1.5220000743866</text:p>
          </table:table-cell>
          <table:table-cell/>
          <table:table-cell table:formula="of:=[.H264] - [.$I$720]" office:value-type="float" office:value="1.1340000629425" calcext:value-type="float">
            <text:p>1.13400006294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9.506" calcext:value-type="float">
            <text:p>1739043279.506</text:p>
          </table:table-cell>
          <table:table-cell office:value-type="float" office:value="1739043280.943" calcext:value-type="float">
            <text:p>1739043280.9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5]-[.A265]" office:value-type="float" office:value="1.43700003623962" calcext:value-type="float">
            <text:p>1.43700003623962</text:p>
          </table:table-cell>
          <table:table-cell/>
          <table:table-cell table:formula="of:=[.H265] - [.$I$720]" office:value-type="float" office:value="1.04900002479553" calcext:value-type="float">
            <text:p>1.0490000247955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9.539" calcext:value-type="float">
            <text:p>1739043279.539</text:p>
          </table:table-cell>
          <table:table-cell office:value-type="float" office:value="1739043281.052" calcext:value-type="float">
            <text:p>1739043281.0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6]-[.A266]" office:value-type="float" office:value="1.51300001144409" calcext:value-type="float">
            <text:p>1.51300001144409</text:p>
          </table:table-cell>
          <table:table-cell/>
          <table:table-cell table:formula="of:=[.H266] - [.$I$720]" office:value-type="float" office:value="1.125" calcext:value-type="float">
            <text:p>1.1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9.639" calcext:value-type="float">
            <text:p>1739043279.639</text:p>
          </table:table-cell>
          <table:table-cell office:value-type="float" office:value="1739043281.18" calcext:value-type="float">
            <text:p>1739043281.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7]-[.A267]" office:value-type="float" office:value="1.54100012779236" calcext:value-type="float">
            <text:p>1.54100012779236</text:p>
          </table:table-cell>
          <table:table-cell/>
          <table:table-cell table:formula="of:=[.H267] - [.$I$720]" office:value-type="float" office:value="1.15300011634827" calcext:value-type="float">
            <text:p>1.1530001163482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9.906" calcext:value-type="float">
            <text:p>1739043279.906</text:p>
          </table:table-cell>
          <table:table-cell office:value-type="float" office:value="1739043281.357" calcext:value-type="float">
            <text:p>1739043281.3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8]-[.A268]" office:value-type="float" office:value="1.45100021362305" calcext:value-type="float">
            <text:p>1.45100021362305</text:p>
          </table:table-cell>
          <table:table-cell/>
          <table:table-cell table:formula="of:=[.H268] - [.$I$720]" office:value-type="float" office:value="1.06300020217895" calcext:value-type="float">
            <text:p>1.063000202178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79.939" calcext:value-type="float">
            <text:p>1739043279.939</text:p>
          </table:table-cell>
          <table:table-cell office:value-type="float" office:value="1739043281.466" calcext:value-type="float">
            <text:p>1739043281.4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9]-[.A269]" office:value-type="float" office:value="1.52700018882751" calcext:value-type="float">
            <text:p>1.52700018882751</text:p>
          </table:table-cell>
          <table:table-cell/>
          <table:table-cell table:formula="of:=[.H269] - [.$I$720]" office:value-type="float" office:value="1.13900017738342" calcext:value-type="float">
            <text:p>1.1390001773834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0.106" calcext:value-type="float">
            <text:p>1739043280.106</text:p>
          </table:table-cell>
          <table:table-cell office:value-type="float" office:value="1739043281.574" calcext:value-type="float">
            <text:p>1739043281.5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0]-[.A270]" office:value-type="float" office:value="1.46799993515015" calcext:value-type="float">
            <text:p>1.46799993515015</text:p>
          </table:table-cell>
          <table:table-cell/>
          <table:table-cell table:formula="of:=[.H270] - [.$I$720]" office:value-type="float" office:value="1.07999992370605" calcext:value-type="float">
            <text:p>1.0799999237060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0.139" calcext:value-type="float">
            <text:p>1739043280.139</text:p>
          </table:table-cell>
          <table:table-cell office:value-type="float" office:value="1739043281.678" calcext:value-type="float">
            <text:p>1739043281.6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1]-[.A271]" office:value-type="float" office:value="1.53900003433228" calcext:value-type="float">
            <text:p>1.53900003433228</text:p>
          </table:table-cell>
          <table:table-cell/>
          <table:table-cell table:formula="of:=[.H271] - [.$I$720]" office:value-type="float" office:value="1.15100002288818" calcext:value-type="float">
            <text:p>1.1510000228881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0.206" calcext:value-type="float">
            <text:p>1739043280.206</text:p>
          </table:table-cell>
          <table:table-cell office:value-type="float" office:value="1739043281.783" calcext:value-type="float">
            <text:p>1739043281.7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2]-[.A272]" office:value-type="float" office:value="1.57699990272522" calcext:value-type="float">
            <text:p>1.57699990272522</text:p>
          </table:table-cell>
          <table:table-cell/>
          <table:table-cell table:formula="of:=[.H272] - [.$I$720]" office:value-type="float" office:value="1.18899989128113" calcext:value-type="float">
            <text:p>1.1889998912811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1.839" calcext:value-type="float">
            <text:p>1739043281.839</text:p>
          </table:table-cell>
          <table:table-cell office:value-type="float" office:value="1739043284.025" calcext:value-type="float">
            <text:p>1739043284.0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3]-[.A273]" office:value-type="float" office:value="2.18600010871887" calcext:value-type="float">
            <text:p>2.18600010871887</text:p>
          </table:table-cell>
          <table:table-cell/>
          <table:table-cell table:formula="of:=[.H273] - [.$I$720]" office:value-type="float" office:value="1.79800009727478" calcext:value-type="float">
            <text:p>1.7980000972747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2.139" calcext:value-type="float">
            <text:p>1739043282.139</text:p>
          </table:table-cell>
          <table:table-cell office:value-type="float" office:value="1739043284.128" calcext:value-type="float">
            <text:p>1739043284.1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4]-[.A274]" office:value-type="float" office:value="1.98900008201599" calcext:value-type="float">
            <text:p>1.98900008201599</text:p>
          </table:table-cell>
          <table:table-cell/>
          <table:table-cell table:formula="of:=[.H274] - [.$I$720]" office:value-type="float" office:value="1.6010000705719" calcext:value-type="float">
            <text:p>1.60100007057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2.839" calcext:value-type="float">
            <text:p>1739043282.839</text:p>
          </table:table-cell>
          <table:table-cell office:value-type="float" office:value="1739043284.242" calcext:value-type="float">
            <text:p>1739043284.2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5]-[.A275]" office:value-type="float" office:value="1.40300011634827" calcext:value-type="float">
            <text:p>1.40300011634827</text:p>
          </table:table-cell>
          <table:table-cell/>
          <table:table-cell table:formula="of:=[.H275] - [.$I$720]" office:value-type="float" office:value="1.01500010490417" calcext:value-type="float">
            <text:p>1.0150001049041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2.939" calcext:value-type="float">
            <text:p>1739043282.939</text:p>
          </table:table-cell>
          <table:table-cell office:value-type="float" office:value="1739043284.441" calcext:value-type="float">
            <text:p>1739043284.4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6]-[.A276]" office:value-type="float" office:value="1.50200009346008" calcext:value-type="float">
            <text:p>1.50200009346008</text:p>
          </table:table-cell>
          <table:table-cell/>
          <table:table-cell table:formula="of:=[.H276] - [.$I$720]" office:value-type="float" office:value="1.11400008201599" calcext:value-type="float">
            <text:p>1.1140000820159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3.006" calcext:value-type="float">
            <text:p>1739043283.006</text:p>
          </table:table-cell>
          <table:table-cell office:value-type="float" office:value="1739043284.548" calcext:value-type="float">
            <text:p>1739043284.5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7]-[.A277]" office:value-type="float" office:value="1.54200005531311" calcext:value-type="float">
            <text:p>1.54200005531311</text:p>
          </table:table-cell>
          <table:table-cell/>
          <table:table-cell table:formula="of:=[.H277] - [.$I$720]" office:value-type="float" office:value="1.15400004386902" calcext:value-type="float">
            <text:p>1.1540000438690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5.173" calcext:value-type="float">
            <text:p>1739043285.173</text:p>
          </table:table-cell>
          <table:table-cell office:value-type="float" office:value="1739043286.463" calcext:value-type="float">
            <text:p>1739043286.4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8]-[.A278]" office:value-type="float" office:value="1.28999996185303" calcext:value-type="float">
            <text:p>1.28999996185303</text:p>
          </table:table-cell>
          <table:table-cell/>
          <table:table-cell table:formula="of:=[.H278] - [.$I$720]" office:value-type="float" office:value="0.901999950408935" calcext:value-type="float">
            <text:p>0.90199995040893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5.206" calcext:value-type="float">
            <text:p>1739043285.206</text:p>
          </table:table-cell>
          <table:table-cell office:value-type="float" office:value="1739043286.562" calcext:value-type="float">
            <text:p>1739043286.5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9]-[.A279]" office:value-type="float" office:value="1.35599994659424" calcext:value-type="float">
            <text:p>1.35599994659424</text:p>
          </table:table-cell>
          <table:table-cell/>
          <table:table-cell table:formula="of:=[.H279] - [.$I$720]" office:value-type="float" office:value="0.967999935150146" calcext:value-type="float">
            <text:p>0.96799993515014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5.239" calcext:value-type="float">
            <text:p>1739043285.239</text:p>
          </table:table-cell>
          <table:table-cell office:value-type="float" office:value="1739043286.672" calcext:value-type="float">
            <text:p>1739043286.6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0]-[.A280]" office:value-type="float" office:value="1.43299984931946" calcext:value-type="float">
            <text:p>1.43299984931946</text:p>
          </table:table-cell>
          <table:table-cell/>
          <table:table-cell table:formula="of:=[.H280] - [.$I$720]" office:value-type="float" office:value="1.04499983787537" calcext:value-type="float">
            <text:p>1.0449998378753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5.473" calcext:value-type="float">
            <text:p>1739043285.473</text:p>
          </table:table-cell>
          <table:table-cell office:value-type="float" office:value="1739043286.775" calcext:value-type="float">
            <text:p>1739043286.7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1]-[.A281]" office:value-type="float" office:value="1.30200004577637" calcext:value-type="float">
            <text:p>1.30200004577637</text:p>
          </table:table-cell>
          <table:table-cell/>
          <table:table-cell table:formula="of:=[.H281] - [.$I$720]" office:value-type="float" office:value="0.914000034332275" calcext:value-type="float">
            <text:p>0.91400003433227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5.506" calcext:value-type="float">
            <text:p>1739043285.506</text:p>
          </table:table-cell>
          <table:table-cell office:value-type="float" office:value="1739043286.898" calcext:value-type="float">
            <text:p>1739043286.8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2]-[.A282]" office:value-type="float" office:value="1.39199995994568" calcext:value-type="float">
            <text:p>1.39199995994568</text:p>
          </table:table-cell>
          <table:table-cell/>
          <table:table-cell table:formula="of:=[.H282] - [.$I$720]" office:value-type="float" office:value="1.00399994850159" calcext:value-type="float">
            <text:p>1.003999948501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5.673" calcext:value-type="float">
            <text:p>1739043285.673</text:p>
          </table:table-cell>
          <table:table-cell office:value-type="float" office:value="1739043286.99" calcext:value-type="float">
            <text:p>1739043286.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3]-[.A283]" office:value-type="float" office:value="1.31699991226196" calcext:value-type="float">
            <text:p>1.31699991226196</text:p>
          </table:table-cell>
          <table:table-cell/>
          <table:table-cell table:formula="of:=[.H283] - [.$I$720]" office:value-type="float" office:value="0.928999900817871" calcext:value-type="float">
            <text:p>0.92899990081787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5.873" calcext:value-type="float">
            <text:p>1739043285.873</text:p>
          </table:table-cell>
          <table:table-cell office:value-type="float" office:value="1739043287.302" calcext:value-type="float">
            <text:p>1739043287.3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4]-[.A284]" office:value-type="float" office:value="1.42900013923645" calcext:value-type="float">
            <text:p>1.42900013923645</text:p>
          </table:table-cell>
          <table:table-cell/>
          <table:table-cell table:formula="of:=[.H284] - [.$I$720]" office:value-type="float" office:value="1.04100012779236" calcext:value-type="float">
            <text:p>1.0410001277923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6.806" calcext:value-type="float">
            <text:p>1739043286.806</text:p>
          </table:table-cell>
          <table:table-cell office:value-type="float" office:value="1739043288.074" calcext:value-type="float">
            <text:p>1739043288.0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5]-[.A285]" office:value-type="float" office:value="1.26799988746643" calcext:value-type="float">
            <text:p>1.26799988746643</text:p>
          </table:table-cell>
          <table:table-cell/>
          <table:table-cell table:formula="of:=[.H285] - [.$I$720]" office:value-type="float" office:value="0.879999876022339" calcext:value-type="float">
            <text:p>0.8799998760223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6.839" calcext:value-type="float">
            <text:p>1739043286.839</text:p>
          </table:table-cell>
          <table:table-cell office:value-type="float" office:value="1739043288.224" calcext:value-type="float">
            <text:p>1739043288.2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6]-[.A286]" office:value-type="float" office:value="1.38499999046326" calcext:value-type="float">
            <text:p>1.38499999046326</text:p>
          </table:table-cell>
          <table:table-cell/>
          <table:table-cell table:formula="of:=[.H286] - [.$I$720]" office:value-type="float" office:value="0.996999979019165" calcext:value-type="float">
            <text:p>0.99699997901916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7.139" calcext:value-type="float">
            <text:p>1739043287.139</text:p>
          </table:table-cell>
          <table:table-cell office:value-type="float" office:value="1739043289.758" calcext:value-type="float">
            <text:p>1739043289.7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7]-[.A287]" office:value-type="float" office:value="2.61899995803833" calcext:value-type="float">
            <text:p>2.61899995803833</text:p>
          </table:table-cell>
          <table:table-cell/>
          <table:table-cell table:formula="of:=[.H287] - [.$I$720]" office:value-type="float" office:value="2.23099994659424" calcext:value-type="float">
            <text:p>2.2309999465942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8.739" calcext:value-type="float">
            <text:p>1739043288.739</text:p>
          </table:table-cell>
          <table:table-cell office:value-type="float" office:value="1739043290.397" calcext:value-type="float">
            <text:p>1739043290.3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8]-[.A288]" office:value-type="float" office:value="1.65799999237061" calcext:value-type="float">
            <text:p>1.65799999237061</text:p>
          </table:table-cell>
          <table:table-cell/>
          <table:table-cell table:formula="of:=[.H288] - [.$I$720]" office:value-type="float" office:value="1.26999998092651" calcext:value-type="float">
            <text:p>1.2699999809265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89.373" calcext:value-type="float">
            <text:p>1739043289.373</text:p>
          </table:table-cell>
          <table:table-cell office:value-type="float" office:value="1739043291.539" calcext:value-type="float">
            <text:p>1739043291.5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9]-[.A289]" office:value-type="float" office:value="2.16600012779236" calcext:value-type="float">
            <text:p>2.16600012779236</text:p>
          </table:table-cell>
          <table:table-cell/>
          <table:table-cell table:formula="of:=[.H289] - [.$I$720]" office:value-type="float" office:value="1.77800011634827" calcext:value-type="float">
            <text:p>1.7780001163482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0.339" calcext:value-type="float">
            <text:p>1739043290.339</text:p>
          </table:table-cell>
          <table:table-cell office:value-type="float" office:value="1739043291.656" calcext:value-type="float">
            <text:p>1739043291.6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0]-[.A290]" office:value-type="float" office:value="1.31699991226196" calcext:value-type="float">
            <text:p>1.31699991226196</text:p>
          </table:table-cell>
          <table:table-cell/>
          <table:table-cell table:formula="of:=[.H290] - [.$I$720]" office:value-type="float" office:value="0.928999900817871" calcext:value-type="float">
            <text:p>0.92899990081787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0.373" calcext:value-type="float">
            <text:p>1739043290.373</text:p>
          </table:table-cell>
          <table:table-cell office:value-type="float" office:value="1739043291.757" calcext:value-type="float">
            <text:p>1739043291.7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1]-[.A291]" office:value-type="float" office:value="1.3840000629425" calcext:value-type="float">
            <text:p>1.3840000629425</text:p>
          </table:table-cell>
          <table:table-cell/>
          <table:table-cell table:formula="of:=[.H291] - [.$I$720]" office:value-type="float" office:value="0.996000051498413" calcext:value-type="float">
            <text:p>0.99600005149841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0.706" calcext:value-type="float">
            <text:p>1739043290.706</text:p>
          </table:table-cell>
          <table:table-cell office:value-type="float" office:value="1739043292.41" calcext:value-type="float">
            <text:p>1739043292.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2]-[.A292]" office:value-type="float" office:value="1.7039999961853" calcext:value-type="float">
            <text:p>1.7039999961853</text:p>
          </table:table-cell>
          <table:table-cell/>
          <table:table-cell table:formula="of:=[.H292] - [.$I$720]" office:value-type="float" office:value="1.31599998474121" calcext:value-type="float">
            <text:p>1.3159999847412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1.339" calcext:value-type="float">
            <text:p>1739043291.339</text:p>
          </table:table-cell>
          <table:table-cell office:value-type="float" office:value="1739043292.855" calcext:value-type="float">
            <text:p>1739043292.8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3]-[.A293]" office:value-type="float" office:value="1.51600003242493" calcext:value-type="float">
            <text:p>1.51600003242493</text:p>
          </table:table-cell>
          <table:table-cell/>
          <table:table-cell table:formula="of:=[.H293] - [.$I$720]" office:value-type="float" office:value="1.12800002098083" calcext:value-type="float">
            <text:p>1.128000020980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2.306" calcext:value-type="float">
            <text:p>1739043292.306</text:p>
          </table:table-cell>
          <table:table-cell office:value-type="float" office:value="1739043293.717" calcext:value-type="float">
            <text:p>1739043293.7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4]-[.A294]" office:value-type="float" office:value="1.41100001335144" calcext:value-type="float">
            <text:p>1.41100001335144</text:p>
          </table:table-cell>
          <table:table-cell/>
          <table:table-cell table:formula="of:=[.H294] - [.$I$720]" office:value-type="float" office:value="1.02300000190735" calcext:value-type="float">
            <text:p>1.0230000019073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2.339" calcext:value-type="float">
            <text:p>1739043292.339</text:p>
          </table:table-cell>
          <table:table-cell office:value-type="float" office:value="1739043293.733" calcext:value-type="float">
            <text:p>1739043293.7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5]-[.A295]" office:value-type="float" office:value="1.39400005340576" calcext:value-type="float">
            <text:p>1.39400005340576</text:p>
          </table:table-cell>
          <table:table-cell/>
          <table:table-cell table:formula="of:=[.H295] - [.$I$720]" office:value-type="float" office:value="1.00600004196167" calcext:value-type="float">
            <text:p>1.0060000419616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2.539" calcext:value-type="float">
            <text:p>1739043292.539</text:p>
          </table:table-cell>
          <table:table-cell office:value-type="float" office:value="1739043294.913" calcext:value-type="float">
            <text:p>1739043294.9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6]-[.A296]" office:value-type="float" office:value="2.37400007247925" calcext:value-type="float">
            <text:p>2.37400007247925</text:p>
          </table:table-cell>
          <table:table-cell/>
          <table:table-cell table:formula="of:=[.H296] - [.$I$720]" office:value-type="float" office:value="1.98600006103516" calcext:value-type="float">
            <text:p>1.9860000610351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2.573" calcext:value-type="float">
            <text:p>1739043292.573</text:p>
          </table:table-cell>
          <table:table-cell office:value-type="float" office:value="1739043294.977" calcext:value-type="float">
            <text:p>1739043294.9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7]-[.A297]" office:value-type="float" office:value="2.40400004386902" calcext:value-type="float">
            <text:p>2.40400004386902</text:p>
          </table:table-cell>
          <table:table-cell/>
          <table:table-cell table:formula="of:=[.H297] - [.$I$720]" office:value-type="float" office:value="2.01600003242493" calcext:value-type="float">
            <text:p>2.0160000324249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2.606" calcext:value-type="float">
            <text:p>1739043292.606</text:p>
          </table:table-cell>
          <table:table-cell office:value-type="float" office:value="1739043295.079" calcext:value-type="float">
            <text:p>1739043295.0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8]-[.A298]" office:value-type="float" office:value="2.47300004959106" calcext:value-type="float">
            <text:p>2.47300004959106</text:p>
          </table:table-cell>
          <table:table-cell/>
          <table:table-cell table:formula="of:=[.H298] - [.$I$720]" office:value-type="float" office:value="2.08500003814697" calcext:value-type="float">
            <text:p>2.0850000381469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4.339" calcext:value-type="float">
            <text:p>1739043294.339</text:p>
          </table:table-cell>
          <table:table-cell office:value-type="float" office:value="1739043295.828" calcext:value-type="float">
            <text:p>1739043295.8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9]-[.A299]" office:value-type="float" office:value="1.48900008201599" calcext:value-type="float">
            <text:p>1.48900008201599</text:p>
          </table:table-cell>
          <table:table-cell/>
          <table:table-cell table:formula="of:=[.H299] - [.$I$720]" office:value-type="float" office:value="1.1010000705719" calcext:value-type="float">
            <text:p>1.10100007057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4.706" calcext:value-type="float">
            <text:p>1739043294.706</text:p>
          </table:table-cell>
          <table:table-cell office:value-type="float" office:value="1739043295.893" calcext:value-type="float">
            <text:p>1739043295.8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0]-[.A300]" office:value-type="float" office:value="1.18699979782105" calcext:value-type="float">
            <text:p>1.18699979782105</text:p>
          </table:table-cell>
          <table:table-cell/>
          <table:table-cell table:formula="of:=[.H300] - [.$I$720]" office:value-type="float" office:value="0.798999786376953" calcext:value-type="float">
            <text:p>0.79899978637695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4.739" calcext:value-type="float">
            <text:p>1739043294.739</text:p>
          </table:table-cell>
          <table:table-cell office:value-type="float" office:value="1739043296.046" calcext:value-type="float">
            <text:p>1739043296.0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1]-[.A301]" office:value-type="float" office:value="1.30699992179871" calcext:value-type="float">
            <text:p>1.30699992179871</text:p>
          </table:table-cell>
          <table:table-cell/>
          <table:table-cell table:formula="of:=[.H301] - [.$I$720]" office:value-type="float" office:value="0.918999910354614" calcext:value-type="float">
            <text:p>0.91899991035461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4.773" calcext:value-type="float">
            <text:p>1739043294.773</text:p>
          </table:table-cell>
          <table:table-cell office:value-type="float" office:value="1739043296.156" calcext:value-type="float">
            <text:p>1739043296.1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2]-[.A302]" office:value-type="float" office:value="1.38299989700317" calcext:value-type="float">
            <text:p>1.38299989700317</text:p>
          </table:table-cell>
          <table:table-cell/>
          <table:table-cell table:formula="of:=[.H302] - [.$I$720]" office:value-type="float" office:value="0.994999885559082" calcext:value-type="float">
            <text:p>0.99499988555908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4.839" calcext:value-type="float">
            <text:p>1739043294.839</text:p>
          </table:table-cell>
          <table:table-cell office:value-type="float" office:value="1739043296.263" calcext:value-type="float">
            <text:p>1739043296.2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3]-[.A303]" office:value-type="float" office:value="1.42400002479553" calcext:value-type="float">
            <text:p>1.42400002479553</text:p>
          </table:table-cell>
          <table:table-cell/>
          <table:table-cell table:formula="of:=[.H303] - [.$I$720]" office:value-type="float" office:value="1.03600001335144" calcext:value-type="float">
            <text:p>1.0360000133514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4.873" calcext:value-type="float">
            <text:p>1739043294.873</text:p>
          </table:table-cell>
          <table:table-cell office:value-type="float" office:value="1739043296.38" calcext:value-type="float">
            <text:p>1739043296.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4]-[.A304]" office:value-type="float" office:value="1.507000207901" calcext:value-type="float">
            <text:p>1.507000207901</text:p>
          </table:table-cell>
          <table:table-cell/>
          <table:table-cell table:formula="of:=[.H304] - [.$I$720]" office:value-type="float" office:value="1.11900019645691" calcext:value-type="float">
            <text:p>1.119000196456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5.106" calcext:value-type="float">
            <text:p>1739043295.106</text:p>
          </table:table-cell>
          <table:table-cell office:value-type="float" office:value="1739043298.082" calcext:value-type="float">
            <text:p>1739043298.0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5]-[.A305]" office:value-type="float" office:value="2.9760000705719" calcext:value-type="float">
            <text:p>2.9760000705719</text:p>
          </table:table-cell>
          <table:table-cell/>
          <table:table-cell table:formula="of:=[.H305] - [.$I$720]" office:value-type="float" office:value="2.58800005912781" calcext:value-type="float">
            <text:p>2.588000059127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6.839" calcext:value-type="float">
            <text:p>1739043296.839</text:p>
          </table:table-cell>
          <table:table-cell office:value-type="float" office:value="1739043298.171" calcext:value-type="float">
            <text:p>1739043298.1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6]-[.A306]" office:value-type="float" office:value="1.33200001716614" calcext:value-type="float">
            <text:p>1.33200001716614</text:p>
          </table:table-cell>
          <table:table-cell/>
          <table:table-cell table:formula="of:=[.H306] - [.$I$720]" office:value-type="float" office:value="0.944000005722046" calcext:value-type="float">
            <text:p>0.94400000572204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6.873" calcext:value-type="float">
            <text:p>1739043296.873</text:p>
          </table:table-cell>
          <table:table-cell office:value-type="float" office:value="1739043298.292" calcext:value-type="float">
            <text:p>1739043298.2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7]-[.A307]" office:value-type="float" office:value="1.41900014877319" calcext:value-type="float">
            <text:p>1.41900014877319</text:p>
          </table:table-cell>
          <table:table-cell/>
          <table:table-cell table:formula="of:=[.H307] - [.$I$720]" office:value-type="float" office:value="1.0310001373291" calcext:value-type="float">
            <text:p>1.03100013732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6.939" calcext:value-type="float">
            <text:p>1739043296.939</text:p>
          </table:table-cell>
          <table:table-cell office:value-type="float" office:value="1739043298.696" calcext:value-type="float">
            <text:p>1739043298.6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8]-[.A308]" office:value-type="float" office:value="1.757000207901" calcext:value-type="float">
            <text:p>1.757000207901</text:p>
          </table:table-cell>
          <table:table-cell/>
          <table:table-cell table:formula="of:=[.H308] - [.$I$720]" office:value-type="float" office:value="1.36900019645691" calcext:value-type="float">
            <text:p>1.369000196456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7.073" calcext:value-type="float">
            <text:p>1739043297.073</text:p>
          </table:table-cell>
          <table:table-cell office:value-type="float" office:value="1739043298.703" calcext:value-type="float">
            <text:p>1739043298.7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9]-[.A309]" office:value-type="float" office:value="1.63000011444092" calcext:value-type="float">
            <text:p>1.63000011444092</text:p>
          </table:table-cell>
          <table:table-cell/>
          <table:table-cell table:formula="of:=[.H309] - [.$I$720]" office:value-type="float" office:value="1.24200010299683" calcext:value-type="float">
            <text:p>1.242000102996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8.239" calcext:value-type="float">
            <text:p>1739043298.239</text:p>
          </table:table-cell>
          <table:table-cell office:value-type="float" office:value="1739043299.789" calcext:value-type="float">
            <text:p>1739043299.7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0]-[.A310]" office:value-type="float" office:value="1.54999995231628" calcext:value-type="float">
            <text:p>1.54999995231628</text:p>
          </table:table-cell>
          <table:table-cell/>
          <table:table-cell table:formula="of:=[.H310] - [.$I$720]" office:value-type="float" office:value="1.16199994087219" calcext:value-type="float">
            <text:p>1.161999940872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8.506" calcext:value-type="float">
            <text:p>1739043298.506</text:p>
          </table:table-cell>
          <table:table-cell office:value-type="float" office:value="1739043299.888" calcext:value-type="float">
            <text:p>1739043299.8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1]-[.A311]" office:value-type="float" office:value="1.38199996948242" calcext:value-type="float">
            <text:p>1.38199996948242</text:p>
          </table:table-cell>
          <table:table-cell/>
          <table:table-cell table:formula="of:=[.H311] - [.$I$720]" office:value-type="float" office:value="0.99399995803833" calcext:value-type="float">
            <text:p>0.9939999580383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8.606" calcext:value-type="float">
            <text:p>1739043298.606</text:p>
          </table:table-cell>
          <table:table-cell office:value-type="float" office:value="1739043300.102" calcext:value-type="float">
            <text:p>1739043300.1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2]-[.A312]" office:value-type="float" office:value="1.49600005149841" calcext:value-type="float">
            <text:p>1.49600005149841</text:p>
          </table:table-cell>
          <table:table-cell/>
          <table:table-cell table:formula="of:=[.H312] - [.$I$720]" office:value-type="float" office:value="1.10800004005432" calcext:value-type="float">
            <text:p>1.1080000400543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8.839" calcext:value-type="float">
            <text:p>1739043298.839</text:p>
          </table:table-cell>
          <table:table-cell office:value-type="float" office:value="1739043300.224" calcext:value-type="float">
            <text:p>1739043300.2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3]-[.A313]" office:value-type="float" office:value="1.38499999046326" calcext:value-type="float">
            <text:p>1.38499999046326</text:p>
          </table:table-cell>
          <table:table-cell/>
          <table:table-cell table:formula="of:=[.H313] - [.$I$720]" office:value-type="float" office:value="0.996999979019165" calcext:value-type="float">
            <text:p>0.99699997901916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298.873" calcext:value-type="float">
            <text:p>1739043298.873</text:p>
          </table:table-cell>
          <table:table-cell office:value-type="float" office:value="1739043300.415" calcext:value-type="float">
            <text:p>1739043300.4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4]-[.A314]" office:value-type="float" office:value="1.54200005531311" calcext:value-type="float">
            <text:p>1.54200005531311</text:p>
          </table:table-cell>
          <table:table-cell/>
          <table:table-cell table:formula="of:=[.H314] - [.$I$720]" office:value-type="float" office:value="1.15400004386902" calcext:value-type="float">
            <text:p>1.1540000438690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0.639" calcext:value-type="float">
            <text:p>1739043300.639</text:p>
          </table:table-cell>
          <table:table-cell office:value-type="float" office:value="1739043302.101" calcext:value-type="float">
            <text:p>1739043302.1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5]-[.A315]" office:value-type="float" office:value="1.46200013160706" calcext:value-type="float">
            <text:p>1.46200013160706</text:p>
          </table:table-cell>
          <table:table-cell/>
          <table:table-cell table:formula="of:=[.H315] - [.$I$720]" office:value-type="float" office:value="1.07400012016296" calcext:value-type="float">
            <text:p>1.0740001201629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0.773" calcext:value-type="float">
            <text:p>1739043300.773</text:p>
          </table:table-cell>
          <table:table-cell office:value-type="float" office:value="1739043302.204" calcext:value-type="float">
            <text:p>1739043302.2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6]-[.A316]" office:value-type="float" office:value="1.43099999427795" calcext:value-type="float">
            <text:p>1.43099999427795</text:p>
          </table:table-cell>
          <table:table-cell/>
          <table:table-cell table:formula="of:=[.H316] - [.$I$720]" office:value-type="float" office:value="1.04299998283386" calcext:value-type="float">
            <text:p>1.042999982833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0.873" calcext:value-type="float">
            <text:p>1739043300.873</text:p>
          </table:table-cell>
          <table:table-cell office:value-type="float" office:value="1739043302.352" calcext:value-type="float">
            <text:p>1739043302.3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7]-[.A317]" office:value-type="float" office:value="1.47900009155273" calcext:value-type="float">
            <text:p>1.47900009155273</text:p>
          </table:table-cell>
          <table:table-cell/>
          <table:table-cell table:formula="of:=[.H317] - [.$I$720]" office:value-type="float" office:value="1.09100008010864" calcext:value-type="float">
            <text:p>1.0910000801086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1.173" calcext:value-type="float">
            <text:p>1739043301.173</text:p>
          </table:table-cell>
          <table:table-cell office:value-type="float" office:value="1739043302.581" calcext:value-type="float">
            <text:p>1739043302.5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8]-[.A318]" office:value-type="float" office:value="1.40799999237061" calcext:value-type="float">
            <text:p>1.40799999237061</text:p>
          </table:table-cell>
          <table:table-cell/>
          <table:table-cell table:formula="of:=[.H318] - [.$I$720]" office:value-type="float" office:value="1.01999998092651" calcext:value-type="float">
            <text:p>1.0199999809265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1.439" calcext:value-type="float">
            <text:p>1739043301.439</text:p>
          </table:table-cell>
          <table:table-cell office:value-type="float" office:value="1739043303.007" calcext:value-type="float">
            <text:p>1739043303.0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9]-[.A319]" office:value-type="float" office:value="1.56800007820129" calcext:value-type="float">
            <text:p>1.56800007820129</text:p>
          </table:table-cell>
          <table:table-cell/>
          <table:table-cell table:formula="of:=[.H319] - [.$I$720]" office:value-type="float" office:value="1.1800000667572" calcext:value-type="float">
            <text:p>1.180000066757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1.773" calcext:value-type="float">
            <text:p>1739043301.773</text:p>
          </table:table-cell>
          <table:table-cell office:value-type="float" office:value="1739043303.272" calcext:value-type="float">
            <text:p>1739043303.2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0]-[.A320]" office:value-type="float" office:value="1.49900007247925" calcext:value-type="float">
            <text:p>1.49900007247925</text:p>
          </table:table-cell>
          <table:table-cell/>
          <table:table-cell table:formula="of:=[.H320] - [.$I$720]" office:value-type="float" office:value="1.11100006103516" calcext:value-type="float">
            <text:p>1.1110000610351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2.106" calcext:value-type="float">
            <text:p>1739043302.106</text:p>
          </table:table-cell>
          <table:table-cell office:value-type="float" office:value="1739043303.533" calcext:value-type="float">
            <text:p>1739043303.5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1]-[.A321]" office:value-type="float" office:value="1.42700004577637" calcext:value-type="float">
            <text:p>1.42700004577637</text:p>
          </table:table-cell>
          <table:table-cell/>
          <table:table-cell table:formula="of:=[.H321] - [.$I$720]" office:value-type="float" office:value="1.03900003433228" calcext:value-type="float">
            <text:p>1.0390000343322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2.273" calcext:value-type="float">
            <text:p>1739043302.273</text:p>
          </table:table-cell>
          <table:table-cell office:value-type="float" office:value="1739043303.636" calcext:value-type="float">
            <text:p>1739043303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2]-[.A322]" office:value-type="float" office:value="1.36299991607666" calcext:value-type="float">
            <text:p>1.36299991607666</text:p>
          </table:table-cell>
          <table:table-cell/>
          <table:table-cell table:formula="of:=[.H322] - [.$I$720]" office:value-type="float" office:value="0.974999904632568" calcext:value-type="float">
            <text:p>0.97499990463256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2.306" calcext:value-type="float">
            <text:p>1739043302.306</text:p>
          </table:table-cell>
          <table:table-cell office:value-type="float" office:value="1739043303.795" calcext:value-type="float">
            <text:p>1739043303.7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3]-[.A323]" office:value-type="float" office:value="1.48900008201599" calcext:value-type="float">
            <text:p>1.48900008201599</text:p>
          </table:table-cell>
          <table:table-cell/>
          <table:table-cell table:formula="of:=[.H323] - [.$I$720]" office:value-type="float" office:value="1.1010000705719" calcext:value-type="float">
            <text:p>1.10100007057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2.639" calcext:value-type="float">
            <text:p>1739043302.639</text:p>
          </table:table-cell>
          <table:table-cell office:value-type="float" office:value="1739043305.267" calcext:value-type="float">
            <text:p>1739043305.2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4]-[.A324]" office:value-type="float" office:value="2.62800002098083" calcext:value-type="float">
            <text:p>2.62800002098083</text:p>
          </table:table-cell>
          <table:table-cell/>
          <table:table-cell table:formula="of:=[.H324] - [.$I$720]" office:value-type="float" office:value="2.24000000953674" calcext:value-type="float">
            <text:p>2.240000009536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2.673" calcext:value-type="float">
            <text:p>1739043302.673</text:p>
          </table:table-cell>
          <table:table-cell office:value-type="float" office:value="1739043305.386" calcext:value-type="float">
            <text:p>1739043305.3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5]-[.A325]" office:value-type="float" office:value="2.71299982070923" calcext:value-type="float">
            <text:p>2.71299982070923</text:p>
          </table:table-cell>
          <table:table-cell/>
          <table:table-cell table:formula="of:=[.H325] - [.$I$720]" office:value-type="float" office:value="2.32499980926514" calcext:value-type="float">
            <text:p>2.3249998092651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4.273" calcext:value-type="float">
            <text:p>1739043304.273</text:p>
          </table:table-cell>
          <table:table-cell office:value-type="float" office:value="1739043305.769" calcext:value-type="float">
            <text:p>1739043305.7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6]-[.A326]" office:value-type="float" office:value="1.49600005149841" calcext:value-type="float">
            <text:p>1.49600005149841</text:p>
          </table:table-cell>
          <table:table-cell/>
          <table:table-cell table:formula="of:=[.H326] - [.$I$720]" office:value-type="float" office:value="1.10800004005432" calcext:value-type="float">
            <text:p>1.1080000400543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4.739" calcext:value-type="float">
            <text:p>1739043304.739</text:p>
          </table:table-cell>
          <table:table-cell office:value-type="float" office:value="1739043306.012" calcext:value-type="float">
            <text:p>1739043306.0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7]-[.A327]" office:value-type="float" office:value="1.27300000190735" calcext:value-type="float">
            <text:p>1.27300000190735</text:p>
          </table:table-cell>
          <table:table-cell/>
          <table:table-cell table:formula="of:=[.H327] - [.$I$720]" office:value-type="float" office:value="0.884999990463257" calcext:value-type="float">
            <text:p>0.88499999046325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4.773" calcext:value-type="float">
            <text:p>1739043304.773</text:p>
          </table:table-cell>
          <table:table-cell office:value-type="float" office:value="1739043306.125" calcext:value-type="float">
            <text:p>1739043306.1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8]-[.A328]" office:value-type="float" office:value="1.35199999809265" calcext:value-type="float">
            <text:p>1.35199999809265</text:p>
          </table:table-cell>
          <table:table-cell/>
          <table:table-cell table:formula="of:=[.H328] - [.$I$720]" office:value-type="float" office:value="0.963999986648559" calcext:value-type="float">
            <text:p>0.9639999866485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5.139" calcext:value-type="float">
            <text:p>1739043305.139</text:p>
          </table:table-cell>
          <table:table-cell office:value-type="float" office:value="1739043308.142" calcext:value-type="float">
            <text:p>1739043308.1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9]-[.A329]" office:value-type="float" office:value="3.00300002098083" calcext:value-type="float">
            <text:p>3.00300002098083</text:p>
          </table:table-cell>
          <table:table-cell/>
          <table:table-cell table:formula="of:=[.H329] - [.$I$720]" office:value-type="float" office:value="2.61500000953674" calcext:value-type="float">
            <text:p>2.615000009536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6.939" calcext:value-type="float">
            <text:p>1739043306.939</text:p>
          </table:table-cell>
          <table:table-cell office:value-type="float" office:value="1739043308.286" calcext:value-type="float">
            <text:p>1739043308.2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0]-[.A330]" office:value-type="float" office:value="1.34700012207031" calcext:value-type="float">
            <text:p>1.34700012207031</text:p>
          </table:table-cell>
          <table:table-cell/>
          <table:table-cell table:formula="of:=[.H330] - [.$I$720]" office:value-type="float" office:value="0.95900011062622" calcext:value-type="float">
            <text:p>0.9590001106262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7.806" calcext:value-type="float">
            <text:p>1739043307.806</text:p>
          </table:table-cell>
          <table:table-cell office:value-type="float" office:value="1739043309.967" calcext:value-type="float">
            <text:p>1739043309.9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1]-[.A331]" office:value-type="float" office:value="2.16100001335144" calcext:value-type="float">
            <text:p>2.16100001335144</text:p>
          </table:table-cell>
          <table:table-cell/>
          <table:table-cell table:formula="of:=[.H331] - [.$I$720]" office:value-type="float" office:value="1.77300000190735" calcext:value-type="float">
            <text:p>1.7730000019073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8.506" calcext:value-type="float">
            <text:p>1739043308.506</text:p>
          </table:table-cell>
          <table:table-cell office:value-type="float" office:value="1739043310.067" calcext:value-type="float">
            <text:p>1739043310.0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2]-[.A332]" office:value-type="float" office:value="1.56099987030029" calcext:value-type="float">
            <text:p>1.56099987030029</text:p>
          </table:table-cell>
          <table:table-cell/>
          <table:table-cell table:formula="of:=[.H332] - [.$I$720]" office:value-type="float" office:value="1.1729998588562" calcext:value-type="float">
            <text:p>1.172999858856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8.639" calcext:value-type="float">
            <text:p>1739043308.639</text:p>
          </table:table-cell>
          <table:table-cell office:value-type="float" office:value="1739043310.186" calcext:value-type="float">
            <text:p>1739043310.1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3]-[.A333]" office:value-type="float" office:value="1.54700016975403" calcext:value-type="float">
            <text:p>1.54700016975403</text:p>
          </table:table-cell>
          <table:table-cell/>
          <table:table-cell table:formula="of:=[.H333] - [.$I$720]" office:value-type="float" office:value="1.15900015830994" calcext:value-type="float">
            <text:p>1.159000158309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8.773" calcext:value-type="float">
            <text:p>1739043308.773</text:p>
          </table:table-cell>
          <table:table-cell office:value-type="float" office:value="1739043310.292" calcext:value-type="float">
            <text:p>1739043310.2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4]-[.A334]" office:value-type="float" office:value="1.51900005340576" calcext:value-type="float">
            <text:p>1.51900005340576</text:p>
          </table:table-cell>
          <table:table-cell/>
          <table:table-cell table:formula="of:=[.H334] - [.$I$720]" office:value-type="float" office:value="1.13100004196167" calcext:value-type="float">
            <text:p>1.1310000419616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8.906" calcext:value-type="float">
            <text:p>1739043308.906</text:p>
          </table:table-cell>
          <table:table-cell office:value-type="float" office:value="1739043310.396" calcext:value-type="float">
            <text:p>1739043310.3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5]-[.A335]" office:value-type="float" office:value="1.49000000953674" calcext:value-type="float">
            <text:p>1.49000000953674</text:p>
          </table:table-cell>
          <table:table-cell/>
          <table:table-cell table:formula="of:=[.H335] - [.$I$720]" office:value-type="float" office:value="1.10199999809265" calcext:value-type="float">
            <text:p>1.1019999980926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9.139" calcext:value-type="float">
            <text:p>1739043309.139</text:p>
          </table:table-cell>
          <table:table-cell office:value-type="float" office:value="1739043310.497" calcext:value-type="float">
            <text:p>1739043310.4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6]-[.A336]" office:value-type="float" office:value="1.35800004005432" calcext:value-type="float">
            <text:p>1.35800004005432</text:p>
          </table:table-cell>
          <table:table-cell/>
          <table:table-cell table:formula="of:=[.H336] - [.$I$720]" office:value-type="float" office:value="0.970000028610229" calcext:value-type="float">
            <text:p>0.97000002861022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9.173" calcext:value-type="float">
            <text:p>1739043309.173</text:p>
          </table:table-cell>
          <table:table-cell office:value-type="float" office:value="1739043310.6" calcext:value-type="float">
            <text:p>1739043310.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7]-[.A337]" office:value-type="float" office:value="1.42699980735779" calcext:value-type="float">
            <text:p>1.42699980735779</text:p>
          </table:table-cell>
          <table:table-cell/>
          <table:table-cell table:formula="of:=[.H337] - [.$I$720]" office:value-type="float" office:value="1.0389997959137" calcext:value-type="float">
            <text:p>1.038999795913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9.306" calcext:value-type="float">
            <text:p>1739043309.306</text:p>
          </table:table-cell>
          <table:table-cell office:value-type="float" office:value="1739043310.801" calcext:value-type="float">
            <text:p>1739043310.8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8]-[.A338]" office:value-type="float" office:value="1.49500012397766" calcext:value-type="float">
            <text:p>1.49500012397766</text:p>
          </table:table-cell>
          <table:table-cell/>
          <table:table-cell table:formula="of:=[.H338] - [.$I$720]" office:value-type="float" office:value="1.10700011253357" calcext:value-type="float">
            <text:p>1.1070001125335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09.839" calcext:value-type="float">
            <text:p>1739043309.839</text:p>
          </table:table-cell>
          <table:table-cell office:value-type="float" office:value="1739043311.313" calcext:value-type="float">
            <text:p>1739043311.3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9]-[.A339]" office:value-type="float" office:value="1.47399997711182" calcext:value-type="float">
            <text:p>1.47399997711182</text:p>
          </table:table-cell>
          <table:table-cell/>
          <table:table-cell table:formula="of:=[.H339] - [.$I$720]" office:value-type="float" office:value="1.08599996566772" calcext:value-type="float">
            <text:p>1.0859999656677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0.106" calcext:value-type="float">
            <text:p>1739043310.106</text:p>
          </table:table-cell>
          <table:table-cell office:value-type="float" office:value="1739043311.584" calcext:value-type="float">
            <text:p>1739043311.5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0]-[.A340]" office:value-type="float" office:value="1.47800016403198" calcext:value-type="float">
            <text:p>1.47800016403198</text:p>
          </table:table-cell>
          <table:table-cell/>
          <table:table-cell table:formula="of:=[.H340] - [.$I$720]" office:value-type="float" office:value="1.09000015258789" calcext:value-type="float">
            <text:p>1.0900001525878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0.139" calcext:value-type="float">
            <text:p>1739043310.139</text:p>
          </table:table-cell>
          <table:table-cell office:value-type="float" office:value="1739043311.687" calcext:value-type="float">
            <text:p>1739043311.6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1]-[.A341]" office:value-type="float" office:value="1.54800009727478" calcext:value-type="float">
            <text:p>1.54800009727478</text:p>
          </table:table-cell>
          <table:table-cell/>
          <table:table-cell table:formula="of:=[.H341] - [.$I$720]" office:value-type="float" office:value="1.16000008583069" calcext:value-type="float">
            <text:p>1.1600000858306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0.206" calcext:value-type="float">
            <text:p>1739043310.206</text:p>
          </table:table-cell>
          <table:table-cell office:value-type="float" office:value="1739043311.798" calcext:value-type="float">
            <text:p>1739043311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2]-[.A342]" office:value-type="float" office:value="1.59200000762939" calcext:value-type="float">
            <text:p>1.59200000762939</text:p>
          </table:table-cell>
          <table:table-cell/>
          <table:table-cell table:formula="of:=[.H342] - [.$I$720]" office:value-type="float" office:value="1.2039999961853" calcext:value-type="float">
            <text:p>1.203999996185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0.306" calcext:value-type="float">
            <text:p>1739043310.306</text:p>
          </table:table-cell>
          <table:table-cell office:value-type="float" office:value="1739043311.907" calcext:value-type="float">
            <text:p>1739043311.9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3]-[.A343]" office:value-type="float" office:value="1.6010000705719" calcext:value-type="float">
            <text:p>1.6010000705719</text:p>
          </table:table-cell>
          <table:table-cell/>
          <table:table-cell table:formula="of:=[.H343] - [.$I$720]" office:value-type="float" office:value="1.21300005912781" calcext:value-type="float">
            <text:p>1.213000059127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0.706" calcext:value-type="float">
            <text:p>1739043310.706</text:p>
          </table:table-cell>
          <table:table-cell office:value-type="float" office:value="1739043312.015" calcext:value-type="float">
            <text:p>1739043312.0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4]-[.A344]" office:value-type="float" office:value="1.30900001525879" calcext:value-type="float">
            <text:p>1.30900001525879</text:p>
          </table:table-cell>
          <table:table-cell/>
          <table:table-cell table:formula="of:=[.H344] - [.$I$720]" office:value-type="float" office:value="0.921000003814697" calcext:value-type="float">
            <text:p>0.92100000381469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0.739" calcext:value-type="float">
            <text:p>1739043310.739</text:p>
          </table:table-cell>
          <table:table-cell office:value-type="float" office:value="1739043312.226" calcext:value-type="float">
            <text:p>1739043312.2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5]-[.A345]" office:value-type="float" office:value="1.48699998855591" calcext:value-type="float">
            <text:p>1.48699998855591</text:p>
          </table:table-cell>
          <table:table-cell/>
          <table:table-cell table:formula="of:=[.H345] - [.$I$720]" office:value-type="float" office:value="1.09899997711182" calcext:value-type="float">
            <text:p>1.0989999771118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0.773" calcext:value-type="float">
            <text:p>1739043310.773</text:p>
          </table:table-cell>
          <table:table-cell office:value-type="float" office:value="1739043312.236" calcext:value-type="float">
            <text:p>1739043312.2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6]-[.A346]" office:value-type="float" office:value="1.46300005912781" calcext:value-type="float">
            <text:p>1.46300005912781</text:p>
          </table:table-cell>
          <table:table-cell/>
          <table:table-cell table:formula="of:=[.H346] - [.$I$720]" office:value-type="float" office:value="1.07500004768372" calcext:value-type="float">
            <text:p>1.0750000476837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0.906" calcext:value-type="float">
            <text:p>1739043310.906</text:p>
          </table:table-cell>
          <table:table-cell office:value-type="float" office:value="1739043312.345" calcext:value-type="float">
            <text:p>1739043312.3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7]-[.A347]" office:value-type="float" office:value="1.43900012969971" calcext:value-type="float">
            <text:p>1.43900012969971</text:p>
          </table:table-cell>
          <table:table-cell/>
          <table:table-cell table:formula="of:=[.H347] - [.$I$720]" office:value-type="float" office:value="1.05100011825562" calcext:value-type="float">
            <text:p>1.0510001182556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0.973" calcext:value-type="float">
            <text:p>1739043310.973</text:p>
          </table:table-cell>
          <table:table-cell office:value-type="float" office:value="1739043312.451" calcext:value-type="float">
            <text:p>1739043312.4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8]-[.A348]" office:value-type="float" office:value="1.4779999256134" calcext:value-type="float">
            <text:p>1.4779999256134</text:p>
          </table:table-cell>
          <table:table-cell/>
          <table:table-cell table:formula="of:=[.H348] - [.$I$720]" office:value-type="float" office:value="1.08999991416931" calcext:value-type="float">
            <text:p>1.0899999141693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1.073" calcext:value-type="float">
            <text:p>1739043311.073</text:p>
          </table:table-cell>
          <table:table-cell office:value-type="float" office:value="1739043315.427" calcext:value-type="float">
            <text:p>1739043315.4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9]-[.A349]" office:value-type="float" office:value="4.35400009155273" calcext:value-type="float">
            <text:p>4.35400009155273</text:p>
          </table:table-cell>
          <table:table-cell/>
          <table:table-cell table:formula="of:=[.H349] - [.$I$720]" office:value-type="float" office:value="3.96600008010864" calcext:value-type="float">
            <text:p>3.9660000801086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4.406" calcext:value-type="float">
            <text:p>1739043314.406</text:p>
          </table:table-cell>
          <table:table-cell office:value-type="float" office:value="1739043317.868" calcext:value-type="float">
            <text:p>1739043317.8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0]-[.A350]" office:value-type="float" office:value="3.46200013160706" calcext:value-type="float">
            <text:p>3.46200013160706</text:p>
          </table:table-cell>
          <table:table-cell/>
          <table:table-cell table:formula="of:=[.H350] - [.$I$720]" office:value-type="float" office:value="3.07400012016296" calcext:value-type="float">
            <text:p>3.0740001201629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6.906" calcext:value-type="float">
            <text:p>1739043316.906</text:p>
          </table:table-cell>
          <table:table-cell office:value-type="float" office:value="1739043318.351" calcext:value-type="float">
            <text:p>1739043318.3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1]-[.A351]" office:value-type="float" office:value="1.44500017166138" calcext:value-type="float">
            <text:p>1.44500017166138</text:p>
          </table:table-cell>
          <table:table-cell/>
          <table:table-cell table:formula="of:=[.H351] - [.$I$720]" office:value-type="float" office:value="1.05700016021729" calcext:value-type="float">
            <text:p>1.0570001602172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7.006" calcext:value-type="float">
            <text:p>1739043317.006</text:p>
          </table:table-cell>
          <table:table-cell office:value-type="float" office:value="1739043318.449" calcext:value-type="float">
            <text:p>1739043318.4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2]-[.A352]" office:value-type="float" office:value="1.44299983978271" calcext:value-type="float">
            <text:p>1.44299983978271</text:p>
          </table:table-cell>
          <table:table-cell/>
          <table:table-cell table:formula="of:=[.H352] - [.$I$720]" office:value-type="float" office:value="1.05499982833862" calcext:value-type="float">
            <text:p>1.0549998283386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7.073" calcext:value-type="float">
            <text:p>1739043317.073</text:p>
          </table:table-cell>
          <table:table-cell office:value-type="float" office:value="1739043318.555" calcext:value-type="float">
            <text:p>1739043318.5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3]-[.A353]" office:value-type="float" office:value="1.48200011253357" calcext:value-type="float">
            <text:p>1.48200011253357</text:p>
          </table:table-cell>
          <table:table-cell/>
          <table:table-cell table:formula="of:=[.H353] - [.$I$720]" office:value-type="float" office:value="1.09400010108948" calcext:value-type="float">
            <text:p>1.094000101089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7.473" calcext:value-type="float">
            <text:p>1739043317.473</text:p>
          </table:table-cell>
          <table:table-cell office:value-type="float" office:value="1739043319.776" calcext:value-type="float">
            <text:p>1739043319.7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4]-[.A354]" office:value-type="float" office:value="2.30299997329712" calcext:value-type="float">
            <text:p>2.30299997329712</text:p>
          </table:table-cell>
          <table:table-cell/>
          <table:table-cell table:formula="of:=[.H354] - [.$I$720]" office:value-type="float" office:value="1.91499996185303" calcext:value-type="float">
            <text:p>1.9149999618530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8.673" calcext:value-type="float">
            <text:p>1739043318.673</text:p>
          </table:table-cell>
          <table:table-cell office:value-type="float" office:value="1739043320.092" calcext:value-type="float">
            <text:p>1739043320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5]-[.A355]" office:value-type="float" office:value="1.41899991035461" calcext:value-type="float">
            <text:p>1.41899991035461</text:p>
          </table:table-cell>
          <table:table-cell/>
          <table:table-cell table:formula="of:=[.H355] - [.$I$720]" office:value-type="float" office:value="1.03099989891052" calcext:value-type="float">
            <text:p>1.0309998989105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8.773" calcext:value-type="float">
            <text:p>1739043318.773</text:p>
          </table:table-cell>
          <table:table-cell office:value-type="float" office:value="1739043320.198" calcext:value-type="float">
            <text:p>1739043320.1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6]-[.A356]" office:value-type="float" office:value="1.42499995231628" calcext:value-type="float">
            <text:p>1.42499995231628</text:p>
          </table:table-cell>
          <table:table-cell/>
          <table:table-cell table:formula="of:=[.H356] - [.$I$720]" office:value-type="float" office:value="1.03699994087219" calcext:value-type="float">
            <text:p>1.036999940872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8.939" calcext:value-type="float">
            <text:p>1739043318.939</text:p>
          </table:table-cell>
          <table:table-cell office:value-type="float" office:value="1739043320.3" calcext:value-type="float">
            <text:p>1739043320.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7]-[.A357]" office:value-type="float" office:value="1.36100006103516" calcext:value-type="float">
            <text:p>1.36100006103516</text:p>
          </table:table-cell>
          <table:table-cell/>
          <table:table-cell table:formula="of:=[.H357] - [.$I$720]" office:value-type="float" office:value="0.973000049591064" calcext:value-type="float">
            <text:p>0.97300004959106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8.973" calcext:value-type="float">
            <text:p>1739043318.973</text:p>
          </table:table-cell>
          <table:table-cell office:value-type="float" office:value="1739043320.41" calcext:value-type="float">
            <text:p>1739043320.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8]-[.A358]" office:value-type="float" office:value="1.43700003623962" calcext:value-type="float">
            <text:p>1.43700003623962</text:p>
          </table:table-cell>
          <table:table-cell/>
          <table:table-cell table:formula="of:=[.H358] - [.$I$720]" office:value-type="float" office:value="1.04900002479553" calcext:value-type="float">
            <text:p>1.0490000247955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9.073" calcext:value-type="float">
            <text:p>1739043319.073</text:p>
          </table:table-cell>
          <table:table-cell office:value-type="float" office:value="1739043320.512" calcext:value-type="float">
            <text:p>1739043320.5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9]-[.A359]" office:value-type="float" office:value="1.43900012969971" calcext:value-type="float">
            <text:p>1.43900012969971</text:p>
          </table:table-cell>
          <table:table-cell/>
          <table:table-cell table:formula="of:=[.H359] - [.$I$720]" office:value-type="float" office:value="1.05100011825562" calcext:value-type="float">
            <text:p>1.0510001182556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19.106" calcext:value-type="float">
            <text:p>1739043319.106</text:p>
          </table:table-cell>
          <table:table-cell office:value-type="float" office:value="1739043320.664" calcext:value-type="float">
            <text:p>1739043320.6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0]-[.A360]" office:value-type="float" office:value="1.55800008773804" calcext:value-type="float">
            <text:p>1.55800008773804</text:p>
          </table:table-cell>
          <table:table-cell/>
          <table:table-cell table:formula="of:=[.H360] - [.$I$720]" office:value-type="float" office:value="1.17000007629395" calcext:value-type="float">
            <text:p>1.170000076293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0.073" calcext:value-type="float">
            <text:p>1739043320.073</text:p>
          </table:table-cell>
          <table:table-cell office:value-type="float" office:value="1739043322.201" calcext:value-type="float">
            <text:p>1739043322.2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1]-[.A361]" office:value-type="float" office:value="2.12800002098083" calcext:value-type="float">
            <text:p>2.12800002098083</text:p>
          </table:table-cell>
          <table:table-cell/>
          <table:table-cell table:formula="of:=[.H361] - [.$I$720]" office:value-type="float" office:value="1.74000000953674" calcext:value-type="float">
            <text:p>1.740000009536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0.139" calcext:value-type="float">
            <text:p>1739043320.139</text:p>
          </table:table-cell>
          <table:table-cell office:value-type="float" office:value="1739043322.306" calcext:value-type="float">
            <text:p>1739043322.3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2]-[.A362]" office:value-type="float" office:value="2.16700005531311" calcext:value-type="float">
            <text:p>2.16700005531311</text:p>
          </table:table-cell>
          <table:table-cell/>
          <table:table-cell table:formula="of:=[.H362] - [.$I$720]" office:value-type="float" office:value="1.77900004386902" calcext:value-type="float">
            <text:p>1.7790000438690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1.073" calcext:value-type="float">
            <text:p>1739043321.073</text:p>
          </table:table-cell>
          <table:table-cell office:value-type="float" office:value="1739043322.46" calcext:value-type="float">
            <text:p>1739043322.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3]-[.A363]" office:value-type="float" office:value="1.38700008392334" calcext:value-type="float">
            <text:p>1.38700008392334</text:p>
          </table:table-cell>
          <table:table-cell/>
          <table:table-cell table:formula="of:=[.H363] - [.$I$720]" office:value-type="float" office:value="0.999000072479248" calcext:value-type="float">
            <text:p>0.9990000724792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1.106" calcext:value-type="float">
            <text:p>1739043321.106</text:p>
          </table:table-cell>
          <table:table-cell office:value-type="float" office:value="1739043322.609" calcext:value-type="float">
            <text:p>1739043322.6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4]-[.A364]" office:value-type="float" office:value="1.50300002098084" calcext:value-type="float">
            <text:p>1.50300002098084</text:p>
          </table:table-cell>
          <table:table-cell/>
          <table:table-cell table:formula="of:=[.H364] - [.$I$720]" office:value-type="float" office:value="1.11500000953674" calcext:value-type="float">
            <text:p>1.115000009536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1.206" calcext:value-type="float">
            <text:p>1739043321.206</text:p>
          </table:table-cell>
          <table:table-cell office:value-type="float" office:value="1739043322.995" calcext:value-type="float">
            <text:p>1739043322.9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5]-[.A365]" office:value-type="float" office:value="1.7889997959137" calcext:value-type="float">
            <text:p>1.7889997959137</text:p>
          </table:table-cell>
          <table:table-cell/>
          <table:table-cell table:formula="of:=[.H365] - [.$I$720]" office:value-type="float" office:value="1.4009997844696" calcext:value-type="float">
            <text:p>1.400999784469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1.706" calcext:value-type="float">
            <text:p>1739043321.706</text:p>
          </table:table-cell>
          <table:table-cell office:value-type="float" office:value="1739043323.098" calcext:value-type="float">
            <text:p>1739043323.0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6]-[.A366]" office:value-type="float" office:value="1.39199995994568" calcext:value-type="float">
            <text:p>1.39199995994568</text:p>
          </table:table-cell>
          <table:table-cell/>
          <table:table-cell table:formula="of:=[.H366] - [.$I$720]" office:value-type="float" office:value="1.00399994850159" calcext:value-type="float">
            <text:p>1.003999948501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2.039" calcext:value-type="float">
            <text:p>1739043322.039</text:p>
          </table:table-cell>
          <table:table-cell office:value-type="float" office:value="1739043324.029" calcext:value-type="float">
            <text:p>1739043324.0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7]-[.A367]" office:value-type="float" office:value="1.99000000953674" calcext:value-type="float">
            <text:p>1.99000000953674</text:p>
          </table:table-cell>
          <table:table-cell/>
          <table:table-cell table:formula="of:=[.H367] - [.$I$720]" office:value-type="float" office:value="1.60199999809265" calcext:value-type="float">
            <text:p>1.6019999980926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2.606" calcext:value-type="float">
            <text:p>1739043322.606</text:p>
          </table:table-cell>
          <table:table-cell office:value-type="float" office:value="1739043324.136" calcext:value-type="float">
            <text:p>1739043324.1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8]-[.A368]" office:value-type="float" office:value="1.52999997138977" calcext:value-type="float">
            <text:p>1.52999997138977</text:p>
          </table:table-cell>
          <table:table-cell/>
          <table:table-cell table:formula="of:=[.H368] - [.$I$720]" office:value-type="float" office:value="1.14199995994568" calcext:value-type="float">
            <text:p>1.1419999599456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3.239" calcext:value-type="float">
            <text:p>1739043323.239</text:p>
          </table:table-cell>
          <table:table-cell office:value-type="float" office:value="1739043324.247" calcext:value-type="float">
            <text:p>1739043324.2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9]-[.A369]" office:value-type="float" office:value="1.00799989700317" calcext:value-type="float">
            <text:p>1.00799989700317</text:p>
          </table:table-cell>
          <table:table-cell/>
          <table:table-cell table:formula="of:=[.H369] - [.$I$720]" office:value-type="float" office:value="0.619999885559082" calcext:value-type="float">
            <text:p>0.61999988555908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3.273" calcext:value-type="float">
            <text:p>1739043323.273</text:p>
          </table:table-cell>
          <table:table-cell office:value-type="float" office:value="1739043324.351" calcext:value-type="float">
            <text:p>1739043324.3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0]-[.A370]" office:value-type="float" office:value="1.07800006866455" calcext:value-type="float">
            <text:p>1.07800006866455</text:p>
          </table:table-cell>
          <table:table-cell/>
          <table:table-cell table:formula="of:=[.H370] - [.$I$720]" office:value-type="float" office:value="0.690000057220459" calcext:value-type="float">
            <text:p>0.6900000572204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3.306" calcext:value-type="float">
            <text:p>1739043323.306</text:p>
          </table:table-cell>
          <table:table-cell office:value-type="float" office:value="1739043324.494" calcext:value-type="float">
            <text:p>1739043324.4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1]-[.A371]" office:value-type="float" office:value="1.18799996376038" calcext:value-type="float">
            <text:p>1.18799996376038</text:p>
          </table:table-cell>
          <table:table-cell/>
          <table:table-cell table:formula="of:=[.H371] - [.$I$720]" office:value-type="float" office:value="0.799999952316284" calcext:value-type="float">
            <text:p>0.79999995231628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3.339" calcext:value-type="float">
            <text:p>1739043323.339</text:p>
          </table:table-cell>
          <table:table-cell office:value-type="float" office:value="1739043324.596" calcext:value-type="float">
            <text:p>1739043324.5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2]-[.A372]" office:value-type="float" office:value="1.25699996948242" calcext:value-type="float">
            <text:p>1.25699996948242</text:p>
          </table:table-cell>
          <table:table-cell/>
          <table:table-cell table:formula="of:=[.H372] - [.$I$720]" office:value-type="float" office:value="0.86899995803833" calcext:value-type="float">
            <text:p>0.8689999580383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3.373" calcext:value-type="float">
            <text:p>1739043323.373</text:p>
          </table:table-cell>
          <table:table-cell office:value-type="float" office:value="1739043324.704" calcext:value-type="float">
            <text:p>1739043324.7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3]-[.A373]" office:value-type="float" office:value="1.33100008964539" calcext:value-type="float">
            <text:p>1.33100008964539</text:p>
          </table:table-cell>
          <table:table-cell/>
          <table:table-cell table:formula="of:=[.H373] - [.$I$720]" office:value-type="float" office:value="0.943000078201294" calcext:value-type="float">
            <text:p>0.9430000782012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3.439" calcext:value-type="float">
            <text:p>1739043323.439</text:p>
          </table:table-cell>
          <table:table-cell office:value-type="float" office:value="1739043324.811" calcext:value-type="float">
            <text:p>1739043324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4]-[.A374]" office:value-type="float" office:value="1.37200021743774" calcext:value-type="float">
            <text:p>1.37200021743774</text:p>
          </table:table-cell>
          <table:table-cell/>
          <table:table-cell table:formula="of:=[.H374] - [.$I$720]" office:value-type="float" office:value="0.984000205993652" calcext:value-type="float">
            <text:p>0.98400020599365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3.506" calcext:value-type="float">
            <text:p>1739043323.506</text:p>
          </table:table-cell>
          <table:table-cell office:value-type="float" office:value="1739043324.96" calcext:value-type="float">
            <text:p>1739043324.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5]-[.A375]" office:value-type="float" office:value="1.4539999961853" calcext:value-type="float">
            <text:p>1.4539999961853</text:p>
          </table:table-cell>
          <table:table-cell/>
          <table:table-cell table:formula="of:=[.H375] - [.$I$720]" office:value-type="float" office:value="1.06599998474121" calcext:value-type="float">
            <text:p>1.0659999847412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4.573" calcext:value-type="float">
            <text:p>1739043324.573</text:p>
          </table:table-cell>
          <table:table-cell office:value-type="float" office:value="1739043326.073" calcext:value-type="float">
            <text:p>1739043326.0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6]-[.A376]" office:value-type="float" office:value="1.5" calcext:value-type="float">
            <text:p>1.5</text:p>
          </table:table-cell>
          <table:table-cell/>
          <table:table-cell table:formula="of:=[.H376] - [.$I$720]" office:value-type="float" office:value="1.11199998855591" calcext:value-type="float">
            <text:p>1.111999988555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6.339" calcext:value-type="float">
            <text:p>1739043326.339</text:p>
          </table:table-cell>
          <table:table-cell office:value-type="float" office:value="1739043328.105" calcext:value-type="float">
            <text:p>1739043328.1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7]-[.A377]" office:value-type="float" office:value="1.76600003242493" calcext:value-type="float">
            <text:p>1.76600003242493</text:p>
          </table:table-cell>
          <table:table-cell/>
          <table:table-cell table:formula="of:=[.H377] - [.$I$720]" office:value-type="float" office:value="1.37800002098083" calcext:value-type="float">
            <text:p>1.378000020980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6.839" calcext:value-type="float">
            <text:p>1739043326.839</text:p>
          </table:table-cell>
          <table:table-cell office:value-type="float" office:value="1739043328.231" calcext:value-type="float">
            <text:p>1739043328.2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8]-[.A378]" office:value-type="float" office:value="1.39199995994568" calcext:value-type="float">
            <text:p>1.39199995994568</text:p>
          </table:table-cell>
          <table:table-cell/>
          <table:table-cell table:formula="of:=[.H378] - [.$I$720]" office:value-type="float" office:value="1.00399994850159" calcext:value-type="float">
            <text:p>1.003999948501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6.873" calcext:value-type="float">
            <text:p>1739043326.873</text:p>
          </table:table-cell>
          <table:table-cell office:value-type="float" office:value="1739043328.342" calcext:value-type="float">
            <text:p>1739043328.3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9]-[.A379]" office:value-type="float" office:value="1.46900010108948" calcext:value-type="float">
            <text:p>1.46900010108948</text:p>
          </table:table-cell>
          <table:table-cell/>
          <table:table-cell table:formula="of:=[.H379] - [.$I$720]" office:value-type="float" office:value="1.08100008964539" calcext:value-type="float">
            <text:p>1.081000089645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7.239" calcext:value-type="float">
            <text:p>1739043327.239</text:p>
          </table:table-cell>
          <table:table-cell office:value-type="float" office:value="1739043329.765" calcext:value-type="float">
            <text:p>1739043329.7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0]-[.A380]" office:value-type="float" office:value="2.52600002288818" calcext:value-type="float">
            <text:p>2.52600002288818</text:p>
          </table:table-cell>
          <table:table-cell/>
          <table:table-cell table:formula="of:=[.H380] - [.$I$720]" office:value-type="float" office:value="2.13800001144409" calcext:value-type="float">
            <text:p>2.138000011444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8.639" calcext:value-type="float">
            <text:p>1739043328.639</text:p>
          </table:table-cell>
          <table:table-cell office:value-type="float" office:value="1739043330.019" calcext:value-type="float">
            <text:p>1739043330.0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1]-[.A381]" office:value-type="float" office:value="1.38000011444092" calcext:value-type="float">
            <text:p>1.38000011444092</text:p>
          </table:table-cell>
          <table:table-cell/>
          <table:table-cell table:formula="of:=[.H381] - [.$I$720]" office:value-type="float" office:value="0.992000102996826" calcext:value-type="float">
            <text:p>0.99200010299682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8.873" calcext:value-type="float">
            <text:p>1739043328.873</text:p>
          </table:table-cell>
          <table:table-cell office:value-type="float" office:value="1739043330.386" calcext:value-type="float">
            <text:p>1739043330.3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2]-[.A382]" office:value-type="float" office:value="1.51300001144409" calcext:value-type="float">
            <text:p>1.51300001144409</text:p>
          </table:table-cell>
          <table:table-cell/>
          <table:table-cell table:formula="of:=[.H382] - [.$I$720]" office:value-type="float" office:value="1.125" calcext:value-type="float">
            <text:p>1.1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9.106" calcext:value-type="float">
            <text:p>1739043329.106</text:p>
          </table:table-cell>
          <table:table-cell office:value-type="float" office:value="1739043330.516" calcext:value-type="float">
            <text:p>1739043330.5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3]-[.A383]" office:value-type="float" office:value="1.41000008583069" calcext:value-type="float">
            <text:p>1.41000008583069</text:p>
          </table:table-cell>
          <table:table-cell/>
          <table:table-cell table:formula="of:=[.H383] - [.$I$720]" office:value-type="float" office:value="1.0220000743866" calcext:value-type="float">
            <text:p>1.022000074386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9.373" calcext:value-type="float">
            <text:p>1739043329.373</text:p>
          </table:table-cell>
          <table:table-cell office:value-type="float" office:value="1739043331.529" calcext:value-type="float">
            <text:p>1739043331.5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4]-[.A384]" office:value-type="float" office:value="2.1560001373291" calcext:value-type="float">
            <text:p>2.1560001373291</text:p>
          </table:table-cell>
          <table:table-cell/>
          <table:table-cell table:formula="of:=[.H384] - [.$I$720]" office:value-type="float" office:value="1.76800012588501" calcext:value-type="float">
            <text:p>1.7680001258850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29.673" calcext:value-type="float">
            <text:p>1739043329.673</text:p>
          </table:table-cell>
          <table:table-cell office:value-type="float" office:value="1739043331.631" calcext:value-type="float">
            <text:p>1739043331.6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5]-[.A385]" office:value-type="float" office:value="1.95799994468689" calcext:value-type="float">
            <text:p>1.95799994468689</text:p>
          </table:table-cell>
          <table:table-cell/>
          <table:table-cell table:formula="of:=[.H385] - [.$I$720]" office:value-type="float" office:value="1.5699999332428" calcext:value-type="float">
            <text:p>1.569999933242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0.239" calcext:value-type="float">
            <text:p>1739043330.239</text:p>
          </table:table-cell>
          <table:table-cell office:value-type="float" office:value="1739043331.726" calcext:value-type="float">
            <text:p>1739043331.7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6]-[.A386]" office:value-type="float" office:value="1.48699998855591" calcext:value-type="float">
            <text:p>1.48699998855591</text:p>
          </table:table-cell>
          <table:table-cell/>
          <table:table-cell table:formula="of:=[.H386] - [.$I$720]" office:value-type="float" office:value="1.09899997711182" calcext:value-type="float">
            <text:p>1.0989999771118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0.406" calcext:value-type="float">
            <text:p>1739043330.406</text:p>
          </table:table-cell>
          <table:table-cell office:value-type="float" office:value="1739043331.973" calcext:value-type="float">
            <text:p>1739043331.9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7]-[.A387]" office:value-type="float" office:value="1.56700015068054" calcext:value-type="float">
            <text:p>1.56700015068054</text:p>
          </table:table-cell>
          <table:table-cell/>
          <table:table-cell table:formula="of:=[.H387] - [.$I$720]" office:value-type="float" office:value="1.17900013923645" calcext:value-type="float">
            <text:p>1.1790001392364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0.973" calcext:value-type="float">
            <text:p>1739043330.973</text:p>
          </table:table-cell>
          <table:table-cell office:value-type="float" office:value="1739043332.502" calcext:value-type="float">
            <text:p>1739043332.5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8]-[.A388]" office:value-type="float" office:value="1.52900004386902" calcext:value-type="float">
            <text:p>1.52900004386902</text:p>
          </table:table-cell>
          <table:table-cell/>
          <table:table-cell table:formula="of:=[.H388] - [.$I$720]" office:value-type="float" office:value="1.14100003242493" calcext:value-type="float">
            <text:p>1.1410000324249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1.106" calcext:value-type="float">
            <text:p>1739043331.106</text:p>
          </table:table-cell>
          <table:table-cell office:value-type="float" office:value="1739043332.605" calcext:value-type="float">
            <text:p>1739043332.6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9]-[.A389]" office:value-type="float" office:value="1.49900007247925" calcext:value-type="float">
            <text:p>1.49900007247925</text:p>
          </table:table-cell>
          <table:table-cell/>
          <table:table-cell table:formula="of:=[.H389] - [.$I$720]" office:value-type="float" office:value="1.11100006103516" calcext:value-type="float">
            <text:p>1.1110000610351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3.639" calcext:value-type="float">
            <text:p>1739043333.639</text:p>
          </table:table-cell>
          <table:table-cell office:value-type="float" office:value="1739043334.999" calcext:value-type="float">
            <text:p>1739043334.9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0]-[.A390]" office:value-type="float" office:value="1.3600001335144" calcext:value-type="float">
            <text:p>1.3600001335144</text:p>
          </table:table-cell>
          <table:table-cell/>
          <table:table-cell table:formula="of:=[.H390] - [.$I$720]" office:value-type="float" office:value="0.972000122070312" calcext:value-type="float">
            <text:p>0.97200012207031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3.673" calcext:value-type="float">
            <text:p>1739043333.673</text:p>
          </table:table-cell>
          <table:table-cell office:value-type="float" office:value="1739043335.088" calcext:value-type="float">
            <text:p>1739043335.0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1]-[.A391]" office:value-type="float" office:value="1.41499996185303" calcext:value-type="float">
            <text:p>1.41499996185303</text:p>
          </table:table-cell>
          <table:table-cell/>
          <table:table-cell table:formula="of:=[.H391] - [.$I$720]" office:value-type="float" office:value="1.02699995040894" calcext:value-type="float">
            <text:p>1.026999950408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4.239" calcext:value-type="float">
            <text:p>1739043334.239</text:p>
          </table:table-cell>
          <table:table-cell office:value-type="float" office:value="1739043335.901" calcext:value-type="float">
            <text:p>1739043335.9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2]-[.A392]" office:value-type="float" office:value="1.66199994087219" calcext:value-type="float">
            <text:p>1.66199994087219</text:p>
          </table:table-cell>
          <table:table-cell/>
          <table:table-cell table:formula="of:=[.H392] - [.$I$720]" office:value-type="float" office:value="1.2739999294281" calcext:value-type="float">
            <text:p>1.27399992942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4.573" calcext:value-type="float">
            <text:p>1739043334.573</text:p>
          </table:table-cell>
          <table:table-cell office:value-type="float" office:value="1739043336.005" calcext:value-type="float">
            <text:p>1739043336.0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3]-[.A393]" office:value-type="float" office:value="1.43200016021729" calcext:value-type="float">
            <text:p>1.43200016021729</text:p>
          </table:table-cell>
          <table:table-cell/>
          <table:table-cell table:formula="of:=[.H393] - [.$I$720]" office:value-type="float" office:value="1.04400014877319" calcext:value-type="float">
            <text:p>1.044000148773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4.806" calcext:value-type="float">
            <text:p>1739043334.806</text:p>
          </table:table-cell>
          <table:table-cell office:value-type="float" office:value="1739043336.169" calcext:value-type="float">
            <text:p>1739043336.1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4]-[.A394]" office:value-type="float" office:value="1.36299991607666" calcext:value-type="float">
            <text:p>1.36299991607666</text:p>
          </table:table-cell>
          <table:table-cell/>
          <table:table-cell table:formula="of:=[.H394] - [.$I$720]" office:value-type="float" office:value="0.974999904632568" calcext:value-type="float">
            <text:p>0.97499990463256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4.839" calcext:value-type="float">
            <text:p>1739043334.839</text:p>
          </table:table-cell>
          <table:table-cell office:value-type="float" office:value="1739043336.31" calcext:value-type="float">
            <text:p>1739043336.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5]-[.A395]" office:value-type="float" office:value="1.47099995613098" calcext:value-type="float">
            <text:p>1.47099995613098</text:p>
          </table:table-cell>
          <table:table-cell/>
          <table:table-cell table:formula="of:=[.H395] - [.$I$720]" office:value-type="float" office:value="1.08299994468689" calcext:value-type="float">
            <text:p>1.0829999446868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5.006" calcext:value-type="float">
            <text:p>1739043335.006</text:p>
          </table:table-cell>
          <table:table-cell office:value-type="float" office:value="1739043336.412" calcext:value-type="float">
            <text:p>1739043336.4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6]-[.A396]" office:value-type="float" office:value="1.40599989891052" calcext:value-type="float">
            <text:p>1.40599989891052</text:p>
          </table:table-cell>
          <table:table-cell/>
          <table:table-cell table:formula="of:=[.H396] - [.$I$720]" office:value-type="float" office:value="1.01799988746643" calcext:value-type="float">
            <text:p>1.0179998874664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5.073" calcext:value-type="float">
            <text:p>1739043335.073</text:p>
          </table:table-cell>
          <table:table-cell office:value-type="float" office:value="1739043336.56" calcext:value-type="float">
            <text:p>1739043336.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7]-[.A397]" office:value-type="float" office:value="1.48699998855591" calcext:value-type="float">
            <text:p>1.48699998855591</text:p>
          </table:table-cell>
          <table:table-cell/>
          <table:table-cell table:formula="of:=[.H397] - [.$I$720]" office:value-type="float" office:value="1.09899997711182" calcext:value-type="float">
            <text:p>1.0989999771118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5.239" calcext:value-type="float">
            <text:p>1739043335.239</text:p>
          </table:table-cell>
          <table:table-cell office:value-type="float" office:value="1739043336.758" calcext:value-type="float">
            <text:p>1739043336.7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8]-[.A398]" office:value-type="float" office:value="1.51899981498718" calcext:value-type="float">
            <text:p>1.51899981498718</text:p>
          </table:table-cell>
          <table:table-cell/>
          <table:table-cell table:formula="of:=[.H398] - [.$I$720]" office:value-type="float" office:value="1.13099980354309" calcext:value-type="float">
            <text:p>1.130999803543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5.639" calcext:value-type="float">
            <text:p>1739043335.639</text:p>
          </table:table-cell>
          <table:table-cell office:value-type="float" office:value="1739043337.04" calcext:value-type="float">
            <text:p>1739043337.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9]-[.A399]" office:value-type="float" office:value="1.40100002288818" calcext:value-type="float">
            <text:p>1.40100002288818</text:p>
          </table:table-cell>
          <table:table-cell/>
          <table:table-cell table:formula="of:=[.H399] - [.$I$720]" office:value-type="float" office:value="1.01300001144409" calcext:value-type="float">
            <text:p>1.013000011444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5.873" calcext:value-type="float">
            <text:p>1739043335.873</text:p>
          </table:table-cell>
          <table:table-cell office:value-type="float" office:value="1739043337.146" calcext:value-type="float">
            <text:p>1739043337.1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0]-[.A400]" office:value-type="float" office:value="1.27300000190735" calcext:value-type="float">
            <text:p>1.27300000190735</text:p>
          </table:table-cell>
          <table:table-cell/>
          <table:table-cell table:formula="of:=[.H400] - [.$I$720]" office:value-type="float" office:value="0.884999990463257" calcext:value-type="float">
            <text:p>0.88499999046325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5.906" calcext:value-type="float">
            <text:p>1739043335.906</text:p>
          </table:table-cell>
          <table:table-cell office:value-type="float" office:value="1739043337.26" calcext:value-type="float">
            <text:p>1739043337.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1]-[.A401]" office:value-type="float" office:value="1.35400009155273" calcext:value-type="float">
            <text:p>1.35400009155273</text:p>
          </table:table-cell>
          <table:table-cell/>
          <table:table-cell table:formula="of:=[.H401] - [.$I$720]" office:value-type="float" office:value="0.966000080108642" calcext:value-type="float">
            <text:p>0.96600008010864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5.939" calcext:value-type="float">
            <text:p>1739043335.939</text:p>
          </table:table-cell>
          <table:table-cell office:value-type="float" office:value="1739043337.371" calcext:value-type="float">
            <text:p>1739043337.3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2]-[.A402]" office:value-type="float" office:value="1.43200016021729" calcext:value-type="float">
            <text:p>1.43200016021729</text:p>
          </table:table-cell>
          <table:table-cell/>
          <table:table-cell table:formula="of:=[.H402] - [.$I$720]" office:value-type="float" office:value="1.04400014877319" calcext:value-type="float">
            <text:p>1.044000148773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6.239" calcext:value-type="float">
            <text:p>1739043336.239</text:p>
          </table:table-cell>
          <table:table-cell office:value-type="float" office:value="1739043337.685" calcext:value-type="float">
            <text:p>1739043337.6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3]-[.A403]" office:value-type="float" office:value="1.44599986076355" calcext:value-type="float">
            <text:p>1.44599986076355</text:p>
          </table:table-cell>
          <table:table-cell/>
          <table:table-cell table:formula="of:=[.H403] - [.$I$720]" office:value-type="float" office:value="1.05799984931946" calcext:value-type="float">
            <text:p>1.0579998493194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6.273" calcext:value-type="float">
            <text:p>1739043336.273</text:p>
          </table:table-cell>
          <table:table-cell office:value-type="float" office:value="1739043337.812" calcext:value-type="float">
            <text:p>1739043337.8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4]-[.A404]" office:value-type="float" office:value="1.53900003433228" calcext:value-type="float">
            <text:p>1.53900003433228</text:p>
          </table:table-cell>
          <table:table-cell/>
          <table:table-cell table:formula="of:=[.H404] - [.$I$720]" office:value-type="float" office:value="1.15100002288818" calcext:value-type="float">
            <text:p>1.1510000228881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6.373" calcext:value-type="float">
            <text:p>1739043336.373</text:p>
          </table:table-cell>
          <table:table-cell office:value-type="float" office:value="1739043337.964" calcext:value-type="float">
            <text:p>1739043337.9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5]-[.A405]" office:value-type="float" office:value="1.59100008010864" calcext:value-type="float">
            <text:p>1.59100008010864</text:p>
          </table:table-cell>
          <table:table-cell/>
          <table:table-cell table:formula="of:=[.H405] - [.$I$720]" office:value-type="float" office:value="1.20300006866455" calcext:value-type="float">
            <text:p>1.2030000686645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7.006" calcext:value-type="float">
            <text:p>1739043337.006</text:p>
          </table:table-cell>
          <table:table-cell office:value-type="float" office:value="1739043339.917" calcext:value-type="float">
            <text:p>1739043339.9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6]-[.A406]" office:value-type="float" office:value="2.91100001335144" calcext:value-type="float">
            <text:p>2.91100001335144</text:p>
          </table:table-cell>
          <table:table-cell/>
          <table:table-cell table:formula="of:=[.H406] - [.$I$720]" office:value-type="float" office:value="2.52300000190735" calcext:value-type="float">
            <text:p>2.5230000019073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8.639" calcext:value-type="float">
            <text:p>1739043338.639</text:p>
          </table:table-cell>
          <table:table-cell office:value-type="float" office:value="1739043340.074" calcext:value-type="float">
            <text:p>1739043340.0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7]-[.A407]" office:value-type="float" office:value="1.43499994277954" calcext:value-type="float">
            <text:p>1.43499994277954</text:p>
          </table:table-cell>
          <table:table-cell/>
          <table:table-cell table:formula="of:=[.H407] - [.$I$720]" office:value-type="float" office:value="1.04699993133545" calcext:value-type="float">
            <text:p>1.0469999313354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38.973" calcext:value-type="float">
            <text:p>1739043338.973</text:p>
          </table:table-cell>
          <table:table-cell office:value-type="float" office:value="1739043342.812" calcext:value-type="float">
            <text:p>1739043342.8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8]-[.A408]" office:value-type="float" office:value="3.83899998664856" calcext:value-type="float">
            <text:p>3.83899998664856</text:p>
          </table:table-cell>
          <table:table-cell/>
          <table:table-cell table:formula="of:=[.H408] - [.$I$720]" office:value-type="float" office:value="3.45099997520447" calcext:value-type="float">
            <text:p>3.4509999752044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1.606" calcext:value-type="float">
            <text:p>1739043341.606</text:p>
          </table:table-cell>
          <table:table-cell office:value-type="float" office:value="1739043342.912" calcext:value-type="float">
            <text:p>1739043342.9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9]-[.A409]" office:value-type="float" office:value="1.30599999427795" calcext:value-type="float">
            <text:p>1.30599999427795</text:p>
          </table:table-cell>
          <table:table-cell/>
          <table:table-cell table:formula="of:=[.H409] - [.$I$720]" office:value-type="float" office:value="0.917999982833862" calcext:value-type="float">
            <text:p>0.91799998283386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1.639" calcext:value-type="float">
            <text:p>1739043341.639</text:p>
          </table:table-cell>
          <table:table-cell office:value-type="float" office:value="1739043343.013" calcext:value-type="float">
            <text:p>1739043343.0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0]-[.A410]" office:value-type="float" office:value="1.37400007247925" calcext:value-type="float">
            <text:p>1.37400007247925</text:p>
          </table:table-cell>
          <table:table-cell/>
          <table:table-cell table:formula="of:=[.H410] - [.$I$720]" office:value-type="float" office:value="0.986000061035156" calcext:value-type="float">
            <text:p>0.98600006103515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1.673" calcext:value-type="float">
            <text:p>1739043341.673</text:p>
          </table:table-cell>
          <table:table-cell office:value-type="float" office:value="1739043343.103" calcext:value-type="float">
            <text:p>1739043343.1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1]-[.A411]" office:value-type="float" office:value="1.42999982833862" calcext:value-type="float">
            <text:p>1.42999982833862</text:p>
          </table:table-cell>
          <table:table-cell/>
          <table:table-cell table:formula="of:=[.H411] - [.$I$720]" office:value-type="float" office:value="1.04199981689453" calcext:value-type="float">
            <text:p>1.0419998168945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1.806" calcext:value-type="float">
            <text:p>1739043341.806</text:p>
          </table:table-cell>
          <table:table-cell office:value-type="float" office:value="1739043343.636" calcext:value-type="float">
            <text:p>1739043343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2]-[.A412]" office:value-type="float" office:value="1.82999992370605" calcext:value-type="float">
            <text:p>1.82999992370605</text:p>
          </table:table-cell>
          <table:table-cell/>
          <table:table-cell table:formula="of:=[.H412] - [.$I$720]" office:value-type="float" office:value="1.44199991226196" calcext:value-type="float">
            <text:p>1.4419999122619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3.439" calcext:value-type="float">
            <text:p>1739043343.439</text:p>
          </table:table-cell>
          <table:table-cell office:value-type="float" office:value="1739043344.749" calcext:value-type="float">
            <text:p>1739043344.7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3]-[.A413]" office:value-type="float" office:value="1.31000018119812" calcext:value-type="float">
            <text:p>1.31000018119812</text:p>
          </table:table-cell>
          <table:table-cell/>
          <table:table-cell table:formula="of:=[.H413] - [.$I$720]" office:value-type="float" office:value="0.922000169754028" calcext:value-type="float">
            <text:p>0.92200016975402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3.506" calcext:value-type="float">
            <text:p>1739043343.506</text:p>
          </table:table-cell>
          <table:table-cell office:value-type="float" office:value="1739043344.95" calcext:value-type="float">
            <text:p>1739043344.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4]-[.A414]" office:value-type="float" office:value="1.44400000572205" calcext:value-type="float">
            <text:p>1.44400000572205</text:p>
          </table:table-cell>
          <table:table-cell/>
          <table:table-cell table:formula="of:=[.H414] - [.$I$720]" office:value-type="float" office:value="1.05599999427795" calcext:value-type="float">
            <text:p>1.055999994277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3.773" calcext:value-type="float">
            <text:p>1739043343.773</text:p>
          </table:table-cell>
          <table:table-cell office:value-type="float" office:value="1739043346.316" calcext:value-type="float">
            <text:p>1739043346.3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5]-[.A415]" office:value-type="float" office:value="2.54299998283386" calcext:value-type="float">
            <text:p>2.54299998283386</text:p>
          </table:table-cell>
          <table:table-cell/>
          <table:table-cell table:formula="of:=[.H415] - [.$I$720]" office:value-type="float" office:value="2.15499997138977" calcext:value-type="float">
            <text:p>2.1549999713897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3.839" calcext:value-type="float">
            <text:p>1739043343.839</text:p>
          </table:table-cell>
          <table:table-cell office:value-type="float" office:value="1739043346.419" calcext:value-type="float">
            <text:p>1739043346.4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6]-[.A416]" office:value-type="float" office:value="2.57999992370605" calcext:value-type="float">
            <text:p>2.57999992370605</text:p>
          </table:table-cell>
          <table:table-cell/>
          <table:table-cell table:formula="of:=[.H416] - [.$I$720]" office:value-type="float" office:value="2.19199991226196" calcext:value-type="float">
            <text:p>2.1919999122619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5.239" calcext:value-type="float">
            <text:p>1739043345.239</text:p>
          </table:table-cell>
          <table:table-cell office:value-type="float" office:value="1739043346.512" calcext:value-type="float">
            <text:p>1739043346.5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7]-[.A417]" office:value-type="float" office:value="1.27300000190735" calcext:value-type="float">
            <text:p>1.27300000190735</text:p>
          </table:table-cell>
          <table:table-cell/>
          <table:table-cell table:formula="of:=[.H417] - [.$I$720]" office:value-type="float" office:value="0.884999990463257" calcext:value-type="float">
            <text:p>0.88499999046325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5.306" calcext:value-type="float">
            <text:p>1739043345.306</text:p>
          </table:table-cell>
          <table:table-cell office:value-type="float" office:value="1739043346.626" calcext:value-type="float">
            <text:p>1739043346.6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8]-[.A418]" office:value-type="float" office:value="1.3199999332428" calcext:value-type="float">
            <text:p>1.3199999332428</text:p>
          </table:table-cell>
          <table:table-cell/>
          <table:table-cell table:formula="of:=[.H418] - [.$I$720]" office:value-type="float" office:value="0.931999921798706" calcext:value-type="float">
            <text:p>0.93199992179870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5.573" calcext:value-type="float">
            <text:p>1739043345.573</text:p>
          </table:table-cell>
          <table:table-cell office:value-type="float" office:value="1739043346.811" calcext:value-type="float">
            <text:p>1739043346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9]-[.A419]" office:value-type="float" office:value="1.23800015449524" calcext:value-type="float">
            <text:p>1.23800015449524</text:p>
          </table:table-cell>
          <table:table-cell/>
          <table:table-cell table:formula="of:=[.H419] - [.$I$720]" office:value-type="float" office:value="0.850000143051147" calcext:value-type="float">
            <text:p>0.85000014305114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5.606" calcext:value-type="float">
            <text:p>1739043345.606</text:p>
          </table:table-cell>
          <table:table-cell office:value-type="float" office:value="1739043347.083" calcext:value-type="float">
            <text:p>1739043347.0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0]-[.A420]" office:value-type="float" office:value="1.47699999809265" calcext:value-type="float">
            <text:p>1.47699999809265</text:p>
          </table:table-cell>
          <table:table-cell/>
          <table:table-cell table:formula="of:=[.H420] - [.$I$720]" office:value-type="float" office:value="1.08899998664856" calcext:value-type="float">
            <text:p>1.0889999866485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5.839" calcext:value-type="float">
            <text:p>1739043345.839</text:p>
          </table:table-cell>
          <table:table-cell office:value-type="float" office:value="1739043347.174" calcext:value-type="float">
            <text:p>1739043347.1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1]-[.A421]" office:value-type="float" office:value="1.33500003814697" calcext:value-type="float">
            <text:p>1.33500003814697</text:p>
          </table:table-cell>
          <table:table-cell/>
          <table:table-cell table:formula="of:=[.H421] - [.$I$720]" office:value-type="float" office:value="0.947000026702881" calcext:value-type="float">
            <text:p>0.9470000267028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5.873" calcext:value-type="float">
            <text:p>1739043345.873</text:p>
          </table:table-cell>
          <table:table-cell office:value-type="float" office:value="1739043347.334" calcext:value-type="float">
            <text:p>1739043347.3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2]-[.A422]" office:value-type="float" office:value="1.4610002040863" calcext:value-type="float">
            <text:p>1.4610002040863</text:p>
          </table:table-cell>
          <table:table-cell/>
          <table:table-cell table:formula="of:=[.H422] - [.$I$720]" office:value-type="float" office:value="1.07300019264221" calcext:value-type="float">
            <text:p>1.0730001926422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5.906" calcext:value-type="float">
            <text:p>1739043345.906</text:p>
          </table:table-cell>
          <table:table-cell office:value-type="float" office:value="1739043347.431" calcext:value-type="float">
            <text:p>1739043347.4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3]-[.A423]" office:value-type="float" office:value="1.52500009536743" calcext:value-type="float">
            <text:p>1.52500009536743</text:p>
          </table:table-cell>
          <table:table-cell/>
          <table:table-cell table:formula="of:=[.H423] - [.$I$720]" office:value-type="float" office:value="1.13700008392334" calcext:value-type="float">
            <text:p>1.137000083923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6.239" calcext:value-type="float">
            <text:p>1739043346.239</text:p>
          </table:table-cell>
          <table:table-cell office:value-type="float" office:value="1739043347.751" calcext:value-type="float">
            <text:p>1739043347.7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4]-[.A424]" office:value-type="float" office:value="1.51199984550476" calcext:value-type="float">
            <text:p>1.51199984550476</text:p>
          </table:table-cell>
          <table:table-cell/>
          <table:table-cell table:formula="of:=[.H424] - [.$I$720]" office:value-type="float" office:value="1.12399983406067" calcext:value-type="float">
            <text:p>1.1239998340606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6.406" calcext:value-type="float">
            <text:p>1739043346.406</text:p>
          </table:table-cell>
          <table:table-cell office:value-type="float" office:value="1739043347.962" calcext:value-type="float">
            <text:p>1739043347.9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5]-[.A425]" office:value-type="float" office:value="1.55599999427795" calcext:value-type="float">
            <text:p>1.55599999427795</text:p>
          </table:table-cell>
          <table:table-cell/>
          <table:table-cell table:formula="of:=[.H425] - [.$I$720]" office:value-type="float" office:value="1.16799998283386" calcext:value-type="float">
            <text:p>1.167999982833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6.506" calcext:value-type="float">
            <text:p>1739043346.506</text:p>
          </table:table-cell>
          <table:table-cell office:value-type="float" office:value="1739043348.064" calcext:value-type="float">
            <text:p>1739043348.0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6]-[.A426]" office:value-type="float" office:value="1.55799984931946" calcext:value-type="float">
            <text:p>1.55799984931946</text:p>
          </table:table-cell>
          <table:table-cell/>
          <table:table-cell table:formula="of:=[.H426] - [.$I$720]" office:value-type="float" office:value="1.16999983787537" calcext:value-type="float">
            <text:p>1.1699998378753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6.673" calcext:value-type="float">
            <text:p>1739043346.673</text:p>
          </table:table-cell>
          <table:table-cell office:value-type="float" office:value="1739043348.185" calcext:value-type="float">
            <text:p>1739043348.1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7]-[.A427]" office:value-type="float" office:value="1.51199984550476" calcext:value-type="float">
            <text:p>1.51199984550476</text:p>
          </table:table-cell>
          <table:table-cell/>
          <table:table-cell table:formula="of:=[.H427] - [.$I$720]" office:value-type="float" office:value="1.12399983406067" calcext:value-type="float">
            <text:p>1.1239998340606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6.873" calcext:value-type="float">
            <text:p>1739043346.873</text:p>
          </table:table-cell>
          <table:table-cell office:value-type="float" office:value="1739043348.305" calcext:value-type="float">
            <text:p>1739043348.3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8]-[.A428]" office:value-type="float" office:value="1.43200016021729" calcext:value-type="float">
            <text:p>1.43200016021729</text:p>
          </table:table-cell>
          <table:table-cell/>
          <table:table-cell table:formula="of:=[.H428] - [.$I$720]" office:value-type="float" office:value="1.04400014877319" calcext:value-type="float">
            <text:p>1.044000148773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7.073" calcext:value-type="float">
            <text:p>1739043347.073</text:p>
          </table:table-cell>
          <table:table-cell office:value-type="float" office:value="1739043348.457" calcext:value-type="float">
            <text:p>1739043348.4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9]-[.A429]" office:value-type="float" office:value="1.3840000629425" calcext:value-type="float">
            <text:p>1.3840000629425</text:p>
          </table:table-cell>
          <table:table-cell/>
          <table:table-cell table:formula="of:=[.H429] - [.$I$720]" office:value-type="float" office:value="0.996000051498413" calcext:value-type="float">
            <text:p>0.99600005149841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7.206" calcext:value-type="float">
            <text:p>1739043347.206</text:p>
          </table:table-cell>
          <table:table-cell office:value-type="float" office:value="1739043349.704" calcext:value-type="float">
            <text:p>1739043349.7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0]-[.A430]" office:value-type="float" office:value="2.49799990653992" calcext:value-type="float">
            <text:p>2.49799990653992</text:p>
          </table:table-cell>
          <table:table-cell/>
          <table:table-cell table:formula="of:=[.H430] - [.$I$720]" office:value-type="float" office:value="2.10999989509583" calcext:value-type="float">
            <text:p>2.109999895095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7.506" calcext:value-type="float">
            <text:p>1739043347.506</text:p>
          </table:table-cell>
          <table:table-cell office:value-type="float" office:value="1739043349.811" calcext:value-type="float">
            <text:p>1739043349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1]-[.A431]" office:value-type="float" office:value="2.3050000667572" calcext:value-type="float">
            <text:p>2.3050000667572</text:p>
          </table:table-cell>
          <table:table-cell/>
          <table:table-cell table:formula="of:=[.H431] - [.$I$720]" office:value-type="float" office:value="1.91700005531311" calcext:value-type="float">
            <text:p>1.9170000553131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8.473" calcext:value-type="float">
            <text:p>1739043348.473</text:p>
          </table:table-cell>
          <table:table-cell office:value-type="float" office:value="1739043349.918" calcext:value-type="float">
            <text:p>1739043349.9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2]-[.A432]" office:value-type="float" office:value="1.4449999332428" calcext:value-type="float">
            <text:p>1.4449999332428</text:p>
          </table:table-cell>
          <table:table-cell/>
          <table:table-cell table:formula="of:=[.H432] - [.$I$720]" office:value-type="float" office:value="1.05699992179871" calcext:value-type="float">
            <text:p>1.0569999217987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8.539" calcext:value-type="float">
            <text:p>1739043348.539</text:p>
          </table:table-cell>
          <table:table-cell office:value-type="float" office:value="1739043350.019" calcext:value-type="float">
            <text:p>1739043350.0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3]-[.A433]" office:value-type="float" office:value="1.48000001907349" calcext:value-type="float">
            <text:p>1.48000001907349</text:p>
          </table:table-cell>
          <table:table-cell/>
          <table:table-cell table:formula="of:=[.H433] - [.$I$720]" office:value-type="float" office:value="1.09200000762939" calcext:value-type="float">
            <text:p>1.092000007629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8.606" calcext:value-type="float">
            <text:p>1739043348.606</text:p>
          </table:table-cell>
          <table:table-cell office:value-type="float" office:value="1739043350.121" calcext:value-type="float">
            <text:p>1739043350.1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4]-[.A434]" office:value-type="float" office:value="1.51500010490417" calcext:value-type="float">
            <text:p>1.51500010490417</text:p>
          </table:table-cell>
          <table:table-cell/>
          <table:table-cell table:formula="of:=[.H434] - [.$I$720]" office:value-type="float" office:value="1.12700009346008" calcext:value-type="float">
            <text:p>1.1270000934600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8.706" calcext:value-type="float">
            <text:p>1739043348.706</text:p>
          </table:table-cell>
          <table:table-cell office:value-type="float" office:value="1739043350.228" calcext:value-type="float">
            <text:p>1739043350.2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5]-[.A435]" office:value-type="float" office:value="1.52199983596802" calcext:value-type="float">
            <text:p>1.52199983596802</text:p>
          </table:table-cell>
          <table:table-cell/>
          <table:table-cell table:formula="of:=[.H435] - [.$I$720]" office:value-type="float" office:value="1.13399982452393" calcext:value-type="float">
            <text:p>1.1339998245239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8.873" calcext:value-type="float">
            <text:p>1739043348.873</text:p>
          </table:table-cell>
          <table:table-cell office:value-type="float" office:value="1739043350.334" calcext:value-type="float">
            <text:p>1739043350.3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6]-[.A436]" office:value-type="float" office:value="1.4610002040863" calcext:value-type="float">
            <text:p>1.4610002040863</text:p>
          </table:table-cell>
          <table:table-cell/>
          <table:table-cell table:formula="of:=[.H436] - [.$I$720]" office:value-type="float" office:value="1.07300019264221" calcext:value-type="float">
            <text:p>1.0730001926422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9.073" calcext:value-type="float">
            <text:p>1739043349.073</text:p>
          </table:table-cell>
          <table:table-cell office:value-type="float" office:value="1739043350.584" calcext:value-type="float">
            <text:p>1739043350.5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7]-[.A437]" office:value-type="float" office:value="1.51100015640259" calcext:value-type="float">
            <text:p>1.51100015640259</text:p>
          </table:table-cell>
          <table:table-cell/>
          <table:table-cell table:formula="of:=[.H437] - [.$I$720]" office:value-type="float" office:value="1.1230001449585" calcext:value-type="float">
            <text:p>1.123000144958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9.473" calcext:value-type="float">
            <text:p>1739043349.473</text:p>
          </table:table-cell>
          <table:table-cell office:value-type="float" office:value="1739043350.822" calcext:value-type="float">
            <text:p>1739043350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8]-[.A438]" office:value-type="float" office:value="1.34899997711182" calcext:value-type="float">
            <text:p>1.34899997711182</text:p>
          </table:table-cell>
          <table:table-cell/>
          <table:table-cell table:formula="of:=[.H438] - [.$I$720]" office:value-type="float" office:value="0.960999965667724" calcext:value-type="float">
            <text:p>0.96099996566772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9.506" calcext:value-type="float">
            <text:p>1739043349.506</text:p>
          </table:table-cell>
          <table:table-cell office:value-type="float" office:value="1739043350.928" calcext:value-type="float">
            <text:p>1739043350.9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9]-[.A439]" office:value-type="float" office:value="1.42199993133545" calcext:value-type="float">
            <text:p>1.42199993133545</text:p>
          </table:table-cell>
          <table:table-cell/>
          <table:table-cell table:formula="of:=[.H439] - [.$I$720]" office:value-type="float" office:value="1.03399991989136" calcext:value-type="float">
            <text:p>1.0339999198913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9.739" calcext:value-type="float">
            <text:p>1739043349.739</text:p>
          </table:table-cell>
          <table:table-cell office:value-type="float" office:value="1739043351.079" calcext:value-type="float">
            <text:p>1739043351.0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0]-[.A440]" office:value-type="float" office:value="1.33999991416931" calcext:value-type="float">
            <text:p>1.33999991416931</text:p>
          </table:table-cell>
          <table:table-cell/>
          <table:table-cell table:formula="of:=[.H440] - [.$I$720]" office:value-type="float" office:value="0.951999902725219" calcext:value-type="float">
            <text:p>0.9519999027252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9.806" calcext:value-type="float">
            <text:p>1739043349.806</text:p>
          </table:table-cell>
          <table:table-cell office:value-type="float" office:value="1739043351.173" calcext:value-type="float">
            <text:p>1739043351.1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1]-[.A441]" office:value-type="float" office:value="1.36700010299683" calcext:value-type="float">
            <text:p>1.36700010299683</text:p>
          </table:table-cell>
          <table:table-cell/>
          <table:table-cell table:formula="of:=[.H441] - [.$I$720]" office:value-type="float" office:value="0.979000091552734" calcext:value-type="float">
            <text:p>0.9790000915527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9.839" calcext:value-type="float">
            <text:p>1739043349.839</text:p>
          </table:table-cell>
          <table:table-cell office:value-type="float" office:value="1739043351.294" calcext:value-type="float">
            <text:p>1739043351.2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2]-[.A442]" office:value-type="float" office:value="1.45499992370605" calcext:value-type="float">
            <text:p>1.45499992370605</text:p>
          </table:table-cell>
          <table:table-cell/>
          <table:table-cell table:formula="of:=[.H442] - [.$I$720]" office:value-type="float" office:value="1.06699991226196" calcext:value-type="float">
            <text:p>1.0669999122619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49.906" calcext:value-type="float">
            <text:p>1739043349.906</text:p>
          </table:table-cell>
          <table:table-cell office:value-type="float" office:value="1739043351.416" calcext:value-type="float">
            <text:p>1739043351.4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3]-[.A443]" office:value-type="float" office:value="1.50999999046326" calcext:value-type="float">
            <text:p>1.50999999046326</text:p>
          </table:table-cell>
          <table:table-cell/>
          <table:table-cell table:formula="of:=[.H443] - [.$I$720]" office:value-type="float" office:value="1.12199997901916" calcext:value-type="float">
            <text:p>1.1219999790191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0.339" calcext:value-type="float">
            <text:p>1739043350.339</text:p>
          </table:table-cell>
          <table:table-cell office:value-type="float" office:value="1739043351.759" calcext:value-type="float">
            <text:p>1739043351.7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4]-[.A444]" office:value-type="float" office:value="1.42000007629395" calcext:value-type="float">
            <text:p>1.42000007629395</text:p>
          </table:table-cell>
          <table:table-cell/>
          <table:table-cell table:formula="of:=[.H444] - [.$I$720]" office:value-type="float" office:value="1.03200006484985" calcext:value-type="float">
            <text:p>1.0320000648498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0.906" calcext:value-type="float">
            <text:p>1739043350.906</text:p>
          </table:table-cell>
          <table:table-cell office:value-type="float" office:value="1739043354.704" calcext:value-type="float">
            <text:p>1739043354.7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5]-[.A445]" office:value-type="float" office:value="3.79800009727478" calcext:value-type="float">
            <text:p>3.79800009727478</text:p>
          </table:table-cell>
          <table:table-cell/>
          <table:table-cell table:formula="of:=[.H445] - [.$I$720]" office:value-type="float" office:value="3.41000008583069" calcext:value-type="float">
            <text:p>3.4100000858306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3.406" calcext:value-type="float">
            <text:p>1739043353.406</text:p>
          </table:table-cell>
          <table:table-cell office:value-type="float" office:value="1739043354.797" calcext:value-type="float">
            <text:p>1739043354.7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6]-[.A446]" office:value-type="float" office:value="1.39100003242493" calcext:value-type="float">
            <text:p>1.39100003242493</text:p>
          </table:table-cell>
          <table:table-cell/>
          <table:table-cell table:formula="of:=[.H446] - [.$I$720]" office:value-type="float" office:value="1.00300002098083" calcext:value-type="float">
            <text:p>1.003000020980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3.806" calcext:value-type="float">
            <text:p>1739043353.806</text:p>
          </table:table-cell>
          <table:table-cell office:value-type="float" office:value="1739043355.246" calcext:value-type="float">
            <text:p>1739043355.2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7]-[.A447]" office:value-type="float" office:value="1.44000005722046" calcext:value-type="float">
            <text:p>1.44000005722046</text:p>
          </table:table-cell>
          <table:table-cell/>
          <table:table-cell table:formula="of:=[.H447] - [.$I$720]" office:value-type="float" office:value="1.05200004577637" calcext:value-type="float">
            <text:p>1.0520000457763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4.006" calcext:value-type="float">
            <text:p>1739043354.006</text:p>
          </table:table-cell>
          <table:table-cell office:value-type="float" office:value="1739043355.353" calcext:value-type="float">
            <text:p>1739043355.3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8]-[.A448]" office:value-type="float" office:value="1.34699988365173" calcext:value-type="float">
            <text:p>1.34699988365173</text:p>
          </table:table-cell>
          <table:table-cell/>
          <table:table-cell table:formula="of:=[.H448] - [.$I$720]" office:value-type="float" office:value="0.958999872207641" calcext:value-type="float">
            <text:p>0.95899987220764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4.039" calcext:value-type="float">
            <text:p>1739043354.039</text:p>
          </table:table-cell>
          <table:table-cell office:value-type="float" office:value="1739043355.463" calcext:value-type="float">
            <text:p>1739043355.4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9]-[.A449]" office:value-type="float" office:value="1.42400002479553" calcext:value-type="float">
            <text:p>1.42400002479553</text:p>
          </table:table-cell>
          <table:table-cell/>
          <table:table-cell table:formula="of:=[.H449] - [.$I$720]" office:value-type="float" office:value="1.03600001335144" calcext:value-type="float">
            <text:p>1.0360000133514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4.139" calcext:value-type="float">
            <text:p>1739043354.139</text:p>
          </table:table-cell>
          <table:table-cell office:value-type="float" office:value="1739043355.644" calcext:value-type="float">
            <text:p>1739043355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0]-[.A450]" office:value-type="float" office:value="1.50500011444092" calcext:value-type="float">
            <text:p>1.50500011444092</text:p>
          </table:table-cell>
          <table:table-cell/>
          <table:table-cell table:formula="of:=[.H450] - [.$I$720]" office:value-type="float" office:value="1.11700010299683" calcext:value-type="float">
            <text:p>1.117000102996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4.373" calcext:value-type="float">
            <text:p>1739043354.373</text:p>
          </table:table-cell>
          <table:table-cell office:value-type="float" office:value="1739043355.958" calcext:value-type="float">
            <text:p>1739043355.9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1]-[.A451]" office:value-type="float" office:value="1.58500003814697" calcext:value-type="float">
            <text:p>1.58500003814697</text:p>
          </table:table-cell>
          <table:table-cell/>
          <table:table-cell table:formula="of:=[.H451] - [.$I$720]" office:value-type="float" office:value="1.19700002670288" calcext:value-type="float">
            <text:p>1.1970000267028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4.906" calcext:value-type="float">
            <text:p>1739043354.906</text:p>
          </table:table-cell>
          <table:table-cell office:value-type="float" office:value="1739043356.265" calcext:value-type="float">
            <text:p>1739043356.2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2]-[.A452]" office:value-type="float" office:value="1.35900020599365" calcext:value-type="float">
            <text:p>1.35900020599365</text:p>
          </table:table-cell>
          <table:table-cell/>
          <table:table-cell table:formula="of:=[.H452] - [.$I$720]" office:value-type="float" office:value="0.97100019454956" calcext:value-type="float">
            <text:p>0.9710001945495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4.973" calcext:value-type="float">
            <text:p>1739043354.973</text:p>
          </table:table-cell>
          <table:table-cell office:value-type="float" office:value="1739043356.364" calcext:value-type="float">
            <text:p>1739043356.3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3]-[.A453]" office:value-type="float" office:value="1.39100003242493" calcext:value-type="float">
            <text:p>1.39100003242493</text:p>
          </table:table-cell>
          <table:table-cell/>
          <table:table-cell table:formula="of:=[.H453] - [.$I$720]" office:value-type="float" office:value="1.00300002098083" calcext:value-type="float">
            <text:p>1.003000020980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5.173" calcext:value-type="float">
            <text:p>1739043355.173</text:p>
          </table:table-cell>
          <table:table-cell office:value-type="float" office:value="1739043356.797" calcext:value-type="float">
            <text:p>1739043356.7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4]-[.A454]" office:value-type="float" office:value="1.62399983406067" calcext:value-type="float">
            <text:p>1.62399983406067</text:p>
          </table:table-cell>
          <table:table-cell/>
          <table:table-cell table:formula="of:=[.H454] - [.$I$720]" office:value-type="float" office:value="1.23599982261658" calcext:value-type="float">
            <text:p>1.2359998226165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5.873" calcext:value-type="float">
            <text:p>1739043355.873</text:p>
          </table:table-cell>
          <table:table-cell office:value-type="float" office:value="1739043360.362" calcext:value-type="float">
            <text:p>1739043360.3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5]-[.A455]" office:value-type="float" office:value="4.48900008201599" calcext:value-type="float">
            <text:p>4.48900008201599</text:p>
          </table:table-cell>
          <table:table-cell/>
          <table:table-cell table:formula="of:=[.H455] - [.$I$720]" office:value-type="float" office:value="4.1010000705719" calcext:value-type="float">
            <text:p>4.10100007057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5.906" calcext:value-type="float">
            <text:p>1739043355.906</text:p>
          </table:table-cell>
          <table:table-cell office:value-type="float" office:value="1739043360.457" calcext:value-type="float">
            <text:p>1739043360.4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6]-[.A456]" office:value-type="float" office:value="4.55100011825562" calcext:value-type="float">
            <text:p>4.55100011825562</text:p>
          </table:table-cell>
          <table:table-cell/>
          <table:table-cell table:formula="of:=[.H456] - [.$I$720]" office:value-type="float" office:value="4.16300010681152" calcext:value-type="float">
            <text:p>4.1630001068115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9.173" calcext:value-type="float">
            <text:p>1739043359.173</text:p>
          </table:table-cell>
          <table:table-cell office:value-type="float" office:value="1739043360.558" calcext:value-type="float">
            <text:p>1739043360.5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7]-[.A457]" office:value-type="float" office:value="1.38499999046326" calcext:value-type="float">
            <text:p>1.38499999046326</text:p>
          </table:table-cell>
          <table:table-cell/>
          <table:table-cell table:formula="of:=[.H457] - [.$I$720]" office:value-type="float" office:value="0.996999979019165" calcext:value-type="float">
            <text:p>0.99699997901916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9.206" calcext:value-type="float">
            <text:p>1739043359.206</text:p>
          </table:table-cell>
          <table:table-cell office:value-type="float" office:value="1739043360.66" calcext:value-type="float">
            <text:p>1739043360.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8]-[.A458]" office:value-type="float" office:value="1.4539999961853" calcext:value-type="float">
            <text:p>1.4539999961853</text:p>
          </table:table-cell>
          <table:table-cell/>
          <table:table-cell table:formula="of:=[.H458] - [.$I$720]" office:value-type="float" office:value="1.06599998474121" calcext:value-type="float">
            <text:p>1.0659999847412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9.339" calcext:value-type="float">
            <text:p>1739043359.339</text:p>
          </table:table-cell>
          <table:table-cell office:value-type="float" office:value="1739043361.245" calcext:value-type="float">
            <text:p>1739043361.2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9]-[.A459]" office:value-type="float" office:value="1.90599989891052" calcext:value-type="float">
            <text:p>1.90599989891052</text:p>
          </table:table-cell>
          <table:table-cell/>
          <table:table-cell table:formula="of:=[.H459] - [.$I$720]" office:value-type="float" office:value="1.51799988746643" calcext:value-type="float">
            <text:p>1.5179998874664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9.373" calcext:value-type="float">
            <text:p>1739043359.373</text:p>
          </table:table-cell>
          <table:table-cell office:value-type="float" office:value="1739043361.338" calcext:value-type="float">
            <text:p>1739043361.3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0]-[.A460]" office:value-type="float" office:value="1.96500015258789" calcext:value-type="float">
            <text:p>1.96500015258789</text:p>
          </table:table-cell>
          <table:table-cell/>
          <table:table-cell table:formula="of:=[.H460] - [.$I$720]" office:value-type="float" office:value="1.5770001411438" calcext:value-type="float">
            <text:p>1.577000141143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59.906" calcext:value-type="float">
            <text:p>1739043359.906</text:p>
          </table:table-cell>
          <table:table-cell office:value-type="float" office:value="1739043361.458" calcext:value-type="float">
            <text:p>1739043361.4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1]-[.A461]" office:value-type="float" office:value="1.55200004577637" calcext:value-type="float">
            <text:p>1.55200004577637</text:p>
          </table:table-cell>
          <table:table-cell/>
          <table:table-cell table:formula="of:=[.H461] - [.$I$720]" office:value-type="float" office:value="1.16400003433228" calcext:value-type="float">
            <text:p>1.1640000343322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0.239" calcext:value-type="float">
            <text:p>1739043360.239</text:p>
          </table:table-cell>
          <table:table-cell office:value-type="float" office:value="1739043361.551" calcext:value-type="float">
            <text:p>1739043361.5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2]-[.A462]" office:value-type="float" office:value="1.31200003623962" calcext:value-type="float">
            <text:p>1.31200003623962</text:p>
          </table:table-cell>
          <table:table-cell/>
          <table:table-cell table:formula="of:=[.H462] - [.$I$720]" office:value-type="float" office:value="0.924000024795532" calcext:value-type="float">
            <text:p>0.92400002479553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0.273" calcext:value-type="float">
            <text:p>1739043360.273</text:p>
          </table:table-cell>
          <table:table-cell office:value-type="float" office:value="1739043361.712" calcext:value-type="float">
            <text:p>1739043361.7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3]-[.A463]" office:value-type="float" office:value="1.43899989128113" calcext:value-type="float">
            <text:p>1.43899989128113</text:p>
          </table:table-cell>
          <table:table-cell/>
          <table:table-cell table:formula="of:=[.H463] - [.$I$720]" office:value-type="float" office:value="1.05099987983704" calcext:value-type="float">
            <text:p>1.0509998798370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0.506" calcext:value-type="float">
            <text:p>1739043360.506</text:p>
          </table:table-cell>
          <table:table-cell office:value-type="float" office:value="1739043361.802" calcext:value-type="float">
            <text:p>1739043361.8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4]-[.A464]" office:value-type="float" office:value="1.2960000038147" calcext:value-type="float">
            <text:p>1.2960000038147</text:p>
          </table:table-cell>
          <table:table-cell/>
          <table:table-cell table:formula="of:=[.H464] - [.$I$720]" office:value-type="float" office:value="0.907999992370605" calcext:value-type="float">
            <text:p>0.90799999237060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0.673" calcext:value-type="float">
            <text:p>1739043360.673</text:p>
          </table:table-cell>
          <table:table-cell office:value-type="float" office:value="1739043363.128" calcext:value-type="float">
            <text:p>1739043363.1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5]-[.A465]" office:value-type="float" office:value="2.45499992370605" calcext:value-type="float">
            <text:p>2.45499992370605</text:p>
          </table:table-cell>
          <table:table-cell/>
          <table:table-cell table:formula="of:=[.H465] - [.$I$720]" office:value-type="float" office:value="2.06699991226196" calcext:value-type="float">
            <text:p>2.0669999122619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0.906" calcext:value-type="float">
            <text:p>1739043360.906</text:p>
          </table:table-cell>
          <table:table-cell office:value-type="float" office:value="1739043363.229" calcext:value-type="float">
            <text:p>1739043363.2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6]-[.A466]" office:value-type="float" office:value="2.32300019264221" calcext:value-type="float">
            <text:p>2.32300019264221</text:p>
          </table:table-cell>
          <table:table-cell/>
          <table:table-cell table:formula="of:=[.H466] - [.$I$720]" office:value-type="float" office:value="1.93500018119812" calcext:value-type="float">
            <text:p>1.9350001811981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2.039" calcext:value-type="float">
            <text:p>1739043362.039</text:p>
          </table:table-cell>
          <table:table-cell office:value-type="float" office:value="1739043363.335" calcext:value-type="float">
            <text:p>1739043363.3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7]-[.A467]" office:value-type="float" office:value="1.2960000038147" calcext:value-type="float">
            <text:p>1.2960000038147</text:p>
          </table:table-cell>
          <table:table-cell/>
          <table:table-cell table:formula="of:=[.H467] - [.$I$720]" office:value-type="float" office:value="0.907999992370605" calcext:value-type="float">
            <text:p>0.90799999237060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2.073" calcext:value-type="float">
            <text:p>1739043362.073</text:p>
          </table:table-cell>
          <table:table-cell office:value-type="float" office:value="1739043363.432" calcext:value-type="float">
            <text:p>1739043363.4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8]-[.A468]" office:value-type="float" office:value="1.35899996757507" calcext:value-type="float">
            <text:p>1.35899996757507</text:p>
          </table:table-cell>
          <table:table-cell/>
          <table:table-cell table:formula="of:=[.H468] - [.$I$720]" office:value-type="float" office:value="0.970999956130981" calcext:value-type="float">
            <text:p>0.9709999561309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2.239" calcext:value-type="float">
            <text:p>1739043362.239</text:p>
          </table:table-cell>
          <table:table-cell office:value-type="float" office:value="1739043364.703" calcext:value-type="float">
            <text:p>1739043364.7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9]-[.A469]" office:value-type="float" office:value="2.46399998664856" calcext:value-type="float">
            <text:p>2.46399998664856</text:p>
          </table:table-cell>
          <table:table-cell/>
          <table:table-cell table:formula="of:=[.H469] - [.$I$720]" office:value-type="float" office:value="2.07599997520447" calcext:value-type="float">
            <text:p>2.0759999752044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2.273" calcext:value-type="float">
            <text:p>1739043362.273</text:p>
          </table:table-cell>
          <table:table-cell office:value-type="float" office:value="1739043364.717" calcext:value-type="float">
            <text:p>1739043364.7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0]-[.A470]" office:value-type="float" office:value="2.44400000572205" calcext:value-type="float">
            <text:p>2.44400000572205</text:p>
          </table:table-cell>
          <table:table-cell/>
          <table:table-cell table:formula="of:=[.H470] - [.$I$720]" office:value-type="float" office:value="2.05599999427795" calcext:value-type="float">
            <text:p>2.055999994277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2.473" calcext:value-type="float">
            <text:p>1739043362.473</text:p>
          </table:table-cell>
          <table:table-cell office:value-type="float" office:value="1739043364.817" calcext:value-type="float">
            <text:p>1739043364.8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1]-[.A471]" office:value-type="float" office:value="2.3439998626709" calcext:value-type="float">
            <text:p>2.3439998626709</text:p>
          </table:table-cell>
          <table:table-cell/>
          <table:table-cell table:formula="of:=[.H471] - [.$I$720]" office:value-type="float" office:value="1.95599985122681" calcext:value-type="float">
            <text:p>1.955999851226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3.473" calcext:value-type="float">
            <text:p>1739043363.473</text:p>
          </table:table-cell>
          <table:table-cell office:value-type="float" office:value="1739043364.97" calcext:value-type="float">
            <text:p>1739043364.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2]-[.A472]" office:value-type="float" office:value="1.49699997901917" calcext:value-type="float">
            <text:p>1.49699997901917</text:p>
          </table:table-cell>
          <table:table-cell/>
          <table:table-cell table:formula="of:=[.H472] - [.$I$720]" office:value-type="float" office:value="1.10899996757507" calcext:value-type="float">
            <text:p>1.1089999675750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3.773" calcext:value-type="float">
            <text:p>1739043363.773</text:p>
          </table:table-cell>
          <table:table-cell office:value-type="float" office:value="1739043365.077" calcext:value-type="float">
            <text:p>1739043365.0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3]-[.A473]" office:value-type="float" office:value="1.30399990081787" calcext:value-type="float">
            <text:p>1.30399990081787</text:p>
          </table:table-cell>
          <table:table-cell/>
          <table:table-cell table:formula="of:=[.H473] - [.$I$720]" office:value-type="float" office:value="0.915999889373779" calcext:value-type="float">
            <text:p>0.91599988937377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3.806" calcext:value-type="float">
            <text:p>1739043363.806</text:p>
          </table:table-cell>
          <table:table-cell office:value-type="float" office:value="1739043365.194" calcext:value-type="float">
            <text:p>1739043365.1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4]-[.A474]" office:value-type="float" office:value="1.38800001144409" calcext:value-type="float">
            <text:p>1.38800001144409</text:p>
          </table:table-cell>
          <table:table-cell/>
          <table:table-cell table:formula="of:=[.H474] - [.$I$720]" office:value-type="float" office:value="1" calcext:value-type="float">
            <text:p>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4.073" calcext:value-type="float">
            <text:p>1739043364.073</text:p>
          </table:table-cell>
          <table:table-cell office:value-type="float" office:value="1739043365.351" calcext:value-type="float">
            <text:p>1739043365.3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5]-[.A475]" office:value-type="float" office:value="1.27800011634827" calcext:value-type="float">
            <text:p>1.27800011634827</text:p>
          </table:table-cell>
          <table:table-cell/>
          <table:table-cell table:formula="of:=[.H475] - [.$I$720]" office:value-type="float" office:value="0.890000104904174" calcext:value-type="float">
            <text:p>0.8900001049041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5.273" calcext:value-type="float">
            <text:p>1739043365.273</text:p>
          </table:table-cell>
          <table:table-cell office:value-type="float" office:value="1739043366.754" calcext:value-type="float">
            <text:p>1739043366.7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6]-[.A476]" office:value-type="float" office:value="1.48099994659424" calcext:value-type="float">
            <text:p>1.48099994659424</text:p>
          </table:table-cell>
          <table:table-cell/>
          <table:table-cell table:formula="of:=[.H476] - [.$I$720]" office:value-type="float" office:value="1.09299993515015" calcext:value-type="float">
            <text:p>1.092999935150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5.573" calcext:value-type="float">
            <text:p>1739043365.573</text:p>
          </table:table-cell>
          <table:table-cell office:value-type="float" office:value="1739043366.848" calcext:value-type="float">
            <text:p>1739043366.8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7]-[.A477]" office:value-type="float" office:value="1.27500009536743" calcext:value-type="float">
            <text:p>1.27500009536743</text:p>
          </table:table-cell>
          <table:table-cell/>
          <table:table-cell table:formula="of:=[.H477] - [.$I$720]" office:value-type="float" office:value="0.88700008392334" calcext:value-type="float">
            <text:p>0.887000083923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5.606" calcext:value-type="float">
            <text:p>1739043365.606</text:p>
          </table:table-cell>
          <table:table-cell office:value-type="float" office:value="1739043366.96" calcext:value-type="float">
            <text:p>1739043366.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8]-[.A478]" office:value-type="float" office:value="1.35400009155273" calcext:value-type="float">
            <text:p>1.35400009155273</text:p>
          </table:table-cell>
          <table:table-cell/>
          <table:table-cell table:formula="of:=[.H478] - [.$I$720]" office:value-type="float" office:value="0.966000080108642" calcext:value-type="float">
            <text:p>0.96600008010864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5.906" calcext:value-type="float">
            <text:p>1739043365.906</text:p>
          </table:table-cell>
          <table:table-cell office:value-type="float" office:value="1739043367.06" calcext:value-type="float">
            <text:p>1739043367.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9]-[.A479]" office:value-type="float" office:value="1.15400004386902" calcext:value-type="float">
            <text:p>1.15400004386902</text:p>
          </table:table-cell>
          <table:table-cell/>
          <table:table-cell table:formula="of:=[.H479] - [.$I$720]" office:value-type="float" office:value="0.766000032424927" calcext:value-type="float">
            <text:p>0.76600003242492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5.939" calcext:value-type="float">
            <text:p>1739043365.939</text:p>
          </table:table-cell>
          <table:table-cell office:value-type="float" office:value="1739043367.162" calcext:value-type="float">
            <text:p>1739043367.1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0]-[.A480]" office:value-type="float" office:value="1.22300004959106" calcext:value-type="float">
            <text:p>1.22300004959106</text:p>
          </table:table-cell>
          <table:table-cell/>
          <table:table-cell table:formula="of:=[.H480] - [.$I$720]" office:value-type="float" office:value="0.835000038146972" calcext:value-type="float">
            <text:p>0.83500003814697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6.039" calcext:value-type="float">
            <text:p>1739043366.039</text:p>
          </table:table-cell>
          <table:table-cell office:value-type="float" office:value="1739043367.268" calcext:value-type="float">
            <text:p>1739043367.2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1]-[.A481]" office:value-type="float" office:value="1.22899985313416" calcext:value-type="float">
            <text:p>1.22899985313416</text:p>
          </table:table-cell>
          <table:table-cell/>
          <table:table-cell table:formula="of:=[.H481] - [.$I$720]" office:value-type="float" office:value="0.840999841690063" calcext:value-type="float">
            <text:p>0.84099984169006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6.073" calcext:value-type="float">
            <text:p>1739043366.073</text:p>
          </table:table-cell>
          <table:table-cell office:value-type="float" office:value="1739043367.367" calcext:value-type="float">
            <text:p>1739043367.3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2]-[.A482]" office:value-type="float" office:value="1.29400014877319" calcext:value-type="float">
            <text:p>1.29400014877319</text:p>
          </table:table-cell>
          <table:table-cell/>
          <table:table-cell table:formula="of:=[.H482] - [.$I$720]" office:value-type="float" office:value="0.906000137329101" calcext:value-type="float">
            <text:p>0.90600013732910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6.106" calcext:value-type="float">
            <text:p>1739043366.106</text:p>
          </table:table-cell>
          <table:table-cell office:value-type="float" office:value="1739043367.473" calcext:value-type="float">
            <text:p>1739043367.4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3]-[.A483]" office:value-type="float" office:value="1.36700010299683" calcext:value-type="float">
            <text:p>1.36700010299683</text:p>
          </table:table-cell>
          <table:table-cell/>
          <table:table-cell table:formula="of:=[.H483] - [.$I$720]" office:value-type="float" office:value="0.979000091552734" calcext:value-type="float">
            <text:p>0.9790000915527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6.139" calcext:value-type="float">
            <text:p>1739043366.139</text:p>
          </table:table-cell>
          <table:table-cell office:value-type="float" office:value="1739043367.614" calcext:value-type="float">
            <text:p>1739043367.6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4]-[.A484]" office:value-type="float" office:value="1.47500014305115" calcext:value-type="float">
            <text:p>1.47500014305115</text:p>
          </table:table-cell>
          <table:table-cell/>
          <table:table-cell table:formula="of:=[.H484] - [.$I$720]" office:value-type="float" office:value="1.08700013160706" calcext:value-type="float">
            <text:p>1.0870001316070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7.373" calcext:value-type="float">
            <text:p>1739043367.373</text:p>
          </table:table-cell>
          <table:table-cell office:value-type="float" office:value="1739043368.854" calcext:value-type="float">
            <text:p>1739043368.8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5]-[.A485]" office:value-type="float" office:value="1.48100018501282" calcext:value-type="float">
            <text:p>1.48100018501282</text:p>
          </table:table-cell>
          <table:table-cell/>
          <table:table-cell table:formula="of:=[.H485] - [.$I$720]" office:value-type="float" office:value="1.09300017356873" calcext:value-type="float">
            <text:p>1.0930001735687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7.506" calcext:value-type="float">
            <text:p>1739043367.506</text:p>
          </table:table-cell>
          <table:table-cell office:value-type="float" office:value="1739043368.95" calcext:value-type="float">
            <text:p>1739043368.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6]-[.A486]" office:value-type="float" office:value="1.44400000572205" calcext:value-type="float">
            <text:p>1.44400000572205</text:p>
          </table:table-cell>
          <table:table-cell/>
          <table:table-cell table:formula="of:=[.H486] - [.$I$720]" office:value-type="float" office:value="1.05599999427795" calcext:value-type="float">
            <text:p>1.055999994277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7.806" calcext:value-type="float">
            <text:p>1739043367.806</text:p>
          </table:table-cell>
          <table:table-cell office:value-type="float" office:value="1739043369.108" calcext:value-type="float">
            <text:p>1739043369.1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7]-[.A487]" office:value-type="float" office:value="1.30200004577637" calcext:value-type="float">
            <text:p>1.30200004577637</text:p>
          </table:table-cell>
          <table:table-cell/>
          <table:table-cell table:formula="of:=[.H487] - [.$I$720]" office:value-type="float" office:value="0.914000034332275" calcext:value-type="float">
            <text:p>0.91400003433227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7.906" calcext:value-type="float">
            <text:p>1739043367.906</text:p>
          </table:table-cell>
          <table:table-cell office:value-type="float" office:value="1739043370.74" calcext:value-type="float">
            <text:p>1739043370.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8]-[.A488]" office:value-type="float" office:value="2.83400011062622" calcext:value-type="float">
            <text:p>2.83400011062622</text:p>
          </table:table-cell>
          <table:table-cell/>
          <table:table-cell table:formula="of:=[.H488] - [.$I$720]" office:value-type="float" office:value="2.44600009918213" calcext:value-type="float">
            <text:p>2.4460000991821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8.206" calcext:value-type="float">
            <text:p>1739043368.206</text:p>
          </table:table-cell>
          <table:table-cell office:value-type="float" office:value="1739043370.842" calcext:value-type="float">
            <text:p>1739043370.8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9]-[.A489]" office:value-type="float" office:value="2.63599991798401" calcext:value-type="float">
            <text:p>2.63599991798401</text:p>
          </table:table-cell>
          <table:table-cell/>
          <table:table-cell table:formula="of:=[.H489] - [.$I$720]" office:value-type="float" office:value="2.24799990653992" calcext:value-type="float">
            <text:p>2.2479999065399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9.573" calcext:value-type="float">
            <text:p>1739043369.573</text:p>
          </table:table-cell>
          <table:table-cell office:value-type="float" office:value="1739043370.937" calcext:value-type="float">
            <text:p>1739043370.9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0]-[.A490]" office:value-type="float" office:value="1.36400008201599" calcext:value-type="float">
            <text:p>1.36400008201599</text:p>
          </table:table-cell>
          <table:table-cell/>
          <table:table-cell table:formula="of:=[.H490] - [.$I$720]" office:value-type="float" office:value="0.976000070571899" calcext:value-type="float">
            <text:p>0.97600007057189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9.606" calcext:value-type="float">
            <text:p>1739043369.606</text:p>
          </table:table-cell>
          <table:table-cell office:value-type="float" office:value="1739043371.05" calcext:value-type="float">
            <text:p>1739043371.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1]-[.A491]" office:value-type="float" office:value="1.44400000572205" calcext:value-type="float">
            <text:p>1.44400000572205</text:p>
          </table:table-cell>
          <table:table-cell/>
          <table:table-cell table:formula="of:=[.H491] - [.$I$720]" office:value-type="float" office:value="1.05599999427795" calcext:value-type="float">
            <text:p>1.055999994277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69.706" calcext:value-type="float">
            <text:p>1739043369.706</text:p>
          </table:table-cell>
          <table:table-cell office:value-type="float" office:value="1739043371.166" calcext:value-type="float">
            <text:p>1739043371.1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2]-[.A492]" office:value-type="float" office:value="1.45999979972839" calcext:value-type="float">
            <text:p>1.45999979972839</text:p>
          </table:table-cell>
          <table:table-cell/>
          <table:table-cell table:formula="of:=[.H492] - [.$I$720]" office:value-type="float" office:value="1.0719997882843" calcext:value-type="float">
            <text:p>1.071999788284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1.039" calcext:value-type="float">
            <text:p>1739043371.039</text:p>
          </table:table-cell>
          <table:table-cell office:value-type="float" office:value="1739043372.481" calcext:value-type="float">
            <text:p>1739043372.4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3]-[.A493]" office:value-type="float" office:value="1.44199991226196" calcext:value-type="float">
            <text:p>1.44199991226196</text:p>
          </table:table-cell>
          <table:table-cell/>
          <table:table-cell table:formula="of:=[.H493] - [.$I$720]" office:value-type="float" office:value="1.05399990081787" calcext:value-type="float">
            <text:p>1.0539999008178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1.073" calcext:value-type="float">
            <text:p>1739043371.073</text:p>
          </table:table-cell>
          <table:table-cell office:value-type="float" office:value="1739043372.483" calcext:value-type="float">
            <text:p>1739043372.4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4]-[.A494]" office:value-type="float" office:value="1.41000008583069" calcext:value-type="float">
            <text:p>1.41000008583069</text:p>
          </table:table-cell>
          <table:table-cell/>
          <table:table-cell table:formula="of:=[.H494] - [.$I$720]" office:value-type="float" office:value="1.0220000743866" calcext:value-type="float">
            <text:p>1.022000074386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1.406" calcext:value-type="float">
            <text:p>1739043371.406</text:p>
          </table:table-cell>
          <table:table-cell office:value-type="float" office:value="1739043372.618" calcext:value-type="float">
            <text:p>1739043372.6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5]-[.A495]" office:value-type="float" office:value="1.21200013160706" calcext:value-type="float">
            <text:p>1.21200013160706</text:p>
          </table:table-cell>
          <table:table-cell/>
          <table:table-cell table:formula="of:=[.H495] - [.$I$720]" office:value-type="float" office:value="0.824000120162964" calcext:value-type="float">
            <text:p>0.82400012016296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1.439" calcext:value-type="float">
            <text:p>1739043371.439</text:p>
          </table:table-cell>
          <table:table-cell office:value-type="float" office:value="1739043372.718" calcext:value-type="float">
            <text:p>1739043372.7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6]-[.A496]" office:value-type="float" office:value="1.27900004386902" calcext:value-type="float">
            <text:p>1.27900004386902</text:p>
          </table:table-cell>
          <table:table-cell/>
          <table:table-cell table:formula="of:=[.H496] - [.$I$720]" office:value-type="float" office:value="0.891000032424926" calcext:value-type="float">
            <text:p>0.89100003242492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1.573" calcext:value-type="float">
            <text:p>1739043371.573</text:p>
          </table:table-cell>
          <table:table-cell office:value-type="float" office:value="1739043372.808" calcext:value-type="float">
            <text:p>1739043372.8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7]-[.A497]" office:value-type="float" office:value="1.2350001335144" calcext:value-type="float">
            <text:p>1.2350001335144</text:p>
          </table:table-cell>
          <table:table-cell/>
          <table:table-cell table:formula="of:=[.H497] - [.$I$720]" office:value-type="float" office:value="0.847000122070312" calcext:value-type="float">
            <text:p>0.84700012207031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1.606" calcext:value-type="float">
            <text:p>1739043371.606</text:p>
          </table:table-cell>
          <table:table-cell office:value-type="float" office:value="1739043372.907" calcext:value-type="float">
            <text:p>1739043372.9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8]-[.A498]" office:value-type="float" office:value="1.30100011825562" calcext:value-type="float">
            <text:p>1.30100011825562</text:p>
          </table:table-cell>
          <table:table-cell/>
          <table:table-cell table:formula="of:=[.H498] - [.$I$720]" office:value-type="float" office:value="0.913000106811523" calcext:value-type="float">
            <text:p>0.91300010681152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1.639" calcext:value-type="float">
            <text:p>1739043371.639</text:p>
          </table:table-cell>
          <table:table-cell office:value-type="float" office:value="1739043373.004" calcext:value-type="float">
            <text:p>1739043373.0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9]-[.A499]" office:value-type="float" office:value="1.36500000953674" calcext:value-type="float">
            <text:p>1.36500000953674</text:p>
          </table:table-cell>
          <table:table-cell/>
          <table:table-cell table:formula="of:=[.H499] - [.$I$720]" office:value-type="float" office:value="0.976999998092651" calcext:value-type="float">
            <text:p>0.97699999809265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4.339" calcext:value-type="float">
            <text:p>1739043374.339</text:p>
          </table:table-cell>
          <table:table-cell office:value-type="float" office:value="1739043375.876" calcext:value-type="float">
            <text:p>1739043375.8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0]-[.A500]" office:value-type="float" office:value="1.53699994087219" calcext:value-type="float">
            <text:p>1.53699994087219</text:p>
          </table:table-cell>
          <table:table-cell/>
          <table:table-cell table:formula="of:=[.H500] - [.$I$720]" office:value-type="float" office:value="1.1489999294281" calcext:value-type="float">
            <text:p>1.14899992942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4.439" calcext:value-type="float">
            <text:p>1739043374.439</text:p>
          </table:table-cell>
          <table:table-cell office:value-type="float" office:value="1739043376.063" calcext:value-type="float">
            <text:p>1739043376.0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1]-[.A501]" office:value-type="float" office:value="1.62400007247925" calcext:value-type="float">
            <text:p>1.62400007247925</text:p>
          </table:table-cell>
          <table:table-cell/>
          <table:table-cell table:formula="of:=[.H501] - [.$I$720]" office:value-type="float" office:value="1.23600006103516" calcext:value-type="float">
            <text:p>1.2360000610351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4.739" calcext:value-type="float">
            <text:p>1739043374.739</text:p>
          </table:table-cell>
          <table:table-cell office:value-type="float" office:value="1739043376.181" calcext:value-type="float">
            <text:p>1739043376.1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2]-[.A502]" office:value-type="float" office:value="1.44199991226196" calcext:value-type="float">
            <text:p>1.44199991226196</text:p>
          </table:table-cell>
          <table:table-cell/>
          <table:table-cell table:formula="of:=[.H502] - [.$I$720]" office:value-type="float" office:value="1.05399990081787" calcext:value-type="float">
            <text:p>1.0539999008178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4.806" calcext:value-type="float">
            <text:p>1739043374.806</text:p>
          </table:table-cell>
          <table:table-cell office:value-type="float" office:value="1739043376.329" calcext:value-type="float">
            <text:p>1739043376.3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3]-[.A503]" office:value-type="float" office:value="1.52300000190735" calcext:value-type="float">
            <text:p>1.52300000190735</text:p>
          </table:table-cell>
          <table:table-cell/>
          <table:table-cell table:formula="of:=[.H503] - [.$I$720]" office:value-type="float" office:value="1.13499999046326" calcext:value-type="float">
            <text:p>1.1349999904632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5.106" calcext:value-type="float">
            <text:p>1739043375.106</text:p>
          </table:table-cell>
          <table:table-cell office:value-type="float" office:value="1739043376.436" calcext:value-type="float">
            <text:p>1739043376.4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4]-[.A504]" office:value-type="float" office:value="1.33000016212463" calcext:value-type="float">
            <text:p>1.33000016212463</text:p>
          </table:table-cell>
          <table:table-cell/>
          <table:table-cell table:formula="of:=[.H504] - [.$I$720]" office:value-type="float" office:value="0.942000150680542" calcext:value-type="float">
            <text:p>0.94200015068054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5.139" calcext:value-type="float">
            <text:p>1739043375.139</text:p>
          </table:table-cell>
          <table:table-cell office:value-type="float" office:value="1739043376.54" calcext:value-type="float">
            <text:p>1739043376.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5]-[.A505]" office:value-type="float" office:value="1.40100002288818" calcext:value-type="float">
            <text:p>1.40100002288818</text:p>
          </table:table-cell>
          <table:table-cell/>
          <table:table-cell table:formula="of:=[.H505] - [.$I$720]" office:value-type="float" office:value="1.01300001144409" calcext:value-type="float">
            <text:p>1.013000011444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5.173" calcext:value-type="float">
            <text:p>1739043375.173</text:p>
          </table:table-cell>
          <table:table-cell office:value-type="float" office:value="1739043376.648" calcext:value-type="float">
            <text:p>1739043376.6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6]-[.A506]" office:value-type="float" office:value="1.47499990463257" calcext:value-type="float">
            <text:p>1.47499990463257</text:p>
          </table:table-cell>
          <table:table-cell/>
          <table:table-cell table:formula="of:=[.H506] - [.$I$720]" office:value-type="float" office:value="1.08699989318848" calcext:value-type="float">
            <text:p>1.086999893188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5.806" calcext:value-type="float">
            <text:p>1739043375.806</text:p>
          </table:table-cell>
          <table:table-cell office:value-type="float" office:value="1739043378.911" calcext:value-type="float">
            <text:p>1739043378.9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7]-[.A507]" office:value-type="float" office:value="3.10500001907349" calcext:value-type="float">
            <text:p>3.10500001907349</text:p>
          </table:table-cell>
          <table:table-cell/>
          <table:table-cell table:formula="of:=[.H507] - [.$I$720]" office:value-type="float" office:value="2.71700000762939" calcext:value-type="float">
            <text:p>2.717000007629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5.839" calcext:value-type="float">
            <text:p>1739043375.839</text:p>
          </table:table-cell>
          <table:table-cell office:value-type="float" office:value="1739043378.998" calcext:value-type="float">
            <text:p>1739043378.9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8]-[.A508]" office:value-type="float" office:value="3.15899991989136" calcext:value-type="float">
            <text:p>3.15899991989136</text:p>
          </table:table-cell>
          <table:table-cell/>
          <table:table-cell table:formula="of:=[.H508] - [.$I$720]" office:value-type="float" office:value="2.77099990844727" calcext:value-type="float">
            <text:p>2.7709999084472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6.106" calcext:value-type="float">
            <text:p>1739043376.106</text:p>
          </table:table-cell>
          <table:table-cell office:value-type="float" office:value="1739043379.094" calcext:value-type="float">
            <text:p>1739043379.0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9]-[.A509]" office:value-type="float" office:value="2.98800015449524" calcext:value-type="float">
            <text:p>2.98800015449524</text:p>
          </table:table-cell>
          <table:table-cell/>
          <table:table-cell table:formula="of:=[.H509] - [.$I$720]" office:value-type="float" office:value="2.60000014305115" calcext:value-type="float">
            <text:p>2.600000143051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7.839" calcext:value-type="float">
            <text:p>1739043377.839</text:p>
          </table:table-cell>
          <table:table-cell office:value-type="float" office:value="1739043379.321" calcext:value-type="float">
            <text:p>1739043379.3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0]-[.A510]" office:value-type="float" office:value="1.48200011253357" calcext:value-type="float">
            <text:p>1.48200011253357</text:p>
          </table:table-cell>
          <table:table-cell/>
          <table:table-cell table:formula="of:=[.H510] - [.$I$720]" office:value-type="float" office:value="1.09400010108948" calcext:value-type="float">
            <text:p>1.094000101089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8.173" calcext:value-type="float">
            <text:p>1739043378.173</text:p>
          </table:table-cell>
          <table:table-cell office:value-type="float" office:value="1739043379.411" calcext:value-type="float">
            <text:p>1739043379.4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1]-[.A511]" office:value-type="float" office:value="1.23799991607666" calcext:value-type="float">
            <text:p>1.23799991607666</text:p>
          </table:table-cell>
          <table:table-cell/>
          <table:table-cell table:formula="of:=[.H511] - [.$I$720]" office:value-type="float" office:value="0.849999904632568" calcext:value-type="float">
            <text:p>0.84999990463256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8.206" calcext:value-type="float">
            <text:p>1739043378.206</text:p>
          </table:table-cell>
          <table:table-cell office:value-type="float" office:value="1739043379.566" calcext:value-type="float">
            <text:p>1739043379.5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2]-[.A512]" office:value-type="float" office:value="1.35999989509583" calcext:value-type="float">
            <text:p>1.35999989509583</text:p>
          </table:table-cell>
          <table:table-cell/>
          <table:table-cell table:formula="of:=[.H512] - [.$I$720]" office:value-type="float" office:value="0.971999883651733" calcext:value-type="float">
            <text:p>0.97199988365173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8.506" calcext:value-type="float">
            <text:p>1739043378.506</text:p>
          </table:table-cell>
          <table:table-cell office:value-type="float" office:value="1739043379.719" calcext:value-type="float">
            <text:p>1739043379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3]-[.A513]" office:value-type="float" office:value="1.21300005912781" calcext:value-type="float">
            <text:p>1.21300005912781</text:p>
          </table:table-cell>
          <table:table-cell/>
          <table:table-cell table:formula="of:=[.H513] - [.$I$720]" office:value-type="float" office:value="0.825000047683715" calcext:value-type="float">
            <text:p>0.8250000476837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8.539" calcext:value-type="float">
            <text:p>1739043378.539</text:p>
          </table:table-cell>
          <table:table-cell office:value-type="float" office:value="1739043379.821" calcext:value-type="float">
            <text:p>1739043379.8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4]-[.A514]" office:value-type="float" office:value="1.28200006484985" calcext:value-type="float">
            <text:p>1.28200006484985</text:p>
          </table:table-cell>
          <table:table-cell/>
          <table:table-cell table:formula="of:=[.H514] - [.$I$720]" office:value-type="float" office:value="0.894000053405761" calcext:value-type="float">
            <text:p>0.89400005340576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78.873" calcext:value-type="float">
            <text:p>1739043378.873</text:p>
          </table:table-cell>
          <table:table-cell office:value-type="float" office:value="1739043383.622" calcext:value-type="float">
            <text:p>1739043383.6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5]-[.A515]" office:value-type="float" office:value="4.74900007247925" calcext:value-type="float">
            <text:p>4.74900007247925</text:p>
          </table:table-cell>
          <table:table-cell/>
          <table:table-cell table:formula="of:=[.H515] - [.$I$720]" office:value-type="float" office:value="4.36100006103516" calcext:value-type="float">
            <text:p>4.3610000610351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2.673" calcext:value-type="float">
            <text:p>1739043382.673</text:p>
          </table:table-cell>
          <table:table-cell office:value-type="float" office:value="1739043384.607" calcext:value-type="float">
            <text:p>1739043384.6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6]-[.A516]" office:value-type="float" office:value="1.93400001525879" calcext:value-type="float">
            <text:p>1.93400001525879</text:p>
          </table:table-cell>
          <table:table-cell/>
          <table:table-cell table:formula="of:=[.H516] - [.$I$720]" office:value-type="float" office:value="1.5460000038147" calcext:value-type="float">
            <text:p>1.546000003814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3.339" calcext:value-type="float">
            <text:p>1739043383.339</text:p>
          </table:table-cell>
          <table:table-cell office:value-type="float" office:value="1739043384.708" calcext:value-type="float">
            <text:p>1739043384.7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7]-[.A517]" office:value-type="float" office:value="1.36899995803833" calcext:value-type="float">
            <text:p>1.36899995803833</text:p>
          </table:table-cell>
          <table:table-cell/>
          <table:table-cell table:formula="of:=[.H517] - [.$I$720]" office:value-type="float" office:value="0.980999946594238" calcext:value-type="float">
            <text:p>0.98099994659423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3.373" calcext:value-type="float">
            <text:p>1739043383.373</text:p>
          </table:table-cell>
          <table:table-cell office:value-type="float" office:value="1739043384.808" calcext:value-type="float">
            <text:p>1739043384.8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8]-[.A518]" office:value-type="float" office:value="1.43500018119812" calcext:value-type="float">
            <text:p>1.43500018119812</text:p>
          </table:table-cell>
          <table:table-cell/>
          <table:table-cell table:formula="of:=[.H518] - [.$I$720]" office:value-type="float" office:value="1.04700016975403" calcext:value-type="float">
            <text:p>1.0470001697540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3.406" calcext:value-type="float">
            <text:p>1739043383.406</text:p>
          </table:table-cell>
          <table:table-cell office:value-type="float" office:value="1739043384.903" calcext:value-type="float">
            <text:p>1739043384.9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9]-[.A519]" office:value-type="float" office:value="1.49700021743774" calcext:value-type="float">
            <text:p>1.49700021743774</text:p>
          </table:table-cell>
          <table:table-cell/>
          <table:table-cell table:formula="of:=[.H519] - [.$I$720]" office:value-type="float" office:value="1.10900020599365" calcext:value-type="float">
            <text:p>1.1090002059936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3.573" calcext:value-type="float">
            <text:p>1739043383.573</text:p>
          </table:table-cell>
          <table:table-cell office:value-type="float" office:value="1739043385.078" calcext:value-type="float">
            <text:p>1739043385.0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0]-[.A520]" office:value-type="float" office:value="1.50500011444092" calcext:value-type="float">
            <text:p>1.50500011444092</text:p>
          </table:table-cell>
          <table:table-cell/>
          <table:table-cell table:formula="of:=[.H520] - [.$I$720]" office:value-type="float" office:value="1.11700010299683" calcext:value-type="float">
            <text:p>1.117000102996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3.673" calcext:value-type="float">
            <text:p>1739043383.673</text:p>
          </table:table-cell>
          <table:table-cell office:value-type="float" office:value="1739043385.174" calcext:value-type="float">
            <text:p>1739043385.1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1]-[.A521]" office:value-type="float" office:value="1.50099992752075" calcext:value-type="float">
            <text:p>1.50099992752075</text:p>
          </table:table-cell>
          <table:table-cell/>
          <table:table-cell table:formula="of:=[.H521] - [.$I$720]" office:value-type="float" office:value="1.11299991607666" calcext:value-type="float">
            <text:p>1.1129999160766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3.906" calcext:value-type="float">
            <text:p>1739043383.906</text:p>
          </table:table-cell>
          <table:table-cell office:value-type="float" office:value="1739043385.353" calcext:value-type="float">
            <text:p>1739043385.3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2]-[.A522]" office:value-type="float" office:value="1.44700002670288" calcext:value-type="float">
            <text:p>1.44700002670288</text:p>
          </table:table-cell>
          <table:table-cell/>
          <table:table-cell table:formula="of:=[.H522] - [.$I$720]" office:value-type="float" office:value="1.05900001525879" calcext:value-type="float">
            <text:p>1.0590000152587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4.506" calcext:value-type="float">
            <text:p>1739043384.506</text:p>
          </table:table-cell>
          <table:table-cell office:value-type="float" office:value="1739043385.934" calcext:value-type="float">
            <text:p>1739043385.9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3]-[.A523]" office:value-type="float" office:value="1.42799997329712" calcext:value-type="float">
            <text:p>1.42799997329712</text:p>
          </table:table-cell>
          <table:table-cell/>
          <table:table-cell table:formula="of:=[.H523] - [.$I$720]" office:value-type="float" office:value="1.03999996185303" calcext:value-type="float">
            <text:p>1.0399999618530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5.273" calcext:value-type="float">
            <text:p>1739043385.273</text:p>
          </table:table-cell>
          <table:table-cell office:value-type="float" office:value="1739043386.58" calcext:value-type="float">
            <text:p>1739043386.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4]-[.A524]" office:value-type="float" office:value="1.30699992179871" calcext:value-type="float">
            <text:p>1.30699992179871</text:p>
          </table:table-cell>
          <table:table-cell/>
          <table:table-cell table:formula="of:=[.H524] - [.$I$720]" office:value-type="float" office:value="0.918999910354614" calcext:value-type="float">
            <text:p>0.91899991035461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5.639" calcext:value-type="float">
            <text:p>1739043385.639</text:p>
          </table:table-cell>
          <table:table-cell office:value-type="float" office:value="1739043388.373" calcext:value-type="float">
            <text:p>1739043388.3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5]-[.A525]" office:value-type="float" office:value="2.73399996757507" calcext:value-type="float">
            <text:p>2.73399996757507</text:p>
          </table:table-cell>
          <table:table-cell/>
          <table:table-cell table:formula="of:=[.H525] - [.$I$720]" office:value-type="float" office:value="2.34599995613098" calcext:value-type="float">
            <text:p>2.3459999561309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5.673" calcext:value-type="float">
            <text:p>1739043385.673</text:p>
          </table:table-cell>
          <table:table-cell office:value-type="float" office:value="1739043388.476" calcext:value-type="float">
            <text:p>1739043388.4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6]-[.A526]" office:value-type="float" office:value="2.80299997329712" calcext:value-type="float">
            <text:p>2.80299997329712</text:p>
          </table:table-cell>
          <table:table-cell/>
          <table:table-cell table:formula="of:=[.H526] - [.$I$720]" office:value-type="float" office:value="2.41499996185303" calcext:value-type="float">
            <text:p>2.4149999618530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5.706" calcext:value-type="float">
            <text:p>1739043385.706</text:p>
          </table:table-cell>
          <table:table-cell office:value-type="float" office:value="1739043388.566" calcext:value-type="float">
            <text:p>1739043388.5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7]-[.A527]" office:value-type="float" office:value="2.85999989509583" calcext:value-type="float">
            <text:p>2.85999989509583</text:p>
          </table:table-cell>
          <table:table-cell/>
          <table:table-cell table:formula="of:=[.H527] - [.$I$720]" office:value-type="float" office:value="2.47199988365173" calcext:value-type="float">
            <text:p>2.4719998836517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7.373" calcext:value-type="float">
            <text:p>1739043387.373</text:p>
          </table:table-cell>
          <table:table-cell office:value-type="float" office:value="1739043388.661" calcext:value-type="float">
            <text:p>1739043388.6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8]-[.A528]" office:value-type="float" office:value="1.28800010681152" calcext:value-type="float">
            <text:p>1.28800010681152</text:p>
          </table:table-cell>
          <table:table-cell/>
          <table:table-cell table:formula="of:=[.H528] - [.$I$720]" office:value-type="float" office:value="0.900000095367431" calcext:value-type="float">
            <text:p>0.90000009536743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7.406" calcext:value-type="float">
            <text:p>1739043387.406</text:p>
          </table:table-cell>
          <table:table-cell office:value-type="float" office:value="1739043388.757" calcext:value-type="float">
            <text:p>1739043388.7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9]-[.A529]" office:value-type="float" office:value="1.3510000705719" calcext:value-type="float">
            <text:p>1.3510000705719</text:p>
          </table:table-cell>
          <table:table-cell/>
          <table:table-cell table:formula="of:=[.H529] - [.$I$720]" office:value-type="float" office:value="0.963000059127807" calcext:value-type="float">
            <text:p>0.96300005912780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87.473" calcext:value-type="float">
            <text:p>1739043387.473</text:p>
          </table:table-cell>
          <table:table-cell office:value-type="float" office:value="1739043388.904" calcext:value-type="float">
            <text:p>1739043388.9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0]-[.A530]" office:value-type="float" office:value="1.43099999427795" calcext:value-type="float">
            <text:p>1.43099999427795</text:p>
          </table:table-cell>
          <table:table-cell/>
          <table:table-cell table:formula="of:=[.H530] - [.$I$720]" office:value-type="float" office:value="1.04299998283386" calcext:value-type="float">
            <text:p>1.042999982833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0.073" calcext:value-type="float">
            <text:p>1739043390.073</text:p>
          </table:table-cell>
          <table:table-cell office:value-type="float" office:value="1739043391.43" calcext:value-type="float">
            <text:p>1739043391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1]-[.A531]" office:value-type="float" office:value="1.35700011253357" calcext:value-type="float">
            <text:p>1.35700011253357</text:p>
          </table:table-cell>
          <table:table-cell/>
          <table:table-cell table:formula="of:=[.H531] - [.$I$720]" office:value-type="float" office:value="0.969000101089477" calcext:value-type="float">
            <text:p>0.96900010108947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0.106" calcext:value-type="float">
            <text:p>1739043390.106</text:p>
          </table:table-cell>
          <table:table-cell office:value-type="float" office:value="1739043391.586" calcext:value-type="float">
            <text:p>1739043391.5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2]-[.A532]" office:value-type="float" office:value="1.48000001907349" calcext:value-type="float">
            <text:p>1.48000001907349</text:p>
          </table:table-cell>
          <table:table-cell/>
          <table:table-cell table:formula="of:=[.H532] - [.$I$720]" office:value-type="float" office:value="1.09200000762939" calcext:value-type="float">
            <text:p>1.092000007629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0.473" calcext:value-type="float">
            <text:p>1739043390.473</text:p>
          </table:table-cell>
          <table:table-cell office:value-type="float" office:value="1739043394.588" calcext:value-type="float">
            <text:p>1739043394.5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3]-[.A533]" office:value-type="float" office:value="4.11500000953674" calcext:value-type="float">
            <text:p>4.11500000953674</text:p>
          </table:table-cell>
          <table:table-cell/>
          <table:table-cell table:formula="of:=[.H533] - [.$I$720]" office:value-type="float" office:value="3.72699999809265" calcext:value-type="float">
            <text:p>3.7269999980926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0.54" calcext:value-type="float">
            <text:p>1739043390.54</text:p>
          </table:table-cell>
          <table:table-cell office:value-type="float" office:value="1739043394.685" calcext:value-type="float">
            <text:p>1739043394.6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4]-[.A534]" office:value-type="float" office:value="4.14499998092651" calcext:value-type="float">
            <text:p>4.14499998092651</text:p>
          </table:table-cell>
          <table:table-cell/>
          <table:table-cell table:formula="of:=[.H534] - [.$I$720]" office:value-type="float" office:value="3.75699996948242" calcext:value-type="float">
            <text:p>3.7569999694824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3.373" calcext:value-type="float">
            <text:p>1739043393.373</text:p>
          </table:table-cell>
          <table:table-cell office:value-type="float" office:value="1739043394.795" calcext:value-type="float">
            <text:p>1739043394.7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5]-[.A535]" office:value-type="float" office:value="1.42200016975403" calcext:value-type="float">
            <text:p>1.42200016975403</text:p>
          </table:table-cell>
          <table:table-cell/>
          <table:table-cell table:formula="of:=[.H535] - [.$I$720]" office:value-type="float" office:value="1.03400015830994" calcext:value-type="float">
            <text:p>1.034000158309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3.406" calcext:value-type="float">
            <text:p>1739043393.406</text:p>
          </table:table-cell>
          <table:table-cell office:value-type="float" office:value="1739043394.892" calcext:value-type="float">
            <text:p>1739043394.8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6]-[.A536]" office:value-type="float" office:value="1.48600006103516" calcext:value-type="float">
            <text:p>1.48600006103516</text:p>
          </table:table-cell>
          <table:table-cell/>
          <table:table-cell table:formula="of:=[.H536] - [.$I$720]" office:value-type="float" office:value="1.09800004959106" calcext:value-type="float">
            <text:p>1.0980000495910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3.44" calcext:value-type="float">
            <text:p>1739043393.44</text:p>
          </table:table-cell>
          <table:table-cell office:value-type="float" office:value="1739043394.987" calcext:value-type="float">
            <text:p>1739043394.9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7]-[.A537]" office:value-type="float" office:value="1.54699993133545" calcext:value-type="float">
            <text:p>1.54699993133545</text:p>
          </table:table-cell>
          <table:table-cell/>
          <table:table-cell table:formula="of:=[.H537] - [.$I$720]" office:value-type="float" office:value="1.15899991989136" calcext:value-type="float">
            <text:p>1.1589999198913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3.506" calcext:value-type="float">
            <text:p>1739043393.506</text:p>
          </table:table-cell>
          <table:table-cell office:value-type="float" office:value="1739043395.135" calcext:value-type="float">
            <text:p>1739043395.1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8]-[.A538]" office:value-type="float" office:value="1.62899994850159" calcext:value-type="float">
            <text:p>1.62899994850159</text:p>
          </table:table-cell>
          <table:table-cell/>
          <table:table-cell table:formula="of:=[.H538] - [.$I$720]" office:value-type="float" office:value="1.2409999370575" calcext:value-type="float">
            <text:p>1.240999937057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3.94" calcext:value-type="float">
            <text:p>1739043393.94</text:p>
          </table:table-cell>
          <table:table-cell office:value-type="float" office:value="1739043395.24" calcext:value-type="float">
            <text:p>1739043395.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9]-[.A539]" office:value-type="float" office:value="1.29999995231628" calcext:value-type="float">
            <text:p>1.29999995231628</text:p>
          </table:table-cell>
          <table:table-cell/>
          <table:table-cell table:formula="of:=[.H539] - [.$I$720]" office:value-type="float" office:value="0.911999940872192" calcext:value-type="float">
            <text:p>0.91199994087219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3.973" calcext:value-type="float">
            <text:p>1739043393.973</text:p>
          </table:table-cell>
          <table:table-cell office:value-type="float" office:value="1739043395.344" calcext:value-type="float">
            <text:p>1739043395.3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0]-[.A540]" office:value-type="float" office:value="1.37100005149841" calcext:value-type="float">
            <text:p>1.37100005149841</text:p>
          </table:table-cell>
          <table:table-cell/>
          <table:table-cell table:formula="of:=[.H540] - [.$I$720]" office:value-type="float" office:value="0.983000040054321" calcext:value-type="float">
            <text:p>0.98300004005432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4.106" calcext:value-type="float">
            <text:p>1739043394.106</text:p>
          </table:table-cell>
          <table:table-cell office:value-type="float" office:value="1739043395.454" calcext:value-type="float">
            <text:p>1739043395.4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1]-[.A541]" office:value-type="float" office:value="1.34800004959106" calcext:value-type="float">
            <text:p>1.34800004959106</text:p>
          </table:table-cell>
          <table:table-cell/>
          <table:table-cell table:formula="of:=[.H541] - [.$I$720]" office:value-type="float" office:value="0.960000038146972" calcext:value-type="float">
            <text:p>0.96000003814697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4.14" calcext:value-type="float">
            <text:p>1739043394.14</text:p>
          </table:table-cell>
          <table:table-cell office:value-type="float" office:value="1739043395.572" calcext:value-type="float">
            <text:p>1739043395.5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2]-[.A542]" office:value-type="float" office:value="1.43199992179871" calcext:value-type="float">
            <text:p>1.43199992179871</text:p>
          </table:table-cell>
          <table:table-cell/>
          <table:table-cell table:formula="of:=[.H542] - [.$I$720]" office:value-type="float" office:value="1.04399991035461" calcext:value-type="float">
            <text:p>1.0439999103546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4.24" calcext:value-type="float">
            <text:p>1739043394.24</text:p>
          </table:table-cell>
          <table:table-cell office:value-type="float" office:value="1739043395.719" calcext:value-type="float">
            <text:p>1739043395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3]-[.A543]" office:value-type="float" office:value="1.47900009155273" calcext:value-type="float">
            <text:p>1.47900009155273</text:p>
          </table:table-cell>
          <table:table-cell/>
          <table:table-cell table:formula="of:=[.H543] - [.$I$720]" office:value-type="float" office:value="1.09100008010864" calcext:value-type="float">
            <text:p>1.0910000801086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4.273" calcext:value-type="float">
            <text:p>1739043394.273</text:p>
          </table:table-cell>
          <table:table-cell office:value-type="float" office:value="1739043395.823" calcext:value-type="float">
            <text:p>1739043395.8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4]-[.A544]" office:value-type="float" office:value="1.54999995231628" calcext:value-type="float">
            <text:p>1.54999995231628</text:p>
          </table:table-cell>
          <table:table-cell/>
          <table:table-cell table:formula="of:=[.H544] - [.$I$720]" office:value-type="float" office:value="1.16199994087219" calcext:value-type="float">
            <text:p>1.161999940872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4.773" calcext:value-type="float">
            <text:p>1739043394.773</text:p>
          </table:table-cell>
          <table:table-cell office:value-type="float" office:value="1739043396.92" calcext:value-type="float">
            <text:p>1739043396.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5]-[.A545]" office:value-type="float" office:value="2.1470000743866" calcext:value-type="float">
            <text:p>2.1470000743866</text:p>
          </table:table-cell>
          <table:table-cell/>
          <table:table-cell table:formula="of:=[.H545] - [.$I$720]" office:value-type="float" office:value="1.7590000629425" calcext:value-type="float">
            <text:p>1.75900006294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5.073" calcext:value-type="float">
            <text:p>1739043395.073</text:p>
          </table:table-cell>
          <table:table-cell office:value-type="float" office:value="1739043397.012" calcext:value-type="float">
            <text:p>1739043397.0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6]-[.A546]" office:value-type="float" office:value="1.93900012969971" calcext:value-type="float">
            <text:p>1.93900012969971</text:p>
          </table:table-cell>
          <table:table-cell/>
          <table:table-cell table:formula="of:=[.H546] - [.$I$720]" office:value-type="float" office:value="1.55100011825562" calcext:value-type="float">
            <text:p>1.5510001182556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5.64" calcext:value-type="float">
            <text:p>1739043395.64</text:p>
          </table:table-cell>
          <table:table-cell office:value-type="float" office:value="1739043397.113" calcext:value-type="float">
            <text:p>1739043397.1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7]-[.A547]" office:value-type="float" office:value="1.47299981117249" calcext:value-type="float">
            <text:p>1.47299981117249</text:p>
          </table:table-cell>
          <table:table-cell/>
          <table:table-cell table:formula="of:=[.H547] - [.$I$720]" office:value-type="float" office:value="1.08499979972839" calcext:value-type="float">
            <text:p>1.084999799728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5.94" calcext:value-type="float">
            <text:p>1739043395.94</text:p>
          </table:table-cell>
          <table:table-cell office:value-type="float" office:value="1739043397.271" calcext:value-type="float">
            <text:p>1739043397.2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8]-[.A548]" office:value-type="float" office:value="1.33099985122681" calcext:value-type="float">
            <text:p>1.33099985122681</text:p>
          </table:table-cell>
          <table:table-cell/>
          <table:table-cell table:formula="of:=[.H548] - [.$I$720]" office:value-type="float" office:value="0.942999839782715" calcext:value-type="float">
            <text:p>0.9429998397827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5.973" calcext:value-type="float">
            <text:p>1739043395.973</text:p>
          </table:table-cell>
          <table:table-cell office:value-type="float" office:value="1739043397.365" calcext:value-type="float">
            <text:p>1739043397.3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9]-[.A549]" office:value-type="float" office:value="1.39199995994568" calcext:value-type="float">
            <text:p>1.39199995994568</text:p>
          </table:table-cell>
          <table:table-cell/>
          <table:table-cell table:formula="of:=[.H549] - [.$I$720]" office:value-type="float" office:value="1.00399994850159" calcext:value-type="float">
            <text:p>1.003999948501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6.006" calcext:value-type="float">
            <text:p>1739043396.006</text:p>
          </table:table-cell>
          <table:table-cell office:value-type="float" office:value="1739043397.459" calcext:value-type="float">
            <text:p>1739043397.4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0]-[.A550]" office:value-type="float" office:value="1.45300006866455" calcext:value-type="float">
            <text:p>1.45300006866455</text:p>
          </table:table-cell>
          <table:table-cell/>
          <table:table-cell table:formula="of:=[.H550] - [.$I$720]" office:value-type="float" office:value="1.06500005722046" calcext:value-type="float">
            <text:p>1.0650000572204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6.44" calcext:value-type="float">
            <text:p>1739043396.44</text:p>
          </table:table-cell>
          <table:table-cell office:value-type="float" office:value="1739043397.858" calcext:value-type="float">
            <text:p>1739043397.8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1]-[.A551]" office:value-type="float" office:value="1.41799998283386" calcext:value-type="float">
            <text:p>1.41799998283386</text:p>
          </table:table-cell>
          <table:table-cell/>
          <table:table-cell table:formula="of:=[.H551] - [.$I$720]" office:value-type="float" office:value="1.02999997138977" calcext:value-type="float">
            <text:p>1.0299999713897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6.673" calcext:value-type="float">
            <text:p>1739043396.673</text:p>
          </table:table-cell>
          <table:table-cell office:value-type="float" office:value="1739043398.002" calcext:value-type="float">
            <text:p>1739043398.0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2]-[.A552]" office:value-type="float" office:value="1.3289999961853" calcext:value-type="float">
            <text:p>1.3289999961853</text:p>
          </table:table-cell>
          <table:table-cell/>
          <table:table-cell table:formula="of:=[.H552] - [.$I$720]" office:value-type="float" office:value="0.940999984741211" calcext:value-type="float">
            <text:p>0.94099998474121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6.706" calcext:value-type="float">
            <text:p>1739043396.706</text:p>
          </table:table-cell>
          <table:table-cell office:value-type="float" office:value="1739043398.108" calcext:value-type="float">
            <text:p>1739043398.1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3]-[.A553]" office:value-type="float" office:value="1.40199995040894" calcext:value-type="float">
            <text:p>1.40199995040894</text:p>
          </table:table-cell>
          <table:table-cell/>
          <table:table-cell table:formula="of:=[.H553] - [.$I$720]" office:value-type="float" office:value="1.01399993896484" calcext:value-type="float">
            <text:p>1.0139999389648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6.74" calcext:value-type="float">
            <text:p>1739043396.74</text:p>
          </table:table-cell>
          <table:table-cell office:value-type="float" office:value="1739043398.204" calcext:value-type="float">
            <text:p>1739043398.2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4]-[.A554]" office:value-type="float" office:value="1.46399998664856" calcext:value-type="float">
            <text:p>1.46399998664856</text:p>
          </table:table-cell>
          <table:table-cell/>
          <table:table-cell table:formula="of:=[.H554] - [.$I$720]" office:value-type="float" office:value="1.07599997520447" calcext:value-type="float">
            <text:p>1.0759999752044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7.073" calcext:value-type="float">
            <text:p>1739043397.073</text:p>
          </table:table-cell>
          <table:table-cell office:value-type="float" office:value="1739043400.226" calcext:value-type="float">
            <text:p>1739043400.2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5]-[.A555]" office:value-type="float" office:value="3.15300011634827" calcext:value-type="float">
            <text:p>3.15300011634827</text:p>
          </table:table-cell>
          <table:table-cell/>
          <table:table-cell table:formula="of:=[.H555] - [.$I$720]" office:value-type="float" office:value="2.76500010490417" calcext:value-type="float">
            <text:p>2.7650001049041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7.106" calcext:value-type="float">
            <text:p>1739043397.106</text:p>
          </table:table-cell>
          <table:table-cell office:value-type="float" office:value="1739043400.325" calcext:value-type="float">
            <text:p>1739043400.3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6]-[.A556]" office:value-type="float" office:value="3.21900010108948" calcext:value-type="float">
            <text:p>3.21900010108948</text:p>
          </table:table-cell>
          <table:table-cell/>
          <table:table-cell table:formula="of:=[.H556] - [.$I$720]" office:value-type="float" office:value="2.83100008964539" calcext:value-type="float">
            <text:p>2.831000089645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9.04" calcext:value-type="float">
            <text:p>1739043399.04</text:p>
          </table:table-cell>
          <table:table-cell office:value-type="float" office:value="1739043400.46" calcext:value-type="float">
            <text:p>1739043400.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7]-[.A557]" office:value-type="float" office:value="1.42000007629395" calcext:value-type="float">
            <text:p>1.42000007629395</text:p>
          </table:table-cell>
          <table:table-cell/>
          <table:table-cell table:formula="of:=[.H557] - [.$I$720]" office:value-type="float" office:value="1.03200006484985" calcext:value-type="float">
            <text:p>1.0320000648498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9.473" calcext:value-type="float">
            <text:p>1739043399.473</text:p>
          </table:table-cell>
          <table:table-cell office:value-type="float" office:value="1739043400.775" calcext:value-type="float">
            <text:p>1739043400.7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8]-[.A558]" office:value-type="float" office:value="1.30200004577637" calcext:value-type="float">
            <text:p>1.30200004577637</text:p>
          </table:table-cell>
          <table:table-cell/>
          <table:table-cell table:formula="of:=[.H558] - [.$I$720]" office:value-type="float" office:value="0.914000034332275" calcext:value-type="float">
            <text:p>0.91400003433227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9.54" calcext:value-type="float">
            <text:p>1739043399.54</text:p>
          </table:table-cell>
          <table:table-cell office:value-type="float" office:value="1739043400.872" calcext:value-type="float">
            <text:p>1739043400.8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9]-[.A559]" office:value-type="float" office:value="1.33200001716614" calcext:value-type="float">
            <text:p>1.33200001716614</text:p>
          </table:table-cell>
          <table:table-cell/>
          <table:table-cell table:formula="of:=[.H559] - [.$I$720]" office:value-type="float" office:value="0.944000005722046" calcext:value-type="float">
            <text:p>0.94400000572204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9.673" calcext:value-type="float">
            <text:p>1739043399.673</text:p>
          </table:table-cell>
          <table:table-cell office:value-type="float" office:value="1739043400.971" calcext:value-type="float">
            <text:p>1739043400.9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0]-[.A560]" office:value-type="float" office:value="1.2979998588562" calcext:value-type="float">
            <text:p>1.2979998588562</text:p>
          </table:table-cell>
          <table:table-cell/>
          <table:table-cell table:formula="of:=[.H560] - [.$I$720]" office:value-type="float" office:value="0.909999847412109" calcext:value-type="float">
            <text:p>0.9099998474121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9.706" calcext:value-type="float">
            <text:p>1739043399.706</text:p>
          </table:table-cell>
          <table:table-cell office:value-type="float" office:value="1739043401.076" calcext:value-type="float">
            <text:p>1739043401.0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1]-[.A561]" office:value-type="float" office:value="1.36999988555908" calcext:value-type="float">
            <text:p>1.36999988555908</text:p>
          </table:table-cell>
          <table:table-cell/>
          <table:table-cell table:formula="of:=[.H561] - [.$I$720]" office:value-type="float" office:value="0.98199987411499" calcext:value-type="float">
            <text:p>0.9819998741149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9.806" calcext:value-type="float">
            <text:p>1739043399.806</text:p>
          </table:table-cell>
          <table:table-cell office:value-type="float" office:value="1739043401.325" calcext:value-type="float">
            <text:p>1739043401.3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2]-[.A562]" office:value-type="float" office:value="1.51900005340576" calcext:value-type="float">
            <text:p>1.51900005340576</text:p>
          </table:table-cell>
          <table:table-cell/>
          <table:table-cell table:formula="of:=[.H562] - [.$I$720]" office:value-type="float" office:value="1.13100004196167" calcext:value-type="float">
            <text:p>1.1310000419616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399.84" calcext:value-type="float">
            <text:p>1739043399.84</text:p>
          </table:table-cell>
          <table:table-cell office:value-type="float" office:value="1739043401.43" calcext:value-type="float">
            <text:p>1739043401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3]-[.A563]" office:value-type="float" office:value="1.59000015258789" calcext:value-type="float">
            <text:p>1.59000015258789</text:p>
          </table:table-cell>
          <table:table-cell/>
          <table:table-cell table:formula="of:=[.H563] - [.$I$720]" office:value-type="float" office:value="1.2020001411438" calcext:value-type="float">
            <text:p>1.202000141143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0.106" calcext:value-type="float">
            <text:p>1739043400.106</text:p>
          </table:table-cell>
          <table:table-cell office:value-type="float" office:value="1739043401.572" calcext:value-type="float">
            <text:p>1739043401.5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4]-[.A564]" office:value-type="float" office:value="1.46600008010864" calcext:value-type="float">
            <text:p>1.46600008010864</text:p>
          </table:table-cell>
          <table:table-cell/>
          <table:table-cell table:formula="of:=[.H564] - [.$I$720]" office:value-type="float" office:value="1.07800006866455" calcext:value-type="float">
            <text:p>1.0780000686645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1.873" calcext:value-type="float">
            <text:p>1739043401.873</text:p>
          </table:table-cell>
          <table:table-cell office:value-type="float" office:value="1739043403.149" calcext:value-type="float">
            <text:p>1739043403.1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5]-[.A565]" office:value-type="float" office:value="1.27600002288818" calcext:value-type="float">
            <text:p>1.27600002288818</text:p>
          </table:table-cell>
          <table:table-cell/>
          <table:table-cell table:formula="of:=[.H565] - [.$I$720]" office:value-type="float" office:value="0.888000011444091" calcext:value-type="float">
            <text:p>0.8880000114440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1.906" calcext:value-type="float">
            <text:p>1739043401.906</text:p>
          </table:table-cell>
          <table:table-cell office:value-type="float" office:value="1739043403.274" calcext:value-type="float">
            <text:p>1739043403.2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6]-[.A566]" office:value-type="float" office:value="1.36800003051758" calcext:value-type="float">
            <text:p>1.36800003051758</text:p>
          </table:table-cell>
          <table:table-cell/>
          <table:table-cell table:formula="of:=[.H566] - [.$I$720]" office:value-type="float" office:value="0.980000019073486" calcext:value-type="float">
            <text:p>0.9800000190734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2.006" calcext:value-type="float">
            <text:p>1739043402.006</text:p>
          </table:table-cell>
          <table:table-cell office:value-type="float" office:value="1739043403.398" calcext:value-type="float">
            <text:p>1739043403.3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7]-[.A567]" office:value-type="float" office:value="1.39199995994568" calcext:value-type="float">
            <text:p>1.39199995994568</text:p>
          </table:table-cell>
          <table:table-cell/>
          <table:table-cell table:formula="of:=[.H567] - [.$I$720]" office:value-type="float" office:value="1.00399994850159" calcext:value-type="float">
            <text:p>1.003999948501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2.106" calcext:value-type="float">
            <text:p>1739043402.106</text:p>
          </table:table-cell>
          <table:table-cell office:value-type="float" office:value="1739043403.487" calcext:value-type="float">
            <text:p>1739043403.4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8]-[.A568]" office:value-type="float" office:value="1.38100004196167" calcext:value-type="float">
            <text:p>1.38100004196167</text:p>
          </table:table-cell>
          <table:table-cell/>
          <table:table-cell table:formula="of:=[.H568] - [.$I$720]" office:value-type="float" office:value="0.993000030517578" calcext:value-type="float">
            <text:p>0.99300003051757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2.54" calcext:value-type="float">
            <text:p>1739043402.54</text:p>
          </table:table-cell>
          <table:table-cell office:value-type="float" office:value="1739043404.096" calcext:value-type="float">
            <text:p>1739043404.0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9]-[.A569]" office:value-type="float" office:value="1.55599999427795" calcext:value-type="float">
            <text:p>1.55599999427795</text:p>
          </table:table-cell>
          <table:table-cell/>
          <table:table-cell table:formula="of:=[.H569] - [.$I$720]" office:value-type="float" office:value="1.16799998283386" calcext:value-type="float">
            <text:p>1.167999982833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2.74" calcext:value-type="float">
            <text:p>1739043402.74</text:p>
          </table:table-cell>
          <table:table-cell office:value-type="float" office:value="1739043404.196" calcext:value-type="float">
            <text:p>1739043404.1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0]-[.A570]" office:value-type="float" office:value="1.45600008964539" calcext:value-type="float">
            <text:p>1.45600008964539</text:p>
          </table:table-cell>
          <table:table-cell/>
          <table:table-cell table:formula="of:=[.H570] - [.$I$720]" office:value-type="float" office:value="1.06800007820129" calcext:value-type="float">
            <text:p>1.0680000782012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2.773" calcext:value-type="float">
            <text:p>1739043402.773</text:p>
          </table:table-cell>
          <table:table-cell office:value-type="float" office:value="1739043404.289" calcext:value-type="float">
            <text:p>1739043404.2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1]-[.A571]" office:value-type="float" office:value="1.51600003242493" calcext:value-type="float">
            <text:p>1.51600003242493</text:p>
          </table:table-cell>
          <table:table-cell/>
          <table:table-cell table:formula="of:=[.H571] - [.$I$720]" office:value-type="float" office:value="1.12800002098083" calcext:value-type="float">
            <text:p>1.128000020980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3.14" calcext:value-type="float">
            <text:p>1739043403.14</text:p>
          </table:table-cell>
          <table:table-cell office:value-type="float" office:value="1739043404.471" calcext:value-type="float">
            <text:p>1739043404.4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2]-[.A572]" office:value-type="float" office:value="1.33099985122681" calcext:value-type="float">
            <text:p>1.33099985122681</text:p>
          </table:table-cell>
          <table:table-cell/>
          <table:table-cell table:formula="of:=[.H572] - [.$I$720]" office:value-type="float" office:value="0.942999839782715" calcext:value-type="float">
            <text:p>0.9429998397827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3.173" calcext:value-type="float">
            <text:p>1739043403.173</text:p>
          </table:table-cell>
          <table:table-cell office:value-type="float" office:value="1739043404.581" calcext:value-type="float">
            <text:p>1739043404.5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3]-[.A573]" office:value-type="float" office:value="1.40799999237061" calcext:value-type="float">
            <text:p>1.40799999237061</text:p>
          </table:table-cell>
          <table:table-cell/>
          <table:table-cell table:formula="of:=[.H573] - [.$I$720]" office:value-type="float" office:value="1.01999998092651" calcext:value-type="float">
            <text:p>1.0199999809265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3.206" calcext:value-type="float">
            <text:p>1739043403.206</text:p>
          </table:table-cell>
          <table:table-cell office:value-type="float" office:value="1739043404.675" calcext:value-type="float">
            <text:p>1739043404.6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4]-[.A574]" office:value-type="float" office:value="1.4689998626709" calcext:value-type="float">
            <text:p>1.4689998626709</text:p>
          </table:table-cell>
          <table:table-cell/>
          <table:table-cell table:formula="of:=[.H574] - [.$I$720]" office:value-type="float" office:value="1.08099985122681" calcext:value-type="float">
            <text:p>1.080999851226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3.373" calcext:value-type="float">
            <text:p>1739043403.373</text:p>
          </table:table-cell>
          <table:table-cell office:value-type="float" office:value="1739043404.811" calcext:value-type="float">
            <text:p>1739043404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5]-[.A575]" office:value-type="float" office:value="1.43800020217896" calcext:value-type="float">
            <text:p>1.43800020217896</text:p>
          </table:table-cell>
          <table:table-cell/>
          <table:table-cell table:formula="of:=[.H575] - [.$I$720]" office:value-type="float" office:value="1.05000019073486" calcext:value-type="float">
            <text:p>1.050000190734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3.506" calcext:value-type="float">
            <text:p>1739043403.506</text:p>
          </table:table-cell>
          <table:table-cell office:value-type="float" office:value="1739043404.906" calcext:value-type="float">
            <text:p>1739043404.9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6]-[.A576]" office:value-type="float" office:value="1.39999985694885" calcext:value-type="float">
            <text:p>1.39999985694885</text:p>
          </table:table-cell>
          <table:table-cell/>
          <table:table-cell table:formula="of:=[.H576] - [.$I$720]" office:value-type="float" office:value="1.01199984550476" calcext:value-type="float">
            <text:p>1.0119998455047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4.14" calcext:value-type="float">
            <text:p>1739043404.14</text:p>
          </table:table-cell>
          <table:table-cell office:value-type="float" office:value="1739043405.501" calcext:value-type="float">
            <text:p>1739043405.5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7]-[.A577]" office:value-type="float" office:value="1.36099982261658" calcext:value-type="float">
            <text:p>1.36099982261658</text:p>
          </table:table-cell>
          <table:table-cell/>
          <table:table-cell table:formula="of:=[.H577] - [.$I$720]" office:value-type="float" office:value="0.972999811172485" calcext:value-type="float">
            <text:p>0.97299981117248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4.54" calcext:value-type="float">
            <text:p>1739043404.54</text:p>
          </table:table-cell>
          <table:table-cell office:value-type="float" office:value="1739043407.271" calcext:value-type="float">
            <text:p>1739043407.2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8]-[.A578]" office:value-type="float" office:value="2.73099994659424" calcext:value-type="float">
            <text:p>2.73099994659424</text:p>
          </table:table-cell>
          <table:table-cell/>
          <table:table-cell table:formula="of:=[.H578] - [.$I$720]" office:value-type="float" office:value="2.34299993515015" calcext:value-type="float">
            <text:p>2.342999935150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4.573" calcext:value-type="float">
            <text:p>1739043404.573</text:p>
          </table:table-cell>
          <table:table-cell office:value-type="float" office:value="1739043407.382" calcext:value-type="float">
            <text:p>1739043407.3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9]-[.A579]" office:value-type="float" office:value="2.80900001525879" calcext:value-type="float">
            <text:p>2.80900001525879</text:p>
          </table:table-cell>
          <table:table-cell/>
          <table:table-cell table:formula="of:=[.H579] - [.$I$720]" office:value-type="float" office:value="2.4210000038147" calcext:value-type="float">
            <text:p>2.421000003814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6.173" calcext:value-type="float">
            <text:p>1739043406.173</text:p>
          </table:table-cell>
          <table:table-cell office:value-type="float" office:value="1739043407.477" calcext:value-type="float">
            <text:p>1739043407.4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0]-[.A580]" office:value-type="float" office:value="1.30399990081787" calcext:value-type="float">
            <text:p>1.30399990081787</text:p>
          </table:table-cell>
          <table:table-cell/>
          <table:table-cell table:formula="of:=[.H580] - [.$I$720]" office:value-type="float" office:value="0.915999889373779" calcext:value-type="float">
            <text:p>0.91599988937377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6.206" calcext:value-type="float">
            <text:p>1739043406.206</text:p>
          </table:table-cell>
          <table:table-cell office:value-type="float" office:value="1739043407.571" calcext:value-type="float">
            <text:p>1739043407.5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1]-[.A581]" office:value-type="float" office:value="1.36500000953674" calcext:value-type="float">
            <text:p>1.36500000953674</text:p>
          </table:table-cell>
          <table:table-cell/>
          <table:table-cell table:formula="of:=[.H581] - [.$I$720]" office:value-type="float" office:value="0.976999998092651" calcext:value-type="float">
            <text:p>0.97699999809265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6.273" calcext:value-type="float">
            <text:p>1739043406.273</text:p>
          </table:table-cell>
          <table:table-cell office:value-type="float" office:value="1739043407.675" calcext:value-type="float">
            <text:p>1739043407.6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2]-[.A582]" office:value-type="float" office:value="1.40199995040894" calcext:value-type="float">
            <text:p>1.40199995040894</text:p>
          </table:table-cell>
          <table:table-cell/>
          <table:table-cell table:formula="of:=[.H582] - [.$I$720]" office:value-type="float" office:value="1.01399993896484" calcext:value-type="float">
            <text:p>1.0139999389648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6.373" calcext:value-type="float">
            <text:p>1739043406.373</text:p>
          </table:table-cell>
          <table:table-cell office:value-type="float" office:value="1739043407.771" calcext:value-type="float">
            <text:p>1739043407.7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3]-[.A583]" office:value-type="float" office:value="1.39800000190735" calcext:value-type="float">
            <text:p>1.39800000190735</text:p>
          </table:table-cell>
          <table:table-cell/>
          <table:table-cell table:formula="of:=[.H583] - [.$I$720]" office:value-type="float" office:value="1.00999999046326" calcext:value-type="float">
            <text:p>1.0099999904632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6.573" calcext:value-type="float">
            <text:p>1739043406.573</text:p>
          </table:table-cell>
          <table:table-cell office:value-type="float" office:value="1739043407.875" calcext:value-type="float">
            <text:p>1739043407.8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4]-[.A584]" office:value-type="float" office:value="1.30200004577637" calcext:value-type="float">
            <text:p>1.30200004577637</text:p>
          </table:table-cell>
          <table:table-cell/>
          <table:table-cell table:formula="of:=[.H584] - [.$I$720]" office:value-type="float" office:value="0.914000034332275" calcext:value-type="float">
            <text:p>0.91400003433227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6.606" calcext:value-type="float">
            <text:p>1739043406.606</text:p>
          </table:table-cell>
          <table:table-cell office:value-type="float" office:value="1739043407.981" calcext:value-type="float">
            <text:p>1739043407.9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5]-[.A585]" office:value-type="float" office:value="1.375" calcext:value-type="float">
            <text:p>1.375</text:p>
          </table:table-cell>
          <table:table-cell/>
          <table:table-cell table:formula="of:=[.H585] - [.$I$720]" office:value-type="float" office:value="0.986999988555908" calcext:value-type="float">
            <text:p>0.98699998855590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6.673" calcext:value-type="float">
            <text:p>1739043406.673</text:p>
          </table:table-cell>
          <table:table-cell office:value-type="float" office:value="1739043408.079" calcext:value-type="float">
            <text:p>1739043408.0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6]-[.A586]" office:value-type="float" office:value="1.40599989891052" calcext:value-type="float">
            <text:p>1.40599989891052</text:p>
          </table:table-cell>
          <table:table-cell/>
          <table:table-cell table:formula="of:=[.H586] - [.$I$720]" office:value-type="float" office:value="1.01799988746643" calcext:value-type="float">
            <text:p>1.0179998874664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6.806" calcext:value-type="float">
            <text:p>1739043406.806</text:p>
          </table:table-cell>
          <table:table-cell office:value-type="float" office:value="1739043408.244" calcext:value-type="float">
            <text:p>1739043408.2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7]-[.A587]" office:value-type="float" office:value="1.43799996376038" calcext:value-type="float">
            <text:p>1.43799996376038</text:p>
          </table:table-cell>
          <table:table-cell/>
          <table:table-cell table:formula="of:=[.H587] - [.$I$720]" office:value-type="float" office:value="1.04999995231628" calcext:value-type="float">
            <text:p>1.0499999523162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6.94" calcext:value-type="float">
            <text:p>1739043406.94</text:p>
          </table:table-cell>
          <table:table-cell office:value-type="float" office:value="1739043408.422" calcext:value-type="float">
            <text:p>1739043408.4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8]-[.A588]" office:value-type="float" office:value="1.48199987411499" calcext:value-type="float">
            <text:p>1.48199987411499</text:p>
          </table:table-cell>
          <table:table-cell/>
          <table:table-cell table:formula="of:=[.H588] - [.$I$720]" office:value-type="float" office:value="1.0939998626709" calcext:value-type="float">
            <text:p>1.09399986267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6.973" calcext:value-type="float">
            <text:p>1739043406.973</text:p>
          </table:table-cell>
          <table:table-cell office:value-type="float" office:value="1739043408.527" calcext:value-type="float">
            <text:p>1739043408.5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9]-[.A589]" office:value-type="float" office:value="1.55399990081787" calcext:value-type="float">
            <text:p>1.55399990081787</text:p>
          </table:table-cell>
          <table:table-cell/>
          <table:table-cell table:formula="of:=[.H589] - [.$I$720]" office:value-type="float" office:value="1.16599988937378" calcext:value-type="float">
            <text:p>1.1659998893737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7.006" calcext:value-type="float">
            <text:p>1739043407.006</text:p>
          </table:table-cell>
          <table:table-cell office:value-type="float" office:value="1739043408.625" calcext:value-type="float">
            <text:p>1739043408.6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0]-[.A590]" office:value-type="float" office:value="1.61899995803833" calcext:value-type="float">
            <text:p>1.61899995803833</text:p>
          </table:table-cell>
          <table:table-cell/>
          <table:table-cell table:formula="of:=[.H590] - [.$I$720]" office:value-type="float" office:value="1.23099994659424" calcext:value-type="float">
            <text:p>1.2309999465942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7.373" calcext:value-type="float">
            <text:p>1739043407.373</text:p>
          </table:table-cell>
          <table:table-cell office:value-type="float" office:value="1739043408.719" calcext:value-type="float">
            <text:p>1739043408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1]-[.A591]" office:value-type="float" office:value="1.34600019454956" calcext:value-type="float">
            <text:p>1.34600019454956</text:p>
          </table:table-cell>
          <table:table-cell/>
          <table:table-cell table:formula="of:=[.H591] - [.$I$720]" office:value-type="float" office:value="0.958000183105468" calcext:value-type="float">
            <text:p>0.95800018310546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7.406" calcext:value-type="float">
            <text:p>1739043407.406</text:p>
          </table:table-cell>
          <table:table-cell office:value-type="float" office:value="1739043408.828" calcext:value-type="float">
            <text:p>1739043408.8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2]-[.A592]" office:value-type="float" office:value="1.42200016975403" calcext:value-type="float">
            <text:p>1.42200016975403</text:p>
          </table:table-cell>
          <table:table-cell/>
          <table:table-cell table:formula="of:=[.H592] - [.$I$720]" office:value-type="float" office:value="1.03400015830994" calcext:value-type="float">
            <text:p>1.034000158309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7.706" calcext:value-type="float">
            <text:p>1739043407.706</text:p>
          </table:table-cell>
          <table:table-cell office:value-type="float" office:value="1739043408.921" calcext:value-type="float">
            <text:p>1739043408.9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3]-[.A593]" office:value-type="float" office:value="1.21499991416931" calcext:value-type="float">
            <text:p>1.21499991416931</text:p>
          </table:table-cell>
          <table:table-cell/>
          <table:table-cell table:formula="of:=[.H593] - [.$I$720]" office:value-type="float" office:value="0.826999902725219" calcext:value-type="float">
            <text:p>0.8269999027252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7.74" calcext:value-type="float">
            <text:p>1739043407.74</text:p>
          </table:table-cell>
          <table:table-cell office:value-type="float" office:value="1739043409.019" calcext:value-type="float">
            <text:p>1739043409.0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4]-[.A594]" office:value-type="float" office:value="1.27900004386902" calcext:value-type="float">
            <text:p>1.27900004386902</text:p>
          </table:table-cell>
          <table:table-cell/>
          <table:table-cell table:formula="of:=[.H594] - [.$I$720]" office:value-type="float" office:value="0.891000032424926" calcext:value-type="float">
            <text:p>0.89100003242492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7.773" calcext:value-type="float">
            <text:p>1739043407.773</text:p>
          </table:table-cell>
          <table:table-cell office:value-type="float" office:value="1739043409.108" calcext:value-type="float">
            <text:p>1739043409.1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5]-[.A595]" office:value-type="float" office:value="1.33500003814697" calcext:value-type="float">
            <text:p>1.33500003814697</text:p>
          </table:table-cell>
          <table:table-cell/>
          <table:table-cell table:formula="of:=[.H595] - [.$I$720]" office:value-type="float" office:value="0.947000026702881" calcext:value-type="float">
            <text:p>0.9470000267028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7.94" calcext:value-type="float">
            <text:p>1739043407.94</text:p>
          </table:table-cell>
          <table:table-cell office:value-type="float" office:value="1739043409.212" calcext:value-type="float">
            <text:p>1739043409.2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6]-[.A596]" office:value-type="float" office:value="1.27199983596802" calcext:value-type="float">
            <text:p>1.27199983596802</text:p>
          </table:table-cell>
          <table:table-cell/>
          <table:table-cell table:formula="of:=[.H596] - [.$I$720]" office:value-type="float" office:value="0.883999824523925" calcext:value-type="float">
            <text:p>0.8839998245239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7.973" calcext:value-type="float">
            <text:p>1739043407.973</text:p>
          </table:table-cell>
          <table:table-cell office:value-type="float" office:value="1739043409.317" calcext:value-type="float">
            <text:p>1739043409.3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7]-[.A597]" office:value-type="float" office:value="1.3439998626709" calcext:value-type="float">
            <text:p>1.3439998626709</text:p>
          </table:table-cell>
          <table:table-cell/>
          <table:table-cell table:formula="of:=[.H597] - [.$I$720]" office:value-type="float" office:value="0.955999851226806" calcext:value-type="float">
            <text:p>0.95599985122680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8.006" calcext:value-type="float">
            <text:p>1739043408.006</text:p>
          </table:table-cell>
          <table:table-cell office:value-type="float" office:value="1739043409.415" calcext:value-type="float">
            <text:p>1739043409.4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8]-[.A598]" office:value-type="float" office:value="1.40899991989136" calcext:value-type="float">
            <text:p>1.40899991989136</text:p>
          </table:table-cell>
          <table:table-cell/>
          <table:table-cell table:formula="of:=[.H598] - [.$I$720]" office:value-type="float" office:value="1.02099990844727" calcext:value-type="float">
            <text:p>1.0209999084472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8.14" calcext:value-type="float">
            <text:p>1739043408.14</text:p>
          </table:table-cell>
          <table:table-cell office:value-type="float" office:value="1739043409.518" calcext:value-type="float">
            <text:p>1739043409.5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9]-[.A599]" office:value-type="float" office:value="1.37799978256226" calcext:value-type="float">
            <text:p>1.37799978256226</text:p>
          </table:table-cell>
          <table:table-cell/>
          <table:table-cell table:formula="of:=[.H599] - [.$I$720]" office:value-type="float" office:value="0.989999771118164" calcext:value-type="float">
            <text:p>0.98999977111816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8.173" calcext:value-type="float">
            <text:p>1739043408.173</text:p>
          </table:table-cell>
          <table:table-cell office:value-type="float" office:value="1739043409.612" calcext:value-type="float">
            <text:p>1739043409.6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0]-[.A600]" office:value-type="float" office:value="1.43899989128113" calcext:value-type="float">
            <text:p>1.43899989128113</text:p>
          </table:table-cell>
          <table:table-cell/>
          <table:table-cell table:formula="of:=[.H600] - [.$I$720]" office:value-type="float" office:value="1.05099987983704" calcext:value-type="float">
            <text:p>1.0509998798370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8.473" calcext:value-type="float">
            <text:p>1739043408.473</text:p>
          </table:table-cell>
          <table:table-cell office:value-type="float" office:value="1739043409.707" calcext:value-type="float">
            <text:p>1739043409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1]-[.A601]" office:value-type="float" office:value="1.23399996757507" calcext:value-type="float">
            <text:p>1.23399996757507</text:p>
          </table:table-cell>
          <table:table-cell/>
          <table:table-cell table:formula="of:=[.H601] - [.$I$720]" office:value-type="float" office:value="0.845999956130981" calcext:value-type="float">
            <text:p>0.8459999561309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8.506" calcext:value-type="float">
            <text:p>1739043408.506</text:p>
          </table:table-cell>
          <table:table-cell office:value-type="float" office:value="1739043409.8" calcext:value-type="float">
            <text:p>1739043409.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2]-[.A602]" office:value-type="float" office:value="1.29399991035461" calcext:value-type="float">
            <text:p>1.29399991035461</text:p>
          </table:table-cell>
          <table:table-cell/>
          <table:table-cell table:formula="of:=[.H602] - [.$I$720]" office:value-type="float" office:value="0.905999898910522" calcext:value-type="float">
            <text:p>0.90599989891052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08.573" calcext:value-type="float">
            <text:p>1739043408.573</text:p>
          </table:table-cell>
          <table:table-cell office:value-type="float" office:value="1739043414.509" calcext:value-type="float">
            <text:p>1739043414.5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3]-[.A603]" office:value-type="float" office:value="5.93600010871887" calcext:value-type="float">
            <text:p>5.93600010871887</text:p>
          </table:table-cell>
          <table:table-cell/>
          <table:table-cell table:formula="of:=[.H603] - [.$I$720]" office:value-type="float" office:value="5.54800009727478" calcext:value-type="float">
            <text:p>5.5480000972747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3.206" calcext:value-type="float">
            <text:p>1739043413.206</text:p>
          </table:table-cell>
          <table:table-cell office:value-type="float" office:value="1739043414.611" calcext:value-type="float">
            <text:p>1739043414.6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4]-[.A604]" office:value-type="float" office:value="1.40499997138977" calcext:value-type="float">
            <text:p>1.40499997138977</text:p>
          </table:table-cell>
          <table:table-cell/>
          <table:table-cell table:formula="of:=[.H604] - [.$I$720]" office:value-type="float" office:value="1.01699995994568" calcext:value-type="float">
            <text:p>1.0169999599456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3.34" calcext:value-type="float">
            <text:p>1739043413.34</text:p>
          </table:table-cell>
          <table:table-cell office:value-type="float" office:value="1739043414.765" calcext:value-type="float">
            <text:p>1739043414.7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5]-[.A605]" office:value-type="float" office:value="1.42500019073486" calcext:value-type="float">
            <text:p>1.42500019073486</text:p>
          </table:table-cell>
          <table:table-cell/>
          <table:table-cell table:formula="of:=[.H605] - [.$I$720]" office:value-type="float" office:value="1.03700017929077" calcext:value-type="float">
            <text:p>1.0370001792907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3.573" calcext:value-type="float">
            <text:p>1739043413.573</text:p>
          </table:table-cell>
          <table:table-cell office:value-type="float" office:value="1739043415.965" calcext:value-type="float">
            <text:p>1739043415.9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6]-[.A606]" office:value-type="float" office:value="2.39199995994568" calcext:value-type="float">
            <text:p>2.39199995994568</text:p>
          </table:table-cell>
          <table:table-cell/>
          <table:table-cell table:formula="of:=[.H606] - [.$I$720]" office:value-type="float" office:value="2.00399994850159" calcext:value-type="float">
            <text:p>2.003999948501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3.84" calcext:value-type="float">
            <text:p>1739043413.84</text:p>
          </table:table-cell>
          <table:table-cell office:value-type="float" office:value="1739043416.054" calcext:value-type="float">
            <text:p>1739043416.0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7]-[.A607]" office:value-type="float" office:value="2.21399998664856" calcext:value-type="float">
            <text:p>2.21399998664856</text:p>
          </table:table-cell>
          <table:table-cell/>
          <table:table-cell table:formula="of:=[.H607] - [.$I$720]" office:value-type="float" office:value="1.82599997520447" calcext:value-type="float">
            <text:p>1.8259999752044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4.706" calcext:value-type="float">
            <text:p>1739043414.706</text:p>
          </table:table-cell>
          <table:table-cell office:value-type="float" office:value="1739043416.17" calcext:value-type="float">
            <text:p>1739043416.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8]-[.A608]" office:value-type="float" office:value="1.46399998664856" calcext:value-type="float">
            <text:p>1.46399998664856</text:p>
          </table:table-cell>
          <table:table-cell/>
          <table:table-cell table:formula="of:=[.H608] - [.$I$720]" office:value-type="float" office:value="1.07599997520447" calcext:value-type="float">
            <text:p>1.0759999752044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4.873" calcext:value-type="float">
            <text:p>1739043414.873</text:p>
          </table:table-cell>
          <table:table-cell office:value-type="float" office:value="1739043416.274" calcext:value-type="float">
            <text:p>1739043416.2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9]-[.A609]" office:value-type="float" office:value="1.40100002288818" calcext:value-type="float">
            <text:p>1.40100002288818</text:p>
          </table:table-cell>
          <table:table-cell/>
          <table:table-cell table:formula="of:=[.H609] - [.$I$720]" office:value-type="float" office:value="1.01300001144409" calcext:value-type="float">
            <text:p>1.013000011444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4.906" calcext:value-type="float">
            <text:p>1739043414.906</text:p>
          </table:table-cell>
          <table:table-cell office:value-type="float" office:value="1739043416.375" calcext:value-type="float">
            <text:p>1739043416.3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0]-[.A610]" office:value-type="float" office:value="1.46900010108948" calcext:value-type="float">
            <text:p>1.46900010108948</text:p>
          </table:table-cell>
          <table:table-cell/>
          <table:table-cell table:formula="of:=[.H610] - [.$I$720]" office:value-type="float" office:value="1.08100008964539" calcext:value-type="float">
            <text:p>1.0810000896453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7.773" calcext:value-type="float">
            <text:p>1739043417.773</text:p>
          </table:table-cell>
          <table:table-cell office:value-type="float" office:value="1739043419.111" calcext:value-type="float">
            <text:p>1739043419.1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1]-[.A611]" office:value-type="float" office:value="1.33800005912781" calcext:value-type="float">
            <text:p>1.33800005912781</text:p>
          </table:table-cell>
          <table:table-cell/>
          <table:table-cell table:formula="of:=[.H611] - [.$I$720]" office:value-type="float" office:value="0.950000047683715" calcext:value-type="float">
            <text:p>0.9500000476837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7.806" calcext:value-type="float">
            <text:p>1739043417.806</text:p>
          </table:table-cell>
          <table:table-cell office:value-type="float" office:value="1739043419.22" calcext:value-type="float">
            <text:p>1739043419.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2]-[.A612]" office:value-type="float" office:value="1.41400003433228" calcext:value-type="float">
            <text:p>1.41400003433228</text:p>
          </table:table-cell>
          <table:table-cell/>
          <table:table-cell table:formula="of:=[.H612] - [.$I$720]" office:value-type="float" office:value="1.02600002288818" calcext:value-type="float">
            <text:p>1.0260000228881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8.006" calcext:value-type="float">
            <text:p>1739043418.006</text:p>
          </table:table-cell>
          <table:table-cell office:value-type="float" office:value="1739043419.474" calcext:value-type="float">
            <text:p>1739043419.4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3]-[.A613]" office:value-type="float" office:value="1.46799993515015" calcext:value-type="float">
            <text:p>1.46799993515015</text:p>
          </table:table-cell>
          <table:table-cell/>
          <table:table-cell table:formula="of:=[.H613] - [.$I$720]" office:value-type="float" office:value="1.07999992370605" calcext:value-type="float">
            <text:p>1.0799999237060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8.24" calcext:value-type="float">
            <text:p>1739043418.24</text:p>
          </table:table-cell>
          <table:table-cell office:value-type="float" office:value="1739043419.574" calcext:value-type="float">
            <text:p>1739043419.5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4]-[.A614]" office:value-type="float" office:value="1.33399987220764" calcext:value-type="float">
            <text:p>1.33399987220764</text:p>
          </table:table-cell>
          <table:table-cell/>
          <table:table-cell table:formula="of:=[.H614] - [.$I$720]" office:value-type="float" office:value="0.945999860763549" calcext:value-type="float">
            <text:p>0.94599986076354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8.273" calcext:value-type="float">
            <text:p>1739043418.273</text:p>
          </table:table-cell>
          <table:table-cell office:value-type="float" office:value="1739043419.676" calcext:value-type="float">
            <text:p>1739043419.6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5]-[.A615]" office:value-type="float" office:value="1.40300011634827" calcext:value-type="float">
            <text:p>1.40300011634827</text:p>
          </table:table-cell>
          <table:table-cell/>
          <table:table-cell table:formula="of:=[.H615] - [.$I$720]" office:value-type="float" office:value="1.01500010490417" calcext:value-type="float">
            <text:p>1.0150001049041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8.306" calcext:value-type="float">
            <text:p>1739043418.306</text:p>
          </table:table-cell>
          <table:table-cell office:value-type="float" office:value="1739043419.769" calcext:value-type="float">
            <text:p>1739043419.7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6]-[.A616]" office:value-type="float" office:value="1.46300005912781" calcext:value-type="float">
            <text:p>1.46300005912781</text:p>
          </table:table-cell>
          <table:table-cell/>
          <table:table-cell table:formula="of:=[.H616] - [.$I$720]" office:value-type="float" office:value="1.07500004768372" calcext:value-type="float">
            <text:p>1.0750000476837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8.606" calcext:value-type="float">
            <text:p>1739043418.606</text:p>
          </table:table-cell>
          <table:table-cell office:value-type="float" office:value="1739043420.164" calcext:value-type="float">
            <text:p>1739043420.1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7]-[.A617]" office:value-type="float" office:value="1.55800008773804" calcext:value-type="float">
            <text:p>1.55800008773804</text:p>
          </table:table-cell>
          <table:table-cell/>
          <table:table-cell table:formula="of:=[.H617] - [.$I$720]" office:value-type="float" office:value="1.17000007629395" calcext:value-type="float">
            <text:p>1.170000076293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19.24" calcext:value-type="float">
            <text:p>1739043419.24</text:p>
          </table:table-cell>
          <table:table-cell office:value-type="float" office:value="1739043420.744" calcext:value-type="float">
            <text:p>1739043420.7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8]-[.A618]" office:value-type="float" office:value="1.50399994850159" calcext:value-type="float">
            <text:p>1.50399994850159</text:p>
          </table:table-cell>
          <table:table-cell/>
          <table:table-cell table:formula="of:=[.H618] - [.$I$720]" office:value-type="float" office:value="1.1159999370575" calcext:value-type="float">
            <text:p>1.115999937057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2.64" calcext:value-type="float">
            <text:p>1739043422.64</text:p>
          </table:table-cell>
          <table:table-cell office:value-type="float" office:value="1739043423.933" calcext:value-type="float">
            <text:p>1739043423.9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9]-[.A619]" office:value-type="float" office:value="1.29299998283386" calcext:value-type="float">
            <text:p>1.29299998283386</text:p>
          </table:table-cell>
          <table:table-cell/>
          <table:table-cell table:formula="of:=[.H619] - [.$I$720]" office:value-type="float" office:value="0.90499997138977" calcext:value-type="float">
            <text:p>0.9049999713897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6.373" calcext:value-type="float">
            <text:p>1739043426.373</text:p>
          </table:table-cell>
          <table:table-cell office:value-type="float" office:value="1739043427.621" calcext:value-type="float">
            <text:p>1739043427.6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0]-[.A620]" office:value-type="float" office:value="1.2480001449585" calcext:value-type="float">
            <text:p>1.2480001449585</text:p>
          </table:table-cell>
          <table:table-cell/>
          <table:table-cell table:formula="of:=[.H620] - [.$I$720]" office:value-type="float" office:value="0.860000133514404" calcext:value-type="float">
            <text:p>0.86000013351440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6.406" calcext:value-type="float">
            <text:p>1739043426.406</text:p>
          </table:table-cell>
          <table:table-cell office:value-type="float" office:value="1739043427.756" calcext:value-type="float">
            <text:p>1739043427.7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1]-[.A621]" office:value-type="float" office:value="1.35000014305115" calcext:value-type="float">
            <text:p>1.35000014305115</text:p>
          </table:table-cell>
          <table:table-cell/>
          <table:table-cell table:formula="of:=[.H621] - [.$I$720]" office:value-type="float" office:value="0.962000131607055" calcext:value-type="float">
            <text:p>0.96200013160705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6.573" calcext:value-type="float">
            <text:p>1739043426.573</text:p>
          </table:table-cell>
          <table:table-cell office:value-type="float" office:value="1739043427.848" calcext:value-type="float">
            <text:p>1739043427.8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2]-[.A622]" office:value-type="float" office:value="1.27500009536743" calcext:value-type="float">
            <text:p>1.27500009536743</text:p>
          </table:table-cell>
          <table:table-cell/>
          <table:table-cell table:formula="of:=[.H622] - [.$I$720]" office:value-type="float" office:value="0.88700008392334" calcext:value-type="float">
            <text:p>0.887000083923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6.606" calcext:value-type="float">
            <text:p>1739043426.606</text:p>
          </table:table-cell>
          <table:table-cell office:value-type="float" office:value="1739043427.947" calcext:value-type="float">
            <text:p>1739043427.9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3]-[.A623]" office:value-type="float" office:value="1.34100008010864" calcext:value-type="float">
            <text:p>1.34100008010864</text:p>
          </table:table-cell>
          <table:table-cell/>
          <table:table-cell table:formula="of:=[.H623] - [.$I$720]" office:value-type="float" office:value="0.95300006866455" calcext:value-type="float">
            <text:p>0.9530000686645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6.673" calcext:value-type="float">
            <text:p>1739043426.673</text:p>
          </table:table-cell>
          <table:table-cell office:value-type="float" office:value="1739043428.042" calcext:value-type="float">
            <text:p>1739043428.0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4]-[.A624]" office:value-type="float" office:value="1.36899995803833" calcext:value-type="float">
            <text:p>1.36899995803833</text:p>
          </table:table-cell>
          <table:table-cell/>
          <table:table-cell table:formula="of:=[.H624] - [.$I$720]" office:value-type="float" office:value="0.980999946594238" calcext:value-type="float">
            <text:p>0.98099994659423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6.706" calcext:value-type="float">
            <text:p>1739043426.706</text:p>
          </table:table-cell>
          <table:table-cell office:value-type="float" office:value="1739043428.137" calcext:value-type="float">
            <text:p>1739043428.1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5]-[.A625]" office:value-type="float" office:value="1.43099999427795" calcext:value-type="float">
            <text:p>1.43099999427795</text:p>
          </table:table-cell>
          <table:table-cell/>
          <table:table-cell table:formula="of:=[.H625] - [.$I$720]" office:value-type="float" office:value="1.04299998283386" calcext:value-type="float">
            <text:p>1.042999982833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6.74" calcext:value-type="float">
            <text:p>1739043426.74</text:p>
          </table:table-cell>
          <table:table-cell office:value-type="float" office:value="1739043428.238" calcext:value-type="float">
            <text:p>1739043428.2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6]-[.A626]" office:value-type="float" office:value="1.49799990653992" calcext:value-type="float">
            <text:p>1.49799990653992</text:p>
          </table:table-cell>
          <table:table-cell/>
          <table:table-cell table:formula="of:=[.H626] - [.$I$720]" office:value-type="float" office:value="1.10999989509583" calcext:value-type="float">
            <text:p>1.109999895095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7.106" calcext:value-type="float">
            <text:p>1739043427.106</text:p>
          </table:table-cell>
          <table:table-cell office:value-type="float" office:value="1739043428.334" calcext:value-type="float">
            <text:p>1739043428.3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7]-[.A627]" office:value-type="float" office:value="1.22800016403198" calcext:value-type="float">
            <text:p>1.22800016403198</text:p>
          </table:table-cell>
          <table:table-cell/>
          <table:table-cell table:formula="of:=[.H627] - [.$I$720]" office:value-type="float" office:value="0.84000015258789" calcext:value-type="float">
            <text:p>0.8400001525878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7.14" calcext:value-type="float">
            <text:p>1739043427.14</text:p>
          </table:table-cell>
          <table:table-cell office:value-type="float" office:value="1739043428.467" calcext:value-type="float">
            <text:p>1739043428.4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8]-[.A628]" office:value-type="float" office:value="1.32699990272522" calcext:value-type="float">
            <text:p>1.32699990272522</text:p>
          </table:table-cell>
          <table:table-cell/>
          <table:table-cell table:formula="of:=[.H628] - [.$I$720]" office:value-type="float" office:value="0.938999891281128" calcext:value-type="float">
            <text:p>0.93899989128112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7.306" calcext:value-type="float">
            <text:p>1739043427.306</text:p>
          </table:table-cell>
          <table:table-cell office:value-type="float" office:value="1739043428.565" calcext:value-type="float">
            <text:p>1739043428.5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9]-[.A629]" office:value-type="float" office:value="1.2590000629425" calcext:value-type="float">
            <text:p>1.2590000629425</text:p>
          </table:table-cell>
          <table:table-cell/>
          <table:table-cell table:formula="of:=[.H629] - [.$I$720]" office:value-type="float" office:value="0.871000051498413" calcext:value-type="float">
            <text:p>0.87100005149841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7.34" calcext:value-type="float">
            <text:p>1739043427.34</text:p>
          </table:table-cell>
          <table:table-cell office:value-type="float" office:value="1739043428.657" calcext:value-type="float">
            <text:p>1739043428.6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0]-[.A630]" office:value-type="float" office:value="1.31700015068054" calcext:value-type="float">
            <text:p>1.31700015068054</text:p>
          </table:table-cell>
          <table:table-cell/>
          <table:table-cell table:formula="of:=[.H630] - [.$I$720]" office:value-type="float" office:value="0.92900013923645" calcext:value-type="float">
            <text:p>0.9290001392364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7.373" calcext:value-type="float">
            <text:p>1739043427.373</text:p>
          </table:table-cell>
          <table:table-cell office:value-type="float" office:value="1739043428.76" calcext:value-type="float">
            <text:p>1739043428.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1]-[.A631]" office:value-type="float" office:value="1.38700008392334" calcext:value-type="float">
            <text:p>1.38700008392334</text:p>
          </table:table-cell>
          <table:table-cell/>
          <table:table-cell table:formula="of:=[.H631] - [.$I$720]" office:value-type="float" office:value="0.999000072479248" calcext:value-type="float">
            <text:p>0.99900007247924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7.54" calcext:value-type="float">
            <text:p>1739043427.54</text:p>
          </table:table-cell>
          <table:table-cell office:value-type="float" office:value="1739043428.859" calcext:value-type="float">
            <text:p>1739043428.8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2]-[.A632]" office:value-type="float" office:value="1.31900000572205" calcext:value-type="float">
            <text:p>1.31900000572205</text:p>
          </table:table-cell>
          <table:table-cell/>
          <table:table-cell table:formula="of:=[.H632] - [.$I$720]" office:value-type="float" office:value="0.930999994277954" calcext:value-type="float">
            <text:p>0.93099999427795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7.573" calcext:value-type="float">
            <text:p>1739043427.573</text:p>
          </table:table-cell>
          <table:table-cell office:value-type="float" office:value="1739043428.965" calcext:value-type="float">
            <text:p>1739043428.9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3]-[.A633]" office:value-type="float" office:value="1.39199995994568" calcext:value-type="float">
            <text:p>1.39199995994568</text:p>
          </table:table-cell>
          <table:table-cell/>
          <table:table-cell table:formula="of:=[.H633] - [.$I$720]" office:value-type="float" office:value="1.00399994850159" calcext:value-type="float">
            <text:p>1.0039999485015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7.706" calcext:value-type="float">
            <text:p>1739043427.706</text:p>
          </table:table-cell>
          <table:table-cell office:value-type="float" office:value="1739043429.065" calcext:value-type="float">
            <text:p>1739043429.0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4]-[.A634]" office:value-type="float" office:value="1.35899996757507" calcext:value-type="float">
            <text:p>1.35899996757507</text:p>
          </table:table-cell>
          <table:table-cell/>
          <table:table-cell table:formula="of:=[.H634] - [.$I$720]" office:value-type="float" office:value="0.970999956130981" calcext:value-type="float">
            <text:p>0.97099995613098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7.773" calcext:value-type="float">
            <text:p>1739043427.773</text:p>
          </table:table-cell>
          <table:table-cell office:value-type="float" office:value="1739043429.17" calcext:value-type="float">
            <text:p>1739043429.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5]-[.A635]" office:value-type="float" office:value="1.3970000743866" calcext:value-type="float">
            <text:p>1.3970000743866</text:p>
          </table:table-cell>
          <table:table-cell/>
          <table:table-cell table:formula="of:=[.H635] - [.$I$720]" office:value-type="float" office:value="1.0090000629425" calcext:value-type="float">
            <text:p>1.00900006294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7.973" calcext:value-type="float">
            <text:p>1739043427.973</text:p>
          </table:table-cell>
          <table:table-cell office:value-type="float" office:value="1739043429.371" calcext:value-type="float">
            <text:p>1739043429.3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6]-[.A636]" office:value-type="float" office:value="1.39800000190735" calcext:value-type="float">
            <text:p>1.39800000190735</text:p>
          </table:table-cell>
          <table:table-cell/>
          <table:table-cell table:formula="of:=[.H636] - [.$I$720]" office:value-type="float" office:value="1.00999999046326" calcext:value-type="float">
            <text:p>1.0099999904632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8.173" calcext:value-type="float">
            <text:p>1739043428.173</text:p>
          </table:table-cell>
          <table:table-cell office:value-type="float" office:value="1739043429.588" calcext:value-type="float">
            <text:p>1739043429.5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7]-[.A637]" office:value-type="float" office:value="1.41499996185303" calcext:value-type="float">
            <text:p>1.41499996185303</text:p>
          </table:table-cell>
          <table:table-cell/>
          <table:table-cell table:formula="of:=[.H637] - [.$I$720]" office:value-type="float" office:value="1.02699995040894" calcext:value-type="float">
            <text:p>1.026999950408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8.206" calcext:value-type="float">
            <text:p>1739043428.206</text:p>
          </table:table-cell>
          <table:table-cell office:value-type="float" office:value="1739043429.691" calcext:value-type="float">
            <text:p>1739043429.6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8]-[.A638]" office:value-type="float" office:value="1.48499989509583" calcext:value-type="float">
            <text:p>1.48499989509583</text:p>
          </table:table-cell>
          <table:table-cell/>
          <table:table-cell table:formula="of:=[.H638] - [.$I$720]" office:value-type="float" office:value="1.09699988365173" calcext:value-type="float">
            <text:p>1.0969998836517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8.906" calcext:value-type="float">
            <text:p>1739043428.906</text:p>
          </table:table-cell>
          <table:table-cell office:value-type="float" office:value="1739043430.522" calcext:value-type="float">
            <text:p>1739043430.5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9]-[.A639]" office:value-type="float" office:value="1.61600017547607" calcext:value-type="float">
            <text:p>1.61600017547607</text:p>
          </table:table-cell>
          <table:table-cell/>
          <table:table-cell table:formula="of:=[.H639] - [.$I$720]" office:value-type="float" office:value="1.22800016403198" calcext:value-type="float">
            <text:p>1.2280001640319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9.373" calcext:value-type="float">
            <text:p>1739043429.373</text:p>
          </table:table-cell>
          <table:table-cell office:value-type="float" office:value="1739043430.77" calcext:value-type="float">
            <text:p>1739043430.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0]-[.A640]" office:value-type="float" office:value="1.3970000743866" calcext:value-type="float">
            <text:p>1.3970000743866</text:p>
          </table:table-cell>
          <table:table-cell/>
          <table:table-cell table:formula="of:=[.H640] - [.$I$720]" office:value-type="float" office:value="1.0090000629425" calcext:value-type="float">
            <text:p>1.009000062942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9.406" calcext:value-type="float">
            <text:p>1739043429.406</text:p>
          </table:table-cell>
          <table:table-cell office:value-type="float" office:value="1739043430.865" calcext:value-type="float">
            <text:p>1739043430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1]-[.A641]" office:value-type="float" office:value="1.45900011062622" calcext:value-type="float">
            <text:p>1.45900011062622</text:p>
          </table:table-cell>
          <table:table-cell/>
          <table:table-cell table:formula="of:=[.H641] - [.$I$720]" office:value-type="float" office:value="1.07100009918213" calcext:value-type="float">
            <text:p>1.0710000991821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9.706" calcext:value-type="float">
            <text:p>1739043429.706</text:p>
          </table:table-cell>
          <table:table-cell office:value-type="float" office:value="1739043430.965" calcext:value-type="float">
            <text:p>1739043430.9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2]-[.A642]" office:value-type="float" office:value="1.25899982452393" calcext:value-type="float">
            <text:p>1.25899982452393</text:p>
          </table:table-cell>
          <table:table-cell/>
          <table:table-cell table:formula="of:=[.H642] - [.$I$720]" office:value-type="float" office:value="0.870999813079834" calcext:value-type="float">
            <text:p>0.8709998130798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9.74" calcext:value-type="float">
            <text:p>1739043429.74</text:p>
          </table:table-cell>
          <table:table-cell office:value-type="float" office:value="1739043431.066" calcext:value-type="float">
            <text:p>1739043431.0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3]-[.A643]" office:value-type="float" office:value="1.32599997520447" calcext:value-type="float">
            <text:p>1.32599997520447</text:p>
          </table:table-cell>
          <table:table-cell/>
          <table:table-cell table:formula="of:=[.H643] - [.$I$720]" office:value-type="float" office:value="0.937999963760376" calcext:value-type="float">
            <text:p>0.93799996376037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29.773" calcext:value-type="float">
            <text:p>1739043429.773</text:p>
          </table:table-cell>
          <table:table-cell office:value-type="float" office:value="1739043431.164" calcext:value-type="float">
            <text:p>1739043431.1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4]-[.A644]" office:value-type="float" office:value="1.39100003242493" calcext:value-type="float">
            <text:p>1.39100003242493</text:p>
          </table:table-cell>
          <table:table-cell/>
          <table:table-cell table:formula="of:=[.H644] - [.$I$720]" office:value-type="float" office:value="1.00300002098083" calcext:value-type="float">
            <text:p>1.0030000209808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0.14" calcext:value-type="float">
            <text:p>1739043430.14</text:p>
          </table:table-cell>
          <table:table-cell office:value-type="float" office:value="1739043431.728" calcext:value-type="float">
            <text:p>1739043431.7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5]-[.A645]" office:value-type="float" office:value="1.58799982070923" calcext:value-type="float">
            <text:p>1.58799982070923</text:p>
          </table:table-cell>
          <table:table-cell/>
          <table:table-cell table:formula="of:=[.H645] - [.$I$720]" office:value-type="float" office:value="1.19999980926514" calcext:value-type="float">
            <text:p>1.1999998092651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0.373" calcext:value-type="float">
            <text:p>1739043430.373</text:p>
          </table:table-cell>
          <table:table-cell office:value-type="float" office:value="1739043431.828" calcext:value-type="float">
            <text:p>1739043431.8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6]-[.A646]" office:value-type="float" office:value="1.45500016212463" calcext:value-type="float">
            <text:p>1.45500016212463</text:p>
          </table:table-cell>
          <table:table-cell/>
          <table:table-cell table:formula="of:=[.H646] - [.$I$720]" office:value-type="float" office:value="1.06700015068054" calcext:value-type="float">
            <text:p>1.0670001506805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0.673" calcext:value-type="float">
            <text:p>1739043430.673</text:p>
          </table:table-cell>
          <table:table-cell office:value-type="float" office:value="1739043431.925" calcext:value-type="float">
            <text:p>1739043431.9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7]-[.A647]" office:value-type="float" office:value="1.2519998550415" calcext:value-type="float">
            <text:p>1.2519998550415</text:p>
          </table:table-cell>
          <table:table-cell/>
          <table:table-cell table:formula="of:=[.H647] - [.$I$720]" office:value-type="float" office:value="0.863999843597412" calcext:value-type="float">
            <text:p>0.86399984359741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0.706" calcext:value-type="float">
            <text:p>1739043430.706</text:p>
          </table:table-cell>
          <table:table-cell office:value-type="float" office:value="1739043432.019" calcext:value-type="float">
            <text:p>1739043432.0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8]-[.A648]" office:value-type="float" office:value="1.31299996376038" calcext:value-type="float">
            <text:p>1.31299996376038</text:p>
          </table:table-cell>
          <table:table-cell/>
          <table:table-cell table:formula="of:=[.H648] - [.$I$720]" office:value-type="float" office:value="0.924999952316284" calcext:value-type="float">
            <text:p>0.92499995231628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0.74" calcext:value-type="float">
            <text:p>1739043430.74</text:p>
          </table:table-cell>
          <table:table-cell office:value-type="float" office:value="1739043432.117" calcext:value-type="float">
            <text:p>1739043432.1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9]-[.A649]" office:value-type="float" office:value="1.37700009346008" calcext:value-type="float">
            <text:p>1.37700009346008</text:p>
          </table:table-cell>
          <table:table-cell/>
          <table:table-cell table:formula="of:=[.H649] - [.$I$720]" office:value-type="float" office:value="0.989000082015991" calcext:value-type="float">
            <text:p>0.9890000820159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0.906" calcext:value-type="float">
            <text:p>1739043430.906</text:p>
          </table:table-cell>
          <table:table-cell office:value-type="float" office:value="1739043432.26" calcext:value-type="float">
            <text:p>1739043432.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0]-[.A650]" office:value-type="float" office:value="1.35400009155273" calcext:value-type="float">
            <text:p>1.35400009155273</text:p>
          </table:table-cell>
          <table:table-cell/>
          <table:table-cell table:formula="of:=[.H650] - [.$I$720]" office:value-type="float" office:value="0.966000080108642" calcext:value-type="float">
            <text:p>0.96600008010864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3.04" calcext:value-type="float">
            <text:p>1739043433.04</text:p>
          </table:table-cell>
          <table:table-cell office:value-type="float" office:value="1739043434.197" calcext:value-type="float">
            <text:p>1739043434.1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1]-[.A651]" office:value-type="float" office:value="1.15700006484985" calcext:value-type="float">
            <text:p>1.15700006484985</text:p>
          </table:table-cell>
          <table:table-cell/>
          <table:table-cell table:formula="of:=[.H651] - [.$I$720]" office:value-type="float" office:value="0.769000053405761" calcext:value-type="float">
            <text:p>0.76900005340576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4.873" calcext:value-type="float">
            <text:p>1739043434.873</text:p>
          </table:table-cell>
          <table:table-cell office:value-type="float" office:value="1739043436.255" calcext:value-type="float">
            <text:p>1739043436.2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2]-[.A652]" office:value-type="float" office:value="1.382000207901" calcext:value-type="float">
            <text:p>1.382000207901</text:p>
          </table:table-cell>
          <table:table-cell/>
          <table:table-cell table:formula="of:=[.H652] - [.$I$720]" office:value-type="float" office:value="0.994000196456909" calcext:value-type="float">
            <text:p>0.9940001964569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4.94" calcext:value-type="float">
            <text:p>1739043434.94</text:p>
          </table:table-cell>
          <table:table-cell office:value-type="float" office:value="1739043436.348" calcext:value-type="float">
            <text:p>1739043436.3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3]-[.A653]" office:value-type="float" office:value="1.40799999237061" calcext:value-type="float">
            <text:p>1.40799999237061</text:p>
          </table:table-cell>
          <table:table-cell/>
          <table:table-cell table:formula="of:=[.H653] - [.$I$720]" office:value-type="float" office:value="1.01999998092651" calcext:value-type="float">
            <text:p>1.0199999809265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5.14" calcext:value-type="float">
            <text:p>1739043435.14</text:p>
          </table:table-cell>
          <table:table-cell office:value-type="float" office:value="1739043436.454" calcext:value-type="float">
            <text:p>1739043436.4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4]-[.A654]" office:value-type="float" office:value="1.31399989128113" calcext:value-type="float">
            <text:p>1.31399989128113</text:p>
          </table:table-cell>
          <table:table-cell/>
          <table:table-cell table:formula="of:=[.H654] - [.$I$720]" office:value-type="float" office:value="0.925999879837036" calcext:value-type="float">
            <text:p>0.92599987983703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5.173" calcext:value-type="float">
            <text:p>1739043435.173</text:p>
          </table:table-cell>
          <table:table-cell office:value-type="float" office:value="1739043436.55" calcext:value-type="float">
            <text:p>1739043436.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5]-[.A655]" office:value-type="float" office:value="1.3769998550415" calcext:value-type="float">
            <text:p>1.3769998550415</text:p>
          </table:table-cell>
          <table:table-cell/>
          <table:table-cell table:formula="of:=[.H655] - [.$I$720]" office:value-type="float" office:value="0.988999843597412" calcext:value-type="float">
            <text:p>0.98899984359741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5.306" calcext:value-type="float">
            <text:p>1739043435.306</text:p>
          </table:table-cell>
          <table:table-cell office:value-type="float" office:value="1739043441.08" calcext:value-type="float">
            <text:p>1739043441.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6]-[.A656]" office:value-type="float" office:value="5.7739999294281" calcext:value-type="float">
            <text:p>5.7739999294281</text:p>
          </table:table-cell>
          <table:table-cell/>
          <table:table-cell table:formula="of:=[.H656] - [.$I$720]" office:value-type="float" office:value="5.38599991798401" calcext:value-type="float">
            <text:p>5.3859999179840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39.94" calcext:value-type="float">
            <text:p>1739043439.94</text:p>
          </table:table-cell>
          <table:table-cell office:value-type="float" office:value="1739043441.64" calcext:value-type="float">
            <text:p>1739043441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7]-[.A657]" office:value-type="float" office:value="1.70000004768372" calcext:value-type="float">
            <text:p>1.70000004768372</text:p>
          </table:table-cell>
          <table:table-cell/>
          <table:table-cell table:formula="of:=[.H657] - [.$I$720]" office:value-type="float" office:value="1.31200003623962" calcext:value-type="float">
            <text:p>1.3120000362396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0.34" calcext:value-type="float">
            <text:p>1739043440.34</text:p>
          </table:table-cell>
          <table:table-cell office:value-type="float" office:value="1739043441.753" calcext:value-type="float">
            <text:p>1739043441.7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8]-[.A658]" office:value-type="float" office:value="1.41300010681152" calcext:value-type="float">
            <text:p>1.41300010681152</text:p>
          </table:table-cell>
          <table:table-cell/>
          <table:table-cell table:formula="of:=[.H658] - [.$I$720]" office:value-type="float" office:value="1.02500009536743" calcext:value-type="float">
            <text:p>1.0250000953674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0.506" calcext:value-type="float">
            <text:p>1739043440.506</text:p>
          </table:table-cell>
          <table:table-cell office:value-type="float" office:value="1739043441.934" calcext:value-type="float">
            <text:p>1739043441.9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9]-[.A659]" office:value-type="float" office:value="1.42799997329712" calcext:value-type="float">
            <text:p>1.42799997329712</text:p>
          </table:table-cell>
          <table:table-cell/>
          <table:table-cell table:formula="of:=[.H659] - [.$I$720]" office:value-type="float" office:value="1.03999996185303" calcext:value-type="float">
            <text:p>1.03999996185303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0.706" calcext:value-type="float">
            <text:p>1739043440.706</text:p>
          </table:table-cell>
          <table:table-cell office:value-type="float" office:value="1739043442.071" calcext:value-type="float">
            <text:p>1739043442.0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0]-[.A660]" office:value-type="float" office:value="1.36500000953674" calcext:value-type="float">
            <text:p>1.36500000953674</text:p>
          </table:table-cell>
          <table:table-cell/>
          <table:table-cell table:formula="of:=[.H660] - [.$I$720]" office:value-type="float" office:value="0.976999998092651" calcext:value-type="float">
            <text:p>0.97699999809265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0.773" calcext:value-type="float">
            <text:p>1739043440.773</text:p>
          </table:table-cell>
          <table:table-cell office:value-type="float" office:value="1739043442.172" calcext:value-type="float">
            <text:p>1739043442.1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1]-[.A661]" office:value-type="float" office:value="1.3989999294281" calcext:value-type="float">
            <text:p>1.3989999294281</text:p>
          </table:table-cell>
          <table:table-cell/>
          <table:table-cell table:formula="of:=[.H661] - [.$I$720]" office:value-type="float" office:value="1.01099991798401" calcext:value-type="float">
            <text:p>1.0109999179840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2.073" calcext:value-type="float">
            <text:p>1739043442.073</text:p>
          </table:table-cell>
          <table:table-cell office:value-type="float" office:value="1739043443.391" calcext:value-type="float">
            <text:p>1739043443.3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2]-[.A662]" office:value-type="float" office:value="1.31800007820129" calcext:value-type="float">
            <text:p>1.31800007820129</text:p>
          </table:table-cell>
          <table:table-cell/>
          <table:table-cell table:formula="of:=[.H662] - [.$I$720]" office:value-type="float" office:value="0.930000066757202" calcext:value-type="float">
            <text:p>0.93000006675720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2.44" calcext:value-type="float">
            <text:p>1739043442.44</text:p>
          </table:table-cell>
          <table:table-cell office:value-type="float" office:value="1739043444.592" calcext:value-type="float">
            <text:p>1739043444.5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3]-[.A663]" office:value-type="float" office:value="2.15199995040894" calcext:value-type="float">
            <text:p>2.15199995040894</text:p>
          </table:table-cell>
          <table:table-cell/>
          <table:table-cell table:formula="of:=[.H663] - [.$I$720]" office:value-type="float" office:value="1.76399993896484" calcext:value-type="float">
            <text:p>1.7639999389648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2.74" calcext:value-type="float">
            <text:p>1739043442.74</text:p>
          </table:table-cell>
          <table:table-cell office:value-type="float" office:value="1739043444.596" calcext:value-type="float">
            <text:p>1739043444.5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4]-[.A664]" office:value-type="float" office:value="1.85599994659424" calcext:value-type="float">
            <text:p>1.85599994659424</text:p>
          </table:table-cell>
          <table:table-cell/>
          <table:table-cell table:formula="of:=[.H664] - [.$I$720]" office:value-type="float" office:value="1.46799993515015" calcext:value-type="float">
            <text:p>1.467999935150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3.073" calcext:value-type="float">
            <text:p>1739043443.073</text:p>
          </table:table-cell>
          <table:table-cell office:value-type="float" office:value="1739043444.698" calcext:value-type="float">
            <text:p>1739043444.6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5]-[.A665]" office:value-type="float" office:value="1.625" calcext:value-type="float">
            <text:p>1.625</text:p>
          </table:table-cell>
          <table:table-cell/>
          <table:table-cell table:formula="of:=[.H665] - [.$I$720]" office:value-type="float" office:value="1.23699998855591" calcext:value-type="float">
            <text:p>1.236999988555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3.406" calcext:value-type="float">
            <text:p>1739043443.406</text:p>
          </table:table-cell>
          <table:table-cell office:value-type="float" office:value="1739043444.702" calcext:value-type="float">
            <text:p>1739043444.7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6]-[.A666]" office:value-type="float" office:value="1.2960000038147" calcext:value-type="float">
            <text:p>1.2960000038147</text:p>
          </table:table-cell>
          <table:table-cell/>
          <table:table-cell table:formula="of:=[.H666] - [.$I$720]" office:value-type="float" office:value="0.907999992370605" calcext:value-type="float">
            <text:p>0.90799999237060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3.44" calcext:value-type="float">
            <text:p>1739043443.44</text:p>
          </table:table-cell>
          <table:table-cell office:value-type="float" office:value="1739043444.731" calcext:value-type="float">
            <text:p>1739043444.7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7]-[.A667]" office:value-type="float" office:value="1.29099988937378" calcext:value-type="float">
            <text:p>1.29099988937378</text:p>
          </table:table-cell>
          <table:table-cell/>
          <table:table-cell table:formula="of:=[.H667] - [.$I$720]" office:value-type="float" office:value="0.902999877929687" calcext:value-type="float">
            <text:p>0.90299987792968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3.473" calcext:value-type="float">
            <text:p>1739043443.473</text:p>
          </table:table-cell>
          <table:table-cell office:value-type="float" office:value="1739043444.823" calcext:value-type="float">
            <text:p>1739043444.8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8]-[.A668]" office:value-type="float" office:value="1.34999990463257" calcext:value-type="float">
            <text:p>1.34999990463257</text:p>
          </table:table-cell>
          <table:table-cell/>
          <table:table-cell table:formula="of:=[.H668] - [.$I$720]" office:value-type="float" office:value="0.961999893188476" calcext:value-type="float">
            <text:p>0.96199989318847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3.873" calcext:value-type="float">
            <text:p>1739043443.873</text:p>
          </table:table-cell>
          <table:table-cell office:value-type="float" office:value="1739043444.921" calcext:value-type="float">
            <text:p>1739043444.9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9]-[.A669]" office:value-type="float" office:value="1.04800009727478" calcext:value-type="float">
            <text:p>1.04800009727478</text:p>
          </table:table-cell>
          <table:table-cell/>
          <table:table-cell table:formula="of:=[.H669] - [.$I$720]" office:value-type="float" office:value="0.660000085830688" calcext:value-type="float">
            <text:p>0.66000008583068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3.906" calcext:value-type="float">
            <text:p>1739043443.906</text:p>
          </table:table-cell>
          <table:table-cell office:value-type="float" office:value="1739043445.015" calcext:value-type="float">
            <text:p>1739043445.0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0]-[.A670]" office:value-type="float" office:value="1.10900020599365" calcext:value-type="float">
            <text:p>1.10900020599365</text:p>
          </table:table-cell>
          <table:table-cell/>
          <table:table-cell table:formula="of:=[.H670] - [.$I$720]" office:value-type="float" office:value="0.72100019454956" calcext:value-type="float">
            <text:p>0.7210001945495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3.94" calcext:value-type="float">
            <text:p>1739043443.94</text:p>
          </table:table-cell>
          <table:table-cell office:value-type="float" office:value="1739043445.112" calcext:value-type="float">
            <text:p>1739043445.1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1]-[.A671]" office:value-type="float" office:value="1.17199993133545" calcext:value-type="float">
            <text:p>1.17199993133545</text:p>
          </table:table-cell>
          <table:table-cell/>
          <table:table-cell table:formula="of:=[.H671] - [.$I$720]" office:value-type="float" office:value="0.783999919891357" calcext:value-type="float">
            <text:p>0.78399991989135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3.973" calcext:value-type="float">
            <text:p>1739043443.973</text:p>
          </table:table-cell>
          <table:table-cell office:value-type="float" office:value="1739043445.216" calcext:value-type="float">
            <text:p>1739043445.2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2]-[.A672]" office:value-type="float" office:value="1.24300003051758" calcext:value-type="float">
            <text:p>1.24300003051758</text:p>
          </table:table-cell>
          <table:table-cell/>
          <table:table-cell table:formula="of:=[.H672] - [.$I$720]" office:value-type="float" office:value="0.855000019073486" calcext:value-type="float">
            <text:p>0.8550000190734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4.006" calcext:value-type="float">
            <text:p>1739043444.006</text:p>
          </table:table-cell>
          <table:table-cell office:value-type="float" office:value="1739043445.308" calcext:value-type="float">
            <text:p>1739043445.3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3]-[.A673]" office:value-type="float" office:value="1.30200004577637" calcext:value-type="float">
            <text:p>1.30200004577637</text:p>
          </table:table-cell>
          <table:table-cell/>
          <table:table-cell table:formula="of:=[.H673] - [.$I$720]" office:value-type="float" office:value="0.914000034332275" calcext:value-type="float">
            <text:p>0.91400003433227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4.04" calcext:value-type="float">
            <text:p>1739043444.04</text:p>
          </table:table-cell>
          <table:table-cell office:value-type="float" office:value="1739043445.409" calcext:value-type="float">
            <text:p>1739043445.4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4]-[.A674]" office:value-type="float" office:value="1.36899995803833" calcext:value-type="float">
            <text:p>1.36899995803833</text:p>
          </table:table-cell>
          <table:table-cell/>
          <table:table-cell table:formula="of:=[.H674] - [.$I$720]" office:value-type="float" office:value="0.980999946594238" calcext:value-type="float">
            <text:p>0.98099994659423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4.273" calcext:value-type="float">
            <text:p>1739043444.273</text:p>
          </table:table-cell>
          <table:table-cell office:value-type="float" office:value="1739043445.513" calcext:value-type="float">
            <text:p>1739043445.5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5]-[.A675]" office:value-type="float" office:value="1.24000000953674" calcext:value-type="float">
            <text:p>1.24000000953674</text:p>
          </table:table-cell>
          <table:table-cell/>
          <table:table-cell table:formula="of:=[.H675] - [.$I$720]" office:value-type="float" office:value="0.851999998092651" calcext:value-type="float">
            <text:p>0.85199999809265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4.306" calcext:value-type="float">
            <text:p>1739043444.306</text:p>
          </table:table-cell>
          <table:table-cell office:value-type="float" office:value="1739043445.646" calcext:value-type="float">
            <text:p>1739043445.6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6]-[.A676]" office:value-type="float" office:value="1.33999991416931" calcext:value-type="float">
            <text:p>1.33999991416931</text:p>
          </table:table-cell>
          <table:table-cell/>
          <table:table-cell table:formula="of:=[.H676] - [.$I$720]" office:value-type="float" office:value="0.951999902725219" calcext:value-type="float">
            <text:p>0.95199990272521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4.34" calcext:value-type="float">
            <text:p>1739043444.34</text:p>
          </table:table-cell>
          <table:table-cell office:value-type="float" office:value="1739043445.747" calcext:value-type="float">
            <text:p>1739043445.7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7]-[.A677]" office:value-type="float" office:value="1.40700006484985" calcext:value-type="float">
            <text:p>1.40700006484985</text:p>
          </table:table-cell>
          <table:table-cell/>
          <table:table-cell table:formula="of:=[.H677] - [.$I$720]" office:value-type="float" office:value="1.01900005340576" calcext:value-type="float">
            <text:p>1.0190000534057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5.54" calcext:value-type="float">
            <text:p>1739043445.54</text:p>
          </table:table-cell>
          <table:table-cell office:value-type="float" office:value="1739043447.275" calcext:value-type="float">
            <text:p>1739043447.2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8]-[.A678]" office:value-type="float" office:value="1.7350001335144" calcext:value-type="float">
            <text:p>1.7350001335144</text:p>
          </table:table-cell>
          <table:table-cell/>
          <table:table-cell table:formula="of:=[.H678] - [.$I$720]" office:value-type="float" office:value="1.34700012207031" calcext:value-type="float">
            <text:p>1.3470001220703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6.44" calcext:value-type="float">
            <text:p>1739043446.44</text:p>
          </table:table-cell>
          <table:table-cell office:value-type="float" office:value="1739043447.843" calcext:value-type="float">
            <text:p>1739043447.8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9]-[.A679]" office:value-type="float" office:value="1.40299987792969" calcext:value-type="float">
            <text:p>1.40299987792969</text:p>
          </table:table-cell>
          <table:table-cell/>
          <table:table-cell table:formula="of:=[.H679] - [.$I$720]" office:value-type="float" office:value="1.0149998664856" calcext:value-type="float">
            <text:p>1.014999866485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6.673" calcext:value-type="float">
            <text:p>1739043446.673</text:p>
          </table:table-cell>
          <table:table-cell office:value-type="float" office:value="1739043447.936" calcext:value-type="float">
            <text:p>1739043447.9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0]-[.A680]" office:value-type="float" office:value="1.26300001144409" calcext:value-type="float">
            <text:p>1.26300001144409</text:p>
          </table:table-cell>
          <table:table-cell/>
          <table:table-cell table:formula="of:=[.H680] - [.$I$720]" office:value-type="float" office:value="0.875" calcext:value-type="float">
            <text:p>0.87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6.706" calcext:value-type="float">
            <text:p>1739043446.706</text:p>
          </table:table-cell>
          <table:table-cell office:value-type="float" office:value="1739043448.187" calcext:value-type="float">
            <text:p>1739043448.1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1]-[.A681]" office:value-type="float" office:value="1.48099994659424" calcext:value-type="float">
            <text:p>1.48099994659424</text:p>
          </table:table-cell>
          <table:table-cell/>
          <table:table-cell table:formula="of:=[.H681] - [.$I$720]" office:value-type="float" office:value="1.09299993515015" calcext:value-type="float">
            <text:p>1.0929999351501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7.04" calcext:value-type="float">
            <text:p>1739043447.04</text:p>
          </table:table-cell>
          <table:table-cell office:value-type="float" office:value="1739043448.276" calcext:value-type="float">
            <text:p>1739043448.2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2]-[.A682]" office:value-type="float" office:value="1.23600006103516" calcext:value-type="float">
            <text:p>1.23600006103516</text:p>
          </table:table-cell>
          <table:table-cell/>
          <table:table-cell table:formula="of:=[.H682] - [.$I$720]" office:value-type="float" office:value="0.848000049591064" calcext:value-type="float">
            <text:p>0.84800004959106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7.073" calcext:value-type="float">
            <text:p>1739043447.073</text:p>
          </table:table-cell>
          <table:table-cell office:value-type="float" office:value="1739043448.372" calcext:value-type="float">
            <text:p>1739043448.3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3]-[.A683]" office:value-type="float" office:value="1.29900002479553" calcext:value-type="float">
            <text:p>1.29900002479553</text:p>
          </table:table-cell>
          <table:table-cell/>
          <table:table-cell table:formula="of:=[.H683] - [.$I$720]" office:value-type="float" office:value="0.91100001335144" calcext:value-type="float">
            <text:p>0.9110000133514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7.64" calcext:value-type="float">
            <text:p>1739043447.64</text:p>
          </table:table-cell>
          <table:table-cell office:value-type="float" office:value="1739043449.911" calcext:value-type="float">
            <text:p>1739043449.9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4]-[.A684]" office:value-type="float" office:value="2.27099990844727" calcext:value-type="float">
            <text:p>2.27099990844727</text:p>
          </table:table-cell>
          <table:table-cell/>
          <table:table-cell table:formula="of:=[.H684] - [.$I$720]" office:value-type="float" office:value="1.88299989700317" calcext:value-type="float">
            <text:p>1.8829998970031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8.706" calcext:value-type="float">
            <text:p>1739043448.706</text:p>
          </table:table-cell>
          <table:table-cell office:value-type="float" office:value="1739043450.143" calcext:value-type="float">
            <text:p>1739043450.1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5]-[.A685]" office:value-type="float" office:value="1.43699979782105" calcext:value-type="float">
            <text:p>1.43699979782105</text:p>
          </table:table-cell>
          <table:table-cell/>
          <table:table-cell table:formula="of:=[.H685] - [.$I$720]" office:value-type="float" office:value="1.04899978637695" calcext:value-type="float">
            <text:p>1.0489997863769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9.006" calcext:value-type="float">
            <text:p>1739043449.006</text:p>
          </table:table-cell>
          <table:table-cell office:value-type="float" office:value="1739043450.242" calcext:value-type="float">
            <text:p>1739043450.2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6]-[.A686]" office:value-type="float" office:value="1.23600006103516" calcext:value-type="float">
            <text:p>1.23600006103516</text:p>
          </table:table-cell>
          <table:table-cell/>
          <table:table-cell table:formula="of:=[.H686] - [.$I$720]" office:value-type="float" office:value="0.848000049591064" calcext:value-type="float">
            <text:p>0.84800004959106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9.04" calcext:value-type="float">
            <text:p>1739043449.04</text:p>
          </table:table-cell>
          <table:table-cell office:value-type="float" office:value="1739043450.351" calcext:value-type="float">
            <text:p>1739043450.3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7]-[.A687]" office:value-type="float" office:value="1.31100010871887" calcext:value-type="float">
            <text:p>1.31100010871887</text:p>
          </table:table-cell>
          <table:table-cell/>
          <table:table-cell table:formula="of:=[.H687] - [.$I$720]" office:value-type="float" office:value="0.92300009727478" calcext:value-type="float">
            <text:p>0.9230000972747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9.106" calcext:value-type="float">
            <text:p>1739043449.106</text:p>
          </table:table-cell>
          <table:table-cell office:value-type="float" office:value="1739043453.401" calcext:value-type="float">
            <text:p>1739043453.4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8]-[.A688]" office:value-type="float" office:value="4.29500007629395" calcext:value-type="float">
            <text:p>4.29500007629395</text:p>
          </table:table-cell>
          <table:table-cell/>
          <table:table-cell table:formula="of:=[.H688] - [.$I$720]" office:value-type="float" office:value="3.90700006484985" calcext:value-type="float">
            <text:p>3.9070000648498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49.34" calcext:value-type="float">
            <text:p>1739043449.34</text:p>
          </table:table-cell>
          <table:table-cell office:value-type="float" office:value="1739043453.512" calcext:value-type="float">
            <text:p>1739043453.5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9]-[.A689]" office:value-type="float" office:value="4.17200016975403" calcext:value-type="float">
            <text:p>4.17200016975403</text:p>
          </table:table-cell>
          <table:table-cell/>
          <table:table-cell table:formula="of:=[.H689] - [.$I$720]" office:value-type="float" office:value="3.78400015830994" calcext:value-type="float">
            <text:p>3.784000158309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2.306" calcext:value-type="float">
            <text:p>1739043452.306</text:p>
          </table:table-cell>
          <table:table-cell office:value-type="float" office:value="1739043454.016" calcext:value-type="float">
            <text:p>1739043454.0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0]-[.A690]" office:value-type="float" office:value="1.71000003814697" calcext:value-type="float">
            <text:p>1.71000003814697</text:p>
          </table:table-cell>
          <table:table-cell/>
          <table:table-cell table:formula="of:=[.H690] - [.$I$720]" office:value-type="float" office:value="1.32200002670288" calcext:value-type="float">
            <text:p>1.3220000267028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3.04" calcext:value-type="float">
            <text:p>1739043453.04</text:p>
          </table:table-cell>
          <table:table-cell office:value-type="float" office:value="1739043455.115" calcext:value-type="float">
            <text:p>1739043455.1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1]-[.A691]" office:value-type="float" office:value="2.07500004768372" calcext:value-type="float">
            <text:p>2.07500004768372</text:p>
          </table:table-cell>
          <table:table-cell/>
          <table:table-cell table:formula="of:=[.H691] - [.$I$720]" office:value-type="float" office:value="1.68700003623962" calcext:value-type="float">
            <text:p>1.6870000362396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3.906" calcext:value-type="float">
            <text:p>1739043453.906</text:p>
          </table:table-cell>
          <table:table-cell office:value-type="float" office:value="1739043455.223" calcext:value-type="float">
            <text:p>1739043455.2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2]-[.A692]" office:value-type="float" office:value="1.31700015068054" calcext:value-type="float">
            <text:p>1.31700015068054</text:p>
          </table:table-cell>
          <table:table-cell/>
          <table:table-cell table:formula="of:=[.H692] - [.$I$720]" office:value-type="float" office:value="0.92900013923645" calcext:value-type="float">
            <text:p>0.9290001392364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4.406" calcext:value-type="float">
            <text:p>1739043454.406</text:p>
          </table:table-cell>
          <table:table-cell office:value-type="float" office:value="1739043455.794" calcext:value-type="float">
            <text:p>1739043455.7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3]-[.A693]" office:value-type="float" office:value="1.38800001144409" calcext:value-type="float">
            <text:p>1.38800001144409</text:p>
          </table:table-cell>
          <table:table-cell/>
          <table:table-cell table:formula="of:=[.H693] - [.$I$720]" office:value-type="float" office:value="1" calcext:value-type="float">
            <text:p>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4.573" calcext:value-type="float">
            <text:p>1739043454.573</text:p>
          </table:table-cell>
          <table:table-cell office:value-type="float" office:value="1739043455.888" calcext:value-type="float">
            <text:p>1739043455.8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4]-[.A694]" office:value-type="float" office:value="1.31500005722046" calcext:value-type="float">
            <text:p>1.31500005722046</text:p>
          </table:table-cell>
          <table:table-cell/>
          <table:table-cell table:formula="of:=[.H694] - [.$I$720]" office:value-type="float" office:value="0.927000045776367" calcext:value-type="float">
            <text:p>0.92700004577636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4.64" calcext:value-type="float">
            <text:p>1739043454.64</text:p>
          </table:table-cell>
          <table:table-cell office:value-type="float" office:value="1739043456.031" calcext:value-type="float">
            <text:p>1739043456.0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5]-[.A695]" office:value-type="float" office:value="1.39099979400635" calcext:value-type="float">
            <text:p>1.39099979400635</text:p>
          </table:table-cell>
          <table:table-cell/>
          <table:table-cell table:formula="of:=[.H695] - [.$I$720]" office:value-type="float" office:value="1.00299978256226" calcext:value-type="float">
            <text:p>1.0029997825622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4.973" calcext:value-type="float">
            <text:p>1739043454.973</text:p>
          </table:table-cell>
          <table:table-cell office:value-type="float" office:value="1739043456.13" calcext:value-type="float">
            <text:p>1739043456.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6]-[.A696]" office:value-type="float" office:value="1.15700006484985" calcext:value-type="float">
            <text:p>1.15700006484985</text:p>
          </table:table-cell>
          <table:table-cell/>
          <table:table-cell table:formula="of:=[.H696] - [.$I$720]" office:value-type="float" office:value="0.769000053405761" calcext:value-type="float">
            <text:p>0.76900005340576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5.006" calcext:value-type="float">
            <text:p>1739043455.006</text:p>
          </table:table-cell>
          <table:table-cell office:value-type="float" office:value="1739043456.227" calcext:value-type="float">
            <text:p>1739043456.2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7]-[.A697]" office:value-type="float" office:value="1.22099995613098" calcext:value-type="float">
            <text:p>1.22099995613098</text:p>
          </table:table-cell>
          <table:table-cell/>
          <table:table-cell table:formula="of:=[.H697] - [.$I$720]" office:value-type="float" office:value="0.832999944686889" calcext:value-type="float">
            <text:p>0.83299994468688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5.04" calcext:value-type="float">
            <text:p>1739043455.04</text:p>
          </table:table-cell>
          <table:table-cell office:value-type="float" office:value="1739043456.333" calcext:value-type="float">
            <text:p>1739043456.3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8]-[.A698]" office:value-type="float" office:value="1.29299998283386" calcext:value-type="float">
            <text:p>1.29299998283386</text:p>
          </table:table-cell>
          <table:table-cell/>
          <table:table-cell table:formula="of:=[.H698] - [.$I$720]" office:value-type="float" office:value="0.90499997138977" calcext:value-type="float">
            <text:p>0.9049999713897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5.54" calcext:value-type="float">
            <text:p>1739043455.54</text:p>
          </table:table-cell>
          <table:table-cell office:value-type="float" office:value="1739043457.019" calcext:value-type="float">
            <text:p>1739043457.0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9]-[.A699]" office:value-type="float" office:value="1.47900009155273" calcext:value-type="float">
            <text:p>1.47900009155273</text:p>
          </table:table-cell>
          <table:table-cell/>
          <table:table-cell table:formula="of:=[.H699] - [.$I$720]" office:value-type="float" office:value="1.09100008010864" calcext:value-type="float">
            <text:p>1.0910000801086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5.806" calcext:value-type="float">
            <text:p>1739043455.806</text:p>
          </table:table-cell>
          <table:table-cell office:value-type="float" office:value="1739043457.112" calcext:value-type="float">
            <text:p>1739043457.1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0]-[.A700]" office:value-type="float" office:value="1.30599999427795" calcext:value-type="float">
            <text:p>1.30599999427795</text:p>
          </table:table-cell>
          <table:table-cell/>
          <table:table-cell table:formula="of:=[.H700] - [.$I$720]" office:value-type="float" office:value="0.917999982833862" calcext:value-type="float">
            <text:p>0.91799998283386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5.84" calcext:value-type="float">
            <text:p>1739043455.84</text:p>
          </table:table-cell>
          <table:table-cell office:value-type="float" office:value="1739043457.25" calcext:value-type="float">
            <text:p>1739043457.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1]-[.A701]" office:value-type="float" office:value="1.41000008583069" calcext:value-type="float">
            <text:p>1.41000008583069</text:p>
          </table:table-cell>
          <table:table-cell/>
          <table:table-cell table:formula="of:=[.H701] - [.$I$720]" office:value-type="float" office:value="1.0220000743866" calcext:value-type="float">
            <text:p>1.022000074386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6.173" calcext:value-type="float">
            <text:p>1739043456.173</text:p>
          </table:table-cell>
          <table:table-cell office:value-type="float" office:value="1739043457.847" calcext:value-type="float">
            <text:p>1739043457.8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2]-[.A702]" office:value-type="float" office:value="1.67399978637695" calcext:value-type="float">
            <text:p>1.67399978637695</text:p>
          </table:table-cell>
          <table:table-cell/>
          <table:table-cell table:formula="of:=[.H702] - [.$I$720]" office:value-type="float" office:value="1.28599977493286" calcext:value-type="float">
            <text:p>1.285999774932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6.206" calcext:value-type="float">
            <text:p>1739043456.206</text:p>
          </table:table-cell>
          <table:table-cell office:value-type="float" office:value="1739043457.959" calcext:value-type="float">
            <text:p>1739043457.9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3]-[.A703]" office:value-type="float" office:value="1.75300002098084" calcext:value-type="float">
            <text:p>1.75300002098084</text:p>
          </table:table-cell>
          <table:table-cell/>
          <table:table-cell table:formula="of:=[.H703] - [.$I$720]" office:value-type="float" office:value="1.36500000953674" calcext:value-type="float">
            <text:p>1.3650000095367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6.74" calcext:value-type="float">
            <text:p>1739043456.74</text:p>
          </table:table-cell>
          <table:table-cell office:value-type="float" office:value="1739043458.401" calcext:value-type="float">
            <text:p>1739043458.4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4]-[.A704]" office:value-type="float" office:value="1.66100001335144" calcext:value-type="float">
            <text:p>1.66100001335144</text:p>
          </table:table-cell>
          <table:table-cell/>
          <table:table-cell table:formula="of:=[.H704] - [.$I$720]" office:value-type="float" office:value="1.27300000190735" calcext:value-type="float">
            <text:p>1.2730000019073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7.173" calcext:value-type="float">
            <text:p>1739043457.173</text:p>
          </table:table-cell>
          <table:table-cell office:value-type="float" office:value="1739043458.655" calcext:value-type="float">
            <text:p>1739043458.6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5]-[.A705]" office:value-type="float" office:value="1.48199987411499" calcext:value-type="float">
            <text:p>1.48199987411499</text:p>
          </table:table-cell>
          <table:table-cell/>
          <table:table-cell table:formula="of:=[.H705] - [.$I$720]" office:value-type="float" office:value="1.0939998626709" calcext:value-type="float">
            <text:p>1.093999862670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7.906" calcext:value-type="float">
            <text:p>1739043457.906</text:p>
          </table:table-cell>
          <table:table-cell office:value-type="float" office:value="1739043459.317" calcext:value-type="float">
            <text:p>1739043459.3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6]-[.A706]" office:value-type="float" office:value="1.41100001335144" calcext:value-type="float">
            <text:p>1.41100001335144</text:p>
          </table:table-cell>
          <table:table-cell/>
          <table:table-cell table:formula="of:=[.H706] - [.$I$720]" office:value-type="float" office:value="1.02300000190735" calcext:value-type="float">
            <text:p>1.02300000190735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8.04" calcext:value-type="float">
            <text:p>1739043458.04</text:p>
          </table:table-cell>
          <table:table-cell office:value-type="float" office:value="1739043459.41" calcext:value-type="float">
            <text:p>1739043459.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7]-[.A707]" office:value-type="float" office:value="1.37000012397766" calcext:value-type="float">
            <text:p>1.37000012397766</text:p>
          </table:table-cell>
          <table:table-cell/>
          <table:table-cell table:formula="of:=[.H707] - [.$I$720]" office:value-type="float" office:value="0.982000112533569" calcext:value-type="float">
            <text:p>0.982000112533569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8.073" calcext:value-type="float">
            <text:p>1739043458.073</text:p>
          </table:table-cell>
          <table:table-cell office:value-type="float" office:value="1739043459.504" calcext:value-type="float">
            <text:p>1739043459.5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8]-[.A708]" office:value-type="float" office:value="1.43099999427795" calcext:value-type="float">
            <text:p>1.43099999427795</text:p>
          </table:table-cell>
          <table:table-cell/>
          <table:table-cell table:formula="of:=[.H708] - [.$I$720]" office:value-type="float" office:value="1.04299998283386" calcext:value-type="float">
            <text:p>1.04299998283386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8.306" calcext:value-type="float">
            <text:p>1739043458.306</text:p>
          </table:table-cell>
          <table:table-cell office:value-type="float" office:value="1739043459.683" calcext:value-type="float">
            <text:p>1739043459.6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9]-[.A709]" office:value-type="float" office:value="1.37700009346008" calcext:value-type="float">
            <text:p>1.37700009346008</text:p>
          </table:table-cell>
          <table:table-cell/>
          <table:table-cell table:formula="of:=[.H709] - [.$I$720]" office:value-type="float" office:value="0.989000082015991" calcext:value-type="float">
            <text:p>0.98900008201599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58.673" calcext:value-type="float">
            <text:p>1739043458.673</text:p>
          </table:table-cell>
          <table:table-cell office:value-type="float" office:value="1739043461.218" calcext:value-type="float">
            <text:p>1739043461.2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0]-[.A710]" office:value-type="float" office:value="2.54499983787537" calcext:value-type="float">
            <text:p>2.54499983787537</text:p>
          </table:table-cell>
          <table:table-cell/>
          <table:table-cell table:formula="of:=[.H710] - [.$I$720]" office:value-type="float" office:value="2.15699982643127" calcext:value-type="float">
            <text:p>2.15699982643127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60.006" calcext:value-type="float">
            <text:p>1739043460.006</text:p>
          </table:table-cell>
          <table:table-cell office:value-type="float" office:value="1739043461.312" calcext:value-type="float">
            <text:p>1739043461.3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1]-[.A711]" office:value-type="float" office:value="1.30599999427795" calcext:value-type="float">
            <text:p>1.30599999427795</text:p>
          </table:table-cell>
          <table:table-cell/>
          <table:table-cell table:formula="of:=[.H711] - [.$I$720]" office:value-type="float" office:value="0.917999982833862" calcext:value-type="float">
            <text:p>0.91799998283386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60.173" calcext:value-type="float">
            <text:p>1739043460.173</text:p>
          </table:table-cell>
          <table:table-cell office:value-type="float" office:value="1739043461.572" calcext:value-type="float">
            <text:p>1739043461.5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2]-[.A712]" office:value-type="float" office:value="1.3989999294281" calcext:value-type="float">
            <text:p>1.3989999294281</text:p>
          </table:table-cell>
          <table:table-cell/>
          <table:table-cell table:formula="of:=[.H712] - [.$I$720]" office:value-type="float" office:value="1.01099991798401" calcext:value-type="float">
            <text:p>1.01099991798401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60.206" calcext:value-type="float">
            <text:p>1739043460.206</text:p>
          </table:table-cell>
          <table:table-cell office:value-type="float" office:value="1739043461.695" calcext:value-type="float">
            <text:p>1739043461.6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3]-[.A713]" office:value-type="float" office:value="1.48899984359741" calcext:value-type="float">
            <text:p>1.48899984359741</text:p>
          </table:table-cell>
          <table:table-cell/>
          <table:table-cell table:formula="of:=[.H713] - [.$I$720]" office:value-type="float" office:value="1.10099983215332" calcext:value-type="float">
            <text:p>1.10099983215332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60.573" calcext:value-type="float">
            <text:p>1739043460.573</text:p>
          </table:table-cell>
          <table:table-cell office:value-type="float" office:value="1739043461.973" calcext:value-type="float">
            <text:p>1739043461.9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4]-[.A714]" office:value-type="float" office:value="1.40000009536743" calcext:value-type="float">
            <text:p>1.40000009536743</text:p>
          </table:table-cell>
          <table:table-cell/>
          <table:table-cell table:formula="of:=[.H714] - [.$I$720]" office:value-type="float" office:value="1.01200008392334" calcext:value-type="float">
            <text:p>1.0120000839233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60.873" calcext:value-type="float">
            <text:p>1739043460.873</text:p>
          </table:table-cell>
          <table:table-cell office:value-type="float" office:value="1739043462.338" calcext:value-type="float">
            <text:p>1739043462.3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5]-[.A715]" office:value-type="float" office:value="1.46500015258789" calcext:value-type="float">
            <text:p>1.46500015258789</text:p>
          </table:table-cell>
          <table:table-cell/>
          <table:table-cell table:formula="of:=[.H715] - [.$I$720]" office:value-type="float" office:value="1.0770001411438" calcext:value-type="float">
            <text:p>1.0770001411438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office:value-type="float" office:value="1739043461.206" calcext:value-type="float">
            <text:p>1739043461.206</text:p>
          </table:table-cell>
          <table:table-cell office:value-type="float" office:value="1739043462.436" calcext:value-type="float">
            <text:p>1739043462.4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6]-[.A716]" office:value-type="float" office:value="1.23000001907349" calcext:value-type="float">
            <text:p>1.23000001907349</text:p>
          </table:table-cell>
          <table:table-cell/>
          <table:table-cell table:formula="of:=[.H716] - [.$I$720]" office:value-type="float" office:value="0.842000007629394" calcext:value-type="float">
            <text:p>0.842000007629394</text:p>
          </table:table-cell>
          <table:table-cell table:formula="of:=[.$J$719]" office:value-type="float" office:value="1.05900001525879" calcext:value-type="float">
            <text:p>1.05900001525879</text:p>
          </table:table-cell>
          <table:table-cell table:number-columns-repeated="1013"/>
        </table:table-row>
        <table:table-row table:style-name="ro1">
          <table:table-cell table:style-name="ce2" office:value-type="float" office:value="1739043461.24" calcext:value-type="float">
            <text:p>1739043461.24</text:p>
          </table:table-cell>
          <table:table-cell table:style-name="ce2" office:value-type="float" office:value="1739043462.569" calcext:value-type="float">
            <text:p>1739043462.569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614400" calcext:value-type="float">
            <text:p>614400</text:p>
          </table:table-cell>
          <table:table-cell table:style-name="ce2"/>
          <table:table-cell table:style-name="ce2" table:formula="of:=[.B717]-[.A717]" office:value-type="float" office:value="1.3289999961853" calcext:value-type="float">
            <text:p>1.3289999961853</text:p>
          </table:table-cell>
          <table:table-cell table:style-name="ce2"/>
          <table:table-cell table:style-name="ce2" table:formula="of:=[.H717] - [.$I$720]" office:value-type="float" office:value="0.940999984741211" calcext:value-type="float">
            <text:p>0.940999984741211</text:p>
          </table:table-cell>
          <table:table-cell table:style-name="ce7" table:formula="of:=[.$J$719]" office:value-type="float" office:value="1.05900001525879" calcext:value-type="float">
            <text:p>1.05900001525879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table:formula="of:=MEDIAN([.H29:.H717])" office:value-type="float" office:value="1.44700002670288" calcext:value-type="float">
            <text:p>1.44700002670288</text:p>
          </table:table-cell>
          <table:table-cell office:value-type="string" calcext:value-type="string">
            <text:p>Median latency of robot (s)</text:p>
          </table:table-cell>
          <table:table-cell table:formula="of:=[.H719]-[.$I$720]" office:value-type="float" office:value="1.05900001525879" calcext:value-type="float">
            <text:p>1.0590000152587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an frequency rap for 5 mins (Hz)</text:p>
          </table:table-cell>
          <table:table-cell table:formula="of:=COUNT([.H29:.H717]) / ([.A717] - [.A29])" office:value-type="float" office:value="2.29767764459656" calcext:value-type="float">
            <text:p>2.29767764459656</text:p>
          </table:table-cell>
          <table:table-cell office:value-type="float" office:value="0.388000011444092" calcext:value-type="float">
            <text:p>0.38800001144409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6:30:33.456456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09T15:54:46.783526485</dc:date>
    <meta:editing-duration>PT1H12M13S</meta:editing-duration>
    <meta:editing-cycles>11</meta:editing-cycles>
    <meta:generator>LibreOffice/6.4.7.2$Linux_X86_64 LibreOffice_project/40$Build-2</meta:generator>
    <meta:document-statistic meta:table-count="1" meta:cell-count="64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57cm" svg:height="11.74cm" xlink:href="." xlink:type="simple" chart:class="chart:line" chart:style-name="ch1">
        <chart:title svg:x="15.617cm" svg:y="0.37cm" chart:style-name="ch2">
          <text:p>Latency test 1 rap(s)</text:p>
        </chart:title>
        <chart:legend chart:legend-position="end" svg:x="32.13cm" svg:y="5.316cm" style:legend-expansion="high" chart:style-name="ch3"/>
        <chart:plot-area chart:style-name="ch4" chart:data-source-has-labels="both" svg:x="0.711cm" svg:y="1.409cm" svg:width="30.708cm" svg:height="10.097cm">
          <chartooo:coordinate-region svg:x="1.153cm" svg:y="1.527cm" svg:width="30.166cm" svg:height="8.956cm"/>
          <chart:axis chart:dimension="x" chart:name="primary-x" chart:style-name="ch5" chartooo:axis-type="text">
            <chart:categories table:cell-range-address="local-table.$A$2:.$A$6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90" chart:label-cell-address="local-table.$B$1" chart:class="chart:line">
            <chart:data-point chart:repeated="689"/>
          </chart:series>
          <chart:series chart:style-name="ch8" chart:values-cell-range-address="local-table.$C$2:.$C$690" chart:label-cell-address="local-table.$C$1" chart:class="chart:line">
            <chart:data-point chart:repeated="6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</table:table-cell>
              <table:table-cell office:value-type="string">
                <text:p>median_se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1300005912781">
                <text:p>3.713000059127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5100016593933">
                <text:p>3.7510001659393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40000629425">
                <text:p>1.88400006294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1000003814697">
                <text:p>0.92100000381469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6000051498413">
                <text:p>0.99600005149841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80001449585">
                <text:p>1.498000144958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7300019264221">
                <text:p>1.5730001926422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7300009727478">
                <text:p>1.1730000972747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999999046326">
                <text:p>1.0099999904632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799982070923">
                <text:p>1.0879998207092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500020980835">
                <text:p>1.1550002098083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5999994277954">
                <text:p>2.0599999427795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9000082015991">
                <text:p>0.9890000820159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200003623962">
                <text:p>1.0620000362396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8200001716614">
                <text:p>1.0820000171661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9699993133545">
                <text:p>1.2969999313354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6700000762939">
                <text:p>1.467000007629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949999332428">
                <text:p>1.194999933242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5999994277954">
                <text:p>1.5599999427795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2900009155273">
                <text:p>1.7290000915527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900007247925">
                <text:p>1.749000072479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260000705719">
                <text:p>1.72600007057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6999807357788">
                <text:p>0.92699980735778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2099990844727">
                <text:p>1.0209999084472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0800004005432">
                <text:p>1.1080000400543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5499997138977">
                <text:p>1.1549999713897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6000008583069">
                <text:p>1.1600000858306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40000629425">
                <text:p>1.13400006294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1300015449524">
                <text:p>1.1130001544952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699994087219">
                <text:p>1.036999940872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3800001144409">
                <text:p>1.138000011444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3499984741211">
                <text:p>1.0349998474121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3900012969971">
                <text:p>2.4390001296997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8099989891052">
                <text:p>2.2809998989105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5099992752075">
                <text:p>2.2509999275207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5999851226806">
                <text:p>0.95599985122680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4999952316284">
                <text:p>0.92499995231628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000072479248">
                <text:p>0.9990000724792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239999294281">
                <text:p>1.02399992942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9000000953674">
                <text:p>1.9900000095367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700005531311">
                <text:p>0.9170000553131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5000133514404">
                <text:p>0.98500013351440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5599999427795">
                <text:p>1.055999994277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9200000762939">
                <text:p>1.092000007629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0000057220459">
                <text:p>0.94000005722045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5000019073486">
                <text:p>1.050000190734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3000040054321">
                <text:p>0.98300004005432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9700012207031">
                <text:p>1.0970001220703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3700017929077">
                <text:p>1.0370001792907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1399998664856">
                <text:p>2.2139999866485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810001373291">
                <text:p>2.28100013732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4900007247925">
                <text:p>2.249000072479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4699997901916">
                <text:p>1.2469999790191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300009727478">
                <text:p>0.9230000972747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100016593933">
                <text:p>1.0010001659393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7100009918213">
                <text:p>1.0710000991821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4200005531311">
                <text:p>1.0420000553131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7499995231628">
                <text:p>1.1749999523162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9699988365173">
                <text:p>1.0969998836517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340000629425">
                <text:p>1.13400006294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5400004386902">
                <text:p>1.1540000438690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7500004768372">
                <text:p>1.0750000476837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000072479248">
                <text:p>0.9990000724792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6399989128113">
                <text:p>1.0639998912811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8000001907349">
                <text:p>1.4800000190734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6900014877319">
                <text:p>1.169000148773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6500005722046">
                <text:p>2.0650000572204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3400011062622">
                <text:p>1.8340001106262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0300016403198">
                <text:p>3.1030001640319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7999944686889">
                <text:p>0.95799994468688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5000123977661">
                <text:p>0.74500012397766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87999868392944">
                <text:p>0.78799986839294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3999843597412">
                <text:p>0.86399984359741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5999870300293">
                <text:p>0.93599987030029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0000047683715">
                <text:p>0.9500000476837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1999998092651">
                <text:p>1.0199999809265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9099984169006">
                <text:p>1.0909998416900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9999828338623">
                <text:p>0.92999982833862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1199989318848">
                <text:p>1.211999893188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6299986839294">
                <text:p>1.162999868392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6400003433228">
                <text:p>1.1640000343322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2600002288818">
                <text:p>3.5260000228881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5999841690063">
                <text:p>0.96599984169006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3999996185303">
                <text:p>1.0399999618530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7200002670288">
                <text:p>1.0720000267028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999991416931">
                <text:p>1.0899999141693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8000144958496">
                <text:p>0.99800014495849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789999961853">
                <text:p>1.078999996185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8000001907349">
                <text:p>1.9800000190734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6500010490417">
                <text:p>1.7650001049041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1199998855591">
                <text:p>1.111999988555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8600006103516">
                <text:p>2.4860000610351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529999256134">
                <text:p>2.35299992561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0499992370605">
                <text:p>1.2049999237060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3900017738342">
                <text:p>1.1390001773834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4300003051758">
                <text:p>1.7430000305175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7500019073486">
                <text:p>1.175000190734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599983215332">
                <text:p>0.9759998321533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1399998664856">
                <text:p>1.2139999866485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4400019645691">
                <text:p>1.244000196456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9400000572205">
                <text:p>1.1940000057220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200006484985">
                <text:p>1.0320000648498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3899993896484">
                <text:p>1.6389999389648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0599980354309">
                <text:p>1.505999803543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2399997711182">
                <text:p>1.2239999771118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7099990844727">
                <text:p>1.2709999084472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3299999237061">
                <text:p>1.0329999923706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22199988365173">
                <text:p>3.2219998836517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0999994277954">
                <text:p>1.3099999427795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5300006866455">
                <text:p>0.9530000686645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8000011444092">
                <text:p>2.3800001144409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2000102996826">
                <text:p>0.99200010299682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8299984931946">
                <text:p>1.1829998493194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510000705719">
                <text:p>1.35100007057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5199980735779">
                <text:p>1.0519998073577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7500004768372">
                <text:p>1.0750000476837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4099988937378">
                <text:p>1.5409998893737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7399983406067">
                <text:p>1.3739998340606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52000093460083">
                <text:p>0.7520000934600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66000175476074">
                <text:p>0.86600017547607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5199995040894">
                <text:p>1.651999950408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3200011253357">
                <text:p>1.7320001125335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14999961853027">
                <text:p>0.91499996185302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3899989128113">
                <text:p>2.4389998912811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090000629425">
                <text:p>1.00900006294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300000190735">
                <text:p>2.5230000019073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36500000953674">
                <text:p>2.3650000095367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3500003814697">
                <text:p>1.3350000381469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900001525879">
                <text:p>1.3090000152587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0499997138977">
                <text:p>0.9049999713897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42000150680542">
                <text:p>0.94200015068054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08999919891357">
                <text:p>0.90899991989135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8999862670898">
                <text:p>0.96899986267089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9799990653992">
                <text:p>1.4979999065399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6699981689453">
                <text:p>1.1669998168945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409999370575">
                <text:p>1.240999937057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0300002098083">
                <text:p>1.003000020980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6800007820129">
                <text:p>1.0680000782012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1300015449524">
                <text:p>1.1130001544952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1900005340576">
                <text:p>1.0190000534057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5299997329712">
                <text:p>1.0529999732971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5599999427795">
                <text:p>1.555999994277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8799996376038">
                <text:p>1.1879999637603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9000072479248">
                <text:p>0.9990000724792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800000667572">
                <text:p>1.180000066757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9099988937378">
                <text:p>1.2909998893737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4500007629395">
                <text:p>1.045000076293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6999998092651">
                <text:p>0.97699999809265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9000072479248">
                <text:p>0.9990000724792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1700005531311">
                <text:p>1.9170000553131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1399993896484">
                <text:p>1.0139999389648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3999996185302">
                <text:p>0.95399999618530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88999843597412">
                <text:p>0.98899984359741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1699995994568">
                <text:p>1.0169999599456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8599996566772">
                <text:p>1.0859999656677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1099991798401">
                <text:p>1.0109999179840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9899997711182">
                <text:p>1.0989999771118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1199998855591">
                <text:p>1.111999988555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1400017738342">
                <text:p>1.0140001773834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9900002479553">
                <text:p>1.2990000247955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7400012016296">
                <text:p>1.0740001201629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00000095367431">
                <text:p>0.90000009536743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18799996376038">
                <text:p>3.1879999637603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470000743866">
                <text:p>3.147000074386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2100005149841">
                <text:p>1.1210000514984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03999805450439">
                <text:p>0.9039998054504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1300001144409">
                <text:p>1.013000011444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8500003814697">
                <text:p>1.0850000381469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1399998664856">
                <text:p>1.2139999866485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5999999046326">
                <text:p>1.2599999904632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3400015830994">
                <text:p>1.034000158309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3000030517578">
                <text:p>0.99300003051757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1300001144409">
                <text:p>1.013000011444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5400013923645">
                <text:p>1.0540001392364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4200005531311">
                <text:p>1.0420000553131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0900020599365">
                <text:p>1.1090002059936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25">
                <text:p>1.1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2799987792969">
                <text:p>1.0279998779296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6800007820129">
                <text:p>1.0680000782012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38700008392334">
                <text:p>2.387000083923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8600001335144">
                <text:p>1.2860000133514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0400009155273">
                <text:p>1.1040000915527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4900002479553">
                <text:p>1.0490000247955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779999256134">
                <text:p>1.47799992561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8200001716614">
                <text:p>1.0820000171661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7000074386596">
                <text:p>0.89700007438659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67000007629394">
                <text:p>0.9670000076293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6499996185303">
                <text:p>1.1649999618530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12000179290771">
                <text:p>0.91200017929077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82999897003174">
                <text:p>0.88299989700317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0400004386902">
                <text:p>1.4040000438690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4000000953674">
                <text:p>1.2400000095367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4999995231628">
                <text:p>1.0499999523162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8899998664856">
                <text:p>1.0889999866485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9299993515015">
                <text:p>1.092999935150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6299996376038">
                <text:p>1.0629999637603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9300017356873">
                <text:p>1.0930001735687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2899994850159">
                <text:p>1.1289999485015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4500007629395">
                <text:p>1.545000076293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9799995422363">
                <text:p>1.1979999542236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7000007629395">
                <text:p>1.170000076293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76000070571899">
                <text:p>0.97600007057189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2599992752075">
                <text:p>1.1259999275207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72599983215332">
                <text:p>1.7259998321533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960000038147">
                <text:p>1.796000003814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67000007629394">
                <text:p>0.9670000076293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4299998283386">
                <text:p>1.042999982833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1200008392334">
                <text:p>1.012000083923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8000020980835">
                <text:p>0.87800002098083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3200006484985">
                <text:p>1.0320000648498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4399991035461">
                <text:p>1.0439999103546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8699989318848">
                <text:p>1.086999893188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3100004196167">
                <text:p>1.1310000419616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0700001716614">
                <text:p>1.2070000171661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0999989509583">
                <text:p>1.109999895095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9400000572205">
                <text:p>1.1940000057220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66999864578247">
                <text:p>0.86699986457824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9600009918213">
                <text:p>1.1960000991821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7699995040894">
                <text:p>1.276999950408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54200005531311">
                <text:p>2.5420000553131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9200000762939">
                <text:p>1.092000007629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03499984741211">
                <text:p>4.0349998474121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08899998664856">
                <text:p>4.0889999866485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98000001907348">
                <text:p>0.8980000019073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3899998664856">
                <text:p>2.3389999866485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91000032424926">
                <text:p>0.89100003242492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78000164031982">
                <text:p>0.97800016403198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2900013923645">
                <text:p>0.9290001392364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0499987602234">
                <text:p>1.004999876022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7499980926514">
                <text:p>1.0749998092651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3100004196167">
                <text:p>1.1310000419616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8999991416931">
                <text:p>1.0899999141693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0200009346008">
                <text:p>1.0020000934600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340000629425">
                <text:p>1.13400006294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4900002479553">
                <text:p>1.0490000247955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25">
                <text:p>1.1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5300011634827">
                <text:p>1.1530001163482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6300020217895">
                <text:p>1.063000202178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3900017738342">
                <text:p>1.1390001773834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7999992370605">
                <text:p>1.0799999237060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5100002288818">
                <text:p>1.1510000228881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8899989128113">
                <text:p>1.1889998912811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9800009727478">
                <text:p>1.7980000972747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010000705719">
                <text:p>1.60100007057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1500010490417">
                <text:p>1.0150001049041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1400008201599">
                <text:p>1.1140000820159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15400004386902">
                <text:p>1.1540000438690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01999950408935">
                <text:p>0.90199995040893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67999935150146">
                <text:p>0.96799993515014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4499983787537">
                <text:p>1.0449998378753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14000034332275">
                <text:p>0.91400003433227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0399994850159">
                <text:p>1.0039999485015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28999900817871">
                <text:p>0.92899990081787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4100012779236">
                <text:p>1.0410001277923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79999876022339">
                <text:p>0.8799998760223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6999979019165">
                <text:p>0.99699997901916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23099994659424">
                <text:p>2.2309999465942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26999998092651">
                <text:p>1.2699999809265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7800011634827">
                <text:p>1.7780001163482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28999900817871">
                <text:p>0.92899990081787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6000051498413">
                <text:p>0.99600005149841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31599998474121">
                <text:p>1.3159999847412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12800002098083">
                <text:p>1.128000020980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02300000190735">
                <text:p>1.0230000019073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00600004196167">
                <text:p>1.0060000419616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98600006103516">
                <text:p>1.9860000610351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01600003242493">
                <text:p>2.0160000324249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08500003814697">
                <text:p>2.0850000381469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1010000705719">
                <text:p>1.10100007057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98999786376953">
                <text:p>0.79899978637695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18999910354614">
                <text:p>0.91899991035461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4999885559082">
                <text:p>0.99499988555908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3600001335144">
                <text:p>1.0360000133514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1900019645691">
                <text:p>1.119000196456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58800005912781">
                <text:p>2.588000059127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44000005722046">
                <text:p>0.94400000572204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0310001373291">
                <text:p>1.03100013732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6900019645691">
                <text:p>1.369000196456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24200010299683">
                <text:p>1.242000102996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6199994087219">
                <text:p>1.161999940872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399995803833">
                <text:p>0.9939999580383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10800004005432">
                <text:p>1.1080000400543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6999979019165">
                <text:p>0.99699997901916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5400004386902">
                <text:p>1.1540000438690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07400012016296">
                <text:p>1.0740001201629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4299998283386">
                <text:p>1.042999982833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09100008010864">
                <text:p>1.0910000801086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1999998092651">
                <text:p>1.0199999809265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800000667572">
                <text:p>1.180000066757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1100006103516">
                <text:p>1.1110000610351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3900003433228">
                <text:p>1.0390000343322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74999904632568">
                <text:p>0.97499990463256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010000705719">
                <text:p>1.10100007057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24000000953674">
                <text:p>2.2400000095367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32499980926514">
                <text:p>2.3249998092651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0800004005432">
                <text:p>1.1080000400543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84999990463257">
                <text:p>0.88499999046325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63999986648559">
                <text:p>0.96399998664855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61500000953674">
                <text:p>2.6150000095367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5900011062622">
                <text:p>0.9590001106262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77300000190735">
                <text:p>1.7730000019073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1729998588562">
                <text:p>1.172999858856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15900015830994">
                <text:p>1.159000158309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13100004196167">
                <text:p>1.1310000419616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10199999809265">
                <text:p>1.1019999980926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70000028610229">
                <text:p>0.97000002861022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0389997959137">
                <text:p>1.038999795913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0700011253357">
                <text:p>1.1070001125335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08599996566772">
                <text:p>1.0859999656677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09000015258789">
                <text:p>1.0900001525878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16000008583069">
                <text:p>1.1600000858306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2039999961853">
                <text:p>1.203999996185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21300005912781">
                <text:p>1.213000059127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21000003814697">
                <text:p>0.92100000381469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9899997711182">
                <text:p>1.0989999771118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7500004768372">
                <text:p>1.0750000476837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05100011825562">
                <text:p>1.0510001182556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08999991416931">
                <text:p>1.0899999141693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96600008010864">
                <text:p>3.9660000801086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07400012016296">
                <text:p>3.0740001201629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05700016021729">
                <text:p>1.0570001602172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05499982833862">
                <text:p>1.0549998283386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09400010108948">
                <text:p>1.094000101089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1499996185303">
                <text:p>1.9149999618530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3099989891052">
                <text:p>1.0309998989105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3699994087219">
                <text:p>1.036999940872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73000049591064">
                <text:p>0.97300004959106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4900002479553">
                <text:p>1.0490000247955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05100011825562">
                <text:p>1.0510001182556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7000007629395">
                <text:p>1.170000076293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74000000953674">
                <text:p>1.7400000095367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7900004386902">
                <text:p>1.7790000438690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99000072479248">
                <text:p>0.9990000724792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1500000953674">
                <text:p>1.1150000095367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4009997844696">
                <text:p>1.400999784469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0399994850159">
                <text:p>1.0039999485015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60199999809265">
                <text:p>1.6019999980926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4199995994568">
                <text:p>1.1419999599456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19999885559082">
                <text:p>0.61999988555908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90000057220459">
                <text:p>0.69000005722045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99999952316284">
                <text:p>0.79999995231628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6899995803833">
                <text:p>0.8689999580383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43000078201294">
                <text:p>0.9430000782012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84000205993652">
                <text:p>0.98400020599365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06599998474121">
                <text:p>1.0659999847412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11199998855591">
                <text:p>1.111999988555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37800002098083">
                <text:p>1.378000020980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0399994850159">
                <text:p>1.0039999485015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8100008964539">
                <text:p>1.081000089645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13800001144409">
                <text:p>2.138000011444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2000102996826">
                <text:p>0.99200010299682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25">
                <text:p>1.1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0220000743866">
                <text:p>1.022000074386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76800012588501">
                <text:p>1.7680001258850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699999332428">
                <text:p>1.569999933242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9899997711182">
                <text:p>1.0989999771118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7900013923645">
                <text:p>1.1790001392364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14100003242493">
                <text:p>1.1410000324249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11100006103516">
                <text:p>1.1110000610351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72000122070312">
                <text:p>0.97200012207031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2699995040894">
                <text:p>1.026999950408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2739999294281">
                <text:p>1.27399992942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04400014877319">
                <text:p>1.044000148773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74999904632568">
                <text:p>0.97499990463256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08299994468689">
                <text:p>1.0829999446868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01799988746643">
                <text:p>1.0179998874664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9899997711182">
                <text:p>1.0989999771118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3099980354309">
                <text:p>1.130999803543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1300001144409">
                <text:p>1.013000011444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84999990463257">
                <text:p>0.88499999046325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66000080108642">
                <text:p>0.96600008010864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04400014877319">
                <text:p>1.044000148773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05799984931946">
                <text:p>1.0579998493194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5100002288818">
                <text:p>1.1510000228881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20300006866455">
                <text:p>1.2030000686645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52300000190735">
                <text:p>2.5230000019073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04699993133545">
                <text:p>1.0469999313354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45099997520447">
                <text:p>3.4509999752044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17999982833862">
                <text:p>0.91799998283386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86000061035156">
                <text:p>0.98600006103515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4199981689453">
                <text:p>1.0419998168945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44199991226196">
                <text:p>1.4419999122619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22000169754028">
                <text:p>0.92200016975402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05599999427795">
                <text:p>1.055999994277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15499997138977">
                <text:p>2.1549999713897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19199991226196">
                <text:p>2.1919999122619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84999990463257">
                <text:p>0.88499999046325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31999921798706">
                <text:p>0.93199992179870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50000143051147">
                <text:p>0.85000014305114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8899998664856">
                <text:p>1.0889999866485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07300019264221">
                <text:p>1.0730001926422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3700008392334">
                <text:p>1.137000083923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12399983406067">
                <text:p>1.1239998340606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6799998283386">
                <text:p>1.167999982833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16999983787537">
                <text:p>1.1699998378753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2399983406067">
                <text:p>1.1239998340606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04400014877319">
                <text:p>1.044000148773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96000051498413">
                <text:p>0.99600005149841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10999989509583">
                <text:p>2.109999895095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91700005531311">
                <text:p>1.9170000553131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05699992179871">
                <text:p>1.0569999217987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9200000762939">
                <text:p>1.092000007629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12700009346008">
                <text:p>1.1270000934600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3399982452393">
                <text:p>1.1339998245239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7300019264221">
                <text:p>1.0730001926422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1230001449585">
                <text:p>1.123000144958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60999965667724">
                <text:p>0.96099996566772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03399991989136">
                <text:p>1.0339999198913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51999902725219">
                <text:p>0.9519999027252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79000091552734">
                <text:p>0.9790000915527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06699991226196">
                <text:p>1.0669999122619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12199997901916">
                <text:p>1.1219999790191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3200006484985">
                <text:p>1.0320000648498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41000008583069">
                <text:p>3.4100000858306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0300002098083">
                <text:p>1.003000020980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5200004577637">
                <text:p>1.0520000457763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58999872207641">
                <text:p>0.95899987220764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3600001335144">
                <text:p>1.0360000133514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11700010299683">
                <text:p>1.117000102996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19700002670288">
                <text:p>1.1970000267028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7100019454956">
                <text:p>0.9710001945495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0300002098083">
                <text:p>1.003000020980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23599982261658">
                <text:p>1.2359998226165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1010000705719">
                <text:p>4.10100007057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16300010681152">
                <text:p>4.1630001068115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6999979019165">
                <text:p>0.99699997901916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6599998474121">
                <text:p>1.0659999847412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1799988746643">
                <text:p>1.5179998874664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770001411438">
                <text:p>1.577000141143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16400003433228">
                <text:p>1.1640000343322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24000024795532">
                <text:p>0.92400002479553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5099987983704">
                <text:p>1.0509998798370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07999992370605">
                <text:p>0.90799999237060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06699991226196">
                <text:p>2.0669999122619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93500018119812">
                <text:p>1.9350001811981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07999992370605">
                <text:p>0.90799999237060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70999956130981">
                <text:p>0.9709999561309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07599997520447">
                <text:p>2.0759999752044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05599999427795">
                <text:p>2.055999994277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95599985122681">
                <text:p>1.955999851226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0899996757507">
                <text:p>1.1089999675750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15999889373779">
                <text:p>0.91599988937377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0000104904174">
                <text:p>0.89000010490417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09299993515015">
                <text:p>1.092999935150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8700008392334">
                <text:p>0.887000083923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66000080108642">
                <text:p>0.96600008010864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66000032424927">
                <text:p>0.76600003242492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35000038146972">
                <text:p>0.83500003814697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40999841690063">
                <text:p>0.84099984169006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06000137329101">
                <text:p>0.90600013732910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79000091552734">
                <text:p>0.9790000915527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08700013160706">
                <text:p>1.0870001316070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09300017356873">
                <text:p>1.0930001735687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05599999427795">
                <text:p>1.055999994277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14000034332275">
                <text:p>0.91400003433227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44600009918213">
                <text:p>2.4460000991821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24799990653992">
                <text:p>2.2479999065399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76000070571899">
                <text:p>0.97600007057189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05599999427795">
                <text:p>1.055999994277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0719997882843">
                <text:p>1.071999788284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05399990081787">
                <text:p>1.0539999008178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0220000743866">
                <text:p>1.022000074386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24000120162964">
                <text:p>0.82400012016296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91000032424926">
                <text:p>0.89100003242492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47000122070312">
                <text:p>0.84700012207031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13000106811523">
                <text:p>0.91300010681152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76999998092651">
                <text:p>0.97699999809265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1489999294281">
                <text:p>1.14899992942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23600006103516">
                <text:p>1.2360000610351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05399990081787">
                <text:p>1.0539999008178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3499999046326">
                <text:p>1.1349999904632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42000150680542">
                <text:p>0.94200015068054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01300001144409">
                <text:p>1.013000011444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08699989318848">
                <text:p>1.086999893188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71700000762939">
                <text:p>2.717000007629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77099990844727">
                <text:p>2.7709999084472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60000014305115">
                <text:p>2.600000143051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09400010108948">
                <text:p>1.094000101089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49999904632568">
                <text:p>0.84999990463256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71999883651733">
                <text:p>0.97199988365173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25000047683715">
                <text:p>0.8250000476837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94000053405761">
                <text:p>0.89400005340576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36100006103516">
                <text:p>4.3610000610351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460000038147">
                <text:p>1.546000003814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80999946594238">
                <text:p>0.98099994659423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04700016975403">
                <text:p>1.0470001697540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10900020599365">
                <text:p>1.1090002059936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11700010299683">
                <text:p>1.117000102996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11299991607666">
                <text:p>1.1129999160766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05900001525879">
                <text:p>1.0590000152587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03999996185303">
                <text:p>1.0399999618530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18999910354614">
                <text:p>0.91899991035461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34599995613098">
                <text:p>2.3459999561309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41499996185303">
                <text:p>2.4149999618530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47199988365173">
                <text:p>2.4719998836517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00000095367431">
                <text:p>0.90000009536743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63000059127807">
                <text:p>0.96300005912780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04299998283386">
                <text:p>1.042999982833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69000101089477">
                <text:p>0.96900010108947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9200000762939">
                <text:p>1.092000007629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72699999809265">
                <text:p>3.7269999980926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75699996948242">
                <text:p>3.7569999694824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03400015830994">
                <text:p>1.034000158309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09800004959106">
                <text:p>1.0980000495910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15899991989136">
                <text:p>1.1589999198913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409999370575">
                <text:p>1.240999937057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11999940872192">
                <text:p>0.91199994087219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83000040054321">
                <text:p>0.98300004005432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60000038146972">
                <text:p>0.96000003814697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4399991035461">
                <text:p>1.0439999103546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09100008010864">
                <text:p>1.0910000801086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16199994087219">
                <text:p>1.161999940872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590000629425">
                <text:p>1.75900006294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55100011825562">
                <text:p>1.5510001182556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08499979972839">
                <text:p>1.084999799728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42999839782715">
                <text:p>0.9429998397827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00399994850159">
                <text:p>1.0039999485015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6500005722046">
                <text:p>1.0650000572204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2999997138977">
                <text:p>1.0299999713897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40999984741211">
                <text:p>0.94099998474121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01399993896484">
                <text:p>1.0139999389648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07599997520447">
                <text:p>1.0759999752044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76500010490417">
                <text:p>2.7650001049041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83100008964539">
                <text:p>2.831000089645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03200006484985">
                <text:p>1.0320000648498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14000034332275">
                <text:p>0.91400003433227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44000005722046">
                <text:p>0.94400000572204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09999847412109">
                <text:p>0.9099998474121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8199987411499">
                <text:p>0.9819998741149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13100004196167">
                <text:p>1.1310000419616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2020001411438">
                <text:p>1.202000141143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07800006866455">
                <text:p>1.0780000686645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88000011444091">
                <text:p>0.8880000114440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80000019073486">
                <text:p>0.9800000190734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00399994850159">
                <text:p>1.0039999485015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3000030517578">
                <text:p>0.99300003051757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6799998283386">
                <text:p>1.167999982833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06800007820129">
                <text:p>1.0680000782012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2800002098083">
                <text:p>1.128000020980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42999839782715">
                <text:p>0.9429998397827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01999998092651">
                <text:p>1.0199999809265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08099985122681">
                <text:p>1.080999851226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05000019073486">
                <text:p>1.050000190734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01199984550476">
                <text:p>1.0119998455047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72999811172485">
                <text:p>0.97299981117248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34299993515015">
                <text:p>2.342999935150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4210000038147">
                <text:p>2.421000003814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15999889373779">
                <text:p>0.91599988937377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76999998092651">
                <text:p>0.97699999809265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01399993896484">
                <text:p>1.0139999389648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00999999046326">
                <text:p>1.0099999904632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14000034332275">
                <text:p>0.91400003433227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1799988746643">
                <text:p>1.0179998874664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04999995231628">
                <text:p>1.0499999523162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0939998626709">
                <text:p>1.09399986267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6599988937378">
                <text:p>1.1659998893737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23099994659424">
                <text:p>1.2309999465942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58000183105468">
                <text:p>0.95800018310546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03400015830994">
                <text:p>1.034000158309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6999902725219">
                <text:p>0.8269999027252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91000032424926">
                <text:p>0.89100003242492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83999824523925">
                <text:p>0.8839998245239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55999851226806">
                <text:p>0.95599985122680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02099990844727">
                <text:p>1.0209999084472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89999771118164">
                <text:p>0.98999977111816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05099987983704">
                <text:p>1.0509998798370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45999956130981">
                <text:p>0.8459999561309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05999898910522">
                <text:p>0.90599989891052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54800009727478">
                <text:p>5.5480000972747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01699995994568">
                <text:p>1.0169999599456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03700017929077">
                <text:p>1.0370001792907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00399994850159">
                <text:p>2.0039999485015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2599997520447">
                <text:p>1.8259999752044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07599997520447">
                <text:p>1.0759999752044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01300001144409">
                <text:p>1.013000011444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08100008964539">
                <text:p>1.0810000896453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50000047683715">
                <text:p>0.9500000476837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02600002288818">
                <text:p>1.0260000228881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07999992370605">
                <text:p>1.0799999237060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45999860763549">
                <text:p>0.94599986076354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01500010490417">
                <text:p>1.0150001049041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07500004768372">
                <text:p>1.0750000476837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7000007629395">
                <text:p>1.170000076293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159999370575">
                <text:p>1.115999937057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0499997138977">
                <text:p>0.9049999713897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60000133514404">
                <text:p>0.86000013351440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62000131607055">
                <text:p>0.96200013160705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8700008392334">
                <text:p>0.887000083923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5300006866455">
                <text:p>0.9530000686645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80999946594238">
                <text:p>0.98099994659423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04299998283386">
                <text:p>1.042999982833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10999989509583">
                <text:p>1.109999895095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4000015258789">
                <text:p>0.8400001525878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38999891281128">
                <text:p>0.93899989128112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71000051498413">
                <text:p>0.87100005149841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2900013923645">
                <text:p>0.9290001392364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99000072479248">
                <text:p>0.99900007247924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30999994277954">
                <text:p>0.93099999427795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00399994850159">
                <text:p>1.0039999485015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70999956130981">
                <text:p>0.97099995613098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0090000629425">
                <text:p>1.00900006294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00999999046326">
                <text:p>1.0099999904632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02699995040894">
                <text:p>1.026999950408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09699988365173">
                <text:p>1.0969998836517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22800016403198">
                <text:p>1.2280001640319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0090000629425">
                <text:p>1.009000062942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07100009918213">
                <text:p>1.0710000991821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70999813079834">
                <text:p>0.8709998130798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37999963760376">
                <text:p>0.93799996376037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00300002098083">
                <text:p>1.0030000209808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19999980926514">
                <text:p>1.1999998092651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06700015068054">
                <text:p>1.0670001506805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63999843597412">
                <text:p>0.86399984359741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24999952316284">
                <text:p>0.92499995231628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89000082015991">
                <text:p>0.9890000820159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66000080108642">
                <text:p>0.96600008010864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69000053405761">
                <text:p>0.76900005340576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94000196456909">
                <text:p>0.9940001964569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01999998092651">
                <text:p>1.0199999809265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25999879837036">
                <text:p>0.92599987983703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88999843597412">
                <text:p>0.98899984359741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.38599991798401">
                <text:p>5.3859999179840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31200003623962">
                <text:p>1.3120000362396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02500009536743">
                <text:p>1.0250000953674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03999996185303">
                <text:p>1.03999996185303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76999998092651">
                <text:p>0.97699999809265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01099991798401">
                <text:p>1.0109999179840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30000066757202">
                <text:p>0.93000006675720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76399993896484">
                <text:p>1.7639999389648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46799993515015">
                <text:p>1.467999935150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23699998855591">
                <text:p>1.236999988555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07999992370605">
                <text:p>0.90799999237060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02999877929687">
                <text:p>0.90299987792968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61999893188476">
                <text:p>0.96199989318847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60000085830688">
                <text:p>0.66000008583068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72100019454956">
                <text:p>0.7210001945495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783999919891357">
                <text:p>0.78399991989135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55000019073486">
                <text:p>0.8550000190734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14000034332275">
                <text:p>0.91400003433227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80999946594238">
                <text:p>0.98099994659423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51999998092651">
                <text:p>0.85199999809265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51999902725219">
                <text:p>0.95199990272521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01900005340576">
                <text:p>1.0190000534057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34700012207031">
                <text:p>1.3470001220703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0149998664856">
                <text:p>1.014999866485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875">
                <text:p>0.87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09299993515015">
                <text:p>1.092999935150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48000049591064">
                <text:p>0.84800004959106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1100001335144">
                <text:p>0.9110000133514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88299989700317">
                <text:p>1.8829998970031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04899978637695">
                <text:p>1.0489997863769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848000049591064">
                <text:p>0.84800004959106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2300009727478">
                <text:p>0.9230000972747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90700006484985">
                <text:p>3.9070000648498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78400015830994">
                <text:p>3.784000158309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32200002670288">
                <text:p>1.3220000267028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68700003623962">
                <text:p>1.6870000362396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2900013923645">
                <text:p>0.9290001392364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">
                <text:p>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27000045776367">
                <text:p>0.92700004577636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00299978256226">
                <text:p>1.0029997825622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769000053405761">
                <text:p>0.76900005340576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32999944686889">
                <text:p>0.83299994468688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0499997138977">
                <text:p>0.9049999713897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09100008010864">
                <text:p>1.0910000801086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17999982833862">
                <text:p>0.91799998283386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0220000743866">
                <text:p>1.022000074386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28599977493286">
                <text:p>1.285999774932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36500000953674">
                <text:p>1.3650000095367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27300000190735">
                <text:p>1.2730000019073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939998626709">
                <text:p>1.093999862670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02300000190735">
                <text:p>1.0230000019073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82000112533569">
                <text:p>0.982000112533569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04299998283386">
                <text:p>1.04299998283386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89000082015991">
                <text:p>0.98900008201599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15699982643127">
                <text:p>2.15699982643127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17999982833862">
                <text:p>0.91799998283386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01099991798401">
                <text:p>1.01099991798401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10099983215332">
                <text:p>1.10099983215332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01200008392334">
                <text:p>1.0120000839233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0770001411438">
                <text:p>1.0770001411438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42000007629394">
                <text:p>0.842000007629394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40999984741211">
                <text:p>0.940999984741211</text:p>
              </table:table-cell>
              <table:table-cell office:value-type="float" office:value="1.05900001525879">
                <text:p>1.05900001525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